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S_0" table:style-name="ta1">
        <table:shapes>
          <draw:frame draw:z-index="0" draw:style-name="gr1" draw:text-style-name="P1" svg:width="683.72pt" svg:height="405.84pt" svg:x="304.38pt" svg:y="1140.72pt">
            <draw:object draw:notify-on-update-of-ranges="DS_0.N78:DS_0.N81 DS_0.I78:DS_0.I84 DS_0.Q78:DS_0.Q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Pax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7" office:value-type="float" office:value="250" calcext:value-type="float">
            <text:p>250</text:p>
          </table:table-cell>
          <table:table-cell table:number-columns-repeated="7" office:value-type="float" office:value="300" calcext:value-type="float">
            <text:p>300</text:p>
          </table:table-cell>
          <table:table-cell table:number-columns-repeated="7" office:value-type="float" office:value="350" calcext:value-type="float">
            <text:p>350</text:p>
          </table:table-cell>
          <table:table-cell table:number-columns-repeated="7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3828 <text:s/>lbm</text:p>
          </table:table-cell>
          <table:table-cell office:value-type="string" calcext:value-type="string">
            <text:p><text:s/>51359 <text:s/>lbm</text:p>
          </table:table-cell>
          <table:table-cell office:value-type="string" calcext:value-type="string">
            <text:p><text:s/>60976 <text:s/>lbm</text:p>
          </table:table-cell>
          <table:table-cell table:number-columns-repeated="2"/>
          <table:table-cell office:value-type="string" calcext:value-type="string">
            <text:p><text:s/>107883 <text:s/>lbm</text:p>
          </table:table-cell>
          <table:table-cell/>
          <table:table-cell office:value-type="string" calcext:value-type="string">
            <text:p><text:s/>89339 <text:s/>lbm</text:p>
          </table:table-cell>
          <table:table-cell office:value-type="string" calcext:value-type="string">
            <text:p><text:s/>114066 <text:s/>lbm</text:p>
          </table:table-cell>
          <table:table-cell office:value-type="string" calcext:value-type="string">
            <text:p><text:s/>117786 <text:s/>lbm</text:p>
          </table:table-cell>
          <table:table-cell/>
          <table:table-cell office:value-type="string" calcext:value-type="string">
            <text:p><text:s/>155276 <text:s/>lbm</text:p>
          </table:table-cell>
          <table:table-cell office:value-type="string" calcext:value-type="string">
            <text:p><text:s/>211811 <text:s/>lbm</text:p>
          </table:table-cell>
          <table:table-cell office:value-type="string" calcext:value-type="string">
            <text:p><text:s/>265918 <text:s/>lbm</text:p>
          </table:table-cell>
          <table:table-cell office:value-type="string" calcext:value-type="string">
            <text:p><text:s/>135061 <text:s/>lbm</text:p>
          </table:table-cell>
          <table:table-cell office:value-type="string" calcext:value-type="string">
            <text:p><text:s/>150689 <text:s/>lbm</text:p>
          </table:table-cell>
          <table:table-cell office:value-type="string" calcext:value-type="string">
            <text:p><text:s/>176641 <text:s/>lbm</text:p>
          </table:table-cell>
          <table:table-cell office:value-type="string" calcext:value-type="string">
            <text:p><text:s/>197655 <text:s/>lbm</text:p>
          </table:table-cell>
          <table:table-cell office:value-type="string" calcext:value-type="string">
            <text:p><text:s/>234449 <text:s/>lbm</text:p>
          </table:table-cell>
          <table:table-cell office:value-type="string" calcext:value-type="string">
            <text:p><text:s/>279541 <text:s/>lbm</text:p>
          </table:table-cell>
          <table:table-cell/>
          <table:table-cell office:value-type="string" calcext:value-type="string">
            <text:p><text:s/>175631 <text:s/>lbm</text:p>
          </table:table-cell>
          <table:table-cell office:value-type="string" calcext:value-type="string">
            <text:p><text:s/>230581 <text:s/>lbm</text:p>
          </table:table-cell>
          <table:table-cell office:value-type="string" calcext:value-type="string">
            <text:p><text:s/>253951 <text:s/>lbm</text:p>
          </table:table-cell>
          <table:table-cell office:value-type="string" calcext:value-type="string">
            <text:p><text:s/>254421 <text:s/>lbm</text:p>
          </table:table-cell>
          <table:table-cell office:value-type="string" calcext:value-type="string">
            <text:p><text:s/>281639 <text:s/>lbm</text:p>
          </table:table-cell>
          <table:table-cell office:value-type="string" calcext:value-type="string">
            <text:p><text:s/>332645 <text:s/>lbm</text:p>
          </table:table-cell>
          <table:table-cell office:value-type="string" calcext:value-type="string">
            <text:p><text:s/>429079 <text:s/>lbm</text:p>
          </table:table-cell>
          <table:table-cell office:value-type="string" calcext:value-type="string">
            <text:p><text:s/>229651 <text:s/>lbm</text:p>
          </table:table-cell>
          <table:table-cell office:value-type="string" calcext:value-type="string">
            <text:p><text:s/>271414 <text:s/>lbm</text:p>
          </table:table-cell>
          <table:table-cell office:value-type="string" calcext:value-type="string">
            <text:p><text:s/>310711 <text:s/>lbm</text:p>
          </table:table-cell>
          <table:table-cell office:value-type="string" calcext:value-type="string">
            <text:p><text:s/>327283 <text:s/>lbm</text:p>
          </table:table-cell>
          <table:table-cell office:value-type="string" calcext:value-type="string">
            <text:p><text:s/>374676 <text:s/>lbm</text:p>
          </table:table-cell>
          <table:table-cell office:value-type="string" calcext:value-type="string">
            <text:p><text:s/>444050 <text:s/>lbm</text:p>
          </table:table-cell>
          <table:table-cell office:value-type="string" calcext:value-type="string">
            <text:p><text:s/>566216 <text:s/>lbm</text:p>
          </table:table-cell>
          <table:table-cell office:value-type="string" calcext:value-type="string">
            <text:p><text:s/>286956 <text:s/>lbm</text:p>
          </table:table-cell>
          <table:table-cell office:value-type="string" calcext:value-type="string">
            <text:p><text:s/>320564 <text:s/>lbm</text:p>
          </table:table-cell>
          <table:table-cell office:value-type="string" calcext:value-type="string">
            <text:p><text:s/>349130 <text:s/>lbm</text:p>
          </table:table-cell>
          <table:table-cell office:value-type="string" calcext:value-type="string">
            <text:p><text:s/>405108 <text:s/>lbm</text:p>
          </table:table-cell>
          <table:table-cell office:value-type="string" calcext:value-type="string">
            <text:p><text:s/>452603 <text:s/>lbm</text:p>
          </table:table-cell>
          <table:table-cell office:value-type="string" calcext:value-type="string">
            <text:p><text:s/>532966 <text:s/>lbm</text:p>
          </table:table-cell>
          <table:table-cell office:value-type="string" calcext:value-type="string">
            <text:p><text:s/>675504 <text:s/>lbm</text:p>
          </table:table-cell>
          <table:table-cell office:value-type="string" calcext:value-type="string">
            <text:p><text:s/>327277 <text:s/>lbm</text:p>
          </table:table-cell>
          <table:table-cell office:value-type="string" calcext:value-type="string">
            <text:p><text:s/>371548 <text:s/>lbm</text:p>
          </table:table-cell>
          <table:table-cell office:value-type="string" calcext:value-type="string">
            <text:p><text:s/>431739 <text:s/>lbm</text:p>
          </table:table-cell>
          <table:table-cell office:value-type="string" calcext:value-type="string">
            <text:p><text:s/>457926 <text:s/>lbm</text:p>
          </table:table-cell>
          <table:table-cell office:value-type="string" calcext:value-type="string">
            <text:p><text:s/>572725 <text:s/>lbm</text:p>
          </table:table-cell>
          <table:table-cell office:value-type="string" calcext:value-type="string">
            <text:p><text:s/>608757 <text:s/>lbm</text:p>
          </table:table-cell>
          <table:table-cell/>
          <table:table-cell office:value-type="string" calcext:value-type="string">
            <text:p><text:s/>383491 <text:s/>lbm</text:p>
          </table:table-cell>
          <table:table-cell office:value-type="string" calcext:value-type="string">
            <text:p><text:s/>404790 <text:s/>lbm</text:p>
          </table:table-cell>
          <table:table-cell office:value-type="string" calcext:value-type="string">
            <text:p><text:s/>473927 <text:s/>lbm</text:p>
          </table:table-cell>
          <table:table-cell office:value-type="string" calcext:value-type="string">
            <text:p><text:s/>510530 <text:s/>lbm</text:p>
          </table:table-cell>
          <table:table-cell office:value-type="string" calcext:value-type="string">
            <text:p><text:s/>589898 <text:s/>lbm</text:p>
          </table:table-cell>
          <table:table-cell office:value-type="string" calcext:value-type="string">
            <text:p><text:s/>708777 <text:s/>lbm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<text:s/>0 <text:s/>lbm</text:p>
          </table:table-cell>
          <table:table-cell table:number-columns-repeated="2"/>
          <table:table-cell office:value-type="string" calcext:value-type="string">
            <text:p><text:s/>0 <text:s/>lbm</text:p>
          </table:table-cell>
          <table:table-cell/>
          <table:table-cell table:number-columns-repeated="3" office:value-type="string" calcext:value-type="string">
            <text:p><text:s/>0 <text:s/>lbm</text:p>
          </table:table-cell>
          <table:table-cell/>
          <table:table-cell table:number-columns-repeated="9" office:value-type="string" calcext:value-type="string">
            <text:p><text:s/>0 <text:s/>lbm</text:p>
          </table:table-cell>
          <table:table-cell/>
          <table:table-cell table:number-columns-repeated="27" office:value-type="string" calcext:value-type="string">
            <text:p><text:s/>0 <text:s/>lbm</text:p>
          </table:table-cell>
          <table:table-cell/>
          <table:table-cell table:number-columns-repeated="6" office:value-type="string" calcext:value-type="string">
            <text:p><text:s/>0 <text:s/>lbm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<text:s/>12750 lbm</text:p>
          </table:table-cell>
          <table:table-cell table:number-columns-repeated="2"/>
          <table:table-cell office:value-type="string" calcext:value-type="string">
            <text:p><text:s/>12750 lbm</text:p>
          </table:table-cell>
          <table:table-cell/>
          <table:table-cell table:number-columns-repeated="3" office:value-type="string" calcext:value-type="string">
            <text:p><text:s/>25500 lbm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6" office:value-type="string" calcext:value-type="string">
            <text:p><text:s/>38250 lbm</text:p>
          </table:table-cell>
          <table:table-cell/>
          <table:table-cell table:number-columns-repeated="7" office:value-type="string" calcext:value-type="string">
            <text:p><text:s/>51000 lbm</text:p>
          </table:table-cell>
          <table:table-cell table:number-columns-repeated="7" office:value-type="string" calcext:value-type="string">
            <text:p><text:s/>63750 lbm</text:p>
          </table:table-cell>
          <table:table-cell table:number-columns-repeated="7" office:value-type="string" calcext:value-type="string">
            <text:p><text:s/>76500 lbm</text:p>
          </table:table-cell>
          <table:table-cell table:number-columns-repeated="6" office:value-type="string" calcext:value-type="string">
            <text:p><text:s/>89250 lbm</text:p>
          </table:table-cell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<text:s/>102000 lb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5072 lbm</text:p>
          </table:table-cell>
          <table:table-cell office:value-type="string" calcext:value-type="string">
            <text:p><text:s/>28279 lbm</text:p>
          </table:table-cell>
          <table:table-cell office:value-type="string" calcext:value-type="string">
            <text:p><text:s/>34299 lbm</text:p>
          </table:table-cell>
          <table:table-cell table:number-columns-repeated="2"/>
          <table:table-cell office:value-type="string" calcext:value-type="string">
            <text:p><text:s/>48055 lbm</text:p>
          </table:table-cell>
          <table:table-cell/>
          <table:table-cell office:value-type="string" calcext:value-type="string">
            <text:p><text:s/>54277 lbm</text:p>
          </table:table-cell>
          <table:table-cell office:value-type="string" calcext:value-type="string">
            <text:p><text:s/>69407 lbm</text:p>
          </table:table-cell>
          <table:table-cell office:value-type="string" calcext:value-type="string">
            <text:p><text:s/>67279 lbm</text:p>
          </table:table-cell>
          <table:table-cell/>
          <table:table-cell office:value-type="string" calcext:value-type="string">
            <text:p><text:s/>79041 lbm</text:p>
          </table:table-cell>
          <table:table-cell office:value-type="string" calcext:value-type="string">
            <text:p><text:s/>99457 lbm</text:p>
          </table:table-cell>
          <table:table-cell office:value-type="string" calcext:value-type="string">
            <text:p><text:s/>112551 lbm</text:p>
          </table:table-cell>
          <table:table-cell office:value-type="string" calcext:value-type="string">
            <text:p><text:s/>82778 lbm</text:p>
          </table:table-cell>
          <table:table-cell office:value-type="string" calcext:value-type="string">
            <text:p><text:s/>86587 lbm</text:p>
          </table:table-cell>
          <table:table-cell office:value-type="string" calcext:value-type="string">
            <text:p><text:s/>100156 lbm</text:p>
          </table:table-cell>
          <table:table-cell office:value-type="string" calcext:value-type="string">
            <text:p><text:s/>104893 lbm</text:p>
          </table:table-cell>
          <table:table-cell office:value-type="string" calcext:value-type="string">
            <text:p><text:s/>120365 lbm</text:p>
          </table:table-cell>
          <table:table-cell office:value-type="string" calcext:value-type="string">
            <text:p><text:s/>130458 lbm</text:p>
          </table:table-cell>
          <table:table-cell/>
          <table:table-cell office:value-type="string" calcext:value-type="string">
            <text:p><text:s/>106036 lbm</text:p>
          </table:table-cell>
          <table:table-cell office:value-type="string" calcext:value-type="string">
            <text:p><text:s/>142449 lbm</text:p>
          </table:table-cell>
          <table:table-cell office:value-type="string" calcext:value-type="string">
            <text:p><text:s/>145160 lbm</text:p>
          </table:table-cell>
          <table:table-cell office:value-type="string" calcext:value-type="string">
            <text:p><text:s/>135471 lbm</text:p>
          </table:table-cell>
          <table:table-cell office:value-type="string" calcext:value-type="string">
            <text:p><text:s/>137767 lbm</text:p>
          </table:table-cell>
          <table:table-cell office:value-type="string" calcext:value-type="string">
            <text:p><text:s/>155859 lbm</text:p>
          </table:table-cell>
          <table:table-cell office:value-type="string" calcext:value-type="string">
            <text:p><text:s/>181098 lbm</text:p>
          </table:table-cell>
          <table:table-cell office:value-type="string" calcext:value-type="string">
            <text:p><text:s/>140641 lbm</text:p>
          </table:table-cell>
          <table:table-cell office:value-type="string" calcext:value-type="string">
            <text:p><text:s/>163982 lbm</text:p>
          </table:table-cell>
          <table:table-cell office:value-type="string" calcext:value-type="string">
            <text:p><text:s/>180673 lbm</text:p>
          </table:table-cell>
          <table:table-cell office:value-type="string" calcext:value-type="string">
            <text:p><text:s/>165452 lbm</text:p>
          </table:table-cell>
          <table:table-cell office:value-type="string" calcext:value-type="string">
            <text:p><text:s/>181333 lbm</text:p>
          </table:table-cell>
          <table:table-cell office:value-type="string" calcext:value-type="string">
            <text:p><text:s/>204706 lbm</text:p>
          </table:table-cell>
          <table:table-cell office:value-type="string" calcext:value-type="string">
            <text:p><text:s/>252254 lbm</text:p>
          </table:table-cell>
          <table:table-cell office:value-type="string" calcext:value-type="string">
            <text:p><text:s/>182030 lbm</text:p>
          </table:table-cell>
          <table:table-cell office:value-type="string" calcext:value-type="string">
            <text:p><text:s/>191831 lbm</text:p>
          </table:table-cell>
          <table:table-cell office:value-type="string" calcext:value-type="string">
            <text:p><text:s/>191378 lbm</text:p>
          </table:table-cell>
          <table:table-cell office:value-type="string" calcext:value-type="string">
            <text:p><text:s/>216475 lbm</text:p>
          </table:table-cell>
          <table:table-cell office:value-type="string" calcext:value-type="string">
            <text:p><text:s/>223823 lbm</text:p>
          </table:table-cell>
          <table:table-cell office:value-type="string" calcext:value-type="string">
            <text:p><text:s/>254425 lbm</text:p>
          </table:table-cell>
          <table:table-cell office:value-type="string" calcext:value-type="string">
            <text:p><text:s/>315578 lbm</text:p>
          </table:table-cell>
          <table:table-cell office:value-type="string" calcext:value-type="string">
            <text:p><text:s/>206264 lbm</text:p>
          </table:table-cell>
          <table:table-cell office:value-type="string" calcext:value-type="string">
            <text:p><text:s/>224367 lbm</text:p>
          </table:table-cell>
          <table:table-cell office:value-type="string" calcext:value-type="string">
            <text:p><text:s/>250378 lbm</text:p>
          </table:table-cell>
          <table:table-cell office:value-type="string" calcext:value-type="string">
            <text:p><text:s/>243963 lbm</text:p>
          </table:table-cell>
          <table:table-cell office:value-type="string" calcext:value-type="string">
            <text:p><text:s/>305493 lbm</text:p>
          </table:table-cell>
          <table:table-cell office:value-type="string" calcext:value-type="string">
            <text:p><text:s/>295363 lbm</text:p>
          </table:table-cell>
          <table:table-cell/>
          <table:table-cell office:value-type="string" calcext:value-type="string">
            <text:p><text:s/>244300 lbm</text:p>
          </table:table-cell>
          <table:table-cell office:value-type="string" calcext:value-type="string">
            <text:p><text:s/>233140 lbm</text:p>
          </table:table-cell>
          <table:table-cell office:value-type="string" calcext:value-type="string">
            <text:p><text:s/>269991 lbm</text:p>
          </table:table-cell>
          <table:table-cell office:value-type="string" calcext:value-type="string">
            <text:p><text:s/>262369 lbm</text:p>
          </table:table-cell>
          <table:table-cell office:value-type="string" calcext:value-type="string">
            <text:p><text:s/>290042 lbm</text:p>
          </table:table-cell>
          <table:table-cell office:value-type="string" calcext:value-type="string">
            <text:p><text:s/>350267 lbm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<text:s/>openrotor</text:p>
          </table:table-cell>
          <table:table-cell table:number-columns-repeated="2"/>
          <table:table-cell office:value-type="string" calcext:value-type="string">
            <text:p><text:s/>openrotor</text:p>
          </table:table-cell>
          <table:table-cell/>
          <table:table-cell table:number-columns-repeated="3" office:value-type="string" calcext:value-type="string">
            <text:p><text:s/>openrotor</text:p>
          </table:table-cell>
          <table:table-cell office:value-type="string" calcext:value-type="string">
            <text:p><text:s/>Type</text:p>
          </table:table-cell>
          <table:table-cell table:number-columns-repeated="9" office:value-type="string" calcext:value-type="string">
            <text:p><text:s/>openrotor</text:p>
          </table:table-cell>
          <table:table-cell/>
          <table:table-cell table:number-columns-repeated="27" office:value-type="string" calcext:value-type="string">
            <text:p><text:s/>openrotor</text:p>
          </table:table-cell>
          <table:table-cell office:value-type="string" calcext:value-type="string">
            <text:p><text:s/>Type</text:p>
          </table:table-cell>
          <table:table-cell table:number-columns-repeated="6" office:value-type="string" calcext:value-type="string">
            <text:p><text:s/>openrotor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6229 <text:s/>lbf</text:p>
          </table:table-cell>
          <table:table-cell office:value-type="string" calcext:value-type="string">
            <text:p><text:s/>7623 <text:s/>lbf</text:p>
          </table:table-cell>
          <table:table-cell office:value-type="string" calcext:value-type="string">
            <text:p><text:s/>9783 <text:s/>lbf</text:p>
          </table:table-cell>
          <table:table-cell table:number-columns-repeated="2"/>
          <table:table-cell office:value-type="string" calcext:value-type="string">
            <text:p><text:s/>14742 <text:s/>lbf</text:p>
          </table:table-cell>
          <table:table-cell/>
          <table:table-cell office:value-type="string" calcext:value-type="string">
            <text:p><text:s/>12574 <text:s/>lbf</text:p>
          </table:table-cell>
          <table:table-cell office:value-type="string" calcext:value-type="string">
            <text:p><text:s/>15572 <text:s/>lbf</text:p>
          </table:table-cell>
          <table:table-cell office:value-type="string" calcext:value-type="string">
            <text:p><text:s/>17480 <text:s/>lbf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<text:s/>22200 <text:s/>lbf</text:p>
          </table:table-cell>
          <table:table-cell office:value-type="string" calcext:value-type="string">
            <text:p><text:s/>28479 <text:s/>lbf</text:p>
          </table:table-cell>
          <table:table-cell office:value-type="string" calcext:value-type="string">
            <text:p><text:s/>37016 <text:s/>lbf</text:p>
          </table:table-cell>
          <table:table-cell office:value-type="string" calcext:value-type="string">
            <text:p><text:s/>18231 <text:s/>lbf</text:p>
          </table:table-cell>
          <table:table-cell office:value-type="string" calcext:value-type="string">
            <text:p><text:s/>20234 <text:s/>lbf</text:p>
          </table:table-cell>
          <table:table-cell office:value-type="string" calcext:value-type="string">
            <text:p><text:s/>24232 <text:s/>lbf</text:p>
          </table:table-cell>
          <table:table-cell office:value-type="string" calcext:value-type="string">
            <text:p><text:s/>25576 <text:s/>lbf</text:p>
          </table:table-cell>
          <table:table-cell office:value-type="string" calcext:value-type="string">
            <text:p><text:s/>29962 <text:s/>lbf</text:p>
          </table:table-cell>
          <table:table-cell office:value-type="string" calcext:value-type="string">
            <text:p><text:s/>35322 <text:s/>lbf</text:p>
          </table:table-cell>
          <table:table-cell/>
          <table:table-cell office:value-type="string" calcext:value-type="string">
            <text:p><text:s/>22690 <text:s/>lbf</text:p>
          </table:table-cell>
          <table:table-cell office:value-type="string" calcext:value-type="string">
            <text:p><text:s/>27591 <text:s/>lbf</text:p>
          </table:table-cell>
          <table:table-cell office:value-type="string" calcext:value-type="string">
            <text:p><text:s/>29081 <text:s/>lbf</text:p>
          </table:table-cell>
          <table:table-cell office:value-type="string" calcext:value-type="string">
            <text:p><text:s/>31122 <text:s/>lbf</text:p>
          </table:table-cell>
          <table:table-cell office:value-type="string" calcext:value-type="string">
            <text:p><text:s/>32200 <text:s/>lbf</text:p>
          </table:table-cell>
          <table:table-cell office:value-type="string" calcext:value-type="string">
            <text:p><text:s/>38412 <text:s/>lbf</text:p>
          </table:table-cell>
          <table:table-cell office:value-type="string" calcext:value-type="string">
            <text:p><text:s/>47976 <text:s/>lbf</text:p>
          </table:table-cell>
          <table:table-cell office:value-type="string" calcext:value-type="string">
            <text:p><text:s/>30427 <text:s/>lbf</text:p>
          </table:table-cell>
          <table:table-cell office:value-type="string" calcext:value-type="string">
            <text:p><text:s/>34156 <text:s/>lbf</text:p>
          </table:table-cell>
          <table:table-cell office:value-type="string" calcext:value-type="string">
            <text:p><text:s/>38332 <text:s/>lbf</text:p>
          </table:table-cell>
          <table:table-cell office:value-type="string" calcext:value-type="string">
            <text:p><text:s/>37414 <text:s/>lbf</text:p>
          </table:table-cell>
          <table:table-cell office:value-type="string" calcext:value-type="string">
            <text:p><text:s/>40284 <text:s/>lbf</text:p>
          </table:table-cell>
          <table:table-cell office:value-type="string" calcext:value-type="string">
            <text:p><text:s/>47285 <text:s/>lbf</text:p>
          </table:table-cell>
          <table:table-cell office:value-type="string" calcext:value-type="string">
            <text:p><text:s/>61676 <text:s/>lbf</text:p>
          </table:table-cell>
          <table:table-cell office:value-type="string" calcext:value-type="string">
            <text:p><text:s/>35656 <text:s/>lbf</text:p>
          </table:table-cell>
          <table:table-cell office:value-type="string" calcext:value-type="string">
            <text:p><text:s/>38965 <text:s/>lbf</text:p>
          </table:table-cell>
          <table:table-cell office:value-type="string" calcext:value-type="string">
            <text:p><text:s/>40739 <text:s/>lbf</text:p>
          </table:table-cell>
          <table:table-cell office:value-type="string" calcext:value-type="string">
            <text:p><text:s/>44725 <text:s/>lbf</text:p>
          </table:table-cell>
          <table:table-cell office:value-type="string" calcext:value-type="string">
            <text:p><text:s/>46795 <text:s/>lbf</text:p>
          </table:table-cell>
          <table:table-cell office:value-type="string" calcext:value-type="string">
            <text:p><text:s/>55314 <text:s/>lbf</text:p>
          </table:table-cell>
          <table:table-cell office:value-type="string" calcext:value-type="string">
            <text:p><text:s/>70733 <text:s/>lbf</text:p>
          </table:table-cell>
          <table:table-cell office:value-type="string" calcext:value-type="string">
            <text:p><text:s/>40166 <text:s/>lbf</text:p>
          </table:table-cell>
          <table:table-cell office:value-type="string" calcext:value-type="string">
            <text:p><text:s/>44301 <text:s/>lbf</text:p>
          </table:table-cell>
          <table:table-cell office:value-type="string" calcext:value-type="string">
            <text:p><text:s/>48258 <text:s/>lbf</text:p>
          </table:table-cell>
          <table:table-cell office:value-type="string" calcext:value-type="string">
            <text:p><text:s/>48994 <text:s/>lbf</text:p>
          </table:table-cell>
          <table:table-cell office:value-type="string" calcext:value-type="string">
            <text:p><text:s/>61879 <text:s/>lbf</text:p>
          </table:table-cell>
          <table:table-cell office:value-type="string" calcext:value-type="string">
            <text:p><text:s/>61434 <text:s/>lbf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<text:s/>45627 <text:s/>lbf</text:p>
          </table:table-cell>
          <table:table-cell office:value-type="string" calcext:value-type="string">
            <text:p><text:s/>46614 <text:s/>lbf</text:p>
          </table:table-cell>
          <table:table-cell office:value-type="string" calcext:value-type="string">
            <text:p><text:s/>51849 <text:s/>lbf</text:p>
          </table:table-cell>
          <table:table-cell office:value-type="string" calcext:value-type="string">
            <text:p><text:s/>52487 <text:s/>lbf</text:p>
          </table:table-cell>
          <table:table-cell office:value-type="string" calcext:value-type="string">
            <text:p><text:s/>62582 <text:s/>lbf</text:p>
          </table:table-cell>
          <table:table-cell office:value-type="string" calcext:value-type="string">
            <text:p><text:s/>70287 <text:s/>lbf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string" calcext:value-type="string">
            <text:p>=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of Engines</text:p>
          </table:table-cell>
          <table:table-cell table:number-columns-repeated="9" office:value-type="float" office:value="2" calcext:value-type="float">
            <text:p>2</text:p>
          </table:table-cell>
          <table:table-cell/>
          <table:table-cell table:number-columns-repeated="27" office:value-type="float" office:value="2" calcext:value-type="float">
            <text:p>2</text:p>
          </table:table-cell>
          <table:table-cell office:value-type="string" calcext:value-type="string">
            <text:p><text:s/>of Engines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<text:s/>of Engines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string" calcext:value-type="string">
            <text:p>=</text:p>
          </table:table-cell>
          <table:table-cell office:value-type="float" office:value="25.1674308102243" calcext:value-type="float">
            <text:p>25.1674308102243</text:p>
          </table:table-cell>
          <table:table-cell office:value-type="float" office:value="28.0010216781289" calcext:value-type="float">
            <text:p>28.0010216781289</text:p>
          </table:table-cell>
          <table:table-cell office:value-type="float" office:value="30.7329858602833" calcext:value-type="float">
            <text:p>30.7329858602833</text:p>
          </table:table-cell>
          <table:table-cell table:number-columns-repeated="2"/>
          <table:table-cell office:value-type="float" office:value="20.5779264115123" calcext:value-type="float">
            <text:p>20.5779264115123</text:p>
          </table:table-cell>
          <table:table-cell/>
          <table:table-cell office:value-type="float" office:value="42.642722400385" calcext:value-type="float">
            <text:p>42.642722400385</text:p>
          </table:table-cell>
          <table:table-cell office:value-type="float" office:value="27.4344323434416" calcext:value-type="float">
            <text:p>27.4344323434416</text:p>
          </table:table-cell>
          <table:table-cell office:value-type="float" office:value="33.2112364939904" calcext:value-type="float">
            <text:p>33.2112364939904</text:p>
          </table:table-cell>
          <table:table-cell office:value-type="string" calcext:value-type="string">
            <text:p><text:s/>Bypass Ratio</text:p>
          </table:table-cell>
          <table:table-cell office:value-type="float" office:value="29.9838315434648" calcext:value-type="float">
            <text:p>29.9838315434648</text:p>
          </table:table-cell>
          <table:table-cell office:value-type="float" office:value="37.3513579870027" calcext:value-type="float">
            <text:p>37.3513579870027</text:p>
          </table:table-cell>
          <table:table-cell office:value-type="float" office:value="23.2322117694356" calcext:value-type="float">
            <text:p>23.2322117694356</text:p>
          </table:table-cell>
          <table:table-cell office:value-type="float" office:value="38.4894540010442" calcext:value-type="float">
            <text:p>38.4894540010442</text:p>
          </table:table-cell>
          <table:table-cell office:value-type="float" office:value="29.584832961157" calcext:value-type="float">
            <text:p>29.584832961157</text:p>
          </table:table-cell>
          <table:table-cell office:value-type="float" office:value="29.1521771156818" calcext:value-type="float">
            <text:p>29.1521771156818</text:p>
          </table:table-cell>
          <table:table-cell office:value-type="float" office:value="27.2815783526704" calcext:value-type="float">
            <text:p>27.2815783526704</text:p>
          </table:table-cell>
          <table:table-cell office:value-type="float" office:value="28.4695707111773" calcext:value-type="float">
            <text:p>28.4695707111773</text:p>
          </table:table-cell>
          <table:table-cell office:value-type="float" office:value="24.8439830738118" calcext:value-type="float">
            <text:p>24.8439830738118</text:p>
          </table:table-cell>
          <table:table-cell/>
          <table:table-cell office:value-type="float" office:value="37.990833068582" calcext:value-type="float">
            <text:p>37.990833068582</text:p>
          </table:table-cell>
          <table:table-cell office:value-type="float" office:value="28.6988857723596" calcext:value-type="float">
            <text:p>28.6988857723596</text:p>
          </table:table-cell>
          <table:table-cell office:value-type="float" office:value="25.8110877733517" calcext:value-type="float">
            <text:p>25.8110877733517</text:p>
          </table:table-cell>
          <table:table-cell office:value-type="float" office:value="30.5495103754154" calcext:value-type="float">
            <text:p>30.5495103754154</text:p>
          </table:table-cell>
          <table:table-cell office:value-type="float" office:value="27.0697582286001" calcext:value-type="float">
            <text:p>27.0697582286001</text:p>
          </table:table-cell>
          <table:table-cell office:value-type="float" office:value="25.888588582371" calcext:value-type="float">
            <text:p>25.888588582371</text:p>
          </table:table-cell>
          <table:table-cell office:value-type="float" office:value="22.2783480112201" calcext:value-type="float">
            <text:p>22.2783480112201</text:p>
          </table:table-cell>
          <table:table-cell office:value-type="float" office:value="27.8843207741291" calcext:value-type="float">
            <text:p>27.8843207741291</text:p>
          </table:table-cell>
          <table:table-cell office:value-type="float" office:value="31.4490243016595" calcext:value-type="float">
            <text:p>31.4490243016595</text:p>
          </table:table-cell>
          <table:table-cell office:value-type="float" office:value="28.7253497486262" calcext:value-type="float">
            <text:p>28.7253497486262</text:p>
          </table:table-cell>
          <table:table-cell office:value-type="float" office:value="24.0194725369459" calcext:value-type="float">
            <text:p>24.0194725369459</text:p>
          </table:table-cell>
          <table:table-cell office:value-type="float" office:value="22.9513701841474" calcext:value-type="float">
            <text:p>22.9513701841474</text:p>
          </table:table-cell>
          <table:table-cell office:value-type="float" office:value="20.9315652113093" calcext:value-type="float">
            <text:p>20.9315652113093</text:p>
          </table:table-cell>
          <table:table-cell office:value-type="float" office:value="22.3769031903172" calcext:value-type="float">
            <text:p>22.3769031903172</text:p>
          </table:table-cell>
          <table:table-cell office:value-type="float" office:value="32.0368817386717" calcext:value-type="float">
            <text:p>32.0368817386717</text:p>
          </table:table-cell>
          <table:table-cell office:value-type="float" office:value="27.2878041728734" calcext:value-type="float">
            <text:p>27.2878041728734</text:p>
          </table:table-cell>
          <table:table-cell office:value-type="float" office:value="23.4672974120722" calcext:value-type="float">
            <text:p>23.4672974120722</text:p>
          </table:table-cell>
          <table:table-cell office:value-type="float" office:value="25.1863762440937" calcext:value-type="float">
            <text:p>25.1863762440937</text:p>
          </table:table-cell>
          <table:table-cell office:value-type="float" office:value="22.5863101252447" calcext:value-type="float">
            <text:p>22.5863101252447</text:p>
          </table:table-cell>
          <table:table-cell office:value-type="float" office:value="24.1932200737489" calcext:value-type="float">
            <text:p>24.1932200737489</text:p>
          </table:table-cell>
          <table:table-cell office:value-type="float" office:value="23.1535291409319" calcext:value-type="float">
            <text:p>23.1535291409319</text:p>
          </table:table-cell>
          <table:table-cell office:value-type="float" office:value="31.6806090001983" calcext:value-type="float">
            <text:p>31.6806090001983</text:p>
          </table:table-cell>
          <table:table-cell office:value-type="float" office:value="30.0107896735678" calcext:value-type="float">
            <text:p>30.0107896735678</text:p>
          </table:table-cell>
          <table:table-cell office:value-type="float" office:value="30.4515387326715" calcext:value-type="float">
            <text:p>30.4515387326715</text:p>
          </table:table-cell>
          <table:table-cell office:value-type="float" office:value="26.0288938673166" calcext:value-type="float">
            <text:p>26.0288938673166</text:p>
          </table:table-cell>
          <table:table-cell office:value-type="float" office:value="30.4206964143205" calcext:value-type="float">
            <text:p>30.4206964143205</text:p>
          </table:table-cell>
          <table:table-cell office:value-type="float" office:value="25.2765054328448" calcext:value-type="float">
            <text:p>25.2765054328448</text:p>
          </table:table-cell>
          <table:table-cell office:value-type="string" calcext:value-type="string">
            <text:p><text:s/>Bypass Ratio</text:p>
          </table:table-cell>
          <table:table-cell office:value-type="float" office:value="33.7112936517221" calcext:value-type="float">
            <text:p>33.7112936517221</text:p>
          </table:table-cell>
          <table:table-cell office:value-type="float" office:value="25.7159023472189" calcext:value-type="float">
            <text:p>25.7159023472189</text:p>
          </table:table-cell>
          <table:table-cell office:value-type="float" office:value="27.5461681328324" calcext:value-type="float">
            <text:p>27.5461681328324</text:p>
          </table:table-cell>
          <table:table-cell office:value-type="float" office:value="23.8169378188447" calcext:value-type="float">
            <text:p>23.8169378188447</text:p>
          </table:table-cell>
          <table:table-cell office:value-type="float" office:value="25.7478413254617" calcext:value-type="float">
            <text:p>25.7478413254617</text:p>
          </table:table-cell>
          <table:table-cell office:value-type="float" office:value="24.9533138458425" calcext:value-type="float">
            <text:p>24.9533138458425</text:p>
          </table:table-cell>
          <table:table-cell office:value-type="string" calcext:value-type="string">
            <text:p><text:s/>Bypass Ratio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2.8 inches</text:p>
          </table:table-cell>
          <table:table-cell office:value-type="string" calcext:value-type="string">
            <text:p><text:s/>48.5 inches</text:p>
          </table:table-cell>
          <table:table-cell office:value-type="string" calcext:value-type="string">
            <text:p><text:s/>55.0 inches</text:p>
          </table:table-cell>
          <table:table-cell table:number-columns-repeated="2"/>
          <table:table-cell office:value-type="string" calcext:value-type="string">
            <text:p><text:s/>71.3 inches</text:p>
          </table:table-cell>
          <table:table-cell/>
          <table:table-cell office:value-type="string" calcext:value-type="string">
            <text:p><text:s/>61.5 inches</text:p>
          </table:table-cell>
          <table:table-cell office:value-type="string" calcext:value-type="string">
            <text:p><text:s/>69.3 inches</text:p>
          </table:table-cell>
          <table:table-cell office:value-type="string" calcext:value-type="string">
            <text:p><text:s/>75.2 inches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<text:s/>83.5 inches</text:p>
          </table:table-cell>
          <table:table-cell office:value-type="string" calcext:value-type="string">
            <text:p><text:s/>89.0 inches</text:p>
          </table:table-cell>
          <table:table-cell office:value-type="string" calcext:value-type="string">
            <text:p><text:s/>106.9 inches</text:p>
          </table:table-cell>
          <table:table-cell office:value-type="string" calcext:value-type="string">
            <text:p><text:s/>74.4 inches</text:p>
          </table:table-cell>
          <table:table-cell office:value-type="string" calcext:value-type="string">
            <text:p><text:s/>78.7 inches</text:p>
          </table:table-cell>
          <table:table-cell office:value-type="string" calcext:value-type="string">
            <text:p><text:s/>87.9 inches</text:p>
          </table:table-cell>
          <table:table-cell office:value-type="string" calcext:value-type="string">
            <text:p><text:s/>91.1 inches</text:p>
          </table:table-cell>
          <table:table-cell office:value-type="string" calcext:value-type="string">
            <text:p><text:s/>98.5 inches</text:p>
          </table:table-cell>
          <table:table-cell office:value-type="string" calcext:value-type="string">
            <text:p><text:s/>105.5 inches</text:p>
          </table:table-cell>
          <table:table-cell/>
          <table:table-cell office:value-type="string" calcext:value-type="string">
            <text:p><text:s/>82.5 inches</text:p>
          </table:table-cell>
          <table:table-cell office:value-type="string" calcext:value-type="string">
            <text:p><text:s/>92.2 inches</text:p>
          </table:table-cell>
          <table:table-cell office:value-type="string" calcext:value-type="string">
            <text:p><text:s/>95.7 inches</text:p>
          </table:table-cell>
          <table:table-cell office:value-type="string" calcext:value-type="string">
            <text:p><text:s/>101.0 inches</text:p>
          </table:table-cell>
          <table:table-cell office:value-type="string" calcext:value-type="string">
            <text:p><text:s/>102.7 inches</text:p>
          </table:table-cell>
          <table:table-cell office:value-type="string" calcext:value-type="string">
            <text:p><text:s/>110.5 inches</text:p>
          </table:table-cell>
          <table:table-cell office:value-type="string" calcext:value-type="string">
            <text:p><text:s/>121.5 inches</text:p>
          </table:table-cell>
          <table:table-cell office:value-type="string" calcext:value-type="string">
            <text:p><text:s/>96.4 inches</text:p>
          </table:table-cell>
          <table:table-cell office:value-type="string" calcext:value-type="string">
            <text:p><text:s/>104.0 inches</text:p>
          </table:table-cell>
          <table:table-cell office:value-type="string" calcext:value-type="string">
            <text:p><text:s/>111.4 inches</text:p>
          </table:table-cell>
          <table:table-cell office:value-type="string" calcext:value-type="string">
            <text:p><text:s/>109.9 inches</text:p>
          </table:table-cell>
          <table:table-cell office:value-type="string" calcext:value-type="string">
            <text:p><text:s/>114.8 inches</text:p>
          </table:table-cell>
          <table:table-cell office:value-type="string" calcext:value-type="string">
            <text:p><text:s/>123.5 inches</text:p>
          </table:table-cell>
          <table:table-cell office:value-type="string" calcext:value-type="string">
            <text:p><text:s/>140.6 inches</text:p>
          </table:table-cell>
          <table:table-cell office:value-type="string" calcext:value-type="string">
            <text:p><text:s/>105.3 inches</text:p>
          </table:table-cell>
          <table:table-cell office:value-type="string" calcext:value-type="string">
            <text:p><text:s/>111.1 inches</text:p>
          </table:table-cell>
          <table:table-cell office:value-type="string" calcext:value-type="string">
            <text:p><text:s/>114.9 inches</text:p>
          </table:table-cell>
          <table:table-cell office:value-type="string" calcext:value-type="string">
            <text:p><text:s/>120.9 inches</text:p>
          </table:table-cell>
          <table:table-cell office:value-type="string" calcext:value-type="string">
            <text:p><text:s/>124.2 inches</text:p>
          </table:table-cell>
          <table:table-cell office:value-type="string" calcext:value-type="string">
            <text:p><text:s/>133.0 inches</text:p>
          </table:table-cell>
          <table:table-cell office:value-type="string" calcext:value-type="string">
            <text:p><text:s/>150.2 inches</text:p>
          </table:table-cell>
          <table:table-cell office:value-type="string" calcext:value-type="string">
            <text:p><text:s/>111.5 inches</text:p>
          </table:table-cell>
          <table:table-cell office:value-type="string" calcext:value-type="string">
            <text:p><text:s/>118.6 inches</text:p>
          </table:table-cell>
          <table:table-cell office:value-type="string" calcext:value-type="string">
            <text:p><text:s/>146.8 inches</text:p>
          </table:table-cell>
          <table:table-cell office:value-type="string" calcext:value-type="string">
            <text:p><text:s/>126.4 inches</text:p>
          </table:table-cell>
          <table:table-cell office:value-type="string" calcext:value-type="string">
            <text:p><text:s/>143.7 inches</text:p>
          </table:table-cell>
          <table:table-cell office:value-type="string" calcext:value-type="string">
            <text:p><text:s/>140.3 inches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<text:s/>118.7 inches</text:p>
          </table:table-cell>
          <table:table-cell office:value-type="string" calcext:value-type="string">
            <text:p><text:s/>121.7 inches</text:p>
          </table:table-cell>
          <table:table-cell office:value-type="string" calcext:value-type="string">
            <text:p><text:s/>129.3 inches</text:p>
          </table:table-cell>
          <table:table-cell office:value-type="string" calcext:value-type="string">
            <text:p><text:s/>131.1 inches</text:p>
          </table:table-cell>
          <table:table-cell office:value-type="string" calcext:value-type="string">
            <text:p><text:s/>140.9 inches</text:p>
          </table:table-cell>
          <table:table-cell office:value-type="string" calcext:value-type="string">
            <text:p><text:s/>150.0 inches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90.3 Inches</text:p>
          </table:table-cell>
          <table:table-cell office:value-type="string" calcext:value-type="string">
            <text:p><text:s/>104.2 Inches</text:p>
          </table:table-cell>
          <table:table-cell office:value-type="string" calcext:value-type="string">
            <text:p><text:s/>123.0 Inches</text:p>
          </table:table-cell>
          <table:table-cell table:number-columns-repeated="2"/>
          <table:table-cell office:value-type="string" calcext:value-type="string">
            <text:p><text:s/>134.2 Inches</text:p>
          </table:table-cell>
          <table:table-cell/>
          <table:table-cell office:value-type="string" calcext:value-type="string">
            <text:p><text:s/>159.0 Inches</text:p>
          </table:table-cell>
          <table:table-cell office:value-type="string" calcext:value-type="string">
            <text:p><text:s/>147.9 Inches</text:p>
          </table:table-cell>
          <table:table-cell office:value-type="string" calcext:value-type="string">
            <text:p><text:s/>170.1 Inches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<text:s/>185.5 Inches</text:p>
          </table:table-cell>
          <table:table-cell office:value-type="string" calcext:value-type="string">
            <text:p><text:s/>233.8 Inches</text:p>
          </table:table-cell>
          <table:table-cell office:value-type="string" calcext:value-type="string">
            <text:p><text:s/>220.8 Inches</text:p>
          </table:table-cell>
          <table:table-cell office:value-type="string" calcext:value-type="string">
            <text:p><text:s/>182.8 Inches</text:p>
          </table:table-cell>
          <table:table-cell office:value-type="string" calcext:value-type="string">
            <text:p><text:s/>173.4 Inches</text:p>
          </table:table-cell>
          <table:table-cell office:value-type="string" calcext:value-type="string">
            <text:p><text:s/>189.9 Inches</text:p>
          </table:table-cell>
          <table:table-cell office:value-type="string" calcext:value-type="string">
            <text:p><text:s/>191.4 Inches</text:p>
          </table:table-cell>
          <table:table-cell office:value-type="string" calcext:value-type="string">
            <text:p><text:s/>211.5 Inches</text:p>
          </table:table-cell>
          <table:table-cell office:value-type="string" calcext:value-type="string">
            <text:p><text:s/>219.3 Inches</text:p>
          </table:table-cell>
          <table:table-cell/>
          <table:table-cell office:value-type="string" calcext:value-type="string">
            <text:p><text:s/>202.7 Inches</text:p>
          </table:table-cell>
          <table:table-cell office:value-type="string" calcext:value-type="string">
            <text:p><text:s/>200.2 Inches</text:p>
          </table:table-cell>
          <table:table-cell office:value-type="string" calcext:value-type="string">
            <text:p><text:s/>198.7 Inches</text:p>
          </table:table-cell>
          <table:table-cell office:value-type="string" calcext:value-type="string">
            <text:p><text:s/>220.7 Inches</text:p>
          </table:table-cell>
          <table:table-cell office:value-type="string" calcext:value-type="string">
            <text:p><text:s/>215.4 Inches</text:p>
          </table:table-cell>
          <table:table-cell office:value-type="string" calcext:value-type="string">
            <text:p><text:s/>232.2 Inches</text:p>
          </table:table-cell>
          <table:table-cell office:value-type="string" calcext:value-type="string">
            <text:p><text:s/>248.1 Inches</text:p>
          </table:table-cell>
          <table:table-cell office:value-type="string" calcext:value-type="string">
            <text:p><text:s/>207.0 Inches</text:p>
          </table:table-cell>
          <table:table-cell office:value-type="string" calcext:value-type="string">
            <text:p><text:s/>231.2 Inches</text:p>
          </table:table-cell>
          <table:table-cell office:value-type="string" calcext:value-type="string">
            <text:p><text:s/>237.9 Inches</text:p>
          </table:table-cell>
          <table:table-cell office:value-type="string" calcext:value-type="string">
            <text:p><text:s/>221.1 Inches</text:p>
          </table:table-cell>
          <table:table-cell office:value-type="string" calcext:value-type="string">
            <text:p><text:s/>227.2 Inches</text:p>
          </table:table-cell>
          <table:table-cell office:value-type="string" calcext:value-type="string">
            <text:p><text:s/>239.9 Inches</text:p>
          </table:table-cell>
          <table:table-cell office:value-type="string" calcext:value-type="string">
            <text:p><text:s/>281.4 Inches</text:p>
          </table:table-cell>
          <table:table-cell office:value-type="string" calcext:value-type="string">
            <text:p><text:s/>236.8 Inches</text:p>
          </table:table-cell>
          <table:table-cell office:value-type="string" calcext:value-type="string">
            <text:p><text:s/>233.8 Inches</text:p>
          </table:table-cell>
          <table:table-cell office:value-type="string" calcext:value-type="string">
            <text:p><text:s/>228.1 Inches</text:p>
          </table:table-cell>
          <table:table-cell office:value-type="string" calcext:value-type="string">
            <text:p><text:s/>246.1 Inches</text:p>
          </table:table-cell>
          <table:table-cell office:value-type="string" calcext:value-type="string">
            <text:p><text:s/>243.8 Inches</text:p>
          </table:table-cell>
          <table:table-cell office:value-type="string" calcext:value-type="string">
            <text:p><text:s/>272.1 Inches</text:p>
          </table:table-cell>
          <table:table-cell office:value-type="string" calcext:value-type="string">
            <text:p><text:s/>304.8 Inches</text:p>
          </table:table-cell>
          <table:table-cell office:value-type="string" calcext:value-type="string">
            <text:p><text:s/>250.1 Inches</text:p>
          </table:table-cell>
          <table:table-cell office:value-type="string" calcext:value-type="string">
            <text:p><text:s/>258.5 Inches</text:p>
          </table:table-cell>
          <table:table-cell office:value-type="string" calcext:value-type="string">
            <text:p><text:s/>285.7 Inches</text:p>
          </table:table-cell>
          <table:table-cell office:value-type="string" calcext:value-type="string">
            <text:p><text:s/>260.5 Inches</text:p>
          </table:table-cell>
          <table:table-cell office:value-type="string" calcext:value-type="string">
            <text:p><text:s/>312.7 Inches</text:p>
          </table:table-cell>
          <table:table-cell office:value-type="string" calcext:value-type="string">
            <text:p><text:s/>291.3 Inches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<text:s/>273.4 Inches</text:p>
          </table:table-cell>
          <table:table-cell office:value-type="string" calcext:value-type="string">
            <text:p><text:s/>250.3 Inches</text:p>
          </table:table-cell>
          <table:table-cell office:value-type="string" calcext:value-type="string">
            <text:p><text:s/>272.2 Inches</text:p>
          </table:table-cell>
          <table:table-cell office:value-type="string" calcext:value-type="string">
            <text:p><text:s/>261.5 Inches</text:p>
          </table:table-cell>
          <table:table-cell office:value-type="string" calcext:value-type="string">
            <text:p><text:s/>294.1 Inches</text:p>
          </table:table-cell>
          <table:table-cell office:value-type="string" calcext:value-type="string">
            <text:p><text:s/>310.1 Inches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string" calcext:value-type="string">
            <text:p>=</text:p>
          </table:table-cell>
          <table:table-cell office:value-type="float" office:value="1.12545642394493" calcext:value-type="float">
            <text:p>1.12545642394493</text:p>
          </table:table-cell>
          <table:table-cell office:value-type="float" office:value="1.11628322535173" calcext:value-type="float">
            <text:p>1.11628322535173</text:p>
          </table:table-cell>
          <table:table-cell office:value-type="float" office:value="1.10527189781918" calcext:value-type="float">
            <text:p>1.10527189781918</text:p>
          </table:table-cell>
          <table:table-cell table:number-columns-repeated="2"/>
          <table:table-cell office:value-type="float" office:value="1.15384390911027" calcext:value-type="float">
            <text:p>1.15384390911027</text:p>
          </table:table-cell>
          <table:table-cell/>
          <table:table-cell office:value-type="float" office:value="1.07829856104982" calcext:value-type="float">
            <text:p>1.07829856104982</text:p>
          </table:table-cell>
          <table:table-cell office:value-type="float" office:value="1.11852001270677" calcext:value-type="float">
            <text:p>1.11852001270677</text:p>
          </table:table-cell>
          <table:table-cell office:value-type="float" office:value="1.09965798329433" calcext:value-type="float">
            <text:p>1.09965798329433</text:p>
          </table:table-cell>
          <table:table-cell office:value-type="string" calcext:value-type="string">
            <text:p>essure Ratio</text:p>
          </table:table-cell>
          <table:table-cell office:value-type="float" office:value="1.10536681561458" calcext:value-type="float">
            <text:p>1.10536681561458</text:p>
          </table:table-cell>
          <table:table-cell office:value-type="float" office:value="1.07751927641734" calcext:value-type="float">
            <text:p>1.07751927641734</text:p>
          </table:table-cell>
          <table:table-cell office:value-type="float" office:value="1.12518989337607" calcext:value-type="float">
            <text:p>1.12518989337607</text:p>
          </table:table-cell>
          <table:table-cell office:value-type="float" office:value="1.08668400123102" calcext:value-type="float">
            <text:p>1.08668400123102</text:p>
          </table:table-cell>
          <table:table-cell office:value-type="float" office:value="1.11007096897459" calcext:value-type="float">
            <text:p>1.11007096897459</text:p>
          </table:table-cell>
          <table:table-cell office:value-type="float" office:value="1.1121857756395" calcext:value-type="float">
            <text:p>1.1121857756395</text:p>
          </table:table-cell>
          <table:table-cell office:value-type="float" office:value="1.11877752306567" calcext:value-type="float">
            <text:p>1.11877752306567</text:p>
          </table:table-cell>
          <table:table-cell office:value-type="float" office:value="1.11215672606301" calcext:value-type="float">
            <text:p>1.11215672606301</text:p>
          </table:table-cell>
          <table:table-cell office:value-type="float" office:value="1.12305969190883" calcext:value-type="float">
            <text:p>1.12305969190883</text:p>
          </table:table-cell>
          <table:table-cell/>
          <table:table-cell office:value-type="float" office:value="1.0873307777011" calcext:value-type="float">
            <text:p>1.0873307777011</text:p>
          </table:table-cell>
          <table:table-cell office:value-type="float" office:value="1.11371233483853" calcext:value-type="float">
            <text:p>1.11371233483853</text:p>
          </table:table-cell>
          <table:table-cell office:value-type="float" office:value="1.12502196661279" calcext:value-type="float">
            <text:p>1.12502196661279</text:p>
          </table:table-cell>
          <table:table-cell office:value-type="float" office:value="1.10704279877636" calcext:value-type="float">
            <text:p>1.10704279877636</text:p>
          </table:table-cell>
          <table:table-cell office:value-type="float" office:value="1.11826983452164" calcext:value-type="float">
            <text:p>1.11826983452164</text:p>
          </table:table-cell>
          <table:table-cell office:value-type="float" office:value="1.11918092574827" calcext:value-type="float">
            <text:p>1.11918092574827</text:p>
          </table:table-cell>
          <table:table-cell office:value-type="float" office:value="1.12883124559343" calcext:value-type="float">
            <text:p>1.12883124559343</text:p>
          </table:table-cell>
          <table:table-cell office:value-type="float" office:value="1.11756551263848" calcext:value-type="float">
            <text:p>1.11756551263848</text:p>
          </table:table-cell>
          <table:table-cell office:value-type="float" office:value="1.10554240681477" calcext:value-type="float">
            <text:p>1.10554240681477</text:p>
          </table:table-cell>
          <table:table-cell office:value-type="float" office:value="1.11451995761683" calcext:value-type="float">
            <text:p>1.11451995761683</text:p>
          </table:table-cell>
          <table:table-cell office:value-type="float" office:value="1.13340750421654" calcext:value-type="float">
            <text:p>1.13340750421654</text:p>
          </table:table-cell>
          <table:table-cell office:value-type="float" office:value="1.13782638138087" calcext:value-type="float">
            <text:p>1.13782638138087</text:p>
          </table:table-cell>
          <table:table-cell office:value-type="float" office:value="1.14554709246999" calcext:value-type="float">
            <text:p>1.14554709246999</text:p>
          </table:table-cell>
          <table:table-cell office:value-type="float" office:value="1.13381990587372" calcext:value-type="float">
            <text:p>1.13381990587372</text:p>
          </table:table-cell>
          <table:table-cell office:value-type="float" office:value="1.10420405516693" calcext:value-type="float">
            <text:p>1.10420405516693</text:p>
          </table:table-cell>
          <table:table-cell office:value-type="float" office:value="1.1206861993856" calcext:value-type="float">
            <text:p>1.1206861993856</text:p>
          </table:table-cell>
          <table:table-cell office:value-type="float" office:value="1.13858078298596" calcext:value-type="float">
            <text:p>1.13858078298596</text:p>
          </table:table-cell>
          <table:table-cell office:value-type="float" office:value="1.12842911810904" calcext:value-type="float">
            <text:p>1.12842911810904</text:p>
          </table:table-cell>
          <table:table-cell office:value-type="float" office:value="1.14046338427972" calcext:value-type="float">
            <text:p>1.14046338427972</text:p>
          </table:table-cell>
          <table:table-cell office:value-type="float" office:value="1.12727707997368" calcext:value-type="float">
            <text:p>1.12727707997368</text:p>
          </table:table-cell>
          <table:table-cell office:value-type="float" office:value="1.12940933411637" calcext:value-type="float">
            <text:p>1.12940933411637</text:p>
          </table:table-cell>
          <table:table-cell office:value-type="float" office:value="1.1051081080047" calcext:value-type="float">
            <text:p>1.1051081080047</text:p>
          </table:table-cell>
          <table:table-cell office:value-type="float" office:value="1.11045677638887" calcext:value-type="float">
            <text:p>1.11045677638887</text:p>
          </table:table-cell>
          <table:table-cell office:value-type="float" office:value="1.11541920610379" calcext:value-type="float">
            <text:p>1.11541920610379</text:p>
          </table:table-cell>
          <table:table-cell office:value-type="float" office:value="1.12441378724546" calcext:value-type="float">
            <text:p>1.12441378724546</text:p>
          </table:table-cell>
          <table:table-cell office:value-type="float" office:value="1.10654107054897" calcext:value-type="float">
            <text:p>1.10654107054897</text:p>
          </table:table-cell>
          <table:table-cell office:value-type="float" office:value="1.12242957739785" calcext:value-type="float">
            <text:p>1.12242957739785</text:p>
          </table:table-cell>
          <table:table-cell office:value-type="string" calcext:value-type="string">
            <text:p>essure Ratio</text:p>
          </table:table-cell>
          <table:table-cell office:value-type="float" office:value="1.0990010915234" calcext:value-type="float">
            <text:p>1.0990010915234</text:p>
          </table:table-cell>
          <table:table-cell office:value-type="float" office:value="1.12775181664414" calcext:value-type="float">
            <text:p>1.12775181664414</text:p>
          </table:table-cell>
          <table:table-cell office:value-type="float" office:value="1.11895106669266" calcext:value-type="float">
            <text:p>1.11895106669266</text:p>
          </table:table-cell>
          <table:table-cell office:value-type="float" office:value="1.13544616712314" calcext:value-type="float">
            <text:p>1.13544616712314</text:p>
          </table:table-cell>
          <table:table-cell office:value-type="float" office:value="1.12190407160313" calcext:value-type="float">
            <text:p>1.12190407160313</text:p>
          </table:table-cell>
          <table:table-cell office:value-type="float" office:value="1.12379387901773" calcext:value-type="float">
            <text:p>1.12379387901773</text:p>
          </table:table-cell>
          <table:table-cell office:value-type="string" calcext:value-type="string">
            <text:p>essure Ratio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string" calcext:value-type="string">
            <text:p>=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7" calcext:value-type="float">
            <text:p>0.487</text:p>
          </table:table-cell>
          <table:table-cell office:value-type="float" office:value="0.539" calcext:value-type="float">
            <text:p>0.539</text:p>
          </table:table-cell>
          <table:table-cell table:number-columns-repeated="2"/>
          <table:table-cell office:value-type="float" office:value="0.422" calcext:value-type="float">
            <text:p>0.422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0.446" calcext:value-type="float">
            <text:p>0.446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<text:s/>to Weight (SLS)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43" calcext:value-type="float">
            <text:p>0.443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407" calcext:value-type="float">
            <text:p>0.407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9" calcext:value-type="float">
            <text:p>0.369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8" calcext:value-type="float">
            <text:p>0.40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" calcext:value-type="float">
            <text:p>0.33</text:p>
          </table:table-cell>
          <table:table-cell office:value-type="float" office:value="0.344" calcext:value-type="float">
            <text:p>0.344</text:p>
          </table:table-cell>
          <table:table-cell office:value-type="float" office:value="0.42" calcext:value-type="float">
            <text:p>0.42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3" calcext:value-type="float">
            <text:p>0.333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47" calcext:value-type="float">
            <text:p>0.3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26" calcext:value-type="float">
            <text:p>0.326</text:p>
          </table:table-cell>
          <table:table-cell office:value-type="string" calcext:value-type="string">
            <text:p><text:s/>to Weight (SLS)</text:p>
          </table:table-cell>
          <table:table-cell office:value-type="float" office:value="0.407" calcext:value-type="float">
            <text:p>0.407</text:p>
          </table:table-cell>
          <table:table-cell office:value-type="float" office:value="0.37" calcext:value-type="float">
            <text:p>0.3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to Weight (SLS)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19 <text:s/>sqft</text:p>
          </table:table-cell>
          <table:table-cell office:value-type="string" calcext:value-type="string">
            <text:p><text:s/>472 <text:s/>sqft</text:p>
          </table:table-cell>
          <table:table-cell office:value-type="string" calcext:value-type="string">
            <text:p><text:s/>581 <text:s/>sqft</text:p>
          </table:table-cell>
          <table:table-cell table:number-columns-repeated="2"/>
          <table:table-cell office:value-type="string" calcext:value-type="string">
            <text:p><text:s/>1139 <text:s/>sqft</text:p>
          </table:table-cell>
          <table:table-cell/>
          <table:table-cell office:value-type="string" calcext:value-type="string">
            <text:p><text:s/>834 <text:s/>sqft</text:p>
          </table:table-cell>
          <table:table-cell office:value-type="string" calcext:value-type="string">
            <text:p><text:s/>993 <text:s/>sqft</text:p>
          </table:table-cell>
          <table:table-cell office:value-type="string" calcext:value-type="string">
            <text:p><text:s/>1090 <text:s/>sqft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<text:s/>1357 <text:s/>sqft</text:p>
          </table:table-cell>
          <table:table-cell office:value-type="string" calcext:value-type="string">
            <text:p><text:s/>1869 <text:s/>sqft</text:p>
          </table:table-cell>
          <table:table-cell office:value-type="string" calcext:value-type="string">
            <text:p><text:s/>2276 <text:s/>sqft</text:p>
          </table:table-cell>
          <table:table-cell office:value-type="string" calcext:value-type="string">
            <text:p><text:s/>1224 <text:s/>sqft</text:p>
          </table:table-cell>
          <table:table-cell office:value-type="string" calcext:value-type="string">
            <text:p><text:s/>1296 <text:s/>sqft</text:p>
          </table:table-cell>
          <table:table-cell office:value-type="string" calcext:value-type="string">
            <text:p><text:s/>1515 <text:s/>sqft</text:p>
          </table:table-cell>
          <table:table-cell office:value-type="string" calcext:value-type="string">
            <text:p><text:s/>1612 <text:s/>sqft</text:p>
          </table:table-cell>
          <table:table-cell office:value-type="string" calcext:value-type="string">
            <text:p><text:s/>1941 <text:s/>sqft</text:p>
          </table:table-cell>
          <table:table-cell office:value-type="string" calcext:value-type="string">
            <text:p><text:s/>2249 <text:s/>sqft</text:p>
          </table:table-cell>
          <table:table-cell/>
          <table:table-cell office:value-type="string" calcext:value-type="string">
            <text:p><text:s/>1543 <text:s/>sqft</text:p>
          </table:table-cell>
          <table:table-cell office:value-type="string" calcext:value-type="string">
            <text:p><text:s/>1895 <text:s/>sqft</text:p>
          </table:table-cell>
          <table:table-cell office:value-type="string" calcext:value-type="string">
            <text:p><text:s/>1999 <text:s/>sqft</text:p>
          </table:table-cell>
          <table:table-cell office:value-type="string" calcext:value-type="string">
            <text:p><text:s/>2055 <text:s/>sqft</text:p>
          </table:table-cell>
          <table:table-cell office:value-type="string" calcext:value-type="string">
            <text:p><text:s/>2072 <text:s/>sqft</text:p>
          </table:table-cell>
          <table:table-cell office:value-type="string" calcext:value-type="string">
            <text:p><text:s/>2432 <text:s/>sqft</text:p>
          </table:table-cell>
          <table:table-cell office:value-type="string" calcext:value-type="string">
            <text:p><text:s/>3124 <text:s/>sqft</text:p>
          </table:table-cell>
          <table:table-cell office:value-type="string" calcext:value-type="string">
            <text:p><text:s/>1834 <text:s/>sqft</text:p>
          </table:table-cell>
          <table:table-cell office:value-type="string" calcext:value-type="string">
            <text:p><text:s/>2304 <text:s/>sqft</text:p>
          </table:table-cell>
          <table:table-cell office:value-type="string" calcext:value-type="string">
            <text:p><text:s/>2532 <text:s/>sqft</text:p>
          </table:table-cell>
          <table:table-cell office:value-type="string" calcext:value-type="string">
            <text:p><text:s/>2238 <text:s/>sqft</text:p>
          </table:table-cell>
          <table:table-cell office:value-type="string" calcext:value-type="string">
            <text:p><text:s/>2556 <text:s/>sqft</text:p>
          </table:table-cell>
          <table:table-cell office:value-type="string" calcext:value-type="string">
            <text:p><text:s/>3027 <text:s/>sqft</text:p>
          </table:table-cell>
          <table:table-cell office:value-type="string" calcext:value-type="string">
            <text:p><text:s/>3909 <text:s/>sqft</text:p>
          </table:table-cell>
          <table:table-cell office:value-type="string" calcext:value-type="string">
            <text:p><text:s/>2425 <text:s/>sqft</text:p>
          </table:table-cell>
          <table:table-cell office:value-type="string" calcext:value-type="string">
            <text:p><text:s/>2514 <text:s/>sqft</text:p>
          </table:table-cell>
          <table:table-cell office:value-type="string" calcext:value-type="string">
            <text:p><text:s/>2528 <text:s/>sqft</text:p>
          </table:table-cell>
          <table:table-cell office:value-type="string" calcext:value-type="string">
            <text:p><text:s/>2969 <text:s/>sqft</text:p>
          </table:table-cell>
          <table:table-cell office:value-type="string" calcext:value-type="string">
            <text:p><text:s/>3064 <text:s/>sqft</text:p>
          </table:table-cell>
          <table:table-cell office:value-type="string" calcext:value-type="string">
            <text:p><text:s/>3500 <text:s/>sqft</text:p>
          </table:table-cell>
          <table:table-cell office:value-type="string" calcext:value-type="string">
            <text:p><text:s/>4526 <text:s/>sqft</text:p>
          </table:table-cell>
          <table:table-cell office:value-type="string" calcext:value-type="string">
            <text:p><text:s/>2636 <text:s/>sqft</text:p>
          </table:table-cell>
          <table:table-cell office:value-type="string" calcext:value-type="string">
            <text:p><text:s/>2902 <text:s/>sqft</text:p>
          </table:table-cell>
          <table:table-cell office:value-type="string" calcext:value-type="string">
            <text:p><text:s/>3357 <text:s/>sqft</text:p>
          </table:table-cell>
          <table:table-cell office:value-type="string" calcext:value-type="string">
            <text:p><text:s/>3267 <text:s/>sqft</text:p>
          </table:table-cell>
          <table:table-cell office:value-type="string" calcext:value-type="string">
            <text:p><text:s/>4514 <text:s/>sqft</text:p>
          </table:table-cell>
          <table:table-cell office:value-type="string" calcext:value-type="string">
            <text:p><text:s/>3905 <text:s/>sqft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<text:s/>3084 <text:s/>sqft</text:p>
          </table:table-cell>
          <table:table-cell office:value-type="string" calcext:value-type="string">
            <text:p><text:s/>2871 <text:s/>sqft</text:p>
          </table:table-cell>
          <table:table-cell office:value-type="string" calcext:value-type="string">
            <text:p><text:s/>3483 <text:s/>sqft</text:p>
          </table:table-cell>
          <table:table-cell office:value-type="string" calcext:value-type="string">
            <text:p><text:s/>3314 <text:s/>sqft</text:p>
          </table:table-cell>
          <table:table-cell office:value-type="string" calcext:value-type="string">
            <text:p><text:s/>3554 <text:s/>sqft</text:p>
          </table:table-cell>
          <table:table-cell office:value-type="string" calcext:value-type="string">
            <text:p><text:s/>4478 <text:s/>sqft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string" calcext:value-type="string">
            <text:p>=</text:p>
          </table:table-cell>
          <table:table-cell office:value-type="float" office:value="11.29" calcext:value-type="float">
            <text:p>11.29</text:p>
          </table:table-cell>
          <table:table-cell office:value-type="float" office:value="12.46" calcext:value-type="float">
            <text:p>12.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.23" calcext:value-type="float">
            <text:p>9.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4" calcext:value-type="float">
            <text:p>13.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float" office:value="11.39" calcext:value-type="float">
            <text:p>11.39</text:p>
          </table:table-cell>
          <table:table-cell office:value-type="float" office:value="10.05" calcext:value-type="float">
            <text:p>10.05</text:p>
          </table:table-cell>
          <table:table-cell office:value-type="float" office:value="8.01" calcext:value-type="float">
            <text:p>8.01</text:p>
          </table:table-cell>
          <table:table-cell office:value-type="float" office:value="14" calcext:value-type="float">
            <text:p>14</text:p>
          </table:table-cell>
          <table:table-cell office:value-type="float" office:value="13.66" calcext:value-type="float">
            <text:p>13.66</text:p>
          </table:table-cell>
          <table:table-cell office:value-type="float" office:value="14" calcext:value-type="float">
            <text:p>14</text:p>
          </table:table-cell>
          <table:table-cell office:value-type="float" office:value="13.14" calcext:value-type="float">
            <text:p>13.14</text:p>
          </table:table-cell>
          <table:table-cell office:value-type="float" office:value="11.87" calcext:value-type="float">
            <text:p>11.87</text:p>
          </table:table-cell>
          <table:table-cell office:value-type="float" office:value="9.74" calcext:value-type="float">
            <text:p>9.74</text:p>
          </table:table-cell>
          <table:table-cell/>
          <table:table-cell office:value-type="float" office:value="12.44" calcext:value-type="float">
            <text:p>12.44</text:p>
          </table:table-cell>
          <table:table-cell office:value-type="float" office:value="12.6" calcext:value-type="float">
            <text:p>12.6</text:p>
          </table:table-cell>
          <table:table-cell office:value-type="float" office:value="10.65" calcext:value-type="float">
            <text:p>10.65</text:p>
          </table:table-cell>
          <table:table-cell office:value-type="float" office:value="12.09" calcext:value-type="float">
            <text:p>12.09</text:p>
          </table:table-cell>
          <table:table-cell office:value-type="float" office:value="11.45" calcext:value-type="float">
            <text:p>11.45</text:p>
          </table:table-cell>
          <table:table-cell office:value-type="float" office:value="10.06" calcext:value-type="float">
            <text:p>10.06</text:p>
          </table:table-cell>
          <table:table-cell office:value-type="float" office:value="9.07" calcext:value-type="float">
            <text:p>9.07</text:p>
          </table:table-cell>
          <table:table-cell office:value-type="float" office:value="14" calcext:value-type="float">
            <text:p>14</text:p>
          </table:table-cell>
          <table:table-cell office:value-type="float" office:value="13.03" calcext:value-type="float">
            <text:p>13.03</text:p>
          </table:table-cell>
          <table:table-cell office:value-type="float" office:value="13.13" calcext:value-type="float">
            <text:p>13.1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06" calcext:value-type="float">
            <text:p>11.06</text:p>
          </table:table-cell>
          <table:table-cell office:value-type="float" office:value="9.75" calcext:value-type="float">
            <text:p>9.75</text:p>
          </table:table-cell>
          <table:table-cell office:value-type="float" office:value="9.12" calcext:value-type="float">
            <text:p>9.12</text:p>
          </table:table-cell>
          <table:table-cell office:value-type="float" office:value="13.77" calcext:value-type="float">
            <text:p>13.77</text:p>
          </table:table-cell>
          <table:table-cell office:value-type="float" office:value="13.49" calcext:value-type="float">
            <text:p>13.49</text:p>
          </table:table-cell>
          <table:table-cell office:value-type="float" office:value="11.78" calcext:value-type="float">
            <text:p>11.78</text:p>
          </table:table-cell>
          <table:table-cell office:value-type="float" office:value="11.9" calcext:value-type="float">
            <text:p>11.9</text:p>
          </table:table-cell>
          <table:table-cell office:value-type="float" office:value="11.33" calcext:value-type="float">
            <text:p>11.33</text:p>
          </table:table-cell>
          <table:table-cell office:value-type="float" office:value="10.31" calcext:value-type="float">
            <text:p>10.31</text:p>
          </table:table-cell>
          <table:table-cell office:value-type="float" office:value="9.84" calcext:value-type="float">
            <text:p>9.84</text:p>
          </table:table-cell>
          <table:table-cell office:value-type="float" office:value="13.7" calcext:value-type="float">
            <text:p>13.7</text:p>
          </table:table-cell>
          <table:table-cell office:value-type="float" office:value="13.29" calcext:value-type="float">
            <text:p>13.29</text:p>
          </table:table-cell>
          <table:table-cell office:value-type="float" office:value="12.26" calcext:value-type="float">
            <text:p>12.26</text:p>
          </table:table-cell>
          <table:table-cell office:value-type="float" office:value="11.57" calcext:value-type="float">
            <text:p>11.57</text:p>
          </table:table-cell>
          <table:table-cell office:value-type="float" office:value="10.28" calcext:value-type="float">
            <text:p>10.2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R</text:p>
          </table:table-cell>
          <table:table-cell office:value-type="float" office:value="13.81" calcext:value-type="float">
            <text:p>13.81</text:p>
          </table:table-cell>
          <table:table-cell office:value-type="float" office:value="12.16" calcext:value-type="float">
            <text:p>12.16</text:p>
          </table:table-cell>
          <table:table-cell office:value-type="float" office:value="12.06" calcext:value-type="float">
            <text:p>12.06</text:p>
          </table:table-cell>
          <table:table-cell office:value-type="float" office:value="11.08" calcext:value-type="float">
            <text:p>11.08</text:p>
          </table:table-cell>
          <table:table-cell office:value-type="float" office:value="10.38" calcext:value-type="float">
            <text:p>10.38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string" calcext:value-type="string">
            <text:p>=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/>
          <table:table-cell office:value-type="float" office:value="0.121" calcext:value-type="float">
            <text:p>0.1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/c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" calcext:value-type="float">
            <text:p>0.1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8" calcext:value-type="float">
            <text:p>0.118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/c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/c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68.8 <text:s/>ft</text:p>
          </table:table-cell>
          <table:table-cell office:value-type="string" calcext:value-type="string">
            <text:p><text:s/>76.7 <text:s/>ft</text:p>
          </table:table-cell>
          <table:table-cell office:value-type="string" calcext:value-type="string">
            <text:p><text:s/>90.2 <text:s/>ft</text:p>
          </table:table-cell>
          <table:table-cell table:number-columns-repeated="2"/>
          <table:table-cell office:value-type="string" calcext:value-type="string">
            <text:p><text:s/>102.5 <text:s/>ft</text:p>
          </table:table-cell>
          <table:table-cell/>
          <table:table-cell office:value-type="string" calcext:value-type="string">
            <text:p><text:s/>108.0 <text:s/>ft</text:p>
          </table:table-cell>
          <table:table-cell office:value-type="string" calcext:value-type="string">
            <text:p><text:s/>116.8 <text:s/>ft</text:p>
          </table:table-cell>
          <table:table-cell office:value-type="string" calcext:value-type="string">
            <text:p><text:s/>123.5 <text:s/>ft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<text:s/>124.3 <text:s/>ft</text:p>
          </table:table-cell>
          <table:table-cell office:value-type="string" calcext:value-type="string">
            <text:p><text:s/>137.1 <text:s/>ft</text:p>
          </table:table-cell>
          <table:table-cell office:value-type="string" calcext:value-type="string">
            <text:p><text:s/>135.0 <text:s/>ft</text:p>
          </table:table-cell>
          <table:table-cell office:value-type="string" calcext:value-type="string">
            <text:p><text:s/>130.9 <text:s/>ft</text:p>
          </table:table-cell>
          <table:table-cell office:value-type="string" calcext:value-type="string">
            <text:p><text:s/>133.0 <text:s/>ft</text:p>
          </table:table-cell>
          <table:table-cell table:number-columns-repeated="2" office:value-type="string" calcext:value-type="string">
            <text:p><text:s/>145.6 <text:s/>ft</text:p>
          </table:table-cell>
          <table:table-cell office:value-type="string" calcext:value-type="string">
            <text:p><text:s/>151.8 <text:s/>ft</text:p>
          </table:table-cell>
          <table:table-cell office:value-type="string" calcext:value-type="string">
            <text:p><text:s/>148.0 <text:s/>ft</text:p>
          </table:table-cell>
          <table:table-cell/>
          <table:table-cell office:value-type="string" calcext:value-type="string">
            <text:p><text:s/>138.6 <text:s/>ft</text:p>
          </table:table-cell>
          <table:table-cell office:value-type="string" calcext:value-type="string">
            <text:p><text:s/>154.5 <text:s/>ft</text:p>
          </table:table-cell>
          <table:table-cell office:value-type="string" calcext:value-type="string">
            <text:p><text:s/>145.9 <text:s/>ft</text:p>
          </table:table-cell>
          <table:table-cell office:value-type="string" calcext:value-type="string">
            <text:p><text:s/>157.6 <text:s/>ft</text:p>
          </table:table-cell>
          <table:table-cell office:value-type="string" calcext:value-type="string">
            <text:p><text:s/>154.0 <text:s/>ft</text:p>
          </table:table-cell>
          <table:table-cell office:value-type="string" calcext:value-type="string">
            <text:p><text:s/>156.5 <text:s/>ft</text:p>
          </table:table-cell>
          <table:table-cell office:value-type="string" calcext:value-type="string">
            <text:p><text:s/>168.3 <text:s/>ft</text:p>
          </table:table-cell>
          <table:table-cell office:value-type="string" calcext:value-type="string">
            <text:p><text:s/>160.2 <text:s/>ft</text:p>
          </table:table-cell>
          <table:table-cell office:value-type="string" calcext:value-type="string">
            <text:p><text:s/>173.3 <text:s/>ft</text:p>
          </table:table-cell>
          <table:table-cell office:value-type="string" calcext:value-type="string">
            <text:p><text:s/>182.3 <text:s/>ft</text:p>
          </table:table-cell>
          <table:table-cell office:value-type="string" calcext:value-type="string">
            <text:p><text:s/>160.7 <text:s/>ft</text:p>
          </table:table-cell>
          <table:table-cell office:value-type="string" calcext:value-type="string">
            <text:p><text:s/>168.1 <text:s/>ft</text:p>
          </table:table-cell>
          <table:table-cell office:value-type="string" calcext:value-type="string">
            <text:p><text:s/>171.8 <text:s/>ft</text:p>
          </table:table-cell>
          <table:table-cell office:value-type="string" calcext:value-type="string">
            <text:p><text:s/>188.8 <text:s/>ft</text:p>
          </table:table-cell>
          <table:table-cell office:value-type="string" calcext:value-type="string">
            <text:p><text:s/>182.8 <text:s/>ft</text:p>
          </table:table-cell>
          <table:table-cell office:value-type="string" calcext:value-type="string">
            <text:p><text:s/>184.2 <text:s/>ft</text:p>
          </table:table-cell>
          <table:table-cell office:value-type="string" calcext:value-type="string">
            <text:p><text:s/>172.6 <text:s/>ft</text:p>
          </table:table-cell>
          <table:table-cell office:value-type="string" calcext:value-type="string">
            <text:p><text:s/>188.0 <text:s/>ft</text:p>
          </table:table-cell>
          <table:table-cell office:value-type="string" calcext:value-type="string">
            <text:p><text:s/>186.4 <text:s/>ft</text:p>
          </table:table-cell>
          <table:table-cell office:value-type="string" calcext:value-type="string">
            <text:p><text:s/>190.0 <text:s/>ft</text:p>
          </table:table-cell>
          <table:table-cell office:value-type="string" calcext:value-type="string">
            <text:p><text:s/>211.1 <text:s/>ft</text:p>
          </table:table-cell>
          <table:table-cell office:value-type="string" calcext:value-type="string">
            <text:p><text:s/>190.1 <text:s/>ft</text:p>
          </table:table-cell>
          <table:table-cell office:value-type="string" calcext:value-type="string">
            <text:p><text:s/>196.4 <text:s/>ft</text:p>
          </table:table-cell>
          <table:table-cell office:value-type="string" calcext:value-type="string">
            <text:p><text:s/>202.9 <text:s/>ft</text:p>
          </table:table-cell>
          <table:table-cell office:value-type="string" calcext:value-type="string">
            <text:p><text:s/>194.4 <text:s/>ft</text:p>
          </table:table-cell>
          <table:table-cell office:value-type="string" calcext:value-type="string">
            <text:p><text:s/>215.4 <text:s/>ft</text:p>
          </table:table-cell>
          <table:table-cell office:value-type="string" calcext:value-type="string">
            <text:p><text:s/>206.3 <text:s/>ft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<text:s/>206.4 <text:s/>ft</text:p>
          </table:table-cell>
          <table:table-cell office:value-type="string" calcext:value-type="string">
            <text:p><text:s/>186.8 <text:s/>ft</text:p>
          </table:table-cell>
          <table:table-cell office:value-type="string" calcext:value-type="string">
            <text:p><text:s/>205.0 <text:s/>ft</text:p>
          </table:table-cell>
          <table:table-cell office:value-type="string" calcext:value-type="string">
            <text:p><text:s/>191.7 <text:s/>ft</text:p>
          </table:table-cell>
          <table:table-cell office:value-type="string" calcext:value-type="string">
            <text:p><text:s/>192.1 <text:s/>ft</text:p>
          </table:table-cell>
          <table:table-cell office:value-type="string" calcext:value-type="string">
            <text:p><text:s/>223.9 <text:s/>ft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04.6 <text:s/>lbs/sqft</text:p>
          </table:table-cell>
          <table:table-cell office:value-type="string" calcext:value-type="string">
            <text:p><text:s/>108.8 <text:s/>lbs/sqft</text:p>
          </table:table-cell>
          <table:table-cell office:value-type="string" calcext:value-type="string">
            <text:p><text:s/>104.9 <text:s/>lbs/sqft</text:p>
          </table:table-cell>
          <table:table-cell table:number-columns-repeated="2"/>
          <table:table-cell office:value-type="string" calcext:value-type="string">
            <text:p><text:s/>94.7 <text:s/>lbs/sqft</text:p>
          </table:table-cell>
          <table:table-cell/>
          <table:table-cell office:value-type="string" calcext:value-type="string">
            <text:p><text:s/>107.2 <text:s/>lbs/sqft</text:p>
          </table:table-cell>
          <table:table-cell office:value-type="string" calcext:value-type="string">
            <text:p><text:s/>114.9 <text:s/>lbs/sqft</text:p>
          </table:table-cell>
          <table:table-cell office:value-type="string" calcext:value-type="string">
            <text:p><text:s/>108.1 <text:s/>lbs/sqft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13.3 <text:s/>lbs/sqft</text:p>
          </table:table-cell>
          <table:table-cell office:value-type="string" calcext:value-type="string">
            <text:p><text:s/>116.9 <text:s/>lbs/sqft</text:p>
          </table:table-cell>
          <table:table-cell office:value-type="string" calcext:value-type="string">
            <text:p><text:s/>110.4 <text:s/>lbs/sqft</text:p>
          </table:table-cell>
          <table:table-cell office:value-type="string" calcext:value-type="string">
            <text:p><text:s/>116.3 <text:s/>lbs/sqft</text:p>
          </table:table-cell>
          <table:table-cell office:value-type="string" calcext:value-type="string">
            <text:p><text:s/>116.6 <text:s/>lbs/sqft</text:p>
          </table:table-cell>
          <table:table-cell office:value-type="string" calcext:value-type="string">
            <text:p><text:s/>122.6 <text:s/>lbs/sqft</text:p>
          </table:table-cell>
          <table:table-cell office:value-type="string" calcext:value-type="string">
            <text:p><text:s/>120.8 <text:s/>lbs/sqft</text:p>
          </table:table-cell>
          <table:table-cell office:value-type="string" calcext:value-type="string">
            <text:p><text:s/>124.3 <text:s/>lbs/sqft</text:p>
          </table:table-cell>
          <table:table-cell/>
          <table:table-cell office:value-type="string" calcext:value-type="string">
            <text:p><text:s/>113.8 <text:s/>lbs/sqft</text:p>
          </table:table-cell>
          <table:table-cell office:value-type="string" calcext:value-type="string">
            <text:p><text:s/>121.7 <text:s/>lbs/sqft</text:p>
          </table:table-cell>
          <table:table-cell office:value-type="string" calcext:value-type="string">
            <text:p><text:s/>127.0 <text:s/>lbs/sqft</text:p>
          </table:table-cell>
          <table:table-cell office:value-type="string" calcext:value-type="string">
            <text:p><text:s/>123.8 <text:s/>lbs/sqft</text:p>
          </table:table-cell>
          <table:table-cell office:value-type="string" calcext:value-type="string">
            <text:p><text:s/>135.9 <text:s/>lbs/sqft</text:p>
          </table:table-cell>
          <table:table-cell office:value-type="string" calcext:value-type="string">
            <text:p><text:s/>136.8 <text:s/>lbs/sqft</text:p>
          </table:table-cell>
          <table:table-cell office:value-type="string" calcext:value-type="string">
            <text:p><text:s/>137.4 <text:s/>lbs/sqft</text:p>
          </table:table-cell>
          <table:table-cell office:value-type="string" calcext:value-type="string">
            <text:p><text:s/>125.2 <text:s/>lbs/sqft</text:p>
          </table:table-cell>
          <table:table-cell office:value-type="string" calcext:value-type="string">
            <text:p><text:s/>117.8 <text:s/>lbs/sqft</text:p>
          </table:table-cell>
          <table:table-cell office:value-type="string" calcext:value-type="string">
            <text:p><text:s/>122.7 <text:s/>lbs/sqft</text:p>
          </table:table-cell>
          <table:table-cell office:value-type="string" calcext:value-type="string">
            <text:p><text:s/>146.2 <text:s/>lbs/sqft</text:p>
          </table:table-cell>
          <table:table-cell office:value-type="string" calcext:value-type="string">
            <text:p><text:s/>146.6 <text:s/>lbs/sqft</text:p>
          </table:table-cell>
          <table:table-cell office:value-type="string" calcext:value-type="string">
            <text:p><text:s/>146.7 <text:s/>lbs/sqft</text:p>
          </table:table-cell>
          <table:table-cell office:value-type="string" calcext:value-type="string">
            <text:p><text:s/>144.9 <text:s/>lbs/sqft</text:p>
          </table:table-cell>
          <table:table-cell office:value-type="string" calcext:value-type="string">
            <text:p><text:s/>118.3 <text:s/>lbs/sqft</text:p>
          </table:table-cell>
          <table:table-cell office:value-type="string" calcext:value-type="string">
            <text:p><text:s/>127.5 <text:s/>lbs/sqft</text:p>
          </table:table-cell>
          <table:table-cell office:value-type="string" calcext:value-type="string">
            <text:p><text:s/>138.1 <text:s/>lbs/sqft</text:p>
          </table:table-cell>
          <table:table-cell office:value-type="string" calcext:value-type="string">
            <text:p><text:s/>136.5 <text:s/>lbs/sqft</text:p>
          </table:table-cell>
          <table:table-cell office:value-type="string" calcext:value-type="string">
            <text:p><text:s/>147.7 <text:s/>lbs/sqft</text:p>
          </table:table-cell>
          <table:table-cell office:value-type="string" calcext:value-type="string">
            <text:p><text:s/>152.3 <text:s/>lbs/sqft</text:p>
          </table:table-cell>
          <table:table-cell office:value-type="string" calcext:value-type="string">
            <text:p><text:s/>149.2 <text:s/>lbs/sqft</text:p>
          </table:table-cell>
          <table:table-cell office:value-type="string" calcext:value-type="string">
            <text:p><text:s/>124.2 <text:s/>lbs/sqft</text:p>
          </table:table-cell>
          <table:table-cell office:value-type="string" calcext:value-type="string">
            <text:p><text:s/>128.0 <text:s/>lbs/sqft</text:p>
          </table:table-cell>
          <table:table-cell office:value-type="string" calcext:value-type="string">
            <text:p><text:s/>128.6 <text:s/>lbs/sqft</text:p>
          </table:table-cell>
          <table:table-cell office:value-type="string" calcext:value-type="string">
            <text:p><text:s/>140.2 <text:s/>lbs/sqft</text:p>
          </table:table-cell>
          <table:table-cell office:value-type="string" calcext:value-type="string">
            <text:p><text:s/>126.9 <text:s/>lbs/sqft</text:p>
          </table:table-cell>
          <table:table-cell office:value-type="string" calcext:value-type="string">
            <text:p><text:s/>155.9 <text:s/>lbs/sqft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<text:s/>124.3 <text:s/>lbs/sqft</text:p>
          </table:table-cell>
          <table:table-cell office:value-type="string" calcext:value-type="string">
            <text:p><text:s/>141.0 <text:s/>lbs/sqft</text:p>
          </table:table-cell>
          <table:table-cell office:value-type="string" calcext:value-type="string">
            <text:p><text:s/>136.1 <text:s/>lbs/sqft</text:p>
          </table:table-cell>
          <table:table-cell office:value-type="string" calcext:value-type="string">
            <text:p><text:s/>154.1 <text:s/>lbs/sqft</text:p>
          </table:table-cell>
          <table:table-cell office:value-type="string" calcext:value-type="string">
            <text:p><text:s/>166.0 <text:s/>lbs/sqft</text:p>
          </table:table-cell>
          <table:table-cell office:value-type="string" calcext:value-type="string">
            <text:p><text:s/>158.3 <text:s/>lbs/sqft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1.16 <text:s/>ft</text:p>
          </table:table-cell>
          <table:table-cell office:value-type="string" calcext:value-type="string">
            <text:p><text:s/>41.67 <text:s/>ft</text:p>
          </table:table-cell>
          <table:table-cell office:value-type="string" calcext:value-type="string">
            <text:p><text:s/>35.73 <text:s/>ft</text:p>
          </table:table-cell>
          <table:table-cell table:number-columns-repeated="2"/>
          <table:table-cell office:value-type="string" calcext:value-type="string">
            <text:p><text:s/>28.35 <text:s/>ft</text:p>
          </table:table-cell>
          <table:table-cell/>
          <table:table-cell office:value-type="string" calcext:value-type="string">
            <text:p><text:s/>60.85 <text:s/>ft</text:p>
          </table:table-cell>
          <table:table-cell office:value-type="string" calcext:value-type="string">
            <text:p><text:s/>53.16 <text:s/>ft</text:p>
          </table:table-cell>
          <table:table-cell office:value-type="string" calcext:value-type="string">
            <text:p><text:s/>56.59 <text:s/>ft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<text:s/>47.07 <text:s/>ft</text:p>
          </table:table-cell>
          <table:table-cell office:value-type="string" calcext:value-type="string">
            <text:p><text:s/>48.76 <text:s/>ft</text:p>
          </table:table-cell>
          <table:table-cell office:value-type="string" calcext:value-type="string">
            <text:p><text:s/>45.86 <text:s/>ft</text:p>
          </table:table-cell>
          <table:table-cell office:value-type="string" calcext:value-type="string">
            <text:p><text:s/>68.85 <text:s/>ft</text:p>
          </table:table-cell>
          <table:table-cell office:value-type="string" calcext:value-type="string">
            <text:p><text:s/>68.65 <text:s/>ft</text:p>
          </table:table-cell>
          <table:table-cell office:value-type="string" calcext:value-type="string">
            <text:p><text:s/>67.14 <text:s/>ft</text:p>
          </table:table-cell>
          <table:table-cell office:value-type="string" calcext:value-type="string">
            <text:p><text:s/>65.61 <text:s/>ft</text:p>
          </table:table-cell>
          <table:table-cell office:value-type="string" calcext:value-type="string">
            <text:p><text:s/>64.71 <text:s/>ft</text:p>
          </table:table-cell>
          <table:table-cell office:value-type="string" calcext:value-type="string">
            <text:p><text:s/>56.08 <text:s/>ft</text:p>
          </table:table-cell>
          <table:table-cell/>
          <table:table-cell office:value-type="string" calcext:value-type="string">
            <text:p><text:s/>81.98 <text:s/>ft</text:p>
          </table:table-cell>
          <table:table-cell office:value-type="string" calcext:value-type="string">
            <text:p><text:s/>70.81 <text:s/>ft</text:p>
          </table:table-cell>
          <table:table-cell office:value-type="string" calcext:value-type="string">
            <text:p><text:s/>62.45 <text:s/>ft</text:p>
          </table:table-cell>
          <table:table-cell office:value-type="string" calcext:value-type="string">
            <text:p><text:s/>77.71 <text:s/>ft</text:p>
          </table:table-cell>
          <table:table-cell office:value-type="string" calcext:value-type="string">
            <text:p><text:s/>76.21 <text:s/>ft</text:p>
          </table:table-cell>
          <table:table-cell office:value-type="string" calcext:value-type="string">
            <text:p><text:s/>64.52 <text:s/>ft</text:p>
          </table:table-cell>
          <table:table-cell office:value-type="string" calcext:value-type="string">
            <text:p><text:s/>63.66 <text:s/>ft</text:p>
          </table:table-cell>
          <table:table-cell office:value-type="string" calcext:value-type="string">
            <text:p><text:s/>102.17 <text:s/>ft</text:p>
          </table:table-cell>
          <table:table-cell office:value-type="string" calcext:value-type="string">
            <text:p><text:s/>92.34 <text:s/>ft</text:p>
          </table:table-cell>
          <table:table-cell office:value-type="string" calcext:value-type="string">
            <text:p><text:s/>90.11 <text:s/>ft</text:p>
          </table:table-cell>
          <table:table-cell office:value-type="string" calcext:value-type="string">
            <text:p><text:s/>90.91 <text:s/>ft</text:p>
          </table:table-cell>
          <table:table-cell office:value-type="string" calcext:value-type="string">
            <text:p><text:s/>87.59 <text:s/>ft</text:p>
          </table:table-cell>
          <table:table-cell office:value-type="string" calcext:value-type="string">
            <text:p><text:s/>76.33 <text:s/>ft</text:p>
          </table:table-cell>
          <table:table-cell office:value-type="string" calcext:value-type="string">
            <text:p><text:s/>78.52 <text:s/>ft</text:p>
          </table:table-cell>
          <table:table-cell office:value-type="string" calcext:value-type="string">
            <text:p><text:s/>104.20 <text:s/>ft</text:p>
          </table:table-cell>
          <table:table-cell office:value-type="string" calcext:value-type="string">
            <text:p><text:s/>100.27 <text:s/>ft</text:p>
          </table:table-cell>
          <table:table-cell office:value-type="string" calcext:value-type="string">
            <text:p><text:s/>98.30 <text:s/>ft</text:p>
          </table:table-cell>
          <table:table-cell office:value-type="string" calcext:value-type="string">
            <text:p><text:s/>96.45 <text:s/>ft</text:p>
          </table:table-cell>
          <table:table-cell office:value-type="string" calcext:value-type="string">
            <text:p><text:s/>95.21 <text:s/>ft</text:p>
          </table:table-cell>
          <table:table-cell office:value-type="string" calcext:value-type="string">
            <text:p><text:s/>89.32 <text:s/>ft</text:p>
          </table:table-cell>
          <table:table-cell office:value-type="string" calcext:value-type="string">
            <text:p><text:s/>90.53 <text:s/>ft</text:p>
          </table:table-cell>
          <table:table-cell office:value-type="string" calcext:value-type="string">
            <text:p><text:s/>111.54 <text:s/>ft</text:p>
          </table:table-cell>
          <table:table-cell office:value-type="string" calcext:value-type="string">
            <text:p><text:s/>108.80 <text:s/>ft</text:p>
          </table:table-cell>
          <table:table-cell office:value-type="string" calcext:value-type="string">
            <text:p><text:s/>106.71 <text:s/>ft</text:p>
          </table:table-cell>
          <table:table-cell office:value-type="string" calcext:value-type="string">
            <text:p><text:s/>104.21 <text:s/>ft</text:p>
          </table:table-cell>
          <table:table-cell office:value-type="string" calcext:value-type="string">
            <text:p><text:s/>111.91 <text:s/>ft</text:p>
          </table:table-cell>
          <table:table-cell office:value-type="string" calcext:value-type="string">
            <text:p><text:s/>104.28 <text:s/>ft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<text:s/>118.78 <text:s/>ft</text:p>
          </table:table-cell>
          <table:table-cell office:value-type="string" calcext:value-type="string">
            <text:p><text:s/>116.68 <text:s/>ft</text:p>
          </table:table-cell>
          <table:table-cell office:value-type="string" calcext:value-type="string">
            <text:p><text:s/>111.30 <text:s/>ft</text:p>
          </table:table-cell>
          <table:table-cell office:value-type="string" calcext:value-type="string">
            <text:p><text:s/>110.67 <text:s/>ft</text:p>
          </table:table-cell>
          <table:table-cell office:value-type="string" calcext:value-type="string">
            <text:p><text:s/>114.69 <text:s/>ft</text:p>
          </table:table-cell>
          <table:table-cell office:value-type="string" calcext:value-type="string">
            <text:p><text:s/>116.61 <text:s/>ft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429 <text:s/>USG</text:p>
          </table:table-cell>
          <table:table-cell office:value-type="string" calcext:value-type="string">
            <text:p><text:s/>1533 <text:s/>USG</text:p>
          </table:table-cell>
          <table:table-cell office:value-type="string" calcext:value-type="string">
            <text:p><text:s/>2062 <text:s/>USG</text:p>
          </table:table-cell>
          <table:table-cell table:number-columns-repeated="2"/>
          <table:table-cell office:value-type="string" calcext:value-type="string">
            <text:p><text:s/>6970 <text:s/>USG</text:p>
          </table:table-cell>
          <table:table-cell/>
          <table:table-cell office:value-type="string" calcext:value-type="string">
            <text:p><text:s/>3536 <text:s/>USG</text:p>
          </table:table-cell>
          <table:table-cell office:value-type="string" calcext:value-type="string">
            <text:p><text:s/>4883 <text:s/>USG</text:p>
          </table:table-cell>
          <table:table-cell office:value-type="string" calcext:value-type="string">
            <text:p><text:s/>4861 <text:s/>USG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<text:s/>7458 <text:s/>USG</text:p>
          </table:table-cell>
          <table:table-cell office:value-type="string" calcext:value-type="string">
            <text:p><text:s/>12895 <text:s/>USG</text:p>
          </table:table-cell>
          <table:table-cell office:value-type="string" calcext:value-type="string">
            <text:p><text:s/>19155 <text:s/>USG</text:p>
          </table:table-cell>
          <table:table-cell office:value-type="string" calcext:value-type="string">
            <text:p><text:s/>6414 <text:s/>USG</text:p>
          </table:table-cell>
          <table:table-cell office:value-type="string" calcext:value-type="string">
            <text:p><text:s/>6785 <text:s/>USG</text:p>
          </table:table-cell>
          <table:table-cell office:value-type="string" calcext:value-type="string">
            <text:p><text:s/>8049 <text:s/>USG</text:p>
          </table:table-cell>
          <table:table-cell office:value-type="string" calcext:value-type="string">
            <text:p><text:s/>8870 <text:s/>USG</text:p>
          </table:table-cell>
          <table:table-cell office:value-type="string" calcext:value-type="string">
            <text:p><text:s/>11121 <text:s/>USG</text:p>
          </table:table-cell>
          <table:table-cell office:value-type="string" calcext:value-type="string">
            <text:p><text:s/>16433 <text:s/>USG</text:p>
          </table:table-cell>
          <table:table-cell/>
          <table:table-cell office:value-type="string" calcext:value-type="string">
            <text:p><text:s/>9381 <text:s/>USG</text:p>
          </table:table-cell>
          <table:table-cell office:value-type="string" calcext:value-type="string">
            <text:p><text:s/>13130 <text:s/>USG</text:p>
          </table:table-cell>
          <table:table-cell office:value-type="string" calcext:value-type="string">
            <text:p><text:s/>16256 <text:s/>USG</text:p>
          </table:table-cell>
          <table:table-cell office:value-type="string" calcext:value-type="string">
            <text:p><text:s/>12953 <text:s/>USG</text:p>
          </table:table-cell>
          <table:table-cell office:value-type="string" calcext:value-type="string">
            <text:p><text:s/>13592 <text:s/>USG</text:p>
          </table:table-cell>
          <table:table-cell office:value-type="string" calcext:value-type="string">
            <text:p><text:s/>18604 <text:s/>USG</text:p>
          </table:table-cell>
          <table:table-cell office:value-type="string" calcext:value-type="string">
            <text:p><text:s/>29409 <text:s/>USG</text:p>
          </table:table-cell>
          <table:table-cell office:value-type="string" calcext:value-type="string">
            <text:p><text:s/>11652 <text:s/>USG</text:p>
          </table:table-cell>
          <table:table-cell office:value-type="string" calcext:value-type="string">
            <text:p><text:s/>15320 <text:s/>USG</text:p>
          </table:table-cell>
          <table:table-cell office:value-type="string" calcext:value-type="string">
            <text:p><text:s/>17335 <text:s/>USG</text:p>
          </table:table-cell>
          <table:table-cell office:value-type="string" calcext:value-type="string">
            <text:p><text:s/>16411 <text:s/>USG</text:p>
          </table:table-cell>
          <table:table-cell office:value-type="string" calcext:value-type="string">
            <text:p><text:s/>18928 <text:s/>USG</text:p>
          </table:table-cell>
          <table:table-cell office:value-type="string" calcext:value-type="string">
            <text:p><text:s/>25920 <text:s/>USG</text:p>
          </table:table-cell>
          <table:table-cell office:value-type="string" calcext:value-type="string">
            <text:p><text:s/>37294 <text:s/>USG</text:p>
          </table:table-cell>
          <table:table-cell office:value-type="string" calcext:value-type="string">
            <text:p><text:s/>16763 <text:s/>USG</text:p>
          </table:table-cell>
          <table:table-cell office:value-type="string" calcext:value-type="string">
            <text:p><text:s/>18304 <text:s/>USG</text:p>
          </table:table-cell>
          <table:table-cell office:value-type="string" calcext:value-type="string">
            <text:p><text:s/>19833 <text:s/>USG</text:p>
          </table:table-cell>
          <table:table-cell office:value-type="string" calcext:value-type="string">
            <text:p><text:s/>22622 <text:s/>USG</text:p>
          </table:table-cell>
          <table:table-cell office:value-type="string" calcext:value-type="string">
            <text:p><text:s/>23909 <text:s/>USG</text:p>
          </table:table-cell>
          <table:table-cell office:value-type="string" calcext:value-type="string">
            <text:p><text:s/>29854 <text:s/>USG</text:p>
          </table:table-cell>
          <table:table-cell office:value-type="string" calcext:value-type="string">
            <text:p><text:s/>42204 <text:s/>USG</text:p>
          </table:table-cell>
          <table:table-cell office:value-type="string" calcext:value-type="string">
            <text:p><text:s/>20162 <text:s/>USG</text:p>
          </table:table-cell>
          <table:table-cell office:value-type="string" calcext:value-type="string">
            <text:p><text:s/>22341 <text:s/>USG</text:p>
          </table:table-cell>
          <table:table-cell office:value-type="string" calcext:value-type="string">
            <text:p><text:s/>27150 <text:s/>USG</text:p>
          </table:table-cell>
          <table:table-cell office:value-type="string" calcext:value-type="string">
            <text:p><text:s/>26606 <text:s/>USG</text:p>
          </table:table-cell>
          <table:table-cell office:value-type="string" calcext:value-type="string">
            <text:p><text:s/>35760 <text:s/>USG</text:p>
          </table:table-cell>
          <table:table-cell office:value-type="string" calcext:value-type="string">
            <text:p><text:s/>33112 <text:s/>USG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<text:s/>24049 <text:s/>USG</text:p>
          </table:table-cell>
          <table:table-cell office:value-type="string" calcext:value-type="string">
            <text:p><text:s/>24471 <text:s/>USG</text:p>
          </table:table-cell>
          <table:table-cell office:value-type="string" calcext:value-type="string">
            <text:p><text:s/>29498 <text:s/>USG</text:p>
          </table:table-cell>
          <table:table-cell office:value-type="string" calcext:value-type="string">
            <text:p><text:s/>29366 <text:s/>USG</text:p>
          </table:table-cell>
          <table:table-cell office:value-type="string" calcext:value-type="string">
            <text:p><text:s/>32276 <text:s/>USG</text:p>
          </table:table-cell>
          <table:table-cell office:value-type="string" calcext:value-type="string">
            <text:p><text:s/>37915 <text:s/>USG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3.7 deg</text:p>
          </table:table-cell>
          <table:table-cell office:value-type="string" calcext:value-type="string">
            <text:p><text:s/>23.5 deg</text:p>
          </table:table-cell>
          <table:table-cell office:value-type="string" calcext:value-type="string">
            <text:p><text:s/>36.4 deg</text:p>
          </table:table-cell>
          <table:table-cell table:number-columns-repeated="2"/>
          <table:table-cell office:value-type="string" calcext:value-type="string">
            <text:p><text:s/>44.9 deg</text:p>
          </table:table-cell>
          <table:table-cell/>
          <table:table-cell office:value-type="string" calcext:value-type="string">
            <text:p><text:s/>19.5 deg</text:p>
          </table:table-cell>
          <table:table-cell office:value-type="string" calcext:value-type="string">
            <text:p><text:s/>26.8 deg</text:p>
          </table:table-cell>
          <table:table-cell office:value-type="string" calcext:value-type="string">
            <text:p><text:s/>30.4 deg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<text:s/>41.6 deg</text:p>
          </table:table-cell>
          <table:table-cell office:value-type="string" calcext:value-type="string">
            <text:p><text:s/>40.7 deg</text:p>
          </table:table-cell>
          <table:table-cell office:value-type="string" calcext:value-type="string">
            <text:p><text:s/>43.6 deg</text:p>
          </table:table-cell>
          <table:table-cell office:value-type="string" calcext:value-type="string">
            <text:p><text:s/>23.2 deg</text:p>
          </table:table-cell>
          <table:table-cell office:value-type="string" calcext:value-type="string">
            <text:p><text:s/>24.5 deg</text:p>
          </table:table-cell>
          <table:table-cell office:value-type="string" calcext:value-type="string">
            <text:p><text:s/>28.2 deg</text:p>
          </table:table-cell>
          <table:table-cell office:value-type="string" calcext:value-type="string">
            <text:p><text:s/>31.5 deg</text:p>
          </table:table-cell>
          <table:table-cell office:value-type="string" calcext:value-type="string">
            <text:p><text:s/>33.9 deg</text:p>
          </table:table-cell>
          <table:table-cell office:value-type="string" calcext:value-type="string">
            <text:p><text:s/>41.3 deg</text:p>
          </table:table-cell>
          <table:table-cell/>
          <table:table-cell office:value-type="string" calcext:value-type="string">
            <text:p><text:s/>22.8 deg</text:p>
          </table:table-cell>
          <table:table-cell office:value-type="string" calcext:value-type="string">
            <text:p><text:s/>28.4 deg</text:p>
          </table:table-cell>
          <table:table-cell office:value-type="string" calcext:value-type="string">
            <text:p><text:s/>39.1 deg</text:p>
          </table:table-cell>
          <table:table-cell office:value-type="string" calcext:value-type="string">
            <text:p><text:s/>31.9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42.9 deg</text:p>
          </table:table-cell>
          <table:table-cell office:value-type="string" calcext:value-type="string">
            <text:p><text:s/>43.2 deg</text:p>
          </table:table-cell>
          <table:table-cell office:value-type="string" calcext:value-type="string">
            <text:p><text:s/>7.2 deg</text:p>
          </table:table-cell>
          <table:table-cell office:value-type="string" calcext:value-type="string">
            <text:p><text:s/>25.6 deg</text:p>
          </table:table-cell>
          <table:table-cell office:value-type="string" calcext:value-type="string">
            <text:p><text:s/>29.2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34.7 deg</text:p>
          </table:table-cell>
          <table:table-cell office:value-type="string" calcext:value-type="string">
            <text:p><text:s/>42.2 deg</text:p>
          </table:table-cell>
          <table:table-cell office:value-type="string" calcext:value-type="string">
            <text:p><text:s/>41.7 deg</text:p>
          </table:table-cell>
          <table:table-cell office:value-type="string" calcext:value-type="string">
            <text:p><text:s/>18.3 deg</text:p>
          </table:table-cell>
          <table:table-cell office:value-type="string" calcext:value-type="string">
            <text:p><text:s/>25.2 deg</text:p>
          </table:table-cell>
          <table:table-cell office:value-type="string" calcext:value-type="string">
            <text:p><text:s/>29.5 deg</text:p>
          </table:table-cell>
          <table:table-cell office:value-type="string" calcext:value-type="string">
            <text:p><text:s/>31.8 deg</text:p>
          </table:table-cell>
          <table:table-cell office:value-type="string" calcext:value-type="string">
            <text:p><text:s/>34.2 deg</text:p>
          </table:table-cell>
          <table:table-cell office:value-type="string" calcext:value-type="string">
            <text:p><text:s/>39.1 deg</text:p>
          </table:table-cell>
          <table:table-cell office:value-type="string" calcext:value-type="string">
            <text:p><text:s/>39.8 deg</text:p>
          </table:table-cell>
          <table:table-cell office:value-type="string" calcext:value-type="string">
            <text:p><text:s/>20.5 deg</text:p>
          </table:table-cell>
          <table:table-cell office:value-type="string" calcext:value-type="string">
            <text:p><text:s/>25.3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2.4 deg</text:p>
          </table:table-cell>
          <table:table-cell office:value-type="string" calcext:value-type="string">
            <text:p><text:s/>28.5 deg</text:p>
          </table:table-cell>
          <table:table-cell office:value-type="string" calcext:value-type="string">
            <text:p><text:s/>35.5 deg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<text:s/>19.7 deg</text:p>
          </table:table-cell>
          <table:table-cell office:value-type="string" calcext:value-type="string">
            <text:p><text:s/>24.4 deg</text:p>
          </table:table-cell>
          <table:table-cell office:value-type="string" calcext:value-type="string">
            <text:p><text:s/>30.4 deg</text:p>
          </table:table-cell>
          <table:table-cell office:value-type="string" calcext:value-type="string">
            <text:p><text:s/>33.0 deg</text:p>
          </table:table-cell>
          <table:table-cell office:value-type="string" calcext:value-type="string">
            <text:p><text:s/>32.1 deg</text:p>
          </table:table-cell>
          <table:table-cell office:value-type="string" calcext:value-type="string">
            <text:p><text:s/>31.2 deg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83 / 0.700 <text:s/>sqft / nd</text:p>
          </table:table-cell>
          <table:table-cell office:value-type="string" calcext:value-type="string">
            <text:p><text:s/>97 / 0.700 <text:s/>sqft / nd</text:p>
          </table:table-cell>
          <table:table-cell office:value-type="string" calcext:value-type="string">
            <text:p><text:s/>123 / 0.700 <text:s/>sqft / nd</text:p>
          </table:table-cell>
          <table:table-cell table:number-columns-repeated="2"/>
          <table:table-cell office:value-type="string" calcext:value-type="string">
            <text:p><text:s/>373 / 0.700 <text:s/>sqft / nd</text:p>
          </table:table-cell>
          <table:table-cell/>
          <table:table-cell office:value-type="string" calcext:value-type="string">
            <text:p><text:s/>161 / 0.700 <text:s/>sqft / nd</text:p>
          </table:table-cell>
          <table:table-cell office:value-type="string" calcext:value-type="string">
            <text:p><text:s/>191 / 0.700 <text:s/>sqft / nd</text:p>
          </table:table-cell>
          <table:table-cell office:value-type="string" calcext:value-type="string">
            <text:p><text:s/>245 / 0.700 <text:s/>sqft / nd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<text:s/>348 / 0.700 <text:s/>sqft / nd</text:p>
          </table:table-cell>
          <table:table-cell office:value-type="string" calcext:value-type="string">
            <text:p><text:s/>617 / 0.700 <text:s/>sqft / nd</text:p>
          </table:table-cell>
          <table:table-cell office:value-type="string" calcext:value-type="string">
            <text:p><text:s/>874 / 0.700 <text:s/>sqft / nd</text:p>
          </table:table-cell>
          <table:table-cell office:value-type="string" calcext:value-type="string">
            <text:p><text:s/>250 / 0.700 <text:s/>sqft / nd</text:p>
          </table:table-cell>
          <table:table-cell office:value-type="string" calcext:value-type="string">
            <text:p><text:s/>278 / 0.700 <text:s/>sqft / nd</text:p>
          </table:table-cell>
          <table:table-cell office:value-type="string" calcext:value-type="string">
            <text:p><text:s/>352 / 0.700 <text:s/>sqft / nd</text:p>
          </table:table-cell>
          <table:table-cell office:value-type="string" calcext:value-type="string">
            <text:p><text:s/>400 / 0.700 <text:s/>sqft / nd</text:p>
          </table:table-cell>
          <table:table-cell office:value-type="string" calcext:value-type="string">
            <text:p><text:s/>557 / 0.700 <text:s/>sqft / nd</text:p>
          </table:table-cell>
          <table:table-cell office:value-type="string" calcext:value-type="string">
            <text:p><text:s/>705 / 0.700 <text:s/>sqft / nd</text:p>
          </table:table-cell>
          <table:table-cell/>
          <table:table-cell office:value-type="string" calcext:value-type="string">
            <text:p><text:s/>320 / 0.700 <text:s/>sqft / nd</text:p>
          </table:table-cell>
          <table:table-cell office:value-type="string" calcext:value-type="string">
            <text:p><text:s/>384 / 0.700 <text:s/>sqft / nd</text:p>
          </table:table-cell>
          <table:table-cell office:value-type="string" calcext:value-type="string">
            <text:p><text:s/>438 / 0.700 <text:s/>sqft / nd</text:p>
          </table:table-cell>
          <table:table-cell office:value-type="string" calcext:value-type="string">
            <text:p><text:s/>510 / 0.700 <text:s/>sqft / nd</text:p>
          </table:table-cell>
          <table:table-cell office:value-type="string" calcext:value-type="string">
            <text:p><text:s/>529 / 0.700 <text:s/>sqft / nd</text:p>
          </table:table-cell>
          <table:table-cell office:value-type="string" calcext:value-type="string">
            <text:p><text:s/>656 / 0.700 <text:s/>sqft / nd</text:p>
          </table:table-cell>
          <table:table-cell office:value-type="string" calcext:value-type="string">
            <text:p><text:s/>997 / 0.700 <text:s/>sqft / nd</text:p>
          </table:table-cell>
          <table:table-cell office:value-type="string" calcext:value-type="string">
            <text:p><text:s/>348 / 0.700 <text:s/>sqft / nd</text:p>
          </table:table-cell>
          <table:table-cell office:value-type="string" calcext:value-type="string">
            <text:p><text:s/>509 / 0.700 <text:s/>sqft / nd</text:p>
          </table:table-cell>
          <table:table-cell office:value-type="string" calcext:value-type="string">
            <text:p><text:s/>588 / 0.700 <text:s/>sqft / nd</text:p>
          </table:table-cell>
          <table:table-cell office:value-type="string" calcext:value-type="string">
            <text:p><text:s/>527 / 0.700 <text:s/>sqft / nd</text:p>
          </table:table-cell>
          <table:table-cell office:value-type="string" calcext:value-type="string">
            <text:p><text:s/>650 / 0.700 <text:s/>sqft / nd</text:p>
          </table:table-cell>
          <table:table-cell office:value-type="string" calcext:value-type="string">
            <text:p><text:s/>828 / 0.700 <text:s/>sqft / nd</text:p>
          </table:table-cell>
          <table:table-cell office:value-type="string" calcext:value-type="string">
            <text:p><text:s/>1290 / 0.700 <text:s/>sqft / nd</text:p>
          </table:table-cell>
          <table:table-cell office:value-type="string" calcext:value-type="string">
            <text:p><text:s/>491 / 0.700 <text:s/>sqft / nd</text:p>
          </table:table-cell>
          <table:table-cell office:value-type="string" calcext:value-type="string">
            <text:p><text:s/>528 / 0.700 <text:s/>sqft / nd</text:p>
          </table:table-cell>
          <table:table-cell office:value-type="string" calcext:value-type="string">
            <text:p><text:s/>570 / 0.700 <text:s/>sqft / nd</text:p>
          </table:table-cell>
          <table:table-cell office:value-type="string" calcext:value-type="string">
            <text:p><text:s/>726 / 0.700 <text:s/>sqft / nd</text:p>
          </table:table-cell>
          <table:table-cell office:value-type="string" calcext:value-type="string">
            <text:p><text:s/>783 / 0.700 <text:s/>sqft / nd</text:p>
          </table:table-cell>
          <table:table-cell office:value-type="string" calcext:value-type="string">
            <text:p><text:s/>976 / 0.700 <text:s/>sqft / nd</text:p>
          </table:table-cell>
          <table:table-cell office:value-type="string" calcext:value-type="string">
            <text:p><text:s/>1514 / 0.700 <text:s/>sqft / nd</text:p>
          </table:table-cell>
          <table:table-cell office:value-type="string" calcext:value-type="string">
            <text:p><text:s/>520 / 0.700 <text:s/>sqft / nd</text:p>
          </table:table-cell>
          <table:table-cell office:value-type="string" calcext:value-type="string">
            <text:p><text:s/>614 / 0.700 <text:s/>sqft / nd</text:p>
          </table:table-cell>
          <table:table-cell office:value-type="string" calcext:value-type="string">
            <text:p><text:s/>813 / 0.700 <text:s/>sqft / nd</text:p>
          </table:table-cell>
          <table:table-cell office:value-type="string" calcext:value-type="string">
            <text:p><text:s/>786 / 0.700 <text:s/>sqft / nd</text:p>
          </table:table-cell>
          <table:table-cell office:value-type="string" calcext:value-type="string">
            <text:p><text:s/>1412 / 0.700 <text:s/>sqft / nd</text:p>
          </table:table-cell>
          <table:table-cell office:value-type="string" calcext:value-type="string">
            <text:p><text:s/>1096 / 0.700 <text:s/>sqft / nd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<text:s/>621 / 0.700 <text:s/>sqft / nd</text:p>
          </table:table-cell>
          <table:table-cell office:value-type="string" calcext:value-type="string">
            <text:p><text:s/>597 / 0.700 <text:s/>sqft / nd</text:p>
          </table:table-cell>
          <table:table-cell office:value-type="string" calcext:value-type="string">
            <text:p><text:s/>798 / 0.700 <text:s/>sqft / nd</text:p>
          </table:table-cell>
          <table:table-cell office:value-type="string" calcext:value-type="string">
            <text:p><text:s/>777 / 0.700 <text:s/>sqft / nd</text:p>
          </table:table-cell>
          <table:table-cell office:value-type="string" calcext:value-type="string">
            <text:p><text:s/>923 / 0.700 <text:s/>sqft / nd</text:p>
          </table:table-cell>
          <table:table-cell office:value-type="string" calcext:value-type="string">
            <text:p><text:s/>1295 / 0.700 <text:s/>sqft / nd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85 / 0.076 <text:s/>sqft / nd</text:p>
          </table:table-cell>
          <table:table-cell office:value-type="string" calcext:value-type="string">
            <text:p><text:s/>110 / 0.078 <text:s/>sqft / nd</text:p>
          </table:table-cell>
          <table:table-cell office:value-type="string" calcext:value-type="string">
            <text:p><text:s/>152 / 0.075 <text:s/>sqft / nd</text:p>
          </table:table-cell>
          <table:table-cell table:number-columns-repeated="2"/>
          <table:table-cell office:value-type="string" calcext:value-type="string">
            <text:p><text:s/>305 / 0.070 <text:s/>sqft / nd</text:p>
          </table:table-cell>
          <table:table-cell/>
          <table:table-cell office:value-type="string" calcext:value-type="string">
            <text:p><text:s/>192 / 0.072 <text:s/>sqft / nd</text:p>
          </table:table-cell>
          <table:table-cell office:value-type="string" calcext:value-type="string">
            <text:p><text:s/>217 / 0.071 <text:s/>sqft / nd</text:p>
          </table:table-cell>
          <table:table-cell office:value-type="string" calcext:value-type="string">
            <text:p><text:s/>293 / 0.071 <text:s/>sqft / nd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<text:s/>351 / 0.073 <text:s/>sqft / nd</text:p>
          </table:table-cell>
          <table:table-cell office:value-type="string" calcext:value-type="string">
            <text:p><text:s/>550 / 0.070 <text:s/>sqft / nd</text:p>
          </table:table-cell>
          <table:table-cell office:value-type="string" calcext:value-type="string">
            <text:p><text:s/>686 / 0.074 <text:s/>sqft / nd</text:p>
          </table:table-cell>
          <table:table-cell office:value-type="string" calcext:value-type="string">
            <text:p><text:s/>298 / 0.072 <text:s/>sqft / nd</text:p>
          </table:table-cell>
          <table:table-cell office:value-type="string" calcext:value-type="string">
            <text:p><text:s/>325 / 0.071 <text:s/>sqft / nd</text:p>
          </table:table-cell>
          <table:table-cell office:value-type="string" calcext:value-type="string">
            <text:p><text:s/>423 / 0.071 <text:s/>sqft / nd</text:p>
          </table:table-cell>
          <table:table-cell office:value-type="string" calcext:value-type="string">
            <text:p><text:s/>455 / 0.071 <text:s/>sqft / nd</text:p>
          </table:table-cell>
          <table:table-cell office:value-type="string" calcext:value-type="string">
            <text:p><text:s/>583 / 0.070 <text:s/>sqft / nd</text:p>
          </table:table-cell>
          <table:table-cell office:value-type="string" calcext:value-type="string">
            <text:p><text:s/>633 / 0.073 <text:s/>sqft / nd</text:p>
          </table:table-cell>
          <table:table-cell/>
          <table:table-cell office:value-type="string" calcext:value-type="string">
            <text:p><text:s/>340 / 0.071 <text:s/>sqft / nd</text:p>
          </table:table-cell>
          <table:table-cell office:value-type="string" calcext:value-type="string">
            <text:p><text:s/>399 / 0.070 <text:s/>sqft / nd</text:p>
          </table:table-cell>
          <table:table-cell office:value-type="string" calcext:value-type="string">
            <text:p><text:s/>389 / 0.070 <text:s/>sqft / nd</text:p>
          </table:table-cell>
          <table:table-cell office:value-type="string" calcext:value-type="string">
            <text:p><text:s/>532 / 0.070 <text:s/>sqft / nd</text:p>
          </table:table-cell>
          <table:table-cell office:value-type="string" calcext:value-type="string">
            <text:p><text:s/>529 / 0.071 <text:s/>sqft / nd</text:p>
          </table:table-cell>
          <table:table-cell office:value-type="string" calcext:value-type="string">
            <text:p><text:s/>589 / 0.072 <text:s/>sqft / nd</text:p>
          </table:table-cell>
          <table:table-cell office:value-type="string" calcext:value-type="string">
            <text:p><text:s/>807 / 0.070 <text:s/>sqft / nd</text:p>
          </table:table-cell>
          <table:table-cell office:value-type="string" calcext:value-type="string">
            <text:p><text:s/>456 / 0.080 <text:s/>sqft / nd</text:p>
          </table:table-cell>
          <table:table-cell office:value-type="string" calcext:value-type="string">
            <text:p><text:s/>571 / 0.071 <text:s/>sqft / nd</text:p>
          </table:table-cell>
          <table:table-cell office:value-type="string" calcext:value-type="string">
            <text:p><text:s/>664 / 0.071 <text:s/>sqft / nd</text:p>
          </table:table-cell>
          <table:table-cell office:value-type="string" calcext:value-type="string">
            <text:p><text:s/>615 / 0.084 <text:s/>sqft / nd</text:p>
          </table:table-cell>
          <table:table-cell office:value-type="string" calcext:value-type="string">
            <text:p><text:s/>677 / 0.077 <text:s/>sqft / nd</text:p>
          </table:table-cell>
          <table:table-cell office:value-type="string" calcext:value-type="string">
            <text:p><text:s/>759 / 0.076 <text:s/>sqft / nd</text:p>
          </table:table-cell>
          <table:table-cell office:value-type="string" calcext:value-type="string">
            <text:p><text:s/>1160 / 0.077 <text:s/>sqft / nd</text:p>
          </table:table-cell>
          <table:table-cell office:value-type="string" calcext:value-type="string">
            <text:p><text:s/>573 / 0.071 <text:s/>sqft / nd</text:p>
          </table:table-cell>
          <table:table-cell office:value-type="string" calcext:value-type="string">
            <text:p><text:s/>622 / 0.073 <text:s/>sqft / nd</text:p>
          </table:table-cell>
          <table:table-cell office:value-type="string" calcext:value-type="string">
            <text:p><text:s/>644 / 0.080 <text:s/>sqft / nd</text:p>
          </table:table-cell>
          <table:table-cell office:value-type="string" calcext:value-type="string">
            <text:p><text:s/>760 / 0.072 <text:s/>sqft / nd</text:p>
          </table:table-cell>
          <table:table-cell office:value-type="string" calcext:value-type="string">
            <text:p><text:s/>797 / 0.073 <text:s/>sqft / nd</text:p>
          </table:table-cell>
          <table:table-cell office:value-type="string" calcext:value-type="string">
            <text:p><text:s/>974 / 0.078 <text:s/>sqft / nd</text:p>
          </table:table-cell>
          <table:table-cell office:value-type="string" calcext:value-type="string">
            <text:p><text:s/>1430 / 0.074 <text:s/>sqft / nd</text:p>
          </table:table-cell>
          <table:table-cell office:value-type="string" calcext:value-type="string">
            <text:p><text:s/>612 / 0.072 <text:s/>sqft / nd</text:p>
          </table:table-cell>
          <table:table-cell office:value-type="string" calcext:value-type="string">
            <text:p><text:s/>702 / 0.072 <text:s/>sqft / nd</text:p>
          </table:table-cell>
          <table:table-cell office:value-type="string" calcext:value-type="string">
            <text:p><text:s/>905 / 0.074 <text:s/>sqft / nd</text:p>
          </table:table-cell>
          <table:table-cell office:value-type="string" calcext:value-type="string">
            <text:p><text:s/>797 / 0.071 <text:s/>sqft / nd</text:p>
          </table:table-cell>
          <table:table-cell office:value-type="string" calcext:value-type="string">
            <text:p><text:s/>1312 / 0.070 <text:s/>sqft / nd</text:p>
          </table:table-cell>
          <table:table-cell office:value-type="string" calcext:value-type="string">
            <text:p><text:s/>1119 / 0.075 <text:s/>sqft / nd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<text:s/>727 / 0.071 <text:s/>sqft / nd</text:p>
          </table:table-cell>
          <table:table-cell office:value-type="string" calcext:value-type="string">
            <text:p><text:s/>702 / 0.081 <text:s/>sqft / nd</text:p>
          </table:table-cell>
          <table:table-cell office:value-type="string" calcext:value-type="string">
            <text:p><text:s/>837 / 0.071 <text:s/>sqft / nd</text:p>
          </table:table-cell>
          <table:table-cell office:value-type="string" calcext:value-type="string">
            <text:p><text:s/>829 / 0.079 <text:s/>sqft / nd</text:p>
          </table:table-cell>
          <table:table-cell office:value-type="string" calcext:value-type="string">
            <text:p><text:s/>1089 / 0.093 <text:s/>sqft / nd</text:p>
          </table:table-cell>
          <table:table-cell office:value-type="string" calcext:value-type="string">
            <text:p><text:s/>1352 / 0.074 <text:s/>sqft / nd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----------------------------</text:p>
          </table:table-cell>
          <table:table-cell table:number-columns-repeated="2"/>
          <table:table-cell office:value-type="string" calcext:value-type="string">
            <text:p>-----------------------------</text:p>
          </table:table-cell>
          <table:table-cell/>
          <table:table-cell table:number-columns-repeated="3" office:value-type="string" calcext:value-type="string">
            <text:p>-----------------------------</text:p>
          </table:table-cell>
          <table:table-cell office:value-type="string" calcext:value-type="string">
            <text:p>--------------------DESIGN RANGE-----</text:p>
          </table:table-cell>
          <table:table-cell table:number-columns-repeated="9" office:value-type="string" calcext:value-type="string">
            <text:p>-----------------------------</text:p>
          </table:table-cell>
          <table:table-cell/>
          <table:table-cell table:number-columns-repeated="27" office:value-type="string" calcext:value-type="string">
            <text:p>-----------------------------</text:p>
          </table:table-cell>
          <table:table-cell office:value-type="string" calcext:value-type="string">
            <text:p>--------------------DESIGN RANGE-----</text:p>
          </table:table-cell>
          <table:table-cell table:number-columns-repeated="6" office:value-type="string" calcext:value-type="string">
            <text:p>-----------------------------</text:p>
          </table:table-cell>
          <table:table-cell office:value-type="string" calcext:value-type="string">
            <text:p>--------------------DESIGN RANGE----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5680 <text:s/>ft</text:p>
          </table:table-cell>
          <table:table-cell office:value-type="string" calcext:value-type="string">
            <text:p><text:s/>35127 <text:s/>ft</text:p>
          </table:table-cell>
          <table:table-cell table:number-columns-repeated="2"/>
          <table:table-cell office:value-type="string" calcext:value-type="string">
            <text:p><text:s/>33194 <text:s/>ft</text:p>
          </table:table-cell>
          <table:table-cell/>
          <table:table-cell office:value-type="string" calcext:value-type="string">
            <text:p><text:s/>25136 <text:s/>ft</text:p>
          </table:table-cell>
          <table:table-cell office:value-type="string" calcext:value-type="string">
            <text:p><text:s/>29869 <text:s/>ft</text:p>
          </table:table-cell>
          <table:table-cell office:value-type="string" calcext:value-type="string">
            <text:p><text:s/>34197 <text:s/>ft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<text:s/>33855 <text:s/>ft</text:p>
          </table:table-cell>
          <table:table-cell office:value-type="string" calcext:value-type="string">
            <text:p><text:s/>29161 <text:s/>ft</text:p>
          </table:table-cell>
          <table:table-cell office:value-type="string" calcext:value-type="string">
            <text:p><text:s/>31608 <text:s/>ft</text:p>
          </table:table-cell>
          <table:table-cell office:value-type="string" calcext:value-type="string">
            <text:p><text:s/>25504 <text:s/>ft</text:p>
          </table:table-cell>
          <table:table-cell office:value-type="string" calcext:value-type="string">
            <text:p><text:s/>27508 <text:s/>ft</text:p>
          </table:table-cell>
          <table:table-cell office:value-type="string" calcext:value-type="string">
            <text:p><text:s/>32070 <text:s/>ft</text:p>
          </table:table-cell>
          <table:table-cell office:value-type="string" calcext:value-type="string">
            <text:p><text:s/>30659 <text:s/>ft</text:p>
          </table:table-cell>
          <table:table-cell office:value-type="string" calcext:value-type="string">
            <text:p><text:s/>31041 <text:s/>ft</text:p>
          </table:table-cell>
          <table:table-cell office:value-type="string" calcext:value-type="string">
            <text:p><text:s/>30183 <text:s/>ft</text:p>
          </table:table-cell>
          <table:table-cell/>
          <table:table-cell office:value-type="string" calcext:value-type="string">
            <text:p><text:s/>22469 <text:s/>ft</text:p>
          </table:table-cell>
          <table:table-cell office:value-type="string" calcext:value-type="string">
            <text:p><text:s/>26386 <text:s/>ft</text:p>
          </table:table-cell>
          <table:table-cell office:value-type="string" calcext:value-type="string">
            <text:p><text:s/>25530 <text:s/>ft</text:p>
          </table:table-cell>
          <table:table-cell office:value-type="string" calcext:value-type="string">
            <text:p><text:s/>29009 <text:s/>ft</text:p>
          </table:table-cell>
          <table:table-cell office:value-type="string" calcext:value-type="string">
            <text:p><text:s/>26860 <text:s/>ft</text:p>
          </table:table-cell>
          <table:table-cell office:value-type="string" calcext:value-type="string">
            <text:p><text:s/>28216 <text:s/>ft</text:p>
          </table:table-cell>
          <table:table-cell office:value-type="string" calcext:value-type="string">
            <text:p><text:s/>26531 <text:s/>ft</text:p>
          </table:table-cell>
          <table:table-cell office:value-type="string" calcext:value-type="string">
            <text:p><text:s/>24437 <text:s/>ft</text:p>
          </table:table-cell>
          <table:table-cell office:value-type="string" calcext:value-type="string">
            <text:p><text:s/>27346 <text:s/>ft</text:p>
          </table:table-cell>
          <table:table-cell office:value-type="string" calcext:value-type="string">
            <text:p><text:s/>29209 <text:s/>ft</text:p>
          </table:table-cell>
          <table:table-cell office:value-type="string" calcext:value-type="string">
            <text:p><text:s/>24523 <text:s/>ft</text:p>
          </table:table-cell>
          <table:table-cell office:value-type="string" calcext:value-type="string">
            <text:p><text:s/>24550 <text:s/>ft</text:p>
          </table:table-cell>
          <table:table-cell office:value-type="string" calcext:value-type="string">
            <text:p><text:s/>25805 <text:s/>ft</text:p>
          </table:table-cell>
          <table:table-cell office:value-type="string" calcext:value-type="string">
            <text:p><text:s/>26663 <text:s/>ft</text:p>
          </table:table-cell>
          <table:table-cell office:value-type="string" calcext:value-type="string">
            <text:p><text:s/>25409 <text:s/>ft</text:p>
          </table:table-cell>
          <table:table-cell office:value-type="string" calcext:value-type="string">
            <text:p><text:s/>26700 <text:s/>ft</text:p>
          </table:table-cell>
          <table:table-cell office:value-type="string" calcext:value-type="string">
            <text:p><text:s/>26101 <text:s/>ft</text:p>
          </table:table-cell>
          <table:table-cell office:value-type="string" calcext:value-type="string">
            <text:p><text:s/>25750 <text:s/>ft</text:p>
          </table:table-cell>
          <table:table-cell office:value-type="string" calcext:value-type="string">
            <text:p><text:s/>24277 <text:s/>ft</text:p>
          </table:table-cell>
          <table:table-cell office:value-type="string" calcext:value-type="string">
            <text:p><text:s/>25047 <text:s/>ft</text:p>
          </table:table-cell>
          <table:table-cell office:value-type="string" calcext:value-type="string">
            <text:p><text:s/>26760 <text:s/>ft</text:p>
          </table:table-cell>
          <table:table-cell office:value-type="string" calcext:value-type="string">
            <text:p><text:s/>25390 <text:s/>ft</text:p>
          </table:table-cell>
          <table:table-cell office:value-type="string" calcext:value-type="string">
            <text:p><text:s/>26611 <text:s/>ft</text:p>
          </table:table-cell>
          <table:table-cell office:value-type="string" calcext:value-type="string">
            <text:p><text:s/>26029 <text:s/>ft</text:p>
          </table:table-cell>
          <table:table-cell office:value-type="string" calcext:value-type="string">
            <text:p><text:s/>24986 <text:s/>ft</text:p>
          </table:table-cell>
          <table:table-cell office:value-type="string" calcext:value-type="string">
            <text:p><text:s/>26255 <text:s/>ft</text:p>
          </table:table-cell>
          <table:table-cell office:value-type="string" calcext:value-type="string">
            <text:p><text:s/>24726 <text:s/>ft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<text:s/>22994 <text:s/>ft</text:p>
          </table:table-cell>
          <table:table-cell office:value-type="string" calcext:value-type="string">
            <text:p><text:s/>22975 <text:s/>ft</text:p>
          </table:table-cell>
          <table:table-cell office:value-type="string" calcext:value-type="string">
            <text:p><text:s/>24506 <text:s/>ft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3990 <text:s/>ft</text:p>
          </table:table-cell>
          <table:table-cell office:value-type="string" calcext:value-type="string">
            <text:p><text:s/>24718 <text:s/>ft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table:number-columns-repeated="2"/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<text:s/>Mach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<text:s/>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780.41 lbf</text:p>
          </table:table-cell>
          <table:table-cell office:value-type="string" calcext:value-type="string">
            <text:p><text:s/>3877.88 lbf</text:p>
          </table:table-cell>
          <table:table-cell office:value-type="string" calcext:value-type="string">
            <text:p><text:s/>3583.31 lbf</text:p>
          </table:table-cell>
          <table:table-cell table:number-columns-repeated="2"/>
          <table:table-cell office:value-type="string" calcext:value-type="string">
            <text:p><text:s/>7297.85 lbf</text:p>
          </table:table-cell>
          <table:table-cell/>
          <table:table-cell office:value-type="string" calcext:value-type="string">
            <text:p><text:s/>6359.11 lbf</text:p>
          </table:table-cell>
          <table:table-cell office:value-type="string" calcext:value-type="string">
            <text:p><text:s/>7104.19 lbf</text:p>
          </table:table-cell>
          <table:table-cell office:value-type="string" calcext:value-type="string">
            <text:p><text:s/>6545.77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<text:s/>8632.10 lbf</text:p>
          </table:table-cell>
          <table:table-cell office:value-type="string" calcext:value-type="string">
            <text:p><text:s/>12868.83 lbf</text:p>
          </table:table-cell>
          <table:table-cell office:value-type="string" calcext:value-type="string">
            <text:p><text:s/>16630.59 lbf</text:p>
          </table:table-cell>
          <table:table-cell office:value-type="string" calcext:value-type="string">
            <text:p><text:s/>9218.49 lbf</text:p>
          </table:table-cell>
          <table:table-cell office:value-type="string" calcext:value-type="string">
            <text:p><text:s/>9693.86 lbf</text:p>
          </table:table-cell>
          <table:table-cell office:value-type="string" calcext:value-type="string">
            <text:p><text:s/>10062.94 lbf</text:p>
          </table:table-cell>
          <table:table-cell office:value-type="string" calcext:value-type="string">
            <text:p><text:s/>11375.04 lbf</text:p>
          </table:table-cell>
          <table:table-cell office:value-type="string" calcext:value-type="string">
            <text:p><text:s/>13072.90 lbf</text:p>
          </table:table-cell>
          <table:table-cell office:value-type="string" calcext:value-type="string">
            <text:p><text:s/>16358.19 lbf</text:p>
          </table:table-cell>
          <table:table-cell/>
          <table:table-cell office:value-type="string" calcext:value-type="string">
            <text:p><text:s/>12253.71 lbf</text:p>
          </table:table-cell>
          <table:table-cell office:value-type="string" calcext:value-type="string">
            <text:p><text:s/>14031.01 lbf</text:p>
          </table:table-cell>
          <table:table-cell office:value-type="string" calcext:value-type="string">
            <text:p><text:s/>15639.07 lbf</text:p>
          </table:table-cell>
          <table:table-cell office:value-type="string" calcext:value-type="string">
            <text:p><text:s/>14439.85 lbf</text:p>
          </table:table-cell>
          <table:table-cell office:value-type="string" calcext:value-type="string">
            <text:p><text:s/>16518.76 lbf</text:p>
          </table:table-cell>
          <table:table-cell office:value-type="string" calcext:value-type="string">
            <text:p><text:s/>18922.54 lbf</text:p>
          </table:table-cell>
          <table:table-cell office:value-type="string" calcext:value-type="string">
            <text:p><text:s/>25882.90 lbf</text:p>
          </table:table-cell>
          <table:table-cell office:value-type="string" calcext:value-type="string">
            <text:p><text:s/>16484.20 lbf</text:p>
          </table:table-cell>
          <table:table-cell office:value-type="string" calcext:value-type="string">
            <text:p><text:s/>16414.26 lbf</text:p>
          </table:table-cell>
          <table:table-cell office:value-type="string" calcext:value-type="string">
            <text:p><text:s/>17682.55 lbf</text:p>
          </table:table-cell>
          <table:table-cell office:value-type="string" calcext:value-type="string">
            <text:p><text:s/>21131.34 lbf</text:p>
          </table:table-cell>
          <table:table-cell office:value-type="string" calcext:value-type="string">
            <text:p><text:s/>23014.84 lbf</text:p>
          </table:table-cell>
          <table:table-cell office:value-type="string" calcext:value-type="string">
            <text:p><text:s/>26274.91 lbf</text:p>
          </table:table-cell>
          <table:table-cell office:value-type="string" calcext:value-type="string">
            <text:p><text:s/>33041.20 lbf</text:p>
          </table:table-cell>
          <table:table-cell office:value-type="string" calcext:value-type="string">
            <text:p><text:s/>18365.24 lbf</text:p>
          </table:table-cell>
          <table:table-cell office:value-type="string" calcext:value-type="string">
            <text:p><text:s/>19603.64 lbf</text:p>
          </table:table-cell>
          <table:table-cell office:value-type="string" calcext:value-type="string">
            <text:p><text:s/>21844.27 lbf</text:p>
          </table:table-cell>
          <table:table-cell office:value-type="string" calcext:value-type="string">
            <text:p><text:s/>23888.98 lbf</text:p>
          </table:table-cell>
          <table:table-cell office:value-type="string" calcext:value-type="string">
            <text:p><text:s/>26989.30 lbf</text:p>
          </table:table-cell>
          <table:table-cell office:value-type="string" calcext:value-type="string">
            <text:p><text:s/>30738.90 lbf</text:p>
          </table:table-cell>
          <table:table-cell office:value-type="string" calcext:value-type="string">
            <text:p><text:s/>37408.14 lbf</text:p>
          </table:table-cell>
          <table:table-cell office:value-type="string" calcext:value-type="string">
            <text:p><text:s/>20638.23 lbf</text:p>
          </table:table-cell>
          <table:table-cell office:value-type="string" calcext:value-type="string">
            <text:p><text:s/>21919.17 lbf</text:p>
          </table:table-cell>
          <table:table-cell office:value-type="string" calcext:value-type="string">
            <text:p><text:s/>25227.26 lbf</text:p>
          </table:table-cell>
          <table:table-cell office:value-type="string" calcext:value-type="string">
            <text:p><text:s/>26751.64 lbf</text:p>
          </table:table-cell>
          <table:table-cell office:value-type="string" calcext:value-type="string">
            <text:p><text:s/>31695.08 lbf</text:p>
          </table:table-cell>
          <table:table-cell office:value-type="string" calcext:value-type="string">
            <text:p><text:s/>34198.70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<text:s/>24362.37 lbf</text:p>
          </table:table-cell>
          <table:table-cell office:value-type="string" calcext:value-type="string">
            <text:p><text:s/>26666.14 lbf</text:p>
          </table:table-cell>
          <table:table-cell office:value-type="string" calcext:value-type="string">
            <text:p><text:s/>27829.77 lbf</text:p>
          </table:table-cell>
          <table:table-cell office:value-type="string" calcext:value-type="string">
            <text:p><text:s/>31776.96 lbf</text:p>
          </table:table-cell>
          <table:table-cell office:value-type="string" calcext:value-type="string">
            <text:p><text:s/>35694.35 lbf</text:p>
          </table:table-cell>
          <table:table-cell office:value-type="string" calcext:value-type="string">
            <text:p><text:s/>39147.21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l Cruise Cl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 Cruise Cl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828" calcext:value-type="float">
            <text:p>0.01828</text:p>
          </table:table-cell>
          <table:table-cell table:number-columns-repeated="2"/>
          <table:table-cell office:value-type="float" office:value="0.01598" calcext:value-type="float">
            <text:p>0.01598</text:p>
          </table:table-cell>
          <table:table-cell/>
          <table:table-cell office:value-type="float" office:value="0.01813" calcext:value-type="float">
            <text:p>0.01813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01692" calcext:value-type="float">
            <text:p>0.01692</text:p>
          </table:table-cell>
          <table:table-cell office:value-type="string" calcext:value-type="string">
            <text:p>l Parasite Cd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1492" calcext:value-type="float">
            <text:p>0.01492</text:p>
          </table:table-cell>
          <table:table-cell/>
          <table:table-cell office:value-type="float" office:value="0.01693" calcext:value-type="float">
            <text:p>0.01693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452" calcext:value-type="float">
            <text:p>0.01452</text:p>
          </table:table-cell>
          <table:table-cell office:value-type="string" calcext:value-type="string">
            <text:p>l Parasite Cd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1791" calcext:value-type="float">
            <text:p>0.0179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444" calcext:value-type="float">
            <text:p>0.01444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699" calcext:value-type="float">
            <text:p>0.00699</text:p>
          </table:table-cell>
          <table:table-cell table:number-columns-repeated="2"/>
          <table:table-cell office:value-type="float" office:value="0.00506" calcext:value-type="float">
            <text:p>0.00506</text:p>
          </table:table-cell>
          <table:table-cell/>
          <table:table-cell office:value-type="float" office:value="0.00356" calcext:value-type="float">
            <text:p>0.00356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673" calcext:value-type="float">
            <text:p>0.00673</text:p>
          </table:table-cell>
          <table:table-cell office:value-type="string" calcext:value-type="string">
            <text:p>l Induced Cd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0637" calcext:value-type="float">
            <text:p>0.00637</text:p>
          </table:table-cell>
          <table:table-cell/>
          <table:table-cell office:value-type="float" office:value="0.00348" calcext:value-type="float">
            <text:p>0.0034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569" calcext:value-type="float">
            <text:p>0.00569</text:p>
          </table:table-cell>
          <table:table-cell office:value-type="string" calcext:value-type="string">
            <text:p>l Induced Cd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573" calcext:value-type="float">
            <text:p>0.00573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6057" calcext:value-type="float">
            <text:p>0.76057</text:p>
          </table:table-cell>
          <table:table-cell office:value-type="float" office:value="0.74863" calcext:value-type="float">
            <text:p>0.74863</text:p>
          </table:table-cell>
          <table:table-cell office:value-type="float" office:value="0.73626" calcext:value-type="float">
            <text:p>0.73626</text:p>
          </table:table-cell>
          <table:table-cell table:number-columns-repeated="2"/>
          <table:table-cell office:value-type="float" office:value="0.81385" calcext:value-type="float">
            <text:p>0.81385</text:p>
          </table:table-cell>
          <table:table-cell/>
          <table:table-cell office:value-type="float" office:value="0.73765" calcext:value-type="float">
            <text:p>0.73765</text:p>
          </table:table-cell>
          <table:table-cell office:value-type="float" office:value="0.74512" calcext:value-type="float">
            <text:p>0.74512</text:p>
          </table:table-cell>
          <table:table-cell office:value-type="float" office:value="0.74884" calcext:value-type="float">
            <text:p>0.74884</text:p>
          </table:table-cell>
          <table:table-cell office:value-type="string" calcext:value-type="string">
            <text:p>l Viscous e</text:p>
          </table:table-cell>
          <table:table-cell office:value-type="float" office:value="0.78977" calcext:value-type="float">
            <text:p>0.78977</text:p>
          </table:table-cell>
          <table:table-cell office:value-type="float" office:value="0.81805" calcext:value-type="float">
            <text:p>0.81805</text:p>
          </table:table-cell>
          <table:table-cell office:value-type="float" office:value="0.83833" calcext:value-type="float">
            <text:p>0.83833</text:p>
          </table:table-cell>
          <table:table-cell office:value-type="float" office:value="0.73912" calcext:value-type="float">
            <text:p>0.73912</text:p>
          </table:table-cell>
          <table:table-cell office:value-type="float" office:value="0.74512" calcext:value-type="float">
            <text:p>0.74512</text:p>
          </table:table-cell>
          <table:table-cell office:value-type="float" office:value="0.74735" calcext:value-type="float">
            <text:p>0.74735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8759" calcext:value-type="float">
            <text:p>0.78759</text:p>
          </table:table-cell>
          <table:table-cell office:value-type="float" office:value="0.8156" calcext:value-type="float">
            <text:p>0.8156</text:p>
          </table:table-cell>
          <table:table-cell/>
          <table:table-cell office:value-type="float" office:value="0.76679" calcext:value-type="float">
            <text:p>0.76679</text:p>
          </table:table-cell>
          <table:table-cell office:value-type="float" office:value="0.77179" calcext:value-type="float">
            <text:p>0.77179</text:p>
          </table:table-cell>
          <table:table-cell office:value-type="float" office:value="0.80075" calcext:value-type="float">
            <text:p>0.80075</text:p>
          </table:table-cell>
          <table:table-cell office:value-type="float" office:value="0.78437" calcext:value-type="float">
            <text:p>0.78437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83155" calcext:value-type="float">
            <text:p>0.83155</text:p>
          </table:table-cell>
          <table:table-cell office:value-type="float" office:value="0.72202" calcext:value-type="float">
            <text:p>0.72202</text:p>
          </table:table-cell>
          <table:table-cell office:value-type="float" office:value="0.75964" calcext:value-type="float">
            <text:p>0.75964</text:p>
          </table:table-cell>
          <table:table-cell office:value-type="float" office:value="0.76305" calcext:value-type="float">
            <text:p>0.76305</text:p>
          </table:table-cell>
          <table:table-cell office:value-type="float" office:value="0.77617" calcext:value-type="float">
            <text:p>0.77617</text:p>
          </table:table-cell>
          <table:table-cell office:value-type="float" office:value="0.79227" calcext:value-type="float">
            <text:p>0.79227</text:p>
          </table:table-cell>
          <table:table-cell office:value-type="float" office:value="0.81451" calcext:value-type="float">
            <text:p>0.81451</text:p>
          </table:table-cell>
          <table:table-cell office:value-type="float" office:value="0.82783" calcext:value-type="float">
            <text:p>0.82783</text:p>
          </table:table-cell>
          <table:table-cell office:value-type="float" office:value="0.74298" calcext:value-type="float">
            <text:p>0.74298</text:p>
          </table:table-cell>
          <table:table-cell office:value-type="float" office:value="0.74865" calcext:value-type="float">
            <text:p>0.74865</text:p>
          </table:table-cell>
          <table:table-cell office:value-type="float" office:value="0.77048" calcext:value-type="float">
            <text:p>0.77048</text:p>
          </table:table-cell>
          <table:table-cell office:value-type="float" office:value="0.78235" calcext:value-type="float">
            <text:p>0.78235</text:p>
          </table:table-cell>
          <table:table-cell office:value-type="float" office:value="0.79209" calcext:value-type="float">
            <text:p>0.79209</text:p>
          </table:table-cell>
          <table:table-cell office:value-type="float" office:value="0.80954" calcext:value-type="float">
            <text:p>0.80954</text:p>
          </table:table-cell>
          <table:table-cell office:value-type="float" office:value="0.82131" calcext:value-type="float">
            <text:p>0.82131</text:p>
          </table:table-cell>
          <table:table-cell office:value-type="float" office:value="0.74343" calcext:value-type="float">
            <text:p>0.74343</text:p>
          </table:table-cell>
          <table:table-cell office:value-type="float" office:value="0.75687" calcext:value-type="float">
            <text:p>0.75687</text:p>
          </table:table-cell>
          <table:table-cell office:value-type="float" office:value="0.77639" calcext:value-type="float">
            <text:p>0.77639</text:p>
          </table:table-cell>
          <table:table-cell office:value-type="float" office:value="0.78896" calcext:value-type="float">
            <text:p>0.78896</text:p>
          </table:table-cell>
          <table:table-cell office:value-type="float" office:value="0.81837" calcext:value-type="float">
            <text:p>0.81837</text:p>
          </table:table-cell>
          <table:table-cell office:value-type="float" office:value="0.80547" calcext:value-type="float">
            <text:p>0.80547</text:p>
          </table:table-cell>
          <table:table-cell office:value-type="string" calcext:value-type="string">
            <text:p>l Viscous e</text:p>
          </table:table-cell>
          <table:table-cell office:value-type="float" office:value="0.74871" calcext:value-type="float">
            <text:p>0.74871</text:p>
          </table:table-cell>
          <table:table-cell office:value-type="float" office:value="0.76185" calcext:value-type="float">
            <text:p>0.76185</text:p>
          </table:table-cell>
          <table:table-cell office:value-type="float" office:value="0.78012" calcext:value-type="float">
            <text:p>0.78012</text:p>
          </table:table-cell>
          <table:table-cell office:value-type="float" office:value="0.78978" calcext:value-type="float">
            <text:p>0.78978</text:p>
          </table:table-cell>
          <table:table-cell office:value-type="float" office:value="0.79894" calcext:value-type="float">
            <text:p>0.79894</text:p>
          </table:table-cell>
          <table:table-cell office:value-type="float" office:value="0.80284" calcext:value-type="float">
            <text:p>0.80284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0.00196" calcext:value-type="float">
            <text:p>0.00196</text:p>
          </table:table-cell>
          <table:table-cell/>
          <table:table-cell office:value-type="float" office:value="0.00153" calcext:value-type="float">
            <text:p>0.00153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l Compressible Cd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65" calcext:value-type="float">
            <text:p>0.00165</text:p>
          </table:table-cell>
          <table:table-cell/>
          <table:table-cell office:value-type="float" office:value="0.00126" calcext:value-type="float">
            <text:p>0.00126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78" calcext:value-type="float">
            <text:p>0.00178</text:p>
          </table:table-cell>
          <table:table-cell office:value-type="string" calcext:value-type="string">
            <text:p>l Compressible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  <table:table-cell office:value-type="float" office:value="0.00111" calcext:value-type="float">
            <text:p>0.00111</text:p>
          </table:table-cell>
          <table:table-cell/>
          <table:table-cell office:value-type="float" office:value="0.00133" calcext:value-type="float">
            <text:p>0.00133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9" calcext:value-type="float">
            <text:p>0.00119</text:p>
          </table:table-cell>
          <table:table-cell office:value-type="string" calcext:value-type="string">
            <text:p>l Misc Cd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8" calcext:value-type="float">
            <text:p>0.00088</text:p>
          </table:table-cell>
          <table:table-cell/>
          <table:table-cell office:value-type="float" office:value="0.00111" calcext:value-type="float">
            <text:p>0.00111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6" calcext:value-type="float">
            <text:p>0.00096</text:p>
          </table:table-cell>
          <table:table-cell table:number-columns-repeated="2" office:value-type="float" office:value="0.00094" calcext:value-type="float">
            <text:p>0.0009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89" calcext:value-type="float">
            <text:p>0.00089</text:p>
          </table:table-cell>
          <table:table-cell table:number-columns-repeated="2" office:value-type="float" office:value="0.00086" calcext:value-type="float">
            <text:p>0.00086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1" calcext:value-type="float">
            <text:p>0.00051</text:p>
          </table:table-cell>
          <table:table-cell office:value-type="string" calcext:value-type="string">
            <text:p>l Misc Cd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38" calcext:value-type="float">
            <text:p>0.00038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7" calcext:value-type="float">
            <text:p>0.00057</text:p>
          </table:table-cell>
          <table:table-cell table:number-columns-repeated="2"/>
          <table:table-cell office:value-type="float" office:value="0.00048" calcext:value-type="float">
            <text:p>0.00048</text:p>
          </table:table-cell>
          <table:table-cell/>
          <table:table-cell office:value-type="float" office:value="0.00049" calcext:value-type="float">
            <text:p>0.0004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3" calcext:value-type="float">
            <text:p>0.00053</text:p>
          </table:table-cell>
          <table:table-cell office:value-type="string" calcext:value-type="string">
            <text:p>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3" calcext:value-type="float">
            <text:p>0.00043</text:p>
          </table:table-cell>
          <table:table-cell table:number-columns-repeated="2" office:value-type="float" office:value="0.00049" calcext:value-type="float">
            <text:p>0.0004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  <table:table-cell table:number-columns-repeated="2" office:value-type="float" office:value="0.00048" calcext:value-type="float">
            <text:p>0.00048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float" office:value="0.00048" calcext:value-type="float">
            <text:p>0.00048</text:p>
          </table:table-cell>
          <table:table-cell table:number-columns-repeated="4" office:value-type="float" office:value="0.00047" calcext:value-type="float">
            <text:p>0.0004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7" calcext:value-type="float">
            <text:p>0.00047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46" calcext:value-type="float">
            <text:p>0.0004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l Trim Cd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925" calcext:value-type="float">
            <text:p>0.02925</text:p>
          </table:table-cell>
          <table:table-cell table:number-columns-repeated="2"/>
          <table:table-cell office:value-type="float" office:value="0.02459" calcext:value-type="float">
            <text:p>0.02459</text:p>
          </table:table-cell>
          <table:table-cell/>
          <table:table-cell office:value-type="float" office:value="0.02504" calcext:value-type="float">
            <text:p>0.02504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728" calcext:value-type="float">
            <text:p>0.02728</text:p>
          </table:table-cell>
          <table:table-cell office:value-type="string" calcext:value-type="string">
            <text:p>l Total Cd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2197" calcext:value-type="float">
            <text:p>0.02197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02513" calcext:value-type="float">
            <text:p>0.0251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2429" calcext:value-type="float">
            <text:p>0.02429</text:p>
          </table:table-cell>
          <table:table-cell/>
          <table:table-cell office:value-type="float" office:value="0.02323" calcext:value-type="float">
            <text:p>0.02323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515" calcext:value-type="float">
            <text:p>0.02515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2598" calcext:value-type="float">
            <text:p>0.02598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048" calcext:value-type="float">
            <text:p>0.02048</text:p>
          </table:table-cell>
          <table:table-cell office:value-type="float" office:value="0.02296" calcext:value-type="float">
            <text:p>0.02296</text:p>
          </table:table-cell>
          <table:table-cell office:value-type="string" calcext:value-type="string">
            <text:p>l Total Cd</text:p>
          </table:table-cell>
          <table:table-cell office:value-type="float" office:value="0.02363" calcext:value-type="float">
            <text:p>0.02363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2291" calcext:value-type="float">
            <text:p>0.02291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1.2" calcext:value-type="float">
            <text:p>11.2</text:p>
          </table:table-cell>
          <table:table-cell office:value-type="float" office:value="12.7" calcext:value-type="float">
            <text:p>12.7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office:value-type="float" office:value="14.1" calcext:value-type="float">
            <text:p>14.1</text:p>
          </table:table-cell>
          <table:table-cell/>
          <table:table-cell office:value-type="float" office:value="13.6" calcext:value-type="float">
            <text:p>13.6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l Cruise L/D</text:p>
          </table:table-cell>
          <table:table-cell office:value-type="float" office:value="17.2" calcext:value-type="float">
            <text:p>17.2</text:p>
          </table:table-cell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4.2" calcext:value-type="float">
            <text:p>14.2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.9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15.7" calcext:value-type="float">
            <text:p>15.7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  <table:table-cell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6.3" calcext:value-type="float">
            <text:p>16.3</text:p>
          </table:table-cell>
          <table:table-cell office:value-type="float" office:value="16.5" calcext:value-type="float">
            <text:p>16.5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5.4" calcext:value-type="float">
            <text:p>15.4</text:p>
          </table:table-cell>
          <table:table-cell office:value-type="float" office:value="16.4" calcext:value-type="float">
            <text:p>16.4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  <table:table-cell office:value-type="float" office:value="17.5" calcext:value-type="float">
            <text:p>17.5</text:p>
          </table:table-cell>
          <table:table-cell office:value-type="float" office:value="15.3" calcext:value-type="float">
            <text:p>15.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7.5" calcext:value-type="float">
            <text:p>17.5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l Cruise L/D</text:p>
          </table:table-cell>
          <table:table-cell office:value-type="float" office:value="15.3" calcext:value-type="float">
            <text:p>15.3</text:p>
          </table:table-cell>
          <table:table-cell office:value-type="float" office:value="14.7" calcext:value-type="float">
            <text:p>14.7</text:p>
          </table:table-cell>
          <table:table-cell office:value-type="float" office:value="16.5" calcext:value-type="float">
            <text:p>16.5</text:p>
          </table:table-cell>
          <table:table-cell office:value-type="float" office:value="15.6" calcext:value-type="float">
            <text:p>15.6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40 <text:s/>lbm/lbf-hr</text:p>
          </table:table-cell>
          <table:table-cell table:number-columns-repeated="2"/>
          <table:table-cell office:value-type="string" calcext:value-type="string">
            <text:p><text:s/>0.573 <text:s/>lbm/lbf-hr</text:p>
          </table:table-cell>
          <table:table-cell/>
          <table:table-cell office:value-type="string" calcext:value-type="string">
            <text:p><text:s/>0.500 <text:s/>lbm/lbf-hr</text:p>
          </table:table-cell>
          <table:table-cell office:value-type="string" calcext:value-type="string">
            <text:p><text:s/>0.530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87 <text:s/>lbm/lbf-hr</text:p>
          </table:table-cell>
          <table:table-cell office:value-type="string" calcext:value-type="string">
            <text:p><text:s/>0.504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9 <text:s/>lbm/lbf-hr</text:p>
          </table:table-cell>
          <table:table-cell/>
          <table:table-cell office:value-type="string" calcext:value-type="string">
            <text:p><text:s/>0.503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87 <text:s/>lbm/lbf-hr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79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18 <text:s/>lbm/lbf-hr</text:p>
          </table:table-cell>
          <table:table-cell office:value-type="string" calcext:value-type="string">
            <text:p><text:s/>0.541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<text:s/>0.506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49 percent</text:p>
          </table:table-cell>
          <table:table-cell table:number-columns-repeated="2"/>
          <table:table-cell office:value-type="string" calcext:value-type="string">
            <text:p><text:s/>0.352 percent</text:p>
          </table:table-cell>
          <table:table-cell/>
          <table:table-cell office:value-type="string" calcext:value-type="string">
            <text:p><text:s/>0.377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60 percent</text:p>
          </table:table-cell>
          <table:table-cell/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69 percent</text:p>
          </table:table-cell>
          <table:table-cell table:number-columns-repeated="2" office:value-type="string" calcext:value-type="string">
            <text:p><text:s/>0.370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4986.6" calcext:value-type="float">
            <text:p>4986.6</text:p>
          </table:table-cell>
          <table:table-cell office:value-type="float" office:value="5711.9" calcext:value-type="float">
            <text:p>5711.9</text:p>
          </table:table-cell>
          <table:table-cell office:value-type="float" office:value="6957.4" calcext:value-type="float">
            <text:p>6957.4</text:p>
          </table:table-cell>
          <table:table-cell table:number-columns-repeated="2"/>
          <table:table-cell office:value-type="float" office:value="6062.8" calcext:value-type="float">
            <text:p>6062.8</text:p>
          </table:table-cell>
          <table:table-cell/>
          <table:table-cell office:value-type="float" office:value="6262.4" calcext:value-type="float">
            <text:p>6262.4</text:p>
          </table:table-cell>
          <table:table-cell office:value-type="float" office:value="6741.2" calcext:value-type="float">
            <text:p>6741.2</text:p>
          </table:table-cell>
          <table:table-cell office:value-type="float" office:value="7528.7" calcext:value-type="float">
            <text:p>7528.7</text:p>
          </table:table-cell>
          <table:table-cell office:value-type="string" calcext:value-type="string">
            <text:p><text:s/>Range Factor</text:p>
          </table:table-cell>
          <table:table-cell office:value-type="float" office:value="7516.2" calcext:value-type="float">
            <text:p>7516.2</text:p>
          </table:table-cell>
          <table:table-cell office:value-type="float" office:value="7065.6" calcext:value-type="float">
            <text:p>7065.6</text:p>
          </table:table-cell>
          <table:table-cell office:value-type="float" office:value="6610.5" calcext:value-type="float">
            <text:p>6610.5</text:p>
          </table:table-cell>
          <table:table-cell office:value-type="float" office:value="6477.8" calcext:value-type="float">
            <text:p>6477.8</text:p>
          </table:table-cell>
          <table:table-cell office:value-type="float" office:value="6674.3" calcext:value-type="float">
            <text:p>6674.3</text:p>
          </table:table-cell>
          <table:table-cell office:value-type="float" office:value="7372.9" calcext:value-type="float">
            <text:p>7372.9</text:p>
          </table:table-cell>
          <table:table-cell office:value-type="float" office:value="7387" calcext:value-type="float">
            <text:p>7387</text:p>
          </table:table-cell>
          <table:table-cell office:value-type="float" office:value="7658.8" calcext:value-type="float">
            <text:p>7658.8</text:p>
          </table:table-cell>
          <table:table-cell office:value-type="float" office:value="7232.2" calcext:value-type="float">
            <text:p>7232.2</text:p>
          </table:table-cell>
          <table:table-cell/>
          <table:table-cell office:value-type="float" office:value="6450.4" calcext:value-type="float">
            <text:p>6450.4</text:p>
          </table:table-cell>
          <table:table-cell office:value-type="float" office:value="7116.7" calcext:value-type="float">
            <text:p>7116.7</text:p>
          </table:table-cell>
          <table:table-cell office:value-type="float" office:value="7053.1" calcext:value-type="float">
            <text:p>7053.1</text:p>
          </table:table-cell>
          <table:table-cell office:value-type="float" office:value="7662.7" calcext:value-type="float">
            <text:p>7662.7</text:p>
          </table:table-cell>
          <table:table-cell office:value-type="float" office:value="7470.9" calcext:value-type="float">
            <text:p>7470.9</text:p>
          </table:table-cell>
          <table:table-cell office:value-type="float" office:value="7591.5" calcext:value-type="float">
            <text:p>7591.5</text:p>
          </table:table-cell>
          <table:table-cell office:value-type="float" office:value="7076.7" calcext:value-type="float">
            <text:p>7076.7</text:p>
          </table:table-cell>
          <table:table-cell office:value-type="float" office:value="6035.8" calcext:value-type="float">
            <text:p>6035.8</text:p>
          </table:table-cell>
          <table:table-cell office:value-type="float" office:value="7191.3" calcext:value-type="float">
            <text:p>7191.3</text:p>
          </table:table-cell>
          <table:table-cell office:value-type="float" office:value="7548.7" calcext:value-type="float">
            <text:p>7548.7</text:p>
          </table:table-cell>
          <table:table-cell office:value-type="float" office:value="6771.2" calcext:value-type="float">
            <text:p>6771.2</text:p>
          </table:table-cell>
          <table:table-cell office:value-type="float" office:value="7127.8" calcext:value-type="float">
            <text:p>7127.8</text:p>
          </table:table-cell>
          <table:table-cell office:value-type="float" office:value="7279.6" calcext:value-type="float">
            <text:p>7279.6</text:p>
          </table:table-cell>
          <table:table-cell office:value-type="float" office:value="7397.9" calcext:value-type="float">
            <text:p>7397.9</text:p>
          </table:table-cell>
          <table:table-cell office:value-type="float" office:value="6843.7" calcext:value-type="float">
            <text:p>6843.7</text:p>
          </table:table-cell>
          <table:table-cell office:value-type="float" office:value="7058.2" calcext:value-type="float">
            <text:p>7058.2</text:p>
          </table:table-cell>
          <table:table-cell office:value-type="float" office:value="6880.9" calcext:value-type="float">
            <text:p>6880.9</text:p>
          </table:table-cell>
          <table:table-cell office:value-type="float" office:value="7413.1" calcext:value-type="float">
            <text:p>7413.1</text:p>
          </table:table-cell>
          <table:table-cell office:value-type="float" office:value="7357.3" calcext:value-type="float">
            <text:p>7357.3</text:p>
          </table:table-cell>
          <table:table-cell office:value-type="float" office:value="7604.7" calcext:value-type="float">
            <text:p>7604.7</text:p>
          </table:table-cell>
          <table:table-cell office:value-type="float" office:value="7820.7" calcext:value-type="float">
            <text:p>7820.7</text:p>
          </table:table-cell>
          <table:table-cell office:value-type="float" office:value="6939.6" calcext:value-type="float">
            <text:p>6939.6</text:p>
          </table:table-cell>
          <table:table-cell office:value-type="float" office:value="7391.3" calcext:value-type="float">
            <text:p>7391.3</text:p>
          </table:table-cell>
          <table:table-cell office:value-type="float" office:value="7683.8" calcext:value-type="float">
            <text:p>7683.8</text:p>
          </table:table-cell>
          <table:table-cell office:value-type="float" office:value="7541.5" calcext:value-type="float">
            <text:p>7541.5</text:p>
          </table:table-cell>
          <table:table-cell office:value-type="float" office:value="8046.3" calcext:value-type="float">
            <text:p>8046.3</text:p>
          </table:table-cell>
          <table:table-cell office:value-type="float" office:value="7861.8" calcext:value-type="float">
            <text:p>7861.8</text:p>
          </table:table-cell>
          <table:table-cell office:value-type="string" calcext:value-type="string">
            <text:p><text:s/>Range Factor</text:p>
          </table:table-cell>
          <table:table-cell office:value-type="float" office:value="7034" calcext:value-type="float">
            <text:p>7034</text:p>
          </table:table-cell>
          <table:table-cell office:value-type="float" office:value="6676.4" calcext:value-type="float">
            <text:p>6676.4</text:p>
          </table:table-cell>
          <table:table-cell office:value-type="float" office:value="7521.4" calcext:value-type="float">
            <text:p>7521.4</text:p>
          </table:table-cell>
          <table:table-cell office:value-type="float" office:value="7146.2" calcext:value-type="float">
            <text:p>7146.2</text:p>
          </table:table-cell>
          <table:table-cell office:value-type="float" office:value="7308.8" calcext:value-type="float">
            <text:p>7308.8</text:p>
          </table:table-cell>
          <table:table-cell office:value-type="float" office:value="7991.3" calcext:value-type="float">
            <text:p>7991.3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399 <text:s/>lbs</text:p>
          </table:table-cell>
          <table:table-cell office:value-type="string" calcext:value-type="string">
            <text:p><text:s/>8765 <text:s/>lbs</text:p>
          </table:table-cell>
          <table:table-cell office:value-type="string" calcext:value-type="string">
            <text:p><text:s/>12549 <text:s/>lbs</text:p>
          </table:table-cell>
          <table:table-cell table:number-columns-repeated="2"/>
          <table:table-cell office:value-type="string" calcext:value-type="string">
            <text:p><text:s/>48064 <text:s/>lbs</text:p>
          </table:table-cell>
          <table:table-cell/>
          <table:table-cell office:value-type="string" calcext:value-type="string">
            <text:p><text:s/>7094 <text:s/>lbs</text:p>
          </table:table-cell>
          <table:table-cell office:value-type="string" calcext:value-type="string">
            <text:p><text:s/>16439 <text:s/>lbs</text:p>
          </table:table-cell>
          <table:table-cell office:value-type="string" calcext:value-type="string">
            <text:p><text:s/>22513 <text:s/>lbs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<text:s/>47536 <text:s/>lbs</text:p>
          </table:table-cell>
          <table:table-cell office:value-type="string" calcext:value-type="string">
            <text:p><text:s/>81974 <text:s/>lbs</text:p>
          </table:table-cell>
          <table:table-cell office:value-type="string" calcext:value-type="string">
            <text:p><text:s/>122332 <text:s/>lbs</text:p>
          </table:table-cell>
          <table:table-cell office:value-type="string" calcext:value-type="string">
            <text:p><text:s/>10407 <text:s/>lbs</text:p>
          </table:table-cell>
          <table:table-cell office:value-type="string" calcext:value-type="string">
            <text:p><text:s/>22034 <text:s/>lbs</text:p>
          </table:table-cell>
          <table:table-cell office:value-type="string" calcext:value-type="string">
            <text:p><text:s/>34384 <text:s/>lbs</text:p>
          </table:table-cell>
          <table:table-cell office:value-type="string" calcext:value-type="string">
            <text:p><text:s/>50199 <text:s/>lbs</text:p>
          </table:table-cell>
          <table:table-cell office:value-type="string" calcext:value-type="string">
            <text:p><text:s/>70889 <text:s/>lbs</text:p>
          </table:table-cell>
          <table:table-cell office:value-type="string" calcext:value-type="string">
            <text:p><text:s/>104731 <text:s/>lbs</text:p>
          </table:table-cell>
          <table:table-cell/>
          <table:table-cell office:value-type="string" calcext:value-type="string">
            <text:p><text:s/>13636 <text:s/>lbs</text:p>
          </table:table-cell>
          <table:table-cell office:value-type="string" calcext:value-type="string">
            <text:p><text:s/>31654 <text:s/>lbs</text:p>
          </table:table-cell>
          <table:table-cell office:value-type="string" calcext:value-type="string">
            <text:p><text:s/>51682 <text:s/>lbs</text:p>
          </table:table-cell>
          <table:table-cell office:value-type="string" calcext:value-type="string">
            <text:p><text:s/>62456 <text:s/>lbs</text:p>
          </table:table-cell>
          <table:table-cell office:value-type="string" calcext:value-type="string">
            <text:p><text:s/>86638 <text:s/>lbs</text:p>
          </table:table-cell>
          <table:table-cell office:value-type="string" calcext:value-type="string">
            <text:p><text:s/>118601 <text:s/>lbs</text:p>
          </table:table-cell>
          <table:table-cell office:value-type="string" calcext:value-type="string">
            <text:p><text:s/>187586 <text:s/>lbs</text:p>
          </table:table-cell>
          <table:table-cell office:value-type="string" calcext:value-type="string">
            <text:p><text:s/>18749 <text:s/>lbs</text:p>
          </table:table-cell>
          <table:table-cell office:value-type="string" calcext:value-type="string">
            <text:p><text:s/>37094 <text:s/>lbs</text:p>
          </table:table-cell>
          <table:table-cell office:value-type="string" calcext:value-type="string">
            <text:p><text:s/>59350 <text:s/>lbs</text:p>
          </table:table-cell>
          <table:table-cell office:value-type="string" calcext:value-type="string">
            <text:p><text:s/>89932 <text:s/>lbs</text:p>
          </table:table-cell>
          <table:table-cell office:value-type="string" calcext:value-type="string">
            <text:p><text:s/>120651 <text:s/>lbs</text:p>
          </table:table-cell>
          <table:table-cell office:value-type="string" calcext:value-type="string">
            <text:p><text:s/>165278 <text:s/>lbs</text:p>
          </table:table-cell>
          <table:table-cell office:value-type="string" calcext:value-type="string">
            <text:p><text:s/>237807 <text:s/>lbs</text:p>
          </table:table-cell>
          <table:table-cell office:value-type="string" calcext:value-type="string">
            <text:p><text:s/>21022 <text:s/>lbs</text:p>
          </table:table-cell>
          <table:table-cell office:value-type="string" calcext:value-type="string">
            <text:p><text:s/>44435 <text:s/>lbs</text:p>
          </table:table-cell>
          <table:table-cell office:value-type="string" calcext:value-type="string">
            <text:p><text:s/>72554 <text:s/>lbs</text:p>
          </table:table-cell>
          <table:table-cell office:value-type="string" calcext:value-type="string">
            <text:p><text:s/>102711 <text:s/>lbs</text:p>
          </table:table-cell>
          <table:table-cell office:value-type="string" calcext:value-type="string">
            <text:p><text:s/>141671 <text:s/>lbs</text:p>
          </table:table-cell>
          <table:table-cell office:value-type="string" calcext:value-type="string">
            <text:p><text:s/>190299 <text:s/>lbs</text:p>
          </table:table-cell>
          <table:table-cell office:value-type="string" calcext:value-type="string">
            <text:p><text:s/>269347 <text:s/>lbs</text:p>
          </table:table-cell>
          <table:table-cell office:value-type="string" calcext:value-type="string">
            <text:p><text:s/>23549 <text:s/>lbs</text:p>
          </table:table-cell>
          <table:table-cell office:value-type="string" calcext:value-type="string">
            <text:p><text:s/>49280 <text:s/>lbs</text:p>
          </table:table-cell>
          <table:table-cell office:value-type="string" calcext:value-type="string">
            <text:p><text:s/>81461 <text:s/>lbs</text:p>
          </table:table-cell>
          <table:table-cell office:value-type="string" calcext:value-type="string">
            <text:p><text:s/>114214 <text:s/>lbs</text:p>
          </table:table-cell>
          <table:table-cell office:value-type="string" calcext:value-type="string">
            <text:p><text:s/>165636 <text:s/>lbs</text:p>
          </table:table-cell>
          <table:table-cell office:value-type="string" calcext:value-type="string">
            <text:p><text:s/>211138 <text:s/>lbs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<text:s/>27332 <text:s/>lbs</text:p>
          </table:table-cell>
          <table:table-cell office:value-type="string" calcext:value-type="string">
            <text:p><text:s/>59035 <text:s/>lbs</text:p>
          </table:table-cell>
          <table:table-cell office:value-type="string" calcext:value-type="string">
            <text:p><text:s/>90809 <text:s/>lbs</text:p>
          </table:table-cell>
          <table:table-cell office:value-type="string" calcext:value-type="string">
            <text:p><text:s/>133602 <text:s/>lbs</text:p>
          </table:table-cell>
          <table:table-cell office:value-type="string" calcext:value-type="string">
            <text:p><text:s/>184504 <text:s/>lbs</text:p>
          </table:table-cell>
          <table:table-cell office:value-type="string" calcext:value-type="string">
            <text:p><text:s/>241696 <text:s/>lbs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--------------------------</text:p>
          </table:table-cell>
          <table:table-cell table:number-columns-repeated="2"/>
          <table:table-cell office:value-type="string" calcext:value-type="string">
            <text:p>---------------------------</text:p>
          </table:table-cell>
          <table:table-cell/>
          <table:table-cell table:number-columns-repeated="3" office:value-type="string" calcext:value-type="string">
            <text:p>---------------------------</text:p>
          </table:table-cell>
          <table:table-cell office:value-type="string" calcext:value-type="string">
            <text:p>--------------------ECON RANGE-------</text:p>
          </table:table-cell>
          <table:table-cell table:number-columns-repeated="9" office:value-type="string" calcext:value-type="string">
            <text:p>---------------------------</text:p>
          </table:table-cell>
          <table:table-cell/>
          <table:table-cell table:number-columns-repeated="27" office:value-type="string" calcext:value-type="string">
            <text:p>---------------------------</text:p>
          </table:table-cell>
          <table:table-cell office:value-type="string" calcext:value-type="string">
            <text:p>--------------------ECON RANGE-------</text:p>
          </table:table-cell>
          <table:table-cell table:number-columns-repeated="6" office:value-type="string" calcext:value-type="string">
            <text:p>---------------------------</text:p>
          </table:table-cell>
          <table:table-cell office:value-type="string" calcext:value-type="string">
            <text:p>--------------------ECON RANGE------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6976 <text:s/>ft</text:p>
          </table:table-cell>
          <table:table-cell office:value-type="string" calcext:value-type="string">
            <text:p><text:s/>33537 <text:s/>ft</text:p>
          </table:table-cell>
          <table:table-cell office:value-type="string" calcext:value-type="string">
            <text:p><text:s/>37211 <text:s/>ft</text:p>
          </table:table-cell>
          <table:table-cell table:number-columns-repeated="2"/>
          <table:table-cell office:value-type="string" calcext:value-type="string">
            <text:p><text:s/>37507 <text:s/>ft</text:p>
          </table:table-cell>
          <table:table-cell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055 <text:s/>ft</text:p>
          </table:table-cell>
          <table:table-cell office:value-type="string" calcext:value-type="string">
            <text:p><text:s/>37020 <text:s/>ft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<text:s/>39351 <text:s/>ft</text:p>
          </table:table-cell>
          <table:table-cell office:value-type="string" calcext:value-type="string">
            <text:p><text:s/>38115 <text:s/>ft</text:p>
          </table:table-cell>
          <table:table-cell office:value-type="string" calcext:value-type="string">
            <text:p><text:s/>41211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467 <text:s/>ft</text:p>
          </table:table-cell>
          <table:table-cell office:value-type="string" calcext:value-type="string">
            <text:p><text:s/>35728 <text:s/>ft</text:p>
          </table:table-cell>
          <table:table-cell office:value-type="string" calcext:value-type="string">
            <text:p><text:s/>36104 <text:s/>ft</text:p>
          </table:table-cell>
          <table:table-cell office:value-type="string" calcext:value-type="string">
            <text:p><text:s/>37376 <text:s/>ft</text:p>
          </table:table-cell>
          <table:table-cell office:value-type="string" calcext:value-type="string">
            <text:p><text:s/>38270 <text:s/>ft</text:p>
          </table:table-cell>
          <table:table-cell/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071 <text:s/>ft</text:p>
          </table:table-cell>
          <table:table-cell office:value-type="string" calcext:value-type="string">
            <text:p><text:s/>30237 <text:s/>ft</text:p>
          </table:table-cell>
          <table:table-cell office:value-type="string" calcext:value-type="string">
            <text:p><text:s/>34502 <text:s/>ft</text:p>
          </table:table-cell>
          <table:table-cell office:value-type="string" calcext:value-type="string">
            <text:p><text:s/>34363 <text:s/>ft</text:p>
          </table:table-cell>
          <table:table-cell office:value-type="string" calcext:value-type="string">
            <text:p><text:s/>35867 <text:s/>ft</text:p>
          </table:table-cell>
          <table:table-cell office:value-type="string" calcext:value-type="string">
            <text:p><text:s/>36986 <text:s/>ft</text:p>
          </table:table-cell>
          <table:table-cell office:value-type="string" calcext:value-type="string">
            <text:p><text:s/>28027 <text:s/>ft</text:p>
          </table:table-cell>
          <table:table-cell office:value-type="string" calcext:value-type="string">
            <text:p><text:s/>31551 <text:s/>ft</text:p>
          </table:table-cell>
          <table:table-cell office:value-type="string" calcext:value-type="string">
            <text:p><text:s/>33262 <text:s/>ft</text:p>
          </table:table-cell>
          <table:table-cell office:value-type="string" calcext:value-type="string">
            <text:p><text:s/>31792 <text:s/>ft</text:p>
          </table:table-cell>
          <table:table-cell office:value-type="string" calcext:value-type="string">
            <text:p><text:s/>32877 <text:s/>ft</text:p>
          </table:table-cell>
          <table:table-cell office:value-type="string" calcext:value-type="string">
            <text:p><text:s/>35204 <text:s/>ft</text:p>
          </table:table-cell>
          <table:table-cell office:value-type="string" calcext:value-type="string">
            <text:p><text:s/>36992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821 <text:s/>ft</text:p>
          </table:table-cell>
          <table:table-cell office:value-type="string" calcext:value-type="string">
            <text:p><text:s/>29609 <text:s/>ft</text:p>
          </table:table-cell>
          <table:table-cell office:value-type="string" calcext:value-type="string">
            <text:p><text:s/>32223 <text:s/>ft</text:p>
          </table:table-cell>
          <table:table-cell office:value-type="string" calcext:value-type="string">
            <text:p><text:s/>32404 <text:s/>ft</text:p>
          </table:table-cell>
          <table:table-cell office:value-type="string" calcext:value-type="string">
            <text:p><text:s/>33134 <text:s/>ft</text:p>
          </table:table-cell>
          <table:table-cell office:value-type="string" calcext:value-type="string">
            <text:p><text:s/>35496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676 <text:s/>ft</text:p>
          </table:table-cell>
          <table:table-cell office:value-type="string" calcext:value-type="string">
            <text:p><text:s/>29421 <text:s/>ft</text:p>
          </table:table-cell>
          <table:table-cell office:value-type="string" calcext:value-type="string">
            <text:p><text:s/>31334 <text:s/>ft</text:p>
          </table:table-cell>
          <table:table-cell office:value-type="string" calcext:value-type="string">
            <text:p><text:s/>33397 <text:s/>ft</text:p>
          </table:table-cell>
          <table:table-cell office:value-type="string" calcext:value-type="string">
            <text:p><text:s/>32370 <text:s/>ft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<text:s/>28009 <text:s/>ft</text:p>
          </table:table-cell>
          <table:table-cell office:value-type="string" calcext:value-type="string">
            <text:p><text:s/>28395 <text:s/>ft</text:p>
          </table:table-cell>
          <table:table-cell office:value-type="string" calcext:value-type="string">
            <text:p><text:s/>30184 <text:s/>ft</text:p>
          </table:table-cell>
          <table:table-cell office:value-type="string" calcext:value-type="string">
            <text:p><text:s/>29886 <text:s/>ft</text:p>
          </table:table-cell>
          <table:table-cell office:value-type="string" calcext:value-type="string">
            <text:p><text:s/>27904 <text:s/>ft</text:p>
          </table:table-cell>
          <table:table-cell office:value-type="string" calcext:value-type="string">
            <text:p><text:s/>31682 <text:s/>ft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table:number-columns-repeated="2"/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<text:s/>Mach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<text:s/>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<text:s/>Mach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251.76 lbf</text:p>
          </table:table-cell>
          <table:table-cell office:value-type="string" calcext:value-type="string">
            <text:p><text:s/>3053.57 lbf</text:p>
          </table:table-cell>
          <table:table-cell office:value-type="string" calcext:value-type="string">
            <text:p><text:s/>3164.35 lbf</text:p>
          </table:table-cell>
          <table:table-cell table:number-columns-repeated="2"/>
          <table:table-cell office:value-type="string" calcext:value-type="string">
            <text:p><text:s/>5583.93 lbf</text:p>
          </table:table-cell>
          <table:table-cell/>
          <table:table-cell office:value-type="string" calcext:value-type="string">
            <text:p><text:s/>5818.72 lbf</text:p>
          </table:table-cell>
          <table:table-cell office:value-type="string" calcext:value-type="string">
            <text:p><text:s/>6310.07 lbf</text:p>
          </table:table-cell>
          <table:table-cell office:value-type="string" calcext:value-type="string">
            <text:p><text:s/>5730.13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<text:s/>6805.85 lbf</text:p>
          </table:table-cell>
          <table:table-cell office:value-type="string" calcext:value-type="string">
            <text:p><text:s/>9043.07 lbf</text:p>
          </table:table-cell>
          <table:table-cell office:value-type="string" calcext:value-type="string">
            <text:p><text:s/>11040.33 lbf</text:p>
          </table:table-cell>
          <table:table-cell office:value-type="string" calcext:value-type="string">
            <text:p><text:s/>8527.57 lbf</text:p>
          </table:table-cell>
          <table:table-cell office:value-type="string" calcext:value-type="string">
            <text:p><text:s/>8292.66 lbf</text:p>
          </table:table-cell>
          <table:table-cell office:value-type="string" calcext:value-type="string">
            <text:p><text:s/>8664.30 lbf</text:p>
          </table:table-cell>
          <table:table-cell office:value-type="string" calcext:value-type="string">
            <text:p><text:s/>9219.78 lbf</text:p>
          </table:table-cell>
          <table:table-cell office:value-type="string" calcext:value-type="string">
            <text:p><text:s/>10172.25 lbf</text:p>
          </table:table-cell>
          <table:table-cell office:value-type="string" calcext:value-type="string">
            <text:p><text:s/>11834.49 lbf</text:p>
          </table:table-cell>
          <table:table-cell/>
          <table:table-cell office:value-type="string" calcext:value-type="string">
            <text:p><text:s/>10588.32 lbf</text:p>
          </table:table-cell>
          <table:table-cell office:value-type="string" calcext:value-type="string">
            <text:p><text:s/>12389.71 lbf</text:p>
          </table:table-cell>
          <table:table-cell office:value-type="string" calcext:value-type="string">
            <text:p><text:s/>13183.68 lbf</text:p>
          </table:table-cell>
          <table:table-cell office:value-type="string" calcext:value-type="string">
            <text:p><text:s/>11755.57 lbf</text:p>
          </table:table-cell>
          <table:table-cell office:value-type="string" calcext:value-type="string">
            <text:p><text:s/>12570.42 lbf</text:p>
          </table:table-cell>
          <table:table-cell office:value-type="string" calcext:value-type="string">
            <text:p><text:s/>13960.30 lbf</text:p>
          </table:table-cell>
          <table:table-cell office:value-type="string" calcext:value-type="string">
            <text:p><text:s/>17219.70 lbf</text:p>
          </table:table-cell>
          <table:table-cell office:value-type="string" calcext:value-type="string">
            <text:p><text:s/>14929.05 lbf</text:p>
          </table:table-cell>
          <table:table-cell office:value-type="string" calcext:value-type="string">
            <text:p><text:s/>14333.41 lbf</text:p>
          </table:table-cell>
          <table:table-cell office:value-type="string" calcext:value-type="string">
            <text:p><text:s/>15157.73 lbf</text:p>
          </table:table-cell>
          <table:table-cell office:value-type="string" calcext:value-type="string">
            <text:p><text:s/>16439.22 lbf</text:p>
          </table:table-cell>
          <table:table-cell office:value-type="string" calcext:value-type="string">
            <text:p><text:s/>17123.68 lbf</text:p>
          </table:table-cell>
          <table:table-cell office:value-type="string" calcext:value-type="string">
            <text:p><text:s/>18685.05 lbf</text:p>
          </table:table-cell>
          <table:table-cell office:value-type="string" calcext:value-type="string">
            <text:p><text:s/>22402.83 lbf</text:p>
          </table:table-cell>
          <table:table-cell office:value-type="string" calcext:value-type="string">
            <text:p><text:s/>17019.19 lbf</text:p>
          </table:table-cell>
          <table:table-cell office:value-type="string" calcext:value-type="string">
            <text:p><text:s/>17167.42 lbf</text:p>
          </table:table-cell>
          <table:table-cell office:value-type="string" calcext:value-type="string">
            <text:p><text:s/>18777.71 lbf</text:p>
          </table:table-cell>
          <table:table-cell office:value-type="string" calcext:value-type="string">
            <text:p><text:s/>19044.60 lbf</text:p>
          </table:table-cell>
          <table:table-cell office:value-type="string" calcext:value-type="string">
            <text:p><text:s/>20264.61 lbf</text:p>
          </table:table-cell>
          <table:table-cell office:value-type="string" calcext:value-type="string">
            <text:p><text:s/>22542.88 lbf</text:p>
          </table:table-cell>
          <table:table-cell office:value-type="string" calcext:value-type="string">
            <text:p><text:s/>26396.78 lbf</text:p>
          </table:table-cell>
          <table:table-cell office:value-type="string" calcext:value-type="string">
            <text:p><text:s/>19173.04 lbf</text:p>
          </table:table-cell>
          <table:table-cell office:value-type="string" calcext:value-type="string">
            <text:p><text:s/>19286.15 lbf</text:p>
          </table:table-cell>
          <table:table-cell office:value-type="string" calcext:value-type="string">
            <text:p><text:s/>21938.88 lbf</text:p>
          </table:table-cell>
          <table:table-cell office:value-type="string" calcext:value-type="string">
            <text:p><text:s/>21445.78 lbf</text:p>
          </table:table-cell>
          <table:table-cell office:value-type="string" calcext:value-type="string">
            <text:p><text:s/>24516.30 lbf</text:p>
          </table:table-cell>
          <table:table-cell office:value-type="string" calcext:value-type="string">
            <text:p><text:s/>25430.59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<text:s/>21498.89 lbf</text:p>
          </table:table-cell>
          <table:table-cell office:value-type="string" calcext:value-type="string">
            <text:p><text:s/>22769.02 lbf</text:p>
          </table:table-cell>
          <table:table-cell office:value-type="string" calcext:value-type="string">
            <text:p><text:s/>23193.72 lbf</text:p>
          </table:table-cell>
          <table:table-cell office:value-type="string" calcext:value-type="string">
            <text:p><text:s/>24683.09 lbf</text:p>
          </table:table-cell>
          <table:table-cell office:value-type="string" calcext:value-type="string">
            <text:p><text:s/>28765.21 lbf</text:p>
          </table:table-cell>
          <table:table-cell office:value-type="string" calcext:value-type="string">
            <text:p><text:s/>29540.78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9" calcext:value-type="float">
            <text:p>0.29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l Cruise Cl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42" calcext:value-type="float">
            <text:p>0.42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l Cruise Cl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l Cruise Cl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853" calcext:value-type="float">
            <text:p>0.01853</text:p>
          </table:table-cell>
          <table:table-cell table:number-columns-repeated="2"/>
          <table:table-cell office:value-type="float" office:value="0.01639" calcext:value-type="float">
            <text:p>0.01639</text:p>
          </table:table-cell>
          <table:table-cell/>
          <table:table-cell office:value-type="float" office:value="0.01839" calcext:value-type="float">
            <text:p>0.01839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2" calcext:value-type="float">
            <text:p>0.0172</text:p>
          </table:table-cell>
          <table:table-cell office:value-type="string" calcext:value-type="string">
            <text:p>l Parasite Cd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555" calcext:value-type="float">
            <text:p>0.01555</text:p>
          </table:table-cell>
          <table:table-cell table:number-columns-repeated="2" office:value-type="float" office:value="0.01819" calcext:value-type="float">
            <text:p>0.018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156" calcext:value-type="float">
            <text:p>0.0156</text:p>
          </table:table-cell>
          <table:table-cell/>
          <table:table-cell office:value-type="float" office:value="0.01738" calcext:value-type="float">
            <text:p>0.01738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0.01571" calcext:value-type="float">
            <text:p>0.01571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679" calcext:value-type="float">
            <text:p>0.01679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73" calcext:value-type="float">
            <text:p>0.01773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506" calcext:value-type="float">
            <text:p>0.01506</text:p>
          </table:table-cell>
          <table:table-cell office:value-type="string" calcext:value-type="string">
            <text:p>l Parasite Cd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492" calcext:value-type="float">
            <text:p>0.01492</text:p>
          </table:table-cell>
          <table:table-cell office:value-type="string" calcext:value-type="string">
            <text:p>l Parasite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619" calcext:value-type="float">
            <text:p>0.00619</text:p>
          </table:table-cell>
          <table:table-cell table:number-columns-repeated="2"/>
          <table:table-cell office:value-type="float" office:value="0.00351" calcext:value-type="float">
            <text:p>0.00351</text:p>
          </table:table-cell>
          <table:table-cell/>
          <table:table-cell office:value-type="float" office:value="0.00412" calcext:value-type="float">
            <text:p>0.004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653" calcext:value-type="float">
            <text:p>0.00653</text:p>
          </table:table-cell>
          <table:table-cell office:value-type="string" calcext:value-type="string">
            <text:p>l Induced Cd</text:p>
          </table:table-cell>
          <table:table-cell office:value-type="float" office:value="0.00729" calcext:value-type="float">
            <text:p>0.00729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0698" calcext:value-type="float">
            <text:p>0.00698</text:p>
          </table:table-cell>
          <table:table-cell/>
          <table:table-cell office:value-type="float" office:value="0.00503" calcext:value-type="float">
            <text:p>0.00503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614" calcext:value-type="float">
            <text:p>0.00614</text:p>
          </table:table-cell>
          <table:table-cell office:value-type="string" calcext:value-type="string">
            <text:p>l Induced Cd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59" calcext:value-type="float">
            <text:p>0.0059</text:p>
          </table:table-cell>
          <table:table-cell office:value-type="string" calcext:value-type="string">
            <text:p>l Induced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5691" calcext:value-type="float">
            <text:p>0.75691</text:p>
          </table:table-cell>
          <table:table-cell office:value-type="float" office:value="0.74222" calcext:value-type="float">
            <text:p>0.74222</text:p>
          </table:table-cell>
          <table:table-cell office:value-type="float" office:value="0.73407" calcext:value-type="float">
            <text:p>0.73407</text:p>
          </table:table-cell>
          <table:table-cell table:number-columns-repeated="2"/>
          <table:table-cell office:value-type="float" office:value="0.81088" calcext:value-type="float">
            <text:p>0.81088</text:p>
          </table:table-cell>
          <table:table-cell/>
          <table:table-cell office:value-type="float" office:value="0.73534" calcext:value-type="float">
            <text:p>0.73534</text:p>
          </table:table-cell>
          <table:table-cell office:value-type="float" office:value="0.74249" calcext:value-type="float">
            <text:p>0.74249</text:p>
          </table:table-cell>
          <table:table-cell office:value-type="float" office:value="0.74621" calcext:value-type="float">
            <text:p>0.74621</text:p>
          </table:table-cell>
          <table:table-cell office:value-type="string" calcext:value-type="string">
            <text:p>l Viscous e</text:p>
          </table:table-cell>
          <table:table-cell office:value-type="float" office:value="0.78511" calcext:value-type="float">
            <text:p>0.78511</text:p>
          </table:table-cell>
          <table:table-cell office:value-type="float" office:value="0.81233" calcext:value-type="float">
            <text:p>0.81233</text:p>
          </table:table-cell>
          <table:table-cell office:value-type="float" office:value="0.83242" calcext:value-type="float">
            <text:p>0.83242</text:p>
          </table:table-cell>
          <table:table-cell office:value-type="float" office:value="0.73714" calcext:value-type="float">
            <text:p>0.73714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74433" calcext:value-type="float">
            <text:p>0.74433</text:p>
          </table:table-cell>
          <table:table-cell office:value-type="float" office:value="0.75898" calcext:value-type="float">
            <text:p>0.75898</text:p>
          </table:table-cell>
          <table:table-cell office:value-type="float" office:value="0.78287" calcext:value-type="float">
            <text:p>0.78287</text:p>
          </table:table-cell>
          <table:table-cell office:value-type="float" office:value="0.81033" calcext:value-type="float">
            <text:p>0.81033</text:p>
          </table:table-cell>
          <table:table-cell/>
          <table:table-cell office:value-type="float" office:value="0.76291" calcext:value-type="float">
            <text:p>0.76291</text:p>
          </table:table-cell>
          <table:table-cell office:value-type="float" office:value="0.76919" calcext:value-type="float">
            <text:p>0.76919</text:p>
          </table:table-cell>
          <table:table-cell office:value-type="float" office:value="0.79788" calcext:value-type="float">
            <text:p>0.79788</text:p>
          </table:table-cell>
          <table:table-cell office:value-type="float" office:value="0.78058" calcext:value-type="float">
            <text:p>0.78058</text:p>
          </table:table-cell>
          <table:table-cell office:value-type="float" office:value="0.78901" calcext:value-type="float">
            <text:p>0.78901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2591" calcext:value-type="float">
            <text:p>0.82591</text:p>
          </table:table-cell>
          <table:table-cell office:value-type="float" office:value="0.71908" calcext:value-type="float">
            <text:p>0.71908</text:p>
          </table:table-cell>
          <table:table-cell office:value-type="float" office:value="0.75652" calcext:value-type="float">
            <text:p>0.75652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77119" calcext:value-type="float">
            <text:p>0.77119</text:p>
          </table:table-cell>
          <table:table-cell office:value-type="float" office:value="0.78696" calcext:value-type="float">
            <text:p>0.78696</text:p>
          </table:table-cell>
          <table:table-cell office:value-type="float" office:value="0.80911" calcext:value-type="float">
            <text:p>0.80911</text:p>
          </table:table-cell>
          <table:table-cell office:value-type="float" office:value="0.82217" calcext:value-type="float">
            <text:p>0.82217</text:p>
          </table:table-cell>
          <table:table-cell office:value-type="float" office:value="0.74099" calcext:value-type="float">
            <text:p>0.74099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76805" calcext:value-type="float">
            <text:p>0.76805</text:p>
          </table:table-cell>
          <table:table-cell office:value-type="float" office:value="0.77803" calcext:value-type="float">
            <text:p>0.77803</text:p>
          </table:table-cell>
          <table:table-cell office:value-type="float" office:value="0.78695" calcext:value-type="float">
            <text:p>0.78695</text:p>
          </table:table-cell>
          <table:table-cell office:value-type="float" office:value="0.80485" calcext:value-type="float">
            <text:p>0.80485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75388" calcext:value-type="float">
            <text:p>0.75388</text:p>
          </table:table-cell>
          <table:table-cell office:value-type="float" office:value="0.77411" calcext:value-type="float">
            <text:p>0.77411</text:p>
          </table:table-cell>
          <table:table-cell office:value-type="float" office:value="0.78491" calcext:value-type="float">
            <text:p>0.78491</text:p>
          </table:table-cell>
          <table:table-cell office:value-type="float" office:value="0.81443" calcext:value-type="float">
            <text:p>0.81443</text:p>
          </table:table-cell>
          <table:table-cell office:value-type="float" office:value="0.80097" calcext:value-type="float">
            <text:p>0.80097</text:p>
          </table:table-cell>
          <table:table-cell office:value-type="string" calcext:value-type="string">
            <text:p>l Viscous e</text:p>
          </table:table-cell>
          <table:table-cell office:value-type="float" office:value="0.74501" calcext:value-type="float">
            <text:p>0.74501</text:p>
          </table:table-cell>
          <table:table-cell office:value-type="float" office:value="0.75805" calcext:value-type="float">
            <text:p>0.75805</text:p>
          </table:table-cell>
          <table:table-cell office:value-type="float" office:value="0.77638" calcext:value-type="float">
            <text:p>0.77638</text:p>
          </table:table-cell>
          <table:table-cell office:value-type="float" office:value="0.78488" calcext:value-type="float">
            <text:p>0.78488</text:p>
          </table:table-cell>
          <table:table-cell office:value-type="float" office:value="0.79663" calcext:value-type="float">
            <text:p>0.79663</text:p>
          </table:table-cell>
          <table:table-cell office:value-type="float" office:value="0.79872" calcext:value-type="float">
            <text:p>0.79872</text:p>
          </table:table-cell>
          <table:table-cell office:value-type="string" calcext:value-type="string">
            <text:p>l Viscous e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85" calcext:value-type="float">
            <text:p>0.00185</text:p>
          </table:table-cell>
          <table:table-cell table:number-columns-repeated="2"/>
          <table:table-cell office:value-type="float" office:value="0.00163" calcext:value-type="float">
            <text:p>0.00163</text:p>
          </table:table-cell>
          <table:table-cell/>
          <table:table-cell office:value-type="float" office:value="0.00166" calcext:value-type="float">
            <text:p>0.00166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186" calcext:value-type="float">
            <text:p>0.00186</text:p>
          </table:table-cell>
          <table:table-cell office:value-type="string" calcext:value-type="string">
            <text:p>l Compressible Cd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173" calcext:value-type="float">
            <text:p>0.00173</text:p>
          </table:table-cell>
          <table:table-cell/>
          <table:table-cell office:value-type="float" office:value="0.00153" calcext:value-type="float">
            <text:p>0.00153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7" calcext:value-type="float">
            <text:p>0.00187</text:p>
          </table:table-cell>
          <table:table-cell office:value-type="string" calcext:value-type="string">
            <text:p>l Compressible Cd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l Compressible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  <table:table-cell office:value-type="float" office:value="0.00111" calcext:value-type="float">
            <text:p>0.00111</text:p>
          </table:table-cell>
          <table:table-cell/>
          <table:table-cell office:value-type="float" office:value="0.00133" calcext:value-type="float">
            <text:p>0.00133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9" calcext:value-type="float">
            <text:p>0.00119</text:p>
          </table:table-cell>
          <table:table-cell office:value-type="string" calcext:value-type="string">
            <text:p>l Misc Cd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8" calcext:value-type="float">
            <text:p>0.00088</text:p>
          </table:table-cell>
          <table:table-cell/>
          <table:table-cell office:value-type="float" office:value="0.00111" calcext:value-type="float">
            <text:p>0.00111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96" calcext:value-type="float">
            <text:p>0.00096</text:p>
          </table:table-cell>
          <table:table-cell table:number-columns-repeated="2" office:value-type="float" office:value="0.00094" calcext:value-type="float">
            <text:p>0.0009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89" calcext:value-type="float">
            <text:p>0.00089</text:p>
          </table:table-cell>
          <table:table-cell table:number-columns-repeated="2" office:value-type="float" office:value="0.00086" calcext:value-type="float">
            <text:p>0.00086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1" calcext:value-type="float">
            <text:p>0.00051</text:p>
          </table:table-cell>
          <table:table-cell office:value-type="string" calcext:value-type="string">
            <text:p>l Misc Cd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38" calcext:value-type="float">
            <text:p>0.00038</text:p>
          </table:table-cell>
          <table:table-cell office:value-type="string" calcext:value-type="string">
            <text:p>l Misc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/>
          <table:table-cell office:value-type="float" office:value="0.00051" calcext:value-type="float">
            <text:p>0.00051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4" calcext:value-type="float">
            <text:p>0.00054</text:p>
          </table:table-cell>
          <table:table-cell office:value-type="string" calcext:value-type="string">
            <text:p>l Trim Cd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6" calcext:value-type="float">
            <text:p>0.00046</text:p>
          </table:table-cell>
          <table:table-cell table:number-columns-repeated="2" office:value-type="float" office:value="0.00051" calcext:value-type="float">
            <text:p>0.00051</text:p>
          </table:table-cell>
          <table:table-cell table:number-columns-repeated="2"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table:number-columns-repeated="2" office:value-type="float" office:value="0.0005" calcext:value-type="float">
            <text:p>0.0005</text:p>
          </table:table-cell>
          <table:table-cell/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9" calcext:value-type="float">
            <text:p>0.00059</text:p>
          </table:table-cell>
          <table:table-cell table:number-columns-repeated="2" office:value-type="float" office:value="0.00051" calcext:value-type="float">
            <text:p>0.00051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table:number-columns-repeated="2" office:value-type="float" office:value="0.00054" calcext:value-type="float">
            <text:p>0.00054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7" calcext:value-type="float">
            <text:p>0.00047</text:p>
          </table:table-cell>
          <table:table-cell office:value-type="string" calcext:value-type="string">
            <text:p>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6" calcext:value-type="float">
            <text:p>0.00046</text:p>
          </table:table-cell>
          <table:table-cell office:value-type="string" calcext:value-type="string">
            <text:p>l Trim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71" calcext:value-type="float">
            <text:p>0.02971</text:p>
          </table:table-cell>
          <table:table-cell office:value-type="float" office:value="0.02854" calcext:value-type="float">
            <text:p>0.02854</text:p>
          </table:table-cell>
          <table:table-cell table:number-columns-repeated="2"/>
          <table:table-cell office:value-type="float" office:value="0.02309" calcext:value-type="float">
            <text:p>0.02309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02731" calcext:value-type="float">
            <text:p>0.02731</text:p>
          </table:table-cell>
          <table:table-cell office:value-type="string" calcext:value-type="string">
            <text:p>l Total Cd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2794" calcext:value-type="float">
            <text:p>0.02794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552" calcext:value-type="float">
            <text:p>0.02552</text:p>
          </table:table-cell>
          <table:table-cell office:value-type="float" office:value="0.0257" calcext:value-type="float">
            <text:p>0.0257</text:p>
          </table:table-cell>
          <table:table-cell/>
          <table:table-cell office:value-type="float" office:value="0.02555" calcext:value-type="float">
            <text:p>0.0255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2605" calcext:value-type="float">
            <text:p>0.02605</text:p>
          </table:table-cell>
          <table:table-cell office:value-type="float" office:value="0.02602" calcext:value-type="float">
            <text:p>0.02602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2766" calcext:value-type="float">
            <text:p>0.0276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504" calcext:value-type="float">
            <text:p>0.02504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405" calcext:value-type="float">
            <text:p>0.02405</text:p>
          </table:table-cell>
          <table:table-cell office:value-type="string" calcext:value-type="string">
            <text:p>l Total Cd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0.02879" calcext:value-type="float">
            <text:p>0.02879</text:p>
          </table:table-cell>
          <table:table-cell office:value-type="float" office:value="0.02512" calcext:value-type="float">
            <text:p>0.02512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36" calcext:value-type="float">
            <text:p>0.0236</text:p>
          </table:table-cell>
          <table:table-cell office:value-type="string" calcext:value-type="string">
            <text:p>l Total C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2.1" calcext:value-type="float">
            <text:p>12.1</text:p>
          </table:table-cell>
          <table:table-cell office:value-type="float" office:value="13.9" calcext:value-type="float">
            <text:p>13.9</text:p>
          </table:table-cell>
          <table:table-cell office:value-type="float" office:value="15.7" calcext:value-type="float">
            <text:p>15.7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.5" calcext:value-type="float">
            <text:p>1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 Cruise L/D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6.8" calcext:value-type="float">
            <text:p>16.8</text:p>
          </table:table-cell>
          <table:table-cell office:value-type="float" office:value="16.7" calcext:value-type="float">
            <text:p>16.7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6.8" calcext:value-type="float">
            <text:p>16.8</text:p>
          </table:table-cell>
          <table:table-cell office:value-type="float" office:value="15.8" calcext:value-type="float">
            <text:p>15.8</text:p>
          </table:table-cell>
          <table:table-cell office:value-type="float" office:value="14" calcext:value-type="float">
            <text:p>14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office:value-type="float" office:value="15.2" calcext:value-type="float">
            <text:p>15.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6.1" calcext:value-type="float">
            <text:p>16.1</text:p>
          </table:table-cell>
          <table:table-cell office:value-type="float" office:value="15.2" calcext:value-type="float">
            <text:p>15.2</text:p>
          </table:table-cell>
          <table:table-cell office:value-type="float" office:value="16.6" calcext:value-type="float">
            <text:p>16.6</text:p>
          </table:table-cell>
          <table:table-cell office:value-type="float" office:value="16.4" calcext:value-type="float">
            <text:p>16.4</text:p>
          </table:table-cell>
          <table:table-cell office:value-type="float" office:value="16.6" calcext:value-type="float">
            <text:p>16.6</text:p>
          </table:table-cell>
          <table:table-cell office:value-type="float" office:value="17.2" calcext:value-type="float">
            <text:p>17.2</text:p>
          </table:table-cell>
          <table:table-cell office:value-type="float" office:value="15.7" calcext:value-type="float">
            <text:p>15.7</text:p>
          </table:table-cell>
          <table:table-cell office:value-type="float" office:value="16.7" calcext:value-type="float">
            <text:p>16.7</text:p>
          </table:table-cell>
          <table:table-cell office:value-type="float" office:value="16.4" calcext:value-type="float">
            <text:p>16.4</text:p>
          </table:table-cell>
          <table:table-cell office:value-type="float" office:value="16.8" calcext:value-type="float">
            <text:p>16.8</text:p>
          </table:table-cell>
          <table:table-cell office:value-type="float" office:value="17.6" calcext:value-type="float">
            <text:p>17.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l Cruise L/D</text:p>
          </table:table-cell>
          <table:table-cell office:value-type="float" office:value="16.4" calcext:value-type="float">
            <text:p>16.4</text:p>
          </table:table-cell>
          <table:table-cell office:value-type="float" office:value="15.2" calcext:value-type="float">
            <text:p>15.2</text:p>
          </table:table-cell>
          <table:table-cell office:value-type="float" office:value="16.9" calcext:value-type="float">
            <text:p>16.9</text:p>
          </table:table-cell>
          <table:table-cell office:value-type="float" office:value="16" calcext:value-type="float">
            <text:p>16</text:p>
          </table:table-cell>
          <table:table-cell office:value-type="float" office:value="15.3" calcext:value-type="float">
            <text:p>15.3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l Cruise L/D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28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41 <text:s/>lbm/lbf-hr</text:p>
          </table:table-cell>
          <table:table-cell table:number-columns-repeated="2"/>
          <table:table-cell office:value-type="string" calcext:value-type="string">
            <text:p><text:s/>0.577 <text:s/>lbm/lbf-hr</text:p>
          </table:table-cell>
          <table:table-cell/>
          <table:table-cell office:value-type="string" calcext:value-type="string">
            <text:p><text:s/>0.503 <text:s/>lbm/lbf-hr</text:p>
          </table:table-cell>
          <table:table-cell table:number-columns-repeated="2" office:value-type="string" calcext:value-type="string">
            <text:p><text:s/>0.534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93 <text:s/>lbm/lbf-hr</text:p>
          </table:table-cell>
          <table:table-cell office:value-type="string" calcext:value-type="string">
            <text:p><text:s/>0.506 <text:s/>lbm/lbf-hr</text:p>
          </table:table-cell>
          <table:table-cell office:value-type="string" calcext:value-type="string">
            <text:p><text:s/>0.530 <text:s/>lbm/lbf-hr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76 <text:s/>lbm/lbf-hr</text:p>
          </table:table-cell>
          <table:table-cell/>
          <table:table-cell office:value-type="string" calcext:value-type="string">
            <text:p><text:s/>0.507 <text:s/>lbm/lbf-hr</text:p>
          </table:table-cell>
          <table:table-cell office:value-type="string" calcext:value-type="string">
            <text:p><text:s/>0.528 <text:s/>lbm/lbf-hr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97 <text:s/>lbm/lbf-hr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82 <text:s/>lbm/lbf-hr</text:p>
          </table:table-cell>
          <table:table-cell office:value-type="string" calcext:value-type="string">
            <text:p><text:s/>0.589 <text:s/>lbm/lbf-hr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87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7 percent</text:p>
          </table:table-cell>
          <table:table-cell table:number-columns-repeated="2"/>
          <table:table-cell office:value-type="string" calcext:value-type="string">
            <text:p><text:s/>0.346 percent</text:p>
          </table:table-cell>
          <table:table-cell/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52 percent</text:p>
          </table:table-cell>
          <table:table-cell table:number-columns-repeated="2" office:value-type="string" calcext:value-type="string">
            <text:p><text:s/>0.348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46 percent</text:p>
          </table:table-cell>
          <table:table-cell/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8 percent</text:p>
          </table:table-cell>
          <table:table-cell table:number-columns-repeated="2" office:value-type="string" calcext:value-type="string">
            <text:p><text:s/>0.354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5 percent</text:p>
          </table:table-cell>
          <table:table-cell table:number-columns-repeated="2" office:value-type="string" calcext:value-type="string">
            <text:p><text:s/>0.353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5235.1" calcext:value-type="float">
            <text:p>5235.1</text:p>
          </table:table-cell>
          <table:table-cell office:value-type="float" office:value="5942" calcext:value-type="float">
            <text:p>5942</text:p>
          </table:table-cell>
          <table:table-cell office:value-type="float" office:value="6655.6" calcext:value-type="float">
            <text:p>6655.6</text:p>
          </table:table-cell>
          <table:table-cell table:number-columns-repeated="2"/>
          <table:table-cell office:value-type="float" office:value="5265.2" calcext:value-type="float">
            <text:p>5265.2</text:p>
          </table:table-cell>
          <table:table-cell/>
          <table:table-cell office:value-type="float" office:value="6372.9" calcext:value-type="float">
            <text:p>6372.9</text:p>
          </table:table-cell>
          <table:table-cell office:value-type="float" office:value="6616.6" calcext:value-type="float">
            <text:p>6616.6</text:p>
          </table:table-cell>
          <table:table-cell office:value-type="float" office:value="7291" calcext:value-type="float">
            <text:p>7291</text:p>
          </table:table-cell>
          <table:table-cell office:value-type="string" calcext:value-type="string">
            <text:p><text:s/>Range Factor</text:p>
          </table:table-cell>
          <table:table-cell office:value-type="float" office:value="7237.9" calcext:value-type="float">
            <text:p>7237.9</text:p>
          </table:table-cell>
          <table:table-cell office:value-type="float" office:value="6704.6" calcext:value-type="float">
            <text:p>6704.6</text:p>
          </table:table-cell>
          <table:table-cell office:value-type="float" office:value="6209.7" calcext:value-type="float">
            <text:p>6209.7</text:p>
          </table:table-cell>
          <table:table-cell office:value-type="float" office:value="6549.7" calcext:value-type="float">
            <text:p>6549.7</text:p>
          </table:table-cell>
          <table:table-cell office:value-type="float" office:value="6692.5" calcext:value-type="float">
            <text:p>6692.5</text:p>
          </table:table-cell>
          <table:table-cell office:value-type="float" office:value="7141.6" calcext:value-type="float">
            <text:p>7141.6</text:p>
          </table:table-cell>
          <table:table-cell office:value-type="float" office:value="7114" calcext:value-type="float">
            <text:p>7114</text:p>
          </table:table-cell>
          <table:table-cell office:value-type="float" office:value="7347.2" calcext:value-type="float">
            <text:p>7347.2</text:p>
          </table:table-cell>
          <table:table-cell office:value-type="float" office:value="6860.6" calcext:value-type="float">
            <text:p>6860.6</text:p>
          </table:table-cell>
          <table:table-cell/>
          <table:table-cell office:value-type="float" office:value="6817.9" calcext:value-type="float">
            <text:p>6817.9</text:p>
          </table:table-cell>
          <table:table-cell office:value-type="float" office:value="7044.6" calcext:value-type="float">
            <text:p>7044.6</text:p>
          </table:table-cell>
          <table:table-cell office:value-type="float" office:value="6884.7" calcext:value-type="float">
            <text:p>6884.7</text:p>
          </table:table-cell>
          <table:table-cell office:value-type="float" office:value="7412.6" calcext:value-type="float">
            <text:p>7412.6</text:p>
          </table:table-cell>
          <table:table-cell office:value-type="float" office:value="7183.8" calcext:value-type="float">
            <text:p>7183.8</text:p>
          </table:table-cell>
          <table:table-cell office:value-type="float" office:value="7157.2" calcext:value-type="float">
            <text:p>7157.2</text:p>
          </table:table-cell>
          <table:table-cell office:value-type="float" office:value="6595.7" calcext:value-type="float">
            <text:p>6595.7</text:p>
          </table:table-cell>
          <table:table-cell office:value-type="float" office:value="6159.7" calcext:value-type="float">
            <text:p>6159.7</text:p>
          </table:table-cell>
          <table:table-cell office:value-type="float" office:value="7171.7" calcext:value-type="float">
            <text:p>7171.7</text:p>
          </table:table-cell>
          <table:table-cell office:value-type="float" office:value="7351.7" calcext:value-type="float">
            <text:p>7351.7</text:p>
          </table:table-cell>
          <table:table-cell office:value-type="float" office:value="6582.4" calcext:value-type="float">
            <text:p>6582.4</text:p>
          </table:table-cell>
          <table:table-cell office:value-type="float" office:value="6869.1" calcext:value-type="float">
            <text:p>6869.1</text:p>
          </table:table-cell>
          <table:table-cell office:value-type="float" office:value="6900.6" calcext:value-type="float">
            <text:p>6900.6</text:p>
          </table:table-cell>
          <table:table-cell office:value-type="float" office:value="6939.6" calcext:value-type="float">
            <text:p>6939.6</text:p>
          </table:table-cell>
          <table:table-cell office:value-type="float" office:value="6917.9" calcext:value-type="float">
            <text:p>6917.9</text:p>
          </table:table-cell>
          <table:table-cell office:value-type="float" office:value="7012.6" calcext:value-type="float">
            <text:p>7012.6</text:p>
          </table:table-cell>
          <table:table-cell office:value-type="float" office:value="6628" calcext:value-type="float">
            <text:p>6628</text:p>
          </table:table-cell>
          <table:table-cell office:value-type="float" office:value="7222.7" calcext:value-type="float">
            <text:p>7222.7</text:p>
          </table:table-cell>
          <table:table-cell office:value-type="float" office:value="7108.2" calcext:value-type="float">
            <text:p>7108.2</text:p>
          </table:table-cell>
          <table:table-cell office:value-type="float" office:value="7201" calcext:value-type="float">
            <text:p>7201</text:p>
          </table:table-cell>
          <table:table-cell office:value-type="float" office:value="7305.6" calcext:value-type="float">
            <text:p>7305.6</text:p>
          </table:table-cell>
          <table:table-cell office:value-type="float" office:value="7001.3" calcext:value-type="float">
            <text:p>7001.3</text:p>
          </table:table-cell>
          <table:table-cell office:value-type="float" office:value="7349.2" calcext:value-type="float">
            <text:p>7349.2</text:p>
          </table:table-cell>
          <table:table-cell office:value-type="float" office:value="7455.6" calcext:value-type="float">
            <text:p>7455.6</text:p>
          </table:table-cell>
          <table:table-cell office:value-type="float" office:value="7349.2" calcext:value-type="float">
            <text:p>7349.2</text:p>
          </table:table-cell>
          <table:table-cell office:value-type="float" office:value="7782.6" calcext:value-type="float">
            <text:p>7782.6</text:p>
          </table:table-cell>
          <table:table-cell office:value-type="float" office:value="7452.8" calcext:value-type="float">
            <text:p>7452.8</text:p>
          </table:table-cell>
          <table:table-cell office:value-type="string" calcext:value-type="string">
            <text:p><text:s/>Range Factor</text:p>
          </table:table-cell>
          <table:table-cell office:value-type="float" office:value="7341" calcext:value-type="float">
            <text:p>7341</text:p>
          </table:table-cell>
          <table:table-cell office:value-type="float" office:value="6705.2" calcext:value-type="float">
            <text:p>6705.2</text:p>
          </table:table-cell>
          <table:table-cell office:value-type="float" office:value="7449.3" calcext:value-type="float">
            <text:p>7449.3</text:p>
          </table:table-cell>
          <table:table-cell office:value-type="float" office:value="7034.7" calcext:value-type="float">
            <text:p>7034.7</text:p>
          </table:table-cell>
          <table:table-cell office:value-type="float" office:value="6827.9" calcext:value-type="float">
            <text:p>6827.9</text:p>
          </table:table-cell>
          <table:table-cell office:value-type="float" office:value="7555.1" calcext:value-type="float">
            <text:p>7555.1</text:p>
          </table:table-cell>
          <table:table-cell office:value-type="string" calcext:value-type="string">
            <text:p><text:s/>Range Factor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999 <text:s/>lbs</text:p>
          </table:table-cell>
          <table:table-cell office:value-type="string" calcext:value-type="string">
            <text:p><text:s/>2548 <text:s/>lbs</text:p>
          </table:table-cell>
          <table:table-cell office:value-type="string" calcext:value-type="string">
            <text:p><text:s/>4003 <text:s/>lbs</text:p>
          </table:table-cell>
          <table:table-cell table:number-columns-repeated="2"/>
          <table:table-cell office:value-type="string" calcext:value-type="string">
            <text:p><text:s/>13813 <text:s/>lbs</text:p>
          </table:table-cell>
          <table:table-cell/>
          <table:table-cell office:value-type="string" calcext:value-type="string">
            <text:p><text:s/>3333 <text:s/>lbs</text:p>
          </table:table-cell>
          <table:table-cell office:value-type="string" calcext:value-type="string">
            <text:p><text:s/>5117 <text:s/>lbs</text:p>
          </table:table-cell>
          <table:table-cell office:value-type="string" calcext:value-type="string">
            <text:p><text:s/>7081 <text:s/>lbs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<text:s/>13914 <text:s/>lbs</text:p>
          </table:table-cell>
          <table:table-cell office:value-type="string" calcext:value-type="string">
            <text:p><text:s/>21809 <text:s/>lbs</text:p>
          </table:table-cell>
          <table:table-cell office:value-type="string" calcext:value-type="string">
            <text:p><text:s/>31619 <text:s/>lbs</text:p>
          </table:table-cell>
          <table:table-cell office:value-type="string" calcext:value-type="string">
            <text:p><text:s/>4940 <text:s/>lbs</text:p>
          </table:table-cell>
          <table:table-cell office:value-type="string" calcext:value-type="string">
            <text:p><text:s/>6727 <text:s/>lbs</text:p>
          </table:table-cell>
          <table:table-cell office:value-type="string" calcext:value-type="string">
            <text:p><text:s/>10677 <text:s/>lbs</text:p>
          </table:table-cell>
          <table:table-cell office:value-type="string" calcext:value-type="string">
            <text:p><text:s/>15017 <text:s/>lbs</text:p>
          </table:table-cell>
          <table:table-cell office:value-type="string" calcext:value-type="string">
            <text:p><text:s/>20580 <text:s/>lbs</text:p>
          </table:table-cell>
          <table:table-cell office:value-type="string" calcext:value-type="string">
            <text:p><text:s/>28908 <text:s/>lbs</text:p>
          </table:table-cell>
          <table:table-cell/>
          <table:table-cell office:value-type="string" calcext:value-type="string">
            <text:p><text:s/>6158 <text:s/>lbs</text:p>
          </table:table-cell>
          <table:table-cell office:value-type="string" calcext:value-type="string">
            <text:p><text:s/>9814 <text:s/>lbs</text:p>
          </table:table-cell>
          <table:table-cell office:value-type="string" calcext:value-type="string">
            <text:p><text:s/>15770 <text:s/>lbs</text:p>
          </table:table-cell>
          <table:table-cell office:value-type="string" calcext:value-type="string">
            <text:p><text:s/>18755 <text:s/>lbs</text:p>
          </table:table-cell>
          <table:table-cell office:value-type="string" calcext:value-type="string">
            <text:p><text:s/>24883 <text:s/>lbs</text:p>
          </table:table-cell>
          <table:table-cell office:value-type="string" calcext:value-type="string">
            <text:p><text:s/>33526 <text:s/>lbs</text:p>
          </table:table-cell>
          <table:table-cell office:value-type="string" calcext:value-type="string">
            <text:p><text:s/>48667 <text:s/>lbs</text:p>
          </table:table-cell>
          <table:table-cell office:value-type="string" calcext:value-type="string">
            <text:p><text:s/>8648 <text:s/>lbs</text:p>
          </table:table-cell>
          <table:table-cell office:value-type="string" calcext:value-type="string">
            <text:p><text:s/>11561 <text:s/>lbs</text:p>
          </table:table-cell>
          <table:table-cell office:value-type="string" calcext:value-type="string">
            <text:p><text:s/>18397 <text:s/>lbs</text:p>
          </table:table-cell>
          <table:table-cell office:value-type="string" calcext:value-type="string">
            <text:p><text:s/>26028 <text:s/>lbs</text:p>
          </table:table-cell>
          <table:table-cell office:value-type="string" calcext:value-type="string">
            <text:p><text:s/>34070 <text:s/>lbs</text:p>
          </table:table-cell>
          <table:table-cell office:value-type="string" calcext:value-type="string">
            <text:p><text:s/>45569 <text:s/>lbs</text:p>
          </table:table-cell>
          <table:table-cell office:value-type="string" calcext:value-type="string">
            <text:p><text:s/>62813 <text:s/>lbs</text:p>
          </table:table-cell>
          <table:table-cell office:value-type="string" calcext:value-type="string">
            <text:p><text:s/>9999 <text:s/>lbs</text:p>
          </table:table-cell>
          <table:table-cell office:value-type="string" calcext:value-type="string">
            <text:p><text:s/>13772 <text:s/>lbs</text:p>
          </table:table-cell>
          <table:table-cell office:value-type="string" calcext:value-type="string">
            <text:p><text:s/>22484 <text:s/>lbs</text:p>
          </table:table-cell>
          <table:table-cell office:value-type="string" calcext:value-type="string">
            <text:p><text:s/>30375 <text:s/>lbs</text:p>
          </table:table-cell>
          <table:table-cell office:value-type="string" calcext:value-type="string">
            <text:p><text:s/>40235 <text:s/>lbs</text:p>
          </table:table-cell>
          <table:table-cell office:value-type="string" calcext:value-type="string">
            <text:p><text:s/>53393 <text:s/>lbs</text:p>
          </table:table-cell>
          <table:table-cell office:value-type="string" calcext:value-type="string">
            <text:p><text:s/>73474 <text:s/>lbs</text:p>
          </table:table-cell>
          <table:table-cell office:value-type="string" calcext:value-type="string">
            <text:p><text:s/>11170 <text:s/>lbs</text:p>
          </table:table-cell>
          <table:table-cell office:value-type="string" calcext:value-type="string">
            <text:p><text:s/>15320 <text:s/>lbs</text:p>
          </table:table-cell>
          <table:table-cell office:value-type="string" calcext:value-type="string">
            <text:p><text:s/>25473 <text:s/>lbs</text:p>
          </table:table-cell>
          <table:table-cell office:value-type="string" calcext:value-type="string">
            <text:p><text:s/>33849 <text:s/>lbs</text:p>
          </table:table-cell>
          <table:table-cell office:value-type="string" calcext:value-type="string">
            <text:p><text:s/>48018 <text:s/>lbs</text:p>
          </table:table-cell>
          <table:table-cell office:value-type="string" calcext:value-type="string">
            <text:p><text:s/>59458 <text:s/>lbs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<text:s/>12543 <text:s/>lbs</text:p>
          </table:table-cell>
          <table:table-cell office:value-type="string" calcext:value-type="string">
            <text:p><text:s/>17840 <text:s/>lbs</text:p>
          </table:table-cell>
          <table:table-cell office:value-type="string" calcext:value-type="string">
            <text:p><text:s/>27547 <text:s/>lbs</text:p>
          </table:table-cell>
          <table:table-cell office:value-type="string" calcext:value-type="string">
            <text:p><text:s/>38653 <text:s/>lbs</text:p>
          </table:table-cell>
          <table:table-cell office:value-type="string" calcext:value-type="string">
            <text:p><text:s/>54836 <text:s/>lbs</text:p>
          </table:table-cell>
          <table:table-cell office:value-type="string" calcext:value-type="string">
            <text:p><text:s/>68710 <text:s/>lbs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----------------------------</text:p>
          </table:table-cell>
          <table:table-cell table:number-columns-repeated="2"/>
          <table:table-cell office:value-type="string" calcext:value-type="string">
            <text:p>-----------------------------</text:p>
          </table:table-cell>
          <table:table-cell/>
          <table:table-cell table:number-columns-repeated="3" office:value-type="string" calcext:value-type="string">
            <text:p>-----------------------------</text:p>
          </table:table-cell>
          <table:table-cell office:value-type="string" calcext:value-type="string">
            <text:p>--------------------REQUIREMENTS-----</text:p>
          </table:table-cell>
          <table:table-cell table:number-columns-repeated="9" office:value-type="string" calcext:value-type="string">
            <text:p>-----------------------------</text:p>
          </table:table-cell>
          <table:table-cell/>
          <table:table-cell table:number-columns-repeated="27" office:value-type="string" calcext:value-type="string">
            <text:p>-----------------------------</text:p>
          </table:table-cell>
          <table:table-cell office:value-type="string" calcext:value-type="string">
            <text:p>--------------------REQUIREMENTS-----</text:p>
          </table:table-cell>
          <table:table-cell table:number-columns-repeated="6" office:value-type="string" calcext:value-type="string">
            <text:p>-----------------------------</text:p>
          </table:table-cell>
          <table:table-cell office:value-type="string" calcext:value-type="string">
            <text:p>--------------------REQUIREMENTS----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94 / 0.95</text:p>
          </table:table-cell>
          <table:table-cell office:value-type="string" calcext:value-type="string">
            <text:p><text:s/>0.91 / 0.95</text:p>
          </table:table-cell>
          <table:table-cell office:value-type="string" calcext:value-type="string">
            <text:p><text:s/>0.95 / 0.95</text:p>
          </table:table-cell>
          <table:table-cell table:number-columns-repeated="2"/>
          <table:table-cell office:value-type="string" calcext:value-type="string">
            <text:p><text:s/>1.08 / 0.95</text:p>
          </table:table-cell>
          <table:table-cell/>
          <table:table-cell table:number-columns-repeated="3" office:value-type="string" calcext:value-type="string">
            <text:p><text:s/>0.95 / 0.95</text:p>
          </table:table-cell>
          <table:table-cell office:value-type="string" calcext:value-type="string">
            <text:p>m Throttle Setting / Requirement</text:p>
          </table:table-cell>
          <table:table-cell table:number-columns-repeated="4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4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2 / 0.95</text:p>
          </table:table-cell>
          <table:table-cell table:number-columns-repeated="26" office:value-type="string" calcext:value-type="string">
            <text:p><text:s/>0.95 / 0.95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<text:s/>0.91 / 0.95</text:p>
          </table:table-cell>
          <table:table-cell table:number-columns-repeated="5" office:value-type="string" calcext:value-type="string">
            <text:p><text:s/>0.95 / 0.95</text:p>
          </table:table-cell>
          <table:table-cell office:value-type="string" calcext:value-type="string">
            <text:p>m Throttle Setting / Requiremen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785 / 5483 <text:s/>ft/ft</text:p>
          </table:table-cell>
          <table:table-cell office:value-type="string" calcext:value-type="string">
            <text:p><text:s/>3870 / 5768 <text:s/>ft/ft</text:p>
          </table:table-cell>
          <table:table-cell office:value-type="string" calcext:value-type="string">
            <text:p><text:s/>3920 / 5968 <text:s/>ft/ft</text:p>
          </table:table-cell>
          <table:table-cell table:number-columns-repeated="2"/>
          <table:table-cell office:value-type="string" calcext:value-type="string">
            <text:p><text:s/>4971 / 7716 <text:s/>ft/ft</text:p>
          </table:table-cell>
          <table:table-cell/>
          <table:table-cell office:value-type="string" calcext:value-type="string">
            <text:p><text:s/>3628 / 7221 <text:s/>ft/ft</text:p>
          </table:table-cell>
          <table:table-cell office:value-type="string" calcext:value-type="string">
            <text:p><text:s/>4200 / 7757 <text:s/>ft/ft</text:p>
          </table:table-cell>
          <table:table-cell office:value-type="string" calcext:value-type="string">
            <text:p><text:s/>4266 / 8201 <text:s/>ft/ft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<text:s/>4951 / 8244 <text:s/>ft/ft</text:p>
          </table:table-cell>
          <table:table-cell office:value-type="string" calcext:value-type="string">
            <text:p><text:s/>4925 / 8367 <text:s/>ft/ft</text:p>
          </table:table-cell>
          <table:table-cell office:value-type="string" calcext:value-type="string">
            <text:p><text:s/>5274 / 8491 <text:s/>ft/ft</text:p>
          </table:table-cell>
          <table:table-cell office:value-type="string" calcext:value-type="string">
            <text:p><text:s/>4003 / 8190 <text:s/>ft/ft</text:p>
          </table:table-cell>
          <table:table-cell office:value-type="string" calcext:value-type="string">
            <text:p><text:s/>5082 / 8312 <text:s/>ft/ft</text:p>
          </table:table-cell>
          <table:table-cell office:value-type="string" calcext:value-type="string">
            <text:p><text:s/>6168 / 8409 <text:s/>ft/ft</text:p>
          </table:table-cell>
          <table:table-cell office:value-type="string" calcext:value-type="string">
            <text:p><text:s/>6516 / 8512 <text:s/>ft/ft</text:p>
          </table:table-cell>
          <table:table-cell office:value-type="string" calcext:value-type="string">
            <text:p><text:s/>7242 / 8648 <text:s/>ft/ft</text:p>
          </table:table-cell>
          <table:table-cell office:value-type="string" calcext:value-type="string">
            <text:p><text:s/>6124 / 8874 <text:s/>ft/ft</text:p>
          </table:table-cell>
          <table:table-cell/>
          <table:table-cell office:value-type="string" calcext:value-type="string">
            <text:p><text:s/>4162 / 8453 <text:s/>ft/ft</text:p>
          </table:table-cell>
          <table:table-cell office:value-type="string" calcext:value-type="string">
            <text:p><text:s/>4966 / 8613 <text:s/>ft/ft</text:p>
          </table:table-cell>
          <table:table-cell office:value-type="string" calcext:value-type="string">
            <text:p><text:s/>8724 / 8724 <text:s/>ft/ft</text:p>
          </table:table-cell>
          <table:table-cell office:value-type="string" calcext:value-type="string">
            <text:p><text:s/>8244 / 8869 <text:s/>ft/ft</text:p>
          </table:table-cell>
          <table:table-cell office:value-type="string" calcext:value-type="string">
            <text:p><text:s/>6740 / 9022 <text:s/>ft/ft</text:p>
          </table:table-cell>
          <table:table-cell office:value-type="string" calcext:value-type="string">
            <text:p><text:s/>7671 / 9305 <text:s/>ft/ft</text:p>
          </table:table-cell>
          <table:table-cell office:value-type="string" calcext:value-type="string">
            <text:p><text:s/>8363 / 9596 <text:s/>ft/ft</text:p>
          </table:table-cell>
          <table:table-cell office:value-type="string" calcext:value-type="string">
            <text:p><text:s/>7047 / 8728 <text:s/>ft/ft</text:p>
          </table:table-cell>
          <table:table-cell office:value-type="string" calcext:value-type="string">
            <text:p><text:s/>4831 / 9020 <text:s/>ft/ft</text:p>
          </table:table-cell>
          <table:table-cell office:value-type="string" calcext:value-type="string">
            <text:p><text:s/>7760 / 9174 <text:s/>ft/ft</text:p>
          </table:table-cell>
          <table:table-cell office:value-type="string" calcext:value-type="string">
            <text:p><text:s/>9117 / 9392 <text:s/>ft/ft</text:p>
          </table:table-cell>
          <table:table-cell office:value-type="string" calcext:value-type="string">
            <text:p><text:s/>7961 / 9594 <text:s/>ft/ft</text:p>
          </table:table-cell>
          <table:table-cell office:value-type="string" calcext:value-type="string">
            <text:p><text:s/>9829 / 9830 <text:s/>ft/ft</text:p>
          </table:table-cell>
          <table:table-cell office:value-type="string" calcext:value-type="string">
            <text:p><text:s/>10042 / 10044 <text:s/>ft/ft</text:p>
          </table:table-cell>
          <table:table-cell office:value-type="string" calcext:value-type="string">
            <text:p><text:s/>4503 / 9073 <text:s/>ft/ft</text:p>
          </table:table-cell>
          <table:table-cell office:value-type="string" calcext:value-type="string">
            <text:p><text:s/>5920 / 9370 <text:s/>ft/ft</text:p>
          </table:table-cell>
          <table:table-cell office:value-type="string" calcext:value-type="string">
            <text:p><text:s/>9535 / 9528 <text:s/>ft/ft</text:p>
          </table:table-cell>
          <table:table-cell office:value-type="string" calcext:value-type="string">
            <text:p><text:s/>9751 / 9751 <text:s/>ft/ft</text:p>
          </table:table-cell>
          <table:table-cell office:value-type="string" calcext:value-type="string">
            <text:p><text:s/>9070 / 10053 <text:s/>ft/ft</text:p>
          </table:table-cell>
          <table:table-cell office:value-type="string" calcext:value-type="string">
            <text:p><text:s/>10337 / 10337 <text:s/>ft/ft</text:p>
          </table:table-cell>
          <table:table-cell office:value-type="string" calcext:value-type="string">
            <text:p><text:s/>10632 / 10625 <text:s/>ft/ft</text:p>
          </table:table-cell>
          <table:table-cell office:value-type="string" calcext:value-type="string">
            <text:p><text:s/>4674 / 9315 <text:s/>ft/ft</text:p>
          </table:table-cell>
          <table:table-cell office:value-type="string" calcext:value-type="string">
            <text:p><text:s/>6242 / 9661 <text:s/>ft/ft</text:p>
          </table:table-cell>
          <table:table-cell office:value-type="string" calcext:value-type="string">
            <text:p><text:s/>8330 / 9805 <text:s/>ft/ft</text:p>
          </table:table-cell>
          <table:table-cell office:value-type="string" calcext:value-type="string">
            <text:p><text:s/>10130 / 10130 <text:s/>ft/ft</text:p>
          </table:table-cell>
          <table:table-cell office:value-type="string" calcext:value-type="string">
            <text:p><text:s/>7091 / 10413 <text:s/>ft/ft</text:p>
          </table:table-cell>
          <table:table-cell office:value-type="string" calcext:value-type="string">
            <text:p><text:s/>10802 / 10792 <text:s/>ft/ft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<text:s/>4882 / 9656 <text:s/>ft/ft</text:p>
          </table:table-cell>
          <table:table-cell office:value-type="string" calcext:value-type="string">
            <text:p><text:s/>9317 / 9963 <text:s/>ft/ft</text:p>
          </table:table-cell>
          <table:table-cell office:value-type="string" calcext:value-type="string">
            <text:p><text:s/>10232 / 10232 <text:s/>ft/ft</text:p>
          </table:table-cell>
          <table:table-cell office:value-type="string" calcext:value-type="string">
            <text:p><text:s/>10568 / 10568 <text:s/>ft/ft</text:p>
          </table:table-cell>
          <table:table-cell office:value-type="string" calcext:value-type="string">
            <text:p><text:s/>10963 / 10963 <text:s/>ft/ft</text:p>
          </table:table-cell>
          <table:table-cell office:value-type="string" calcext:value-type="string">
            <text:p><text:s/>11361 / 11363 <text:s/>ft/ft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29.7 / 129.7 <text:s/>KCAS / KCAS</text:p>
          </table:table-cell>
          <table:table-cell office:value-type="string" calcext:value-type="string">
            <text:p><text:s/>129.8 / 129.8 <text:s/>KCAS / KCAS</text:p>
          </table:table-cell>
          <table:table-cell office:value-type="string" calcext:value-type="string">
            <text:p><text:s/>130.0 / 130.0 <text:s/>KCAS / KCAS</text:p>
          </table:table-cell>
          <table:table-cell table:number-columns-repeated="2"/>
          <table:table-cell office:value-type="string" calcext:value-type="string">
            <text:p><text:s/>107.3 / 131.1 <text:s/>KCAS / KCAS</text:p>
          </table:table-cell>
          <table:table-cell/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1 / 131.1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<text:s/>130.1 / 132.2 <text:s/>KCAS / KCAS</text:p>
          </table:table-cell>
          <table:table-cell office:value-type="string" calcext:value-type="string">
            <text:p><text:s/>118.2 / 132.8 <text:s/>KCAS / KCAS</text:p>
          </table:table-cell>
          <table:table-cell office:value-type="string" calcext:value-type="string">
            <text:p><text:s/>114.4 / 133.3 <text:s/>KCAS / KCAS</text:p>
          </table:table-cell>
          <table:table-cell office:value-type="string" calcext:value-type="string">
            <text:p><text:s/>132.0 / 132.0 <text:s/>KCAS / KCAS</text:p>
          </table:table-cell>
          <table:table-cell office:value-type="string" calcext:value-type="string">
            <text:p><text:s/>132.5 / 132.5 <text:s/>KCAS / KCAS</text:p>
          </table:table-cell>
          <table:table-cell office:value-type="string" calcext:value-type="string">
            <text:p><text:s/>132.9 / 133.0 <text:s/>KCAS / KCAS</text:p>
          </table:table-cell>
          <table:table-cell office:value-type="string" calcext:value-type="string">
            <text:p><text:s/>133.4 / 133.4 <text:s/>KCAS / KCAS</text:p>
          </table:table-cell>
          <table:table-cell office:value-type="string" calcext:value-type="string">
            <text:p><text:s/>134.0 / 134.0 <text:s/>KCAS / KCAS</text:p>
          </table:table-cell>
          <table:table-cell office:value-type="string" calcext:value-type="string">
            <text:p><text:s/>127.8 / 135.0 <text:s/>KCAS / KCAS</text:p>
          </table:table-cell>
          <table:table-cell/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3.8 / 133.9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0 / 135.0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3 / 137.0 <text:s/>KCAS / KCAS</text:p>
          </table:table-cell>
          <table:table-cell office:value-type="string" calcext:value-type="string">
            <text:p><text:s/>123.9 / 138.3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4 / 136.4 <text:s/>KCAS / KCAS</text:p>
          </table:table-cell>
          <table:table-cell office:value-type="string" calcext:value-type="string">
            <text:p><text:s/>137.4 / 137.4 <text:s/>KCAS / KCAS</text:p>
          </table:table-cell>
          <table:table-cell office:value-type="string" calcext:value-type="string">
            <text:p><text:s/>138.3 / 138.3 <text:s/>KCAS / KCAS</text:p>
          </table:table-cell>
          <table:table-cell office:value-type="string" calcext:value-type="string">
            <text:p><text:s/>137.1 / 139.3 <text:s/>KCAS / KCAS</text:p>
          </table:table-cell>
          <table:table-cell office:value-type="string" calcext:value-type="string">
            <text:p><text:s/>132.4 / 140.3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2 / 137.3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38.9 / 139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41.6 / 141.6 <text:s/>KCAS / KCAS</text:p>
          </table:table-cell>
          <table:table-cell office:value-type="string" calcext:value-type="string">
            <text:p><text:s/>138.8 / 142.9 <text:s/>KCAS / KCAS</text:p>
          </table:table-cell>
          <table:table-cell office:value-type="string" calcext:value-type="string">
            <text:p><text:s/>137.0 / 137.0 <text:s/>KCAS / KCAS</text:p>
          </table:table-cell>
          <table:table-cell office:value-type="string" calcext:value-type="string">
            <text:p><text:s/>138.6 / 138.6 <text:s/>KCAS / KCAS</text:p>
          </table:table-cell>
          <table:table-cell office:value-type="string" calcext:value-type="string">
            <text:p><text:s/>139.0 / 139.2 <text:s/>KCAS / KCAS</text:p>
          </table:table-cell>
          <table:table-cell office:value-type="string" calcext:value-type="string">
            <text:p><text:s/>140.7 / 140.7 <text:s/>KCAS / KCAS</text:p>
          </table:table-cell>
          <table:table-cell office:value-type="string" calcext:value-type="string">
            <text:p><text:s/>141.9 / 141.9 <text:s/>KCAS / KCAS</text:p>
          </table:table-cell>
          <table:table-cell office:value-type="string" calcext:value-type="string">
            <text:p><text:s/>143.7 / 143.6 <text:s/>KCAS / KCAS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39.9 / 139.9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2.6 / 142.6 <text:s/>KCAS / KCAS</text:p>
          </table:table-cell>
          <table:table-cell office:value-type="string" calcext:value-type="string">
            <text:p><text:s/>144.3 / 144.4 <text:s/>KCAS / KCAS</text:p>
          </table:table-cell>
          <table:table-cell office:value-type="string" calcext:value-type="string">
            <text:p><text:s/>146.1 / 146.2 <text:s/>KCAS / KCAS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<text:s/>0.148 / 0.05</text:p>
          </table:table-cell>
          <table:table-cell office:value-type="string" calcext:value-type="string">
            <text:p><text:s/>0.093 / 0.05</text:p>
          </table:table-cell>
          <table:table-cell table:number-columns-repeated="2"/>
          <table:table-cell office:value-type="string" calcext:value-type="string">
            <text:p><text:s/>-0.028 / 0.05</text:p>
          </table:table-cell>
          <table:table-cell table:number-columns-repeated="2"/>
          <table:table-cell office:value-type="string" calcext:value-type="string">
            <text:p><text:s/>0.498 / 0.05</text:p>
          </table:table-cell>
          <table:table-cell office:value-type="string" calcext:value-type="string">
            <text:p><text:s/>0.310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53 / 0.05</text:p>
          </table:table-cell>
          <table:table-cell office:value-type="string" calcext:value-type="string">
            <text:p><text:s/>0.048 / 0.05</text:p>
          </table:table-cell>
          <table:table-cell office:value-type="string" calcext:value-type="string">
            <text:p><text:s/>0.758 / 0.05</text:p>
          </table:table-cell>
          <table:table-cell office:value-type="string" calcext:value-type="string">
            <text:p><text:s/>0.516 / 0.05</text:p>
          </table:table-cell>
          <table:table-cell office:value-type="string" calcext:value-type="string">
            <text:p><text:s/>0.363 / 0.05</text:p>
          </table:table-cell>
          <table:table-cell office:value-type="string" calcext:value-type="string">
            <text:p><text:s/>0.157 / 0.05</text:p>
          </table:table-cell>
          <table:table-cell table:number-columns-repeated="2" office:value-type="string" calcext:value-type="string">
            <text:p><text:s/>0.050 / 0.05</text:p>
          </table:table-cell>
          <table:table-cell/>
          <table:table-cell office:value-type="string" calcext:value-type="string">
            <text:p><text:s/>0.783 / 0.05</text:p>
          </table:table-cell>
          <table:table-cell office:value-type="string" calcext:value-type="string">
            <text:p><text:s/>0.641 / 0.05</text:p>
          </table:table-cell>
          <table:table-cell office:value-type="string" calcext:value-type="string">
            <text:p><text:s/>0.526 / 0.05</text:p>
          </table:table-cell>
          <table:table-cell office:value-type="string" calcext:value-type="string">
            <text:p><text:s/>0.281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049 / 0.05</text:p>
          </table:table-cell>
          <table:table-cell office:value-type="string" calcext:value-type="string">
            <text:p><text:s/>0.760 / 0.05</text:p>
          </table:table-cell>
          <table:table-cell office:value-type="string" calcext:value-type="string">
            <text:p><text:s/>0.639 / 0.05</text:p>
          </table:table-cell>
          <table:table-cell office:value-type="string" calcext:value-type="string">
            <text:p><text:s/>0.490 / 0.05</text:p>
          </table:table-cell>
          <table:table-cell office:value-type="string" calcext:value-type="string">
            <text:p><text:s/>0.183 / 0.05</text:p>
          </table:table-cell>
          <table:table-cell table:number-columns-repeated="3" office:value-type="string" calcext:value-type="string">
            <text:p><text:s/>0.050 / 0.05</text:p>
          </table:table-cell>
          <table:table-cell office:value-type="string" calcext:value-type="string">
            <text:p><text:s/>0.813 / 0.05</text:p>
          </table:table-cell>
          <table:table-cell office:value-type="string" calcext:value-type="string">
            <text:p><text:s/>0.638 / 0.05</text:p>
          </table:table-cell>
          <table:table-cell office:value-type="string" calcext:value-type="string">
            <text:p><text:s/>0.455 / 0.05</text:p>
          </table:table-cell>
          <table:table-cell office:value-type="string" calcext:value-type="string">
            <text:p><text:s/>0.323 / 0.05</text:p>
          </table:table-cell>
          <table:table-cell office:value-type="string" calcext:value-type="string">
            <text:p><text:s/>0.117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49 / 0.05</text:p>
          </table:table-cell>
          <table:table-cell office:value-type="string" calcext:value-type="string">
            <text:p><text:s/>0.826 / 0.05</text:p>
          </table:table-cell>
          <table:table-cell office:value-type="string" calcext:value-type="string">
            <text:p><text:s/>0.671 / 0.05</text:p>
          </table:table-cell>
          <table:table-cell office:value-type="string" calcext:value-type="string">
            <text:p><text:s/>0.553 / 0.05</text:p>
          </table:table-cell>
          <table:table-cell office:value-type="string" calcext:value-type="string">
            <text:p><text:s/>0.360 / 0.05</text:p>
          </table:table-cell>
          <table:table-cell office:value-type="string" calcext:value-type="string">
            <text:p><text:s/>0.31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640 / 0.05</text:p>
          </table:table-cell>
          <table:table-cell office:value-type="string" calcext:value-type="string">
            <text:p><text:s/>0.541 / 0.05</text:p>
          </table:table-cell>
          <table:table-cell office:value-type="string" calcext:value-type="string">
            <text:p><text:s/>0.322 / 0.05</text:p>
          </table:table-cell>
          <table:table-cell office:value-type="string" calcext:value-type="string">
            <text:p><text:s/>0.148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<text:s/>0.083 / 0.024 deg / deg</text:p>
          </table:table-cell>
          <table:table-cell office:value-type="string" calcext:value-type="string">
            <text:p><text:s/>0.110 / 0.024 deg / deg</text:p>
          </table:table-cell>
          <table:table-cell table:number-columns-repeated="2"/>
          <table:table-cell office:value-type="string" calcext:value-type="string">
            <text:p><text:s/>0.063 / 0.024 deg / deg</text:p>
          </table:table-cell>
          <table:table-cell table:number-columns-repeated="2"/>
          <table:table-cell office:value-type="string" calcext:value-type="string">
            <text:p><text:s/>0.074 / 0.024 deg / deg</text:p>
          </table:table-cell>
          <table:table-cell office:value-type="string" calcext:value-type="string">
            <text:p><text:s/>0.096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<text:s/>0.076 / 0.024 deg / deg</text:p>
          </table:table-cell>
          <table:table-cell office:value-type="string" calcext:value-type="string">
            <text:p><text:s/>0.058 / 0.024 deg / deg</text:p>
          </table:table-cell>
          <table:table-cell office:value-type="string" calcext:value-type="string">
            <text:p><text:s/>0.039 / 0.024 deg / deg</text:p>
          </table:table-cell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77 / 0.024 deg / deg</text:p>
          </table:table-cell>
          <table:table-cell office:value-type="string" calcext:value-type="string">
            <text:p><text:s/>0.083 / 0.024 deg / deg</text:p>
          </table:table-cell>
          <table:table-cell office:value-type="string" calcext:value-type="string">
            <text:p><text:s/>0.070 / 0.024 deg / deg</text:p>
          </table:table-cell>
          <table:table-cell office:value-type="string" calcext:value-type="string">
            <text:p><text:s/>0.064 / 0.024 deg / deg</text:p>
          </table:table-cell>
          <table:table-cell office:value-type="string" calcext:value-type="string">
            <text:p><text:s/>0.044 / 0.024 deg / deg</text:p>
          </table:table-cell>
          <table:table-cell/>
          <table:table-cell office:value-type="string" calcext:value-type="string">
            <text:p><text:s/>0.058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38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76 / 0.024 deg / deg</text:p>
          </table:table-cell>
          <table:table-cell office:value-type="string" calcext:value-type="string">
            <text:p><text:s/>0.061 / 0.024 deg / deg</text:p>
          </table:table-cell>
          <table:table-cell office:value-type="string" calcext:value-type="string">
            <text:p><text:s/>0.06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6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table:number-columns-repeated="2" office:value-type="string" calcext:value-type="string">
            <text:p><text:s/>0.059 / 0.024 deg / deg</text:p>
          </table:table-cell>
          <table:table-cell office:value-type="string" calcext:value-type="string">
            <text:p><text:s/>0.050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27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office:value-type="string" calcext:value-type="string">
            <text:p><text:s/>0.054 / 0.024 deg / deg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38 / 0.024 deg / deg</text:p>
          </table:table-cell>
          <table:table-cell office:value-type="string" calcext:value-type="string">
            <text:p><text:s/>0.029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049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27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string" calcext:value-type="string">
            <text:p>=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-0.0346" calcext:value-type="float">
            <text:p>-0.0346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f Convergence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3" calcext:value-type="float">
            <text:p>-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0002" calcext:value-type="float">
            <text:p>0.0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01" calcext:value-type="float">
            <text:p>-0.0001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  <table:table-cell table:number-columns-repeated="3"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string" calcext:value-type="string">
            <text:p>=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17"/>
          <table:table-cell office:value-type="string" calcext:value-type="string">
            <text:p><text:s text:c="16"/>approach_req = 3*10**(-5) * mtow_guess + 128.45 # Knots</text:p>
          </table:table-cell>
          <table:table-cell table:number-columns-repeated="40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number-columns-repeated="2" office:value-type="float" office:value="129.7" calcext:value-type="float">
            <text:p>129.7</text:p>
          </table:table-cell>
          <table:table-cell office:value-type="float" office:value="4712" calcext:value-type="float">
            <text:p>4712</text:p>
          </table:table-cell>
          <table:table-cell office:value-type="float" office:value="5487" calcext:value-type="float">
            <text:p>5487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4"/>
        </table:table-row>
        <table:table-row table:style-name="ro1">
          <table:table-cell/>
          <table:table-cell table:number-columns-repeated="2" office:value-type="float" office:value="129.8" calcext:value-type="float">
            <text:p>129.8</text:p>
          </table:table-cell>
          <table:table-cell office:value-type="float" office:value="4201" calcext:value-type="float">
            <text:p>4201</text:p>
          </table:table-cell>
          <table:table-cell office:value-type="float" office:value="5759" calcext:value-type="float">
            <text:p>575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" table:formula="of:=[.C3]" office:value-type="string" office:string-value=" 43828  lbm" calcext:value-type="string">
            <text:p><text:s/>43828 <text:s/>lbm</text:p>
          </table:table-cell>
          <table:table-cell table:style-name="ce1" table:formula="of:=[.D3]" office:value-type="string" office:string-value=" 51359  lbm" calcext:value-type="string">
            <text:p><text:s/>51359 <text:s/>lbm</text:p>
          </table:table-cell>
          <table:table-cell table:style-name="ce1" table:formula="of:=[.K3]" office:value-type="string" office:string-value=" 114066  lbm" calcext:value-type="string">
            <text:p><text:s/>114066 <text:s/>lbm</text:p>
          </table:table-cell>
          <table:table-cell table:style-name="ce1" table:formula="of:=[.O3]" office:value-type="string" office:string-value=" 211811  lbm" calcext:value-type="string">
            <text:p><text:s/>211811 <text:s/>lbm</text:p>
          </table:table-cell>
          <table:table-cell table:style-name="ce3" table:formula="of:=[.V3]" office:value-type="string" office:string-value=" 279541  lbm" calcext:value-type="string">
            <text:p><text:s/>279541 <text:s/>lbm</text:p>
          </table:table-cell>
          <table:table-cell table:style-name="ce3" table:formula="of:=[.AC3]" office:value-type="string" office:string-value=" 332645  lbm" calcext:value-type="string">
            <text:p><text:s/>332645 <text:s/>lbm</text:p>
          </table:table-cell>
          <table:table-cell table:style-name="ce3" table:formula="of:=[.AJ3]" office:value-type="string" office:string-value=" 444050  lbm" calcext:value-type="string">
            <text:p><text:s/>444050 <text:s/>lbm</text:p>
          </table:table-cell>
          <table:table-cell table:style-name="ce3" table:formula="of:=[.AQ3]" office:value-type="string" office:string-value=" 532966  lbm" calcext:value-type="string">
            <text:p><text:s/>532966 <text:s/>lbm</text:p>
          </table:table-cell>
          <table:table-cell office:value-type="float" office:value="1000" calcext:value-type="float">
            <text:p>1000</text:p>
          </table:table-cell>
          <table:table-cell table:style-name="ce11" table:formula="of:=0.046*[.J78]+3617" office:value-type="string" office:string-value="" calcext:value-type="error">
            <text:p>#VALUE!</text:p>
          </table:table-cell>
          <table:table-cell table:style-name="ce11" table:formula="of:=0.046*[.K78]+3617" office:value-type="string" office:string-value="" calcext:value-type="error">
            <text:p>#VALUE!</text:p>
          </table:table-cell>
          <table:table-cell table:style-name="ce11" table:formula="of:=0.0067*[.L78]+7400" office:value-type="string" office:string-value="" calcext:value-type="error">
            <text:p>#VALUE!</text:p>
          </table:table-cell>
          <table:table-cell table:style-name="ce11" table:formula="of:=0.0067*[.M78]+7400" office:value-type="string" office:string-value="" calcext:value-type="error">
            <text:p>#VALUE!</text:p>
          </table:table-cell>
          <table:table-cell table:style-name="ce11" table:formula="of:=0.0067*[.N78]+7400" office:value-type="string" office:string-value="" calcext:value-type="error">
            <text:p>#VALUE!</text:p>
          </table:table-cell>
          <table:table-cell table:style-name="ce11" table:formula="of:=0.0067*[.O78]+7400" office:value-type="string" office:string-value="" calcext:value-type="error">
            <text:p>#VALUE!</text:p>
          </table:table-cell>
          <table:table-cell table:style-name="ce11" table:formula="of:=0.0067*[.P78]+7400" office:value-type="string" office:string-value="" calcext:value-type="error">
            <text:p>#VALUE!</text:p>
          </table:table-cell>
          <table:table-cell table:style-name="ce11" table:formula="of:=0.0067*[.Q78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78]+128.45" office:value-type="string" office:string-value="" calcext:value-type="error">
            <text:p>#VALUE!</text:p>
          </table:table-cell>
          <table:table-cell table:style-name="ce12" table:formula="of:=3*10^-5*[.K78]+128.45" office:value-type="string" office:string-value="" calcext:value-type="error">
            <text:p>#VALUE!</text:p>
          </table:table-cell>
          <table:table-cell table:style-name="ce12" table:formula="of:=3*10^-5*[.L78]+128.45" office:value-type="string" office:string-value="" calcext:value-type="error">
            <text:p>#VALUE!</text:p>
          </table:table-cell>
          <table:table-cell table:style-name="ce12" table:formula="of:=3*10^-5*[.M78]+128.45" office:value-type="string" office:string-value="" calcext:value-type="error">
            <text:p>#VALUE!</text:p>
          </table:table-cell>
          <table:table-cell table:style-name="ce12" table:formula="of:=3*10^-5*[.N78]+128.45" office:value-type="string" office:string-value="" calcext:value-type="error">
            <text:p>#VALUE!</text:p>
          </table:table-cell>
          <table:table-cell table:style-name="ce12" table:formula="of:=3*10^-5*[.O78]+128.45" office:value-type="string" office:string-value="" calcext:value-type="error">
            <text:p>#VALUE!</text:p>
          </table:table-cell>
          <table:table-cell table:style-name="ce12" table:formula="of:=3*10^-5*[.P78]+128.45" office:value-type="string" office:string-value="" calcext:value-type="error">
            <text:p>#VALUE!</text:p>
          </table:table-cell>
          <table:table-cell table:style-name="ce12" table:formula="of:=3*10^-5*[.Q78]+128.45" office:value-type="string" office:string-value="" calcext:value-type="error">
            <text:p>#VALUE!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9.8" calcext:value-type="float">
            <text:p>129.8</text:p>
          </table:table-cell>
          <table:table-cell office:value-type="float" office:value="130" calcext:value-type="float">
            <text:p>130</text:p>
          </table:table-cell>
          <table:table-cell office:value-type="float" office:value="5125" calcext:value-type="float">
            <text:p>5125</text:p>
          </table:table-cell>
          <table:table-cell office:value-type="float" office:value="6025" calcext:value-type="float">
            <text:p>602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" table:formula="of:=[.D3]" office:value-type="string" office:string-value=" 51359  lbm" calcext:value-type="string">
            <text:p><text:s/>51359 <text:s/>lbm</text:p>
          </table:table-cell>
          <table:table-cell table:style-name="ce1" table:formula="of:=[.E3]" office:value-type="string" office:string-value=" 60976  lbm" calcext:value-type="string">
            <text:p><text:s/>60976 <text:s/>lbm</text:p>
          </table:table-cell>
          <table:table-cell table:style-name="ce1" table:formula="of:=[.L3]" office:value-type="string" office:string-value=" 117786  lbm" calcext:value-type="string">
            <text:p><text:s/>117786 <text:s/>lbm</text:p>
          </table:table-cell>
          <table:table-cell table:style-name="ce1" table:formula="of:=[.P3]" office:value-type="string" office:string-value=" 265918  lbm" calcext:value-type="string">
            <text:p><text:s/>265918 <text:s/>lbm</text:p>
          </table:table-cell>
          <table:table-cell table:style-name="ce3" table:formula="of:=[.Z3]" office:value-type="string" office:string-value=" 253951  lbm" calcext:value-type="string">
            <text:p><text:s/>253951 <text:s/>lbm</text:p>
          </table:table-cell>
          <table:table-cell table:style-name="ce3" table:formula="of:=[.AD3]" office:value-type="string" office:string-value=" 429079  lbm" calcext:value-type="string">
            <text:p><text:s/>429079 <text:s/>lbm</text:p>
          </table:table-cell>
          <table:table-cell table:style-name="ce3" table:formula="of:=[.AK3]" office:value-type="string" office:string-value=" 566216  lbm" calcext:value-type="string">
            <text:p><text:s/>566216 <text:s/>lbm</text:p>
          </table:table-cell>
          <table:table-cell table:style-name="ce3" table:formula="of:=[.AR3]" office:value-type="string" office:string-value=" 675504  lbm" calcext:value-type="string">
            <text:p><text:s/>675504 <text:s/>lbm</text:p>
          </table:table-cell>
          <table:table-cell office:value-type="float" office:value="2000" calcext:value-type="float">
            <text:p>2000</text:p>
          </table:table-cell>
          <table:table-cell table:style-name="ce11" table:formula="of:=0.046*[.J79]+3617" office:value-type="string" office:string-value="" calcext:value-type="error">
            <text:p>#VALUE!</text:p>
          </table:table-cell>
          <table:table-cell table:style-name="ce11" table:formula="of:=0.046*[.K79]+3617" office:value-type="string" office:string-value="" calcext:value-type="error">
            <text:p>#VALUE!</text:p>
          </table:table-cell>
          <table:table-cell table:style-name="ce11" table:formula="of:=0.0067*[.L79]+7400" office:value-type="string" office:string-value="" calcext:value-type="error">
            <text:p>#VALUE!</text:p>
          </table:table-cell>
          <table:table-cell table:style-name="ce11" table:formula="of:=0.0067*[.M79]+7400" office:value-type="string" office:string-value="" calcext:value-type="error">
            <text:p>#VALUE!</text:p>
          </table:table-cell>
          <table:table-cell table:style-name="ce11" table:formula="of:=0.0067*[.N79]+7400" office:value-type="string" office:string-value="" calcext:value-type="error">
            <text:p>#VALUE!</text:p>
          </table:table-cell>
          <table:table-cell table:style-name="ce11" table:formula="of:=0.0067*[.O79]+7400" office:value-type="string" office:string-value="" calcext:value-type="error">
            <text:p>#VALUE!</text:p>
          </table:table-cell>
          <table:table-cell table:style-name="ce11" table:formula="of:=0.0067*[.P79]+7400" office:value-type="string" office:string-value="" calcext:value-type="error">
            <text:p>#VALUE!</text:p>
          </table:table-cell>
          <table:table-cell table:style-name="ce11" table:formula="of:=0.0067*[.Q79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79]+128.45" office:value-type="string" office:string-value="" calcext:value-type="error">
            <text:p>#VALUE!</text:p>
          </table:table-cell>
          <table:table-cell table:style-name="ce12" table:formula="of:=3*10^-5*[.K79]+128.45" office:value-type="string" office:string-value="" calcext:value-type="error">
            <text:p>#VALUE!</text:p>
          </table:table-cell>
          <table:table-cell table:style-name="ce12" table:formula="of:=3*10^-5*[.L79]+128.45" office:value-type="string" office:string-value="" calcext:value-type="error">
            <text:p>#VALUE!</text:p>
          </table:table-cell>
          <table:table-cell table:style-name="ce12" table:formula="of:=3*10^-5*[.M79]+128.45" office:value-type="string" office:string-value="" calcext:value-type="error">
            <text:p>#VALUE!</text:p>
          </table:table-cell>
          <table:table-cell table:style-name="ce12" table:formula="of:=3*10^-5*[.N79]+128.45" office:value-type="string" office:string-value="" calcext:value-type="error">
            <text:p>#VALUE!</text:p>
          </table:table-cell>
          <table:table-cell table:style-name="ce12" table:formula="of:=3*10^-5*[.O79]+128.45" office:value-type="string" office:string-value="" calcext:value-type="error">
            <text:p>#VALUE!</text:p>
          </table:table-cell>
          <table:table-cell table:style-name="ce12" table:formula="of:=3*10^-5*[.P79]+128.45" office:value-type="string" office:string-value="" calcext:value-type="error">
            <text:p>#VALUE!</text:p>
          </table:table-cell>
          <table:table-cell table:style-name="ce12" table:formula="of:=3*10^-5*[.Q79]+128.45" office:value-type="string" office:string-value="" calcext:value-type="error">
            <text:p>#VALUE!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23.8" calcext:value-type="float">
            <text:p>123.8</text:p>
          </table:table-cell>
          <table:table-cell office:value-type="float" office:value="130.6" calcext:value-type="float">
            <text:p>130.6</text:p>
          </table:table-cell>
          <table:table-cell office:value-type="float" office:value="4623" calcext:value-type="float">
            <text:p>4623</text:p>
          </table:table-cell>
          <table:table-cell office:value-type="float" office:value="6992" calcext:value-type="float">
            <text:p>699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1" table:formula="of:=[.E3]" office:value-type="string" office:string-value=" 60976  lbm" calcext:value-type="string">
            <text:p><text:s/>60976 <text:s/>lbm</text:p>
          </table:table-cell>
          <table:table-cell table:style-name="ce1" table:formula="of:=[.L3]" office:value-type="string" office:string-value=" 117786  lbm" calcext:value-type="string">
            <text:p><text:s/>117786 <text:s/>lbm</text:p>
          </table:table-cell>
          <table:table-cell table:style-name="ce1" table:formula="of:=[.J3]" office:value-type="string" office:string-value=" 89339  lbm" calcext:value-type="string">
            <text:p><text:s/>89339 <text:s/>lbm</text:p>
          </table:table-cell>
          <table:table-cell table:style-name="ce1" table:formula="of:=[.Q3]" office:value-type="string" office:string-value=" 135061  lbm" calcext:value-type="string">
            <text:p><text:s/>135061 <text:s/>lbm</text:p>
          </table:table-cell>
          <table:table-cell table:style-name="ce3" table:formula="of:=[.X3]" office:value-type="string" office:string-value=" 175631  lbm" calcext:value-type="string">
            <text:p><text:s/>175631 <text:s/>lbm</text:p>
          </table:table-cell>
          <table:table-cell table:style-name="ce3" table:formula="of:=[.AE3]" office:value-type="string" office:string-value=" 229651  lbm" calcext:value-type="string">
            <text:p><text:s/>229651 <text:s/>lbm</text:p>
          </table:table-cell>
          <table:table-cell table:style-name="ce3" table:formula="of:=[.AL3]" office:value-type="string" office:string-value=" 286956  lbm" calcext:value-type="string">
            <text:p><text:s/>286956 <text:s/>lbm</text:p>
          </table:table-cell>
          <table:table-cell table:style-name="ce3" table:formula="of:=[.AS3]" office:value-type="string" office:string-value=" 327277  lbm" calcext:value-type="string">
            <text:p><text:s/>327277 <text:s/>lbm</text:p>
          </table:table-cell>
          <table:table-cell office:value-type="float" office:value="3000" calcext:value-type="float">
            <text:p>3000</text:p>
          </table:table-cell>
          <table:table-cell table:style-name="ce11" table:formula="of:=0.046*[.J80]+3617" office:value-type="string" office:string-value="" calcext:value-type="error">
            <text:p>#VALUE!</text:p>
          </table:table-cell>
          <table:table-cell table:style-name="ce11" table:formula="of:=0.046*[.K80]+3617" office:value-type="string" office:string-value="" calcext:value-type="error">
            <text:p>#VALUE!</text:p>
          </table:table-cell>
          <table:table-cell table:style-name="ce11" table:formula="of:=0.0067*[.L80]+7400" office:value-type="string" office:string-value="" calcext:value-type="error">
            <text:p>#VALUE!</text:p>
          </table:table-cell>
          <table:table-cell table:style-name="ce11" table:formula="of:=0.0067*[.M80]+7400" office:value-type="string" office:string-value="" calcext:value-type="error">
            <text:p>#VALUE!</text:p>
          </table:table-cell>
          <table:table-cell table:style-name="ce11" table:formula="of:=0.0067*[.N80]+7400" office:value-type="string" office:string-value="" calcext:value-type="error">
            <text:p>#VALUE!</text:p>
          </table:table-cell>
          <table:table-cell table:style-name="ce11" table:formula="of:=0.0067*[.O80]+7400" office:value-type="string" office:string-value="" calcext:value-type="error">
            <text:p>#VALUE!</text:p>
          </table:table-cell>
          <table:table-cell table:style-name="ce11" table:formula="of:=0.0067*[.P80]+7400" office:value-type="string" office:string-value="" calcext:value-type="error">
            <text:p>#VALUE!</text:p>
          </table:table-cell>
          <table:table-cell table:style-name="ce11" table:formula="of:=0.0067*[.Q80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80]+128.45" office:value-type="string" office:string-value="" calcext:value-type="error">
            <text:p>#VALUE!</text:p>
          </table:table-cell>
          <table:table-cell table:style-name="ce12" table:formula="of:=3*10^-5*[.K80]+128.45" office:value-type="string" office:string-value="" calcext:value-type="error">
            <text:p>#VALUE!</text:p>
          </table:table-cell>
          <table:table-cell table:style-name="ce12" table:formula="of:=3*10^-5*[.L80]+128.45" office:value-type="string" office:string-value="" calcext:value-type="error">
            <text:p>#VALUE!</text:p>
          </table:table-cell>
          <table:table-cell table:style-name="ce12" table:formula="of:=3*10^-5*[.M80]+128.45" office:value-type="string" office:string-value="" calcext:value-type="error">
            <text:p>#VALUE!</text:p>
          </table:table-cell>
          <table:table-cell table:style-name="ce12" table:formula="of:=3*10^-5*[.N80]+128.45" office:value-type="string" office:string-value="" calcext:value-type="error">
            <text:p>#VALUE!</text:p>
          </table:table-cell>
          <table:table-cell table:style-name="ce12" table:formula="of:=3*10^-5*[.O80]+128.45" office:value-type="string" office:string-value="" calcext:value-type="error">
            <text:p>#VALUE!</text:p>
          </table:table-cell>
          <table:table-cell table:style-name="ce12" table:formula="of:=3*10^-5*[.P80]+128.45" office:value-type="string" office:string-value="" calcext:value-type="error">
            <text:p>#VALUE!</text:p>
          </table:table-cell>
          <table:table-cell table:style-name="ce12" table:formula="of:=3*10^-5*[.Q80]+128.45" office:value-type="string" office:string-value="" calcext:value-type="error">
            <text:p>#VALUE!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5.6" calcext:value-type="float">
            <text:p>115.6</text:p>
          </table:table-cell>
          <table:table-cell office:value-type="float" office:value="130.7" calcext:value-type="float">
            <text:p>130.7</text:p>
          </table:table-cell>
          <table:table-cell office:value-type="float" office:value="5940" calcext:value-type="float">
            <text:p>5940</text:p>
          </table:table-cell>
          <table:table-cell office:value-type="float" office:value="7042" calcext:value-type="float">
            <text:p>70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ce1" table:formula="of:=[.C3]" office:value-type="string" office:string-value=" 43828  lbm" calcext:value-type="string">
            <text:p><text:s/>43828 <text:s/>lbm</text:p>
          </table:table-cell>
          <table:table-cell table:style-name="ce1" table:formula="of:=[.E3]" office:value-type="string" office:string-value=" 60976  lbm" calcext:value-type="string">
            <text:p><text:s/>60976 <text:s/>lbm</text:p>
          </table:table-cell>
          <table:table-cell table:style-name="ce1" table:formula="of:=[.K3]" office:value-type="string" office:string-value=" 114066  lbm" calcext:value-type="string">
            <text:p><text:s/>114066 <text:s/>lbm</text:p>
          </table:table-cell>
          <table:table-cell table:style-name="ce1" table:formula="of:=[.R3]" office:value-type="string" office:string-value=" 150689  lbm" calcext:value-type="string">
            <text:p><text:s/>150689 <text:s/>lbm</text:p>
          </table:table-cell>
          <table:table-cell table:style-name="ce3" table:formula="of:=[.AB3]" office:value-type="string" office:string-value=" 281639  lbm" calcext:value-type="string">
            <text:p><text:s/>281639 <text:s/>lbm</text:p>
          </table:table-cell>
          <table:table-cell table:style-name="ce3" table:formula="of:=[.AF3]" office:value-type="string" office:string-value=" 271414  lbm" calcext:value-type="string">
            <text:p><text:s/>271414 <text:s/>lbm</text:p>
          </table:table-cell>
          <table:table-cell table:style-name="ce3" table:formula="of:=[.AM3]" office:value-type="string" office:string-value=" 320564  lbm" calcext:value-type="string">
            <text:p><text:s/>320564 <text:s/>lbm</text:p>
          </table:table-cell>
          <table:table-cell table:style-name="ce3" table:formula="of:=[.AT3]" office:value-type="string" office:string-value=" 371548  lbm" calcext:value-type="string">
            <text:p><text:s/>371548 <text:s/>lbm</text:p>
          </table:table-cell>
          <table:table-cell office:value-type="float" office:value="4000" calcext:value-type="float">
            <text:p>4000</text:p>
          </table:table-cell>
          <table:table-cell table:style-name="ce11" table:formula="of:=0.046*[.J81]+3617" office:value-type="string" office:string-value="" calcext:value-type="error">
            <text:p>#VALUE!</text:p>
          </table:table-cell>
          <table:table-cell table:style-name="ce11" table:formula="of:=0.0067*[.K81]+7400" office:value-type="string" office:string-value="" calcext:value-type="error">
            <text:p>#VALUE!</text:p>
          </table:table-cell>
          <table:table-cell table:style-name="ce11" table:formula="of:=0.0067*[.L81]+7400" office:value-type="string" office:string-value="" calcext:value-type="error">
            <text:p>#VALUE!</text:p>
          </table:table-cell>
          <table:table-cell table:style-name="ce11" table:formula="of:=0.0067*[.M81]+7400" office:value-type="string" office:string-value="" calcext:value-type="error">
            <text:p>#VALUE!</text:p>
          </table:table-cell>
          <table:table-cell table:style-name="ce11" table:formula="of:=0.0067*[.N81]+7400" office:value-type="string" office:string-value="" calcext:value-type="error">
            <text:p>#VALUE!</text:p>
          </table:table-cell>
          <table:table-cell table:style-name="ce11" table:formula="of:=0.0067*[.O81]+7400" office:value-type="string" office:string-value="" calcext:value-type="error">
            <text:p>#VALUE!</text:p>
          </table:table-cell>
          <table:table-cell table:style-name="ce11" table:formula="of:=0.0067*[.P81]+7400" office:value-type="string" office:string-value="" calcext:value-type="error">
            <text:p>#VALUE!</text:p>
          </table:table-cell>
          <table:table-cell table:style-name="ce11" table:formula="of:=0.0067*[.Q81]+7400" office:value-type="string" office:string-value="" calcext:value-type="error">
            <text:p>#VALUE!</text:p>
          </table:table-cell>
          <table:table-cell table:style-name="ce11"/>
          <table:table-cell table:style-name="ce12" table:formula="of:=3*10^-5*[.J81]+128.45" office:value-type="string" office:string-value="" calcext:value-type="error">
            <text:p>#VALUE!</text:p>
          </table:table-cell>
          <table:table-cell table:style-name="ce12" table:formula="of:=3*10^-5*[.K81]+128.45" office:value-type="string" office:string-value="" calcext:value-type="error">
            <text:p>#VALUE!</text:p>
          </table:table-cell>
          <table:table-cell table:style-name="ce12" table:formula="of:=3*10^-5*[.L81]+128.45" office:value-type="string" office:string-value="" calcext:value-type="error">
            <text:p>#VALUE!</text:p>
          </table:table-cell>
          <table:table-cell table:style-name="ce12" table:formula="of:=3*10^-5*[.M81]+128.45" office:value-type="string" office:string-value="" calcext:value-type="error">
            <text:p>#VALUE!</text:p>
          </table:table-cell>
          <table:table-cell table:style-name="ce12" table:formula="of:=3*10^-5*[.N81]+128.45" office:value-type="string" office:string-value="" calcext:value-type="error">
            <text:p>#VALUE!</text:p>
          </table:table-cell>
          <table:table-cell table:style-name="ce12" table:formula="of:=3*10^-5*[.O81]+128.45" office:value-type="string" office:string-value="" calcext:value-type="error">
            <text:p>#VALUE!</text:p>
          </table:table-cell>
          <table:table-cell table:style-name="ce12" table:formula="of:=3*10^-5*[.P81]+128.45" office:value-type="string" office:string-value="" calcext:value-type="error">
            <text:p>#VALUE!</text:p>
          </table:table-cell>
          <table:table-cell table:style-name="ce12" table:formula="of:=3*10^-5*[.Q81]+128.45" office:value-type="string" office:string-value="" calcext:value-type="error">
            <text:p>#VALUE!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6" table:formula="of:=[.D3]" office:value-type="string" office:string-value=" 51359  lbm" calcext:value-type="string">
            <text:p><text:s/>51359 <text:s/>lbm</text:p>
          </table:table-cell>
          <table:table-cell office:value-type="float" office:value="125715" calcext:value-type="float">
            <text:p>125715</text:p>
          </table:table-cell>
          <table:table-cell office:value-type="float" office:value="186000" calcext:value-type="float">
            <text:p>186000</text:p>
          </table:table-cell>
          <table:table-cell office:value-type="float" office:value="241800" calcext:value-type="float">
            <text:p>241800</text:p>
          </table:table-cell>
          <table:table-cell office:value-type="float" office:value="327100" calcext:value-type="float">
            <text:p>327100</text:p>
          </table:table-cell>
          <table:table-cell office:value-type="float" office:value="395600" calcext:value-type="float">
            <text:p>395600</text:p>
          </table:table-cell>
          <table:table-cell office:value-type="float" office:value="449252" calcext:value-type="float">
            <text:p>449252</text:p>
          </table:table-cell>
          <table:table-cell office:value-type="float" office:value="531366" calcext:value-type="float">
            <text:p>531366</text:p>
          </table:table-cell>
          <table:table-cell office:value-type="float" office:value="5000" calcext:value-type="float">
            <text:p>5000</text:p>
          </table:table-cell>
          <table:table-cell table:style-name="ce11" table:formula="of:=0.046*[.J82]+3617" office:value-type="string" office:string-value="" calcext:value-type="error">
            <text:p>#VALUE!</text:p>
          </table:table-cell>
          <table:table-cell table:style-name="ce11" table:formula="of:=0.0067*[.K82]+7400" office:value-type="float" office:value="8242.2905" calcext:value-type="float">
            <text:p>8242</text:p>
          </table:table-cell>
          <table:table-cell table:style-name="ce11" table:formula="of:=0.0067*[.L82]+7400" office:value-type="float" office:value="8646.2" calcext:value-type="float">
            <text:p>8646</text:p>
          </table:table-cell>
          <table:table-cell table:style-name="ce11" table:formula="of:=0.0067*[.M82]+7400" office:value-type="float" office:value="9020.06" calcext:value-type="float">
            <text:p>9020</text:p>
          </table:table-cell>
          <table:table-cell table:style-name="ce11" table:formula="of:=0.0067*[.N82]+7400" office:value-type="float" office:value="9591.57" calcext:value-type="float">
            <text:p>9592</text:p>
          </table:table-cell>
          <table:table-cell table:style-name="ce11" table:formula="of:=0.0067*[.O82]+7400" office:value-type="float" office:value="10050.52" calcext:value-type="float">
            <text:p>10051</text:p>
          </table:table-cell>
          <table:table-cell table:style-name="ce11" table:formula="of:=0.0067*[.P82]+7400" office:value-type="float" office:value="10409.9884" calcext:value-type="float">
            <text:p>10410</text:p>
          </table:table-cell>
          <table:table-cell table:style-name="ce11" table:formula="of:=0.0067*[.Q82]+7400" office:value-type="float" office:value="10960.1522" calcext:value-type="float">
            <text:p>10960</text:p>
          </table:table-cell>
          <table:table-cell table:style-name="ce11"/>
          <table:table-cell table:style-name="ce12" table:formula="of:=3*10^-5*[.J82]+128.45" office:value-type="string" office:string-value="" calcext:value-type="error">
            <text:p>#VALUE!</text:p>
          </table:table-cell>
          <table:table-cell table:style-name="ce12" table:formula="of:=3*10^-5*[.K82]+128.45" office:value-type="float" office:value="132.22145" calcext:value-type="float">
            <text:p>132.22</text:p>
          </table:table-cell>
          <table:table-cell table:style-name="ce12" table:formula="of:=3*10^-5*[.L82]+128.45" office:value-type="float" office:value="134.03" calcext:value-type="float">
            <text:p>134.03</text:p>
          </table:table-cell>
          <table:table-cell table:style-name="ce12" table:formula="of:=3*10^-5*[.M82]+128.45" office:value-type="float" office:value="135.704" calcext:value-type="float">
            <text:p>135.70</text:p>
          </table:table-cell>
          <table:table-cell table:style-name="ce12" table:formula="of:=3*10^-5*[.N82]+128.45" office:value-type="float" office:value="138.263" calcext:value-type="float">
            <text:p>138.26</text:p>
          </table:table-cell>
          <table:table-cell table:style-name="ce12" table:formula="of:=3*10^-5*[.O82]+128.45" office:value-type="float" office:value="140.318" calcext:value-type="float">
            <text:p>140.32</text:p>
          </table:table-cell>
          <table:table-cell table:style-name="ce12" table:formula="of:=3*10^-5*[.P82]+128.45" office:value-type="float" office:value="141.92756" calcext:value-type="float">
            <text:p>141.93</text:p>
          </table:table-cell>
          <table:table-cell table:style-name="ce12" table:formula="of:=3*10^-5*[.Q82]+128.45" office:value-type="float" office:value="144.39098" calcext:value-type="float">
            <text:p>144.39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89058" calcext:value-type="float">
            <text:p>89058</text:p>
          </table:table-cell>
          <table:table-cell office:value-type="float" office:value="144072" calcext:value-type="float">
            <text:p>144072</text:p>
          </table:table-cell>
          <table:table-cell table:formula="of:=0.0022753*[.I83]^2+3.78*[.I83]+115116" office:value-type="float" office:value="219706.8" calcext:value-type="float">
            <text:p>219706.8</text:p>
          </table:table-cell>
          <table:table-cell table:formula="of:=0.00272*[.I83]^2+5.49141*[.I83]+153222" office:value-type="float" office:value="284090.46" calcext:value-type="float">
            <text:p>284090.46</text:p>
          </table:table-cell>
          <table:table-cell table:formula="of:=32.044*[.I83]+170074" office:value-type="float" office:value="362338" calcext:value-type="float">
            <text:p>362338</text:p>
          </table:table-cell>
          <table:table-cell table:formula="of:=0.001*[.I83]^2+30.0665*[.I83]+221500" office:value-type="float" office:value="437899" calcext:value-type="float">
            <text:p>437899</text:p>
          </table:table-cell>
          <table:table-cell table:formula="of:=0.001*[.I83]^2+36.25*[.I83]+252361" office:value-type="float" office:value="505861" calcext:value-type="float">
            <text:p>505861</text:p>
          </table:table-cell>
          <table:table-cell table:formula="of:=0.0026*[.I83]^2+32.377*[.I83]+303137" office:value-type="float" office:value="590999" calcext:value-type="float">
            <text:p>590999</text:p>
          </table:table-cell>
          <table:table-cell office:value-type="float" office:value="6000" calcext:value-type="float">
            <text:p>6000</text:p>
          </table:table-cell>
          <table:table-cell table:style-name="ce11" table:formula="of:=0.046*[.J83]+3617" office:value-type="float" office:value="7713.668" calcext:value-type="float">
            <text:p>7714</text:p>
          </table:table-cell>
          <table:table-cell table:style-name="ce11" table:formula="of:=0.0067*[.K83]+7400" office:value-type="float" office:value="8365.2824" calcext:value-type="float">
            <text:p>8365</text:p>
          </table:table-cell>
          <table:table-cell table:style-name="ce11" table:formula="of:=0.0067*[.L83]+7400" office:value-type="float" office:value="8872.03556" calcext:value-type="float">
            <text:p>8872</text:p>
          </table:table-cell>
          <table:table-cell table:style-name="ce11" table:formula="of:=0.0067*[.M83]+7400" office:value-type="float" office:value="9303.406082" calcext:value-type="float">
            <text:p>9303</text:p>
          </table:table-cell>
          <table:table-cell table:style-name="ce11" table:formula="of:=0.0067*[.N83]+7400" office:value-type="float" office:value="9827.6646" calcext:value-type="float">
            <text:p>9828</text:p>
          </table:table-cell>
          <table:table-cell table:style-name="ce11" table:formula="of:=0.0067*[.O83]+7400" office:value-type="float" office:value="10333.9233" calcext:value-type="float">
            <text:p>10334</text:p>
          </table:table-cell>
          <table:table-cell table:style-name="ce11" table:formula="of:=0.0067*[.P83]+7400" office:value-type="float" office:value="10789.2687" calcext:value-type="float">
            <text:p>10789</text:p>
          </table:table-cell>
          <table:table-cell table:style-name="ce11" table:formula="of:=0.0067*[.Q83]+7400" office:value-type="float" office:value="11359.6933" calcext:value-type="float">
            <text:p>11360</text:p>
          </table:table-cell>
          <table:table-cell table:style-name="ce11"/>
          <table:table-cell table:style-name="ce12" table:formula="of:=3*10^-5*[.J83]+128.45" office:value-type="float" office:value="131.12174" calcext:value-type="float">
            <text:p>131.12</text:p>
          </table:table-cell>
          <table:table-cell table:style-name="ce12" table:formula="of:=3*10^-5*[.K83]+128.45" office:value-type="float" office:value="132.77216" calcext:value-type="float">
            <text:p>132.77</text:p>
          </table:table-cell>
          <table:table-cell table:style-name="ce12" table:formula="of:=3*10^-5*[.L83]+128.45" office:value-type="float" office:value="135.041204" calcext:value-type="float">
            <text:p>135.04</text:p>
          </table:table-cell>
          <table:table-cell table:style-name="ce12" table:formula="of:=3*10^-5*[.M83]+128.45" office:value-type="float" office:value="136.9727138" calcext:value-type="float">
            <text:p>136.97</text:p>
          </table:table-cell>
          <table:table-cell table:style-name="ce12" table:formula="of:=3*10^-5*[.N83]+128.45" office:value-type="float" office:value="139.32014" calcext:value-type="float">
            <text:p>139.32</text:p>
          </table:table-cell>
          <table:table-cell table:style-name="ce12" table:formula="of:=3*10^-5*[.O83]+128.45" office:value-type="float" office:value="141.58697" calcext:value-type="float">
            <text:p>141.59</text:p>
          </table:table-cell>
          <table:table-cell table:style-name="ce12" table:formula="of:=3*10^-5*[.P83]+128.45" office:value-type="float" office:value="143.62583" calcext:value-type="float">
            <text:p>143.63</text:p>
          </table:table-cell>
          <table:table-cell table:style-name="ce12" table:formula="of:=3*10^-5*[.Q83]+128.45" office:value-type="float" office:value="146.17997" calcext:value-type="float">
            <text:p>146.18</text:p>
          </table:table-cell>
          <table:table-cell table:number-columns-repeated="24"/>
        </table:table-row>
        <table:table-row table:style-name="ro1">
          <table:table-cell/>
          <table:table-cell table:number-columns-repeated="2" office:value-type="float" office:value="130.8" calcext:value-type="float">
            <text:p>130.8</text:p>
          </table:table-cell>
          <table:table-cell office:value-type="float" office:value="5445" calcext:value-type="float">
            <text:p>5445</text:p>
          </table:table-cell>
          <table:table-cell office:value-type="float" office:value="7266" calcext:value-type="float">
            <text:p>726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6" table:formula="of:=0.001589*[.I84]^2-1.902*[.I84]+42121" office:value-type="float" office:value="106668" calcext:value-type="float">
            <text:p>106668</text:p>
          </table:table-cell>
          <table:table-cell table:formula="of:=0.001102*[.I84]^2+5.013*[.I84]+73513" office:value-type="float" office:value="162602" calcext:value-type="float">
            <text:p>1626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327490" calcext:value-type="float">
            <text:p>327490</text:p>
          </table:table-cell>
          <table:table-cell table:formula="of:=32.044*[.I84]+170074" office:value-type="float" office:value="394382" calcext:value-type="float">
            <text:p>394382</text:p>
          </table:table-cell>
          <table:table-cell table:formula="of:=0.001*[.I84]^2+30.0665*[.I84]+221500" office:value-type="float" office:value="480965.5" calcext:value-type="float">
            <text:p>480965.5</text:p>
          </table:table-cell>
          <table:table-cell table:formula="of:=0.001*[.I84]^2+36.25*[.I84]+252361" office:value-type="float" office:value="555111" calcext:value-type="float">
            <text:p>555111</text:p>
          </table:table-cell>
          <table:table-cell table:formula="of:=0.0026*[.I84]^2+32.377*[.I84]+303137" office:value-type="float" office:value="657176" calcext:value-type="float">
            <text:p>657176</text:p>
          </table:table-cell>
          <table:table-cell office:value-type="float" office:value="7000" calcext:value-type="float">
            <text:p>7000</text:p>
          </table:table-cell>
          <table:table-cell table:style-name="ce11" table:formula="of:=0.0067*[.J84]+7400" office:value-type="float" office:value="8114.6756" calcext:value-type="float">
            <text:p>8115</text:p>
          </table:table-cell>
          <table:table-cell table:style-name="ce11" table:formula="of:=0.0067*[.K84]+7400" office:value-type="float" office:value="8489.4334" calcext:value-type="float">
            <text:p>8489</text:p>
          </table:table-cell>
          <table:table-cell table:style-name="ce11" table:formula="of:=0.0067*[.L84]+7400" office:value-type="float" office:value="9108.5" calcext:value-type="float">
            <text:p>9109</text:p>
          </table:table-cell>
          <table:table-cell table:style-name="ce11" table:formula="of:=0.0067*[.M84]+7400" office:value-type="float" office:value="9594.183" calcext:value-type="float">
            <text:p>9594</text:p>
          </table:table-cell>
          <table:table-cell table:style-name="ce11" table:formula="of:=0.0067*[.N84]+7400" office:value-type="float" office:value="10042.3594" calcext:value-type="float">
            <text:p>10042</text:p>
          </table:table-cell>
          <table:table-cell table:style-name="ce11" table:formula="of:=0.0067*[.O84]+7400" office:value-type="float" office:value="10622.46885" calcext:value-type="float">
            <text:p>10622</text:p>
          </table:table-cell>
          <table:table-cell table:style-name="ce11" table:formula="of:=0.0067*[.P84]+7400" office:value-type="float" office:value="11119.2437" calcext:value-type="float">
            <text:p>11119</text:p>
          </table:table-cell>
          <table:table-cell table:style-name="ce11" table:formula="of:=0.0067*[.Q84]+7400" office:value-type="float" office:value="11803.0792" calcext:value-type="float">
            <text:p>11803</text:p>
          </table:table-cell>
          <table:table-cell table:style-name="ce11"/>
          <table:table-cell table:style-name="ce12" table:formula="of:=3*10^-5*[.J84]+128.45" office:value-type="float" office:value="131.65004" calcext:value-type="float">
            <text:p>131.65</text:p>
          </table:table-cell>
          <table:table-cell table:style-name="ce12" table:formula="of:=3*10^-5*[.K84]+128.45" office:value-type="float" office:value="133.32806" calcext:value-type="float">
            <text:p>133.33</text:p>
          </table:table-cell>
          <table:table-cell table:style-name="ce12" table:formula="of:=3*10^-5*[.L84]+128.45" office:value-type="float" office:value="136.1" calcext:value-type="float">
            <text:p>136.10</text:p>
          </table:table-cell>
          <table:table-cell table:style-name="ce12" table:formula="of:=3*10^-5*[.M84]+128.45" office:value-type="float" office:value="138.2747" calcext:value-type="float">
            <text:p>138.27</text:p>
          </table:table-cell>
          <table:table-cell table:style-name="ce12" table:formula="of:=3*10^-5*[.N84]+128.45" office:value-type="float" office:value="140.28146" calcext:value-type="float">
            <text:p>140.28</text:p>
          </table:table-cell>
          <table:table-cell table:style-name="ce12" table:formula="of:=3*10^-5*[.O84]+128.45" office:value-type="float" office:value="142.878965" calcext:value-type="float">
            <text:p>142.88</text:p>
          </table:table-cell>
          <table:table-cell table:style-name="ce12" table:formula="of:=3*10^-5*[.P84]+128.45" office:value-type="float" office:value="145.10333" calcext:value-type="float">
            <text:p>145.10</text:p>
          </table:table-cell>
          <table:table-cell table:style-name="ce12" table:formula="of:=3*10^-5*[.Q84]+128.45" office:value-type="float" office:value="148.16528" calcext:value-type="float">
            <text:p>148.17</text:p>
          </table:table-cell>
          <table:table-cell table:number-columns-repeated="24"/>
        </table:table-row>
        <table:table-row table:style-name="ro1">
          <table:table-cell/>
          <table:table-cell table:number-columns-repeated="2" office:value-type="float" office:value="132.2" calcext:value-type="float">
            <text:p>132.2</text:p>
          </table:table-cell>
          <table:table-cell office:value-type="float" office:value="4969" calcext:value-type="float">
            <text:p>4969</text:p>
          </table:table-cell>
          <table:table-cell office:value-type="float" office:value="8244" calcext:value-type="float">
            <text:p>8244</text:p>
          </table:table-cell>
          <table:table-cell table:number-columns-repeated="7"/>
          <table:table-cell office:value-type="float" office:value="327490" calcext:value-type="float">
            <text:p>327490</text:p>
          </table:table-cell>
          <table:table-cell table:number-columns-repeated="46"/>
        </table:table-row>
        <table:table-row table:style-name="ro1">
          <table:table-cell/>
          <table:table-cell table:number-columns-repeated="2" office:value-type="float" office:value="131.4" calcext:value-type="float">
            <text:p>131.4</text:p>
          </table:table-cell>
          <table:table-cell office:value-type="float" office:value="5401" calcext:value-type="float">
            <text:p>5401</text:p>
          </table:table-cell>
          <table:table-cell office:value-type="float" office:value="8219" calcext:value-type="float">
            <text:p>8219</text:p>
          </table:table-cell>
          <table:table-cell table:number-columns-repeated="54"/>
        </table:table-row>
        <table:table-row table:style-name="ro1">
          <table:table-cell/>
          <table:table-cell table:number-columns-repeated="2" office:value-type="float" office:value="131.7" calcext:value-type="float">
            <text:p>131.7</text:p>
          </table:table-cell>
          <table:table-cell office:value-type="float" office:value="6025" calcext:value-type="float">
            <text:p>6025</text:p>
          </table:table-cell>
          <table:table-cell office:value-type="float" office:value="8133" calcext:value-type="float">
            <text:p>8133</text:p>
          </table:table-cell>
          <table:table-cell table:number-columns-repeated="54"/>
        </table:table-row>
        <table:table-row table:style-name="ro1">
          <table:table-cell table:number-columns-repeated="59"/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133.7" calcext:value-type="float">
            <text:p>133.7</text:p>
          </table:table-cell>
          <table:table-cell office:value-type="float" office:value="4854" calcext:value-type="float">
            <text:p>4854</text:p>
          </table:table-cell>
          <table:table-cell office:value-type="float" office:value="8581" calcext:value-type="float">
            <text:p>8581</text:p>
          </table:table-cell>
          <table:table-cell table:number-columns-repeated="54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6937" calcext:value-type="float">
            <text:p>6937</text:p>
          </table:table-cell>
          <table:table-cell office:value-type="float" office:value="8190" calcext:value-type="float">
            <text:p>8190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32.5" calcext:value-type="float">
            <text:p>132.5</text:p>
          </table:table-cell>
          <table:table-cell office:value-type="float" office:value="4823" calcext:value-type="float">
            <text:p>4823</text:p>
          </table:table-cell>
          <table:table-cell office:value-type="float" office:value="8318" calcext:value-type="float">
            <text:p>83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2" table:formula="of:=[.C17]" office:value-type="string" office:string-value=" 419  sqft" calcext:value-type="string">
            <text:p><text:s/>419 <text:s/>sqft</text:p>
          </table:table-cell>
          <table:table-cell table:style-name="ce2" table:formula="of:=[.D17]" office:value-type="string" office:string-value=" 472  sqft" calcext:value-type="string">
            <text:p><text:s/>472 <text:s/>sqft</text:p>
          </table:table-cell>
          <table:table-cell table:style-name="ce2" table:formula="of:=[.K17]" office:value-type="string" office:string-value=" 993  sqft" calcext:value-type="string">
            <text:p><text:s/>993 <text:s/>sqft</text:p>
          </table:table-cell>
          <table:table-cell table:style-name="ce2" table:formula="of:=[.O17]" office:value-type="string" office:string-value=" 1869  sqft" calcext:value-type="string">
            <text:p><text:s/>1869 <text:s/>sqft</text:p>
          </table:table-cell>
          <table:table-cell table:style-name="ce4" table:formula="of:=[.V17]" office:value-type="string" office:string-value=" 2249  sqft" calcext:value-type="string">
            <text:p><text:s/>2249 <text:s/>sqft</text:p>
          </table:table-cell>
          <table:table-cell table:style-name="ce4" table:formula="of:=[.AC17]" office:value-type="string" office:string-value=" 2432  sqft" calcext:value-type="string">
            <text:p><text:s/>2432 <text:s/>sqft</text:p>
          </table:table-cell>
          <table:table-cell table:style-name="ce4" table:formula="of:=[.AJ17]" office:value-type="string" office:string-value=" 3027  sqft" calcext:value-type="string">
            <text:p><text:s/>3027 <text:s/>sqft</text:p>
          </table:table-cell>
          <table:table-cell table:style-name="ce4" table:formula="of:=[.AQ17]" office:value-type="string" office:string-value=" 3500  sqft" calcext:value-type="string">
            <text:p><text:s/>3500 <text:s/>sqft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33.1" calcext:value-type="float">
            <text:p>133.1</text:p>
          </table:table-cell>
          <table:table-cell office:value-type="float" office:value="132.9" calcext:value-type="float">
            <text:p>132.9</text:p>
          </table:table-cell>
          <table:table-cell office:value-type="float" office:value="5378" calcext:value-type="float">
            <text:p>5378</text:p>
          </table:table-cell>
          <table:table-cell office:value-type="float" office:value="8407" calcext:value-type="float">
            <text:p>840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2" table:formula="of:=[.D17]" office:value-type="string" office:string-value=" 472  sqft" calcext:value-type="string">
            <text:p><text:s/>472 <text:s/>sqft</text:p>
          </table:table-cell>
          <table:table-cell table:style-name="ce2" table:formula="of:=[.E17]" office:value-type="string" office:string-value=" 581  sqft" calcext:value-type="string">
            <text:p><text:s/>581 <text:s/>sqft</text:p>
          </table:table-cell>
          <table:table-cell table:style-name="ce2" table:formula="of:=[.L17]" office:value-type="string" office:string-value=" 1090  sqft" calcext:value-type="string">
            <text:p><text:s/>1090 <text:s/>sqft</text:p>
          </table:table-cell>
          <table:table-cell table:style-name="ce2" table:formula="of:=[.P17]" office:value-type="string" office:string-value=" 2276  sqft" calcext:value-type="string">
            <text:p><text:s/>2276 <text:s/>sqft</text:p>
          </table:table-cell>
          <table:table-cell table:style-name="ce4" table:formula="of:=[.Z17]" office:value-type="string" office:string-value=" 1999  sqft" calcext:value-type="string">
            <text:p><text:s/>1999 <text:s/>sqft</text:p>
          </table:table-cell>
          <table:table-cell table:style-name="ce4" table:formula="of:=[.AD17]" office:value-type="string" office:string-value=" 3124  sqft" calcext:value-type="string">
            <text:p><text:s/>3124 <text:s/>sqft</text:p>
          </table:table-cell>
          <table:table-cell table:style-name="ce4" table:formula="of:=[.AK17]" office:value-type="string" office:string-value=" 3909  sqft" calcext:value-type="string">
            <text:p><text:s/>3909 <text:s/>sqft</text:p>
          </table:table-cell>
          <table:table-cell table:style-name="ce4" table:formula="of:=[.AR17]" office:value-type="string" office:string-value=" 4526  sqft" calcext:value-type="string">
            <text:p><text:s/>4526 <text:s/>sqft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33.2" calcext:value-type="float">
            <text:p>133.2</text:p>
          </table:table-cell>
          <table:table-cell office:value-type="float" office:value="133.4" calcext:value-type="float">
            <text:p>133.4</text:p>
          </table:table-cell>
          <table:table-cell office:value-type="float" office:value="6415" calcext:value-type="float">
            <text:p>6415</text:p>
          </table:table-cell>
          <table:table-cell office:value-type="float" office:value="8509" calcext:value-type="float">
            <text:p>850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2" table:formula="of:=[.E17]" office:value-type="string" office:string-value=" 581  sqft" calcext:value-type="string">
            <text:p><text:s/>581 <text:s/>sqft</text:p>
          </table:table-cell>
          <table:table-cell table:style-name="ce2" table:formula="of:=[.L17]" office:value-type="string" office:string-value=" 1090  sqft" calcext:value-type="string">
            <text:p><text:s/>1090 <text:s/>sqft</text:p>
          </table:table-cell>
          <table:table-cell table:style-name="ce2" table:formula="of:=[.J17]" office:value-type="string" office:string-value=" 834  sqft" calcext:value-type="string">
            <text:p><text:s/>834 <text:s/>sqft</text:p>
          </table:table-cell>
          <table:table-cell table:style-name="ce2" table:formula="of:=[.Q17]" office:value-type="string" office:string-value=" 1224  sqft" calcext:value-type="string">
            <text:p><text:s/>1224 <text:s/>sqft</text:p>
          </table:table-cell>
          <table:table-cell table:style-name="ce4" table:formula="of:=[.X17]" office:value-type="string" office:string-value=" 1543  sqft" calcext:value-type="string">
            <text:p><text:s/>1543 <text:s/>sqft</text:p>
          </table:table-cell>
          <table:table-cell table:style-name="ce4" table:formula="of:=[.AE17]" office:value-type="string" office:string-value=" 1834  sqft" calcext:value-type="string">
            <text:p><text:s/>1834 <text:s/>sqft</text:p>
          </table:table-cell>
          <table:table-cell table:style-name="ce4" table:formula="of:=[.AL17]" office:value-type="string" office:string-value=" 2425  sqft" calcext:value-type="string">
            <text:p><text:s/>2425 <text:s/>sqft</text:p>
          </table:table-cell>
          <table:table-cell table:style-name="ce4" table:formula="of:=[.AS17]" office:value-type="string" office:string-value=" 2636  sqft" calcext:value-type="string">
            <text:p><text:s/>2636 <text:s/>sqft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4000" calcext:value-type="float">
            <text:p>4000</text:p>
          </table:table-cell>
          <table:table-cell table:style-name="ce2" table:formula="of:=[.C17]" office:value-type="string" office:string-value=" 419  sqft" calcext:value-type="string">
            <text:p><text:s/>419 <text:s/>sqft</text:p>
          </table:table-cell>
          <table:table-cell table:style-name="ce2" table:formula="of:=[.E17]" office:value-type="string" office:string-value=" 581  sqft" calcext:value-type="string">
            <text:p><text:s/>581 <text:s/>sqft</text:p>
          </table:table-cell>
          <table:table-cell table:style-name="ce2" table:formula="of:=[.K17]" office:value-type="string" office:string-value=" 993  sqft" calcext:value-type="string">
            <text:p><text:s/>993 <text:s/>sqft</text:p>
          </table:table-cell>
          <table:table-cell table:style-name="ce2" table:formula="of:=[.R17]" office:value-type="string" office:string-value=" 1296  sqft" calcext:value-type="string">
            <text:p><text:s/>1296 <text:s/>sqft</text:p>
          </table:table-cell>
          <table:table-cell table:style-name="ce4" table:formula="of:=[.AB17]" office:value-type="string" office:string-value=" 2072  sqft" calcext:value-type="string">
            <text:p><text:s/>2072 <text:s/>sqft</text:p>
          </table:table-cell>
          <table:table-cell table:style-name="ce4" table:formula="of:=[.AF17]" office:value-type="string" office:string-value=" 2304  sqft" calcext:value-type="string">
            <text:p><text:s/>2304 <text:s/>sqft</text:p>
          </table:table-cell>
          <table:table-cell table:style-name="ce4" table:formula="of:=[.AM17]" office:value-type="string" office:string-value=" 2514  sqft" calcext:value-type="string">
            <text:p><text:s/>2514 <text:s/>sqft</text:p>
          </table:table-cell>
          <table:table-cell table:style-name="ce4" table:formula="of:=[.AT17]" office:value-type="string" office:string-value=" 2902  sqft" calcext:value-type="string">
            <text:p><text:s/>2902 <text:s/>sqft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6" table:formula="of:=[.D17]" office:value-type="string" office:string-value=" 472  sqft" calcext:value-type="string">
            <text:p><text:s/>472 <text:s/>sqft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table:style-name="ce6" table:formula="of:=[.E17]" office:value-type="string" office:string-value=" 581  sqft" calcext:value-type="string">
            <text:p><text:s/>581 <text:s/>sqft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133.1" calcext:value-type="float">
            <text:p>133.1</text:p>
          </table:table-cell>
          <table:table-cell office:value-type="float" office:value="7278" calcext:value-type="float">
            <text:p>7278</text:p>
          </table:table-cell>
          <table:table-cell office:value-type="float" office:value="8453" calcext:value-type="float">
            <text:p>8453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6" table:formula="of:=[.D17]" office:value-type="string" office:string-value=" 472  sqft" calcext:value-type="string">
            <text:p><text:s/>472 <text:s/>sqft</text:p>
          </table:table-cell>
          <table:table-cell table:number-columns-repeated="49"/>
        </table:table-row>
        <table:table-row table:style-name="ro1">
          <table:table-cell/>
          <table:table-cell office:value-type="float" office:value="133.8" calcext:value-type="float">
            <text:p>133.8</text:p>
          </table:table-cell>
          <table:table-cell office:value-type="float" office:value="133.9" calcext:value-type="float">
            <text:p>133.9</text:p>
          </table:table-cell>
          <table:table-cell office:value-type="float" office:value="5132" calcext:value-type="float">
            <text:p>5132</text:p>
          </table:table-cell>
          <table:table-cell office:value-type="float" office:value="8611" calcext:value-type="float">
            <text:p>8611</text:p>
          </table:table-cell>
          <table:table-cell table:number-columns-repeated="54"/>
        </table:table-row>
        <table:table-row table:style-name="ro1">
          <table:table-cell/>
          <table:table-cell table:number-columns-repeated="2" office:value-type="float" office:value="134.4" calcext:value-type="float">
            <text:p>134.4</text:p>
          </table:table-cell>
          <table:table-cell office:value-type="float" office:value="6006" calcext:value-type="float">
            <text:p>6006</text:p>
          </table:table-cell>
          <table:table-cell office:value-type="float" office:value="8729" calcext:value-type="float">
            <text:p>8729</text:p>
          </table:table-cell>
          <table:table-cell table:number-columns-repeated="54"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6765" calcext:value-type="float">
            <text:p>6765</text:p>
          </table:table-cell>
          <table:table-cell office:value-type="float" office:value="8870" calcext:value-type="float">
            <text:p>8870</text:p>
          </table:table-cell>
          <table:table-cell table:number-columns-repeated="3"/>
          <table:table-cell office:value-type="string" calcext:value-type="string">
            <text:p>Appr Spee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34.7" calcext:value-type="float">
            <text:p>134.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.6" calcext:value-type="float">
            <text:p>138.6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29.8" calcext:value-type="float">
            <text:p>129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6" calcext:value-type="float">
            <text:p>138.6</text:p>
          </table:table-cell>
          <table:table-cell office:value-type="float" office:value="139.8" calcext:value-type="float">
            <text:p>139.8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office:value-type="float" office:value="131.4" calcext:value-type="float">
            <text:p>131.4</text:p>
          </table:table-cell>
          <table:table-cell office:value-type="float" office:value="132.9" calcext:value-type="float">
            <text:p>132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6.5" calcext:value-type="float">
            <text:p>136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9" calcext:value-type="float">
            <text:p>140.9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134.7" calcext:value-type="float">
            <text:p>134.7</text:p>
          </table:table-cell>
          <table:table-cell table:number-columns-repeated="2" office:value-type="float" office:value="8788" calcext:value-type="float">
            <text:p>878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4" calcext:value-type="float">
            <text:p>133.4</text:p>
          </table:table-cell>
          <table:table-cell office:value-type="float" office:value="135" calcext:value-type="float">
            <text:p>135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9" calcext:value-type="float">
            <text:p>138.9</text:p>
          </table:table-cell>
          <table:table-cell office:value-type="float" office:value="140.7" calcext:value-type="float">
            <text:p>140.7</text:p>
          </table:table-cell>
          <table:table-cell office:value-type="float" office:value="142.6" calcext:value-type="float">
            <text:p>142.6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6058" calcext:value-type="float">
            <text:p>6058</text:p>
          </table:table-cell>
          <table:table-cell office:value-type="float" office:value="9508" calcext:value-type="float">
            <text:p>950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30.7" calcext:value-type="float">
            <text:p>130.7</text:p>
          </table:table-cell>
          <table:table-cell table:number-columns-repeated="49"/>
        </table:table-row>
        <table:table-row table:style-name="ro1">
          <table:table-cell/>
          <table:table-cell table:number-columns-repeated="2" office:value-type="float" office:value="136.5" calcext:value-type="float">
            <text:p>136.5</text:p>
          </table:table-cell>
          <table:table-cell office:value-type="float" office:value="6493" calcext:value-type="float">
            <text:p>6493</text:p>
          </table:table-cell>
          <table:table-cell office:value-type="float" office:value="9191" calcext:value-type="float">
            <text:p>919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/>
          <table:table-cell office:value-type="float" office:value="133.7" calcext:value-type="float">
            <text:p>133.7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37.4" calcext:value-type="float">
            <text:p>137.4</text:p>
          </table:table-cell>
          <table:table-cell office:value-type="float" office:value="7262" calcext:value-type="float">
            <text:p>7262</text:p>
          </table:table-cell>
          <table:table-cell office:value-type="float" office:value="9396" calcext:value-type="float">
            <text:p>939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50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8"/>
          <table:table-cell office:value-type="string" calcext:value-type="string">
            <text:p>TOF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487" calcext:value-type="float">
            <text:p>5487</text:p>
          </table:table-cell>
          <table:table-cell office:value-type="float" office:value="7266" calcext:value-type="float">
            <text:p>7266</text:p>
          </table:table-cell>
          <table:table-cell office:value-type="float" office:value="8190" calcext:value-type="float">
            <text:p>8190</text:p>
          </table:table-cell>
          <table:table-cell office:value-type="float" office:value="8453" calcext:value-type="float">
            <text:p>8453</text:p>
          </table:table-cell>
          <table:table-cell office:value-type="float" office:value="8788" calcext:value-type="float">
            <text:p>8788</text:p>
          </table:table-cell>
          <table:table-cell office:value-type="float" office:value="9082" calcext:value-type="float">
            <text:p>9082</text:p>
          </table:table-cell>
          <table:table-cell office:value-type="float" office:value="9314" calcext:value-type="float">
            <text:p>9314</text:p>
          </table:table-cell>
          <table:table-cell office:value-type="float" office:value="9660" calcext:value-type="float">
            <text:p>9660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8143" calcext:value-type="float">
            <text:p>8143</text:p>
          </table:table-cell>
          <table:table-cell office:value-type="float" office:value="9082" calcext:value-type="float">
            <text:p>908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5759" calcext:value-type="float">
            <text:p>5759</text:p>
          </table:table-cell>
          <table:table-cell office:value-type="float" office:value="8244" calcext:value-type="float">
            <text:p>8244</text:p>
          </table:table-cell>
          <table:table-cell office:value-type="float" office:value="8318" calcext:value-type="float">
            <text:p>8318</text:p>
          </table:table-cell>
          <table:table-cell office:value-type="float" office:value="8611" calcext:value-type="float">
            <text:p>8611</text:p>
          </table:table-cell>
          <table:table-cell office:value-type="float" office:value="9508" calcext:value-type="float">
            <text:p>9508</text:p>
          </table:table-cell>
          <table:table-cell office:value-type="float" office:value="9391" calcext:value-type="float">
            <text:p>9391</text:p>
          </table:table-cell>
          <table:table-cell office:value-type="float" office:value="9663" calcext:value-type="float">
            <text:p>9663</text:p>
          </table:table-cell>
          <table:table-cell office:value-type="float" office:value="9932" calcext:value-type="float">
            <text:p>993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37.3" calcext:value-type="float">
            <text:p>137.3</text:p>
          </table:table-cell>
          <table:table-cell office:value-type="float" office:value="137.4" calcext:value-type="float">
            <text:p>137.4</text:p>
          </table:table-cell>
          <table:table-cell office:value-type="float" office:value="5935" calcext:value-type="float">
            <text:p>5935</text:p>
          </table:table-cell>
          <table:table-cell office:value-type="float" office:value="9391" calcext:value-type="float">
            <text:p>939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025" calcext:value-type="float">
            <text:p>6025</text:p>
          </table:table-cell>
          <table:table-cell office:value-type="float" office:value="8219" calcext:value-type="float">
            <text:p>8219</text:p>
          </table:table-cell>
          <table:table-cell office:value-type="float" office:value="8407" calcext:value-type="float">
            <text:p>8407</text:p>
          </table:table-cell>
          <table:table-cell office:value-type="float" office:value="8729" calcext:value-type="float">
            <text:p>8729</text:p>
          </table:table-cell>
          <table:table-cell office:value-type="float" office:value="9191" calcext:value-type="float">
            <text:p>9191</text:p>
          </table:table-cell>
          <table:table-cell office:value-type="float" office:value="9570" calcext:value-type="float">
            <text:p>9570</text:p>
          </table:table-cell>
          <table:table-cell office:value-type="float" office:value="9797" calcext:value-type="float">
            <text:p>9797</text:p>
          </table:table-cell>
          <table:table-cell office:value-type="float" office:value="10191" calcext:value-type="float">
            <text:p>10191</text:p>
          </table:table-cell>
          <table:table-cell table:number-columns-repeated="42"/>
        </table:table-row>
        <table:table-row table:style-name="ro1">
          <table:table-cell/>
          <table:table-cell table:number-columns-repeated="2" office:value-type="float" office:value="138.1" calcext:value-type="float">
            <text:p>138.1</text:p>
          </table:table-cell>
          <table:table-cell office:value-type="float" office:value="8443" calcext:value-type="float">
            <text:p>8443</text:p>
          </table:table-cell>
          <table:table-cell office:value-type="float" office:value="9570" calcext:value-type="float">
            <text:p>95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6992" calcext:value-type="float">
            <text:p>6992</text:p>
          </table:table-cell>
          <table:table-cell office:value-type="float" office:value="8133" calcext:value-type="float">
            <text:p>8133</text:p>
          </table:table-cell>
          <table:table-cell office:value-type="float" office:value="8509" calcext:value-type="float">
            <text:p>8509</text:p>
          </table:table-cell>
          <table:table-cell office:value-type="float" office:value="8870" calcext:value-type="float">
            <text:p>8870</text:p>
          </table:table-cell>
          <table:table-cell office:value-type="float" office:value="9396" calcext:value-type="float">
            <text:p>9396</text:p>
          </table:table-cell>
          <table:table-cell office:value-type="float" office:value="9747" calcext:value-type="float">
            <text:p>9747</text:p>
          </table:table-cell>
          <table:table-cell office:value-type="float" office:value="10139" calcext:value-type="float">
            <text:p>10139</text:p>
          </table:table-cell>
          <table:table-cell office:value-type="float" office:value="10573" calcext:value-type="float">
            <text:p>1057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38.8" calcext:value-type="float">
            <text:p>138.8</text:p>
          </table:table-cell>
          <table:table-cell office:value-type="float" office:value="138.9" calcext:value-type="float">
            <text:p>138.9</text:p>
          </table:table-cell>
          <table:table-cell office:value-type="float" office:value="9675" calcext:value-type="float">
            <text:p>9675</text:p>
          </table:table-cell>
          <table:table-cell office:value-type="float" office:value="9747" calcext:value-type="float">
            <text:p>97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42" calcext:value-type="float">
            <text:p>7042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/>
          <table:table-cell office:value-type="float" office:value="8581" calcext:value-type="float">
            <text:p>8581</text:p>
          </table:table-cell>
          <table:table-cell table:number-columns-repeated="48"/>
        </table:table-row>
        <table:table-row table:style-name="ro1">
          <table:table-cell table:number-columns-repeated="8"/>
          <table:table-cell office:value-type="float" office:value="7000" calcext:value-type="float">
            <text:p>7000</text:p>
          </table:table-cell>
          <table:table-cell table:number-columns-repeated="50"/>
        </table:table-row>
        <table:table-row table:style-name="ro1">
          <table:table-cell table:number-columns-repeated="59"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8344" calcext:value-type="float">
            <text:p>8344</text:p>
          </table:table-cell>
          <table:table-cell office:value-type="float" office:value="9314" calcext:value-type="float">
            <text:p>9314</text:p>
          </table:table-cell>
          <table:table-cell table:number-columns-repeated="54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6280" calcext:value-type="float">
            <text:p>6280</text:p>
          </table:table-cell>
          <table:table-cell office:value-type="float" office:value="9663" calcext:value-type="float">
            <text:p>9663</text:p>
          </table:table-cell>
          <table:table-cell table:number-columns-repeated="54"/>
        </table:table-row>
        <table:table-row table:style-name="ro1">
          <table:table-cell/>
          <table:table-cell table:number-columns-repeated="2" office:value-type="float" office:value="139.2" calcext:value-type="float">
            <text:p>139.2</text:p>
          </table:table-cell>
          <table:table-cell office:value-type="float" office:value="9248" calcext:value-type="float">
            <text:p>9248</text:p>
          </table:table-cell>
          <table:table-cell office:value-type="float" office:value="9797" calcext:value-type="float">
            <text:p>9797</text:p>
          </table:table-cell>
          <table:table-cell table:number-columns-repeated="54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140.7" calcext:value-type="float">
            <text:p>140.7</text:p>
          </table:table-cell>
          <table:table-cell office:value-type="float" office:value="10145" calcext:value-type="float">
            <text:p>10145</text:p>
          </table:table-cell>
          <table:table-cell office:value-type="float" office:value="10139" calcext:value-type="float">
            <text:p>10139</text:p>
          </table:table-cell>
          <table:table-cell table:number-columns-repeated="54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8157" calcext:value-type="float">
            <text:p>8157</text:p>
          </table:table-cell>
          <table:table-cell office:value-type="float" office:value="9660" calcext:value-type="float">
            <text:p>9660</text:p>
          </table:table-cell>
          <table:table-cell table:number-columns-repeated="54"/>
        </table:table-row>
        <table:table-row table:style-name="ro1">
          <table:table-cell/>
          <table:table-cell office:value-type="float" office:value="139.9" calcext:value-type="float">
            <text:p>139.9</text:p>
          </table:table-cell>
          <table:table-cell office:value-type="float" office:value="139.8" calcext:value-type="float">
            <text:p>139.8</text:p>
          </table:table-cell>
          <table:table-cell office:value-type="float" office:value="6990" calcext:value-type="float">
            <text:p>6990</text:p>
          </table:table-cell>
          <table:table-cell office:value-type="float" office:value="9932" calcext:value-type="float">
            <text:p>9932</text:p>
          </table:table-cell>
          <table:table-cell table:number-columns-repeated="54"/>
        </table:table-row>
        <table:table-row table:style-name="ro1">
          <table:table-cell/>
          <table:table-cell table:number-columns-repeated="2" office:value-type="float" office:value="140.9" calcext:value-type="float">
            <text:p>140.9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1" calcext:value-type="float">
            <text:p>10191</text:p>
          </table:table-cell>
          <table:table-cell table:number-columns-repeated="54"/>
        </table:table-row>
        <table:table-row table:style-name="ro1">
          <table:table-cell/>
          <table:table-cell table:number-columns-repeated="2" office:value-type="float" office:value="142.6" calcext:value-type="float">
            <text:p>142.6</text:p>
          </table:table-cell>
          <table:table-cell table:number-columns-repeated="2" office:value-type="float" office:value="10573" calcext:value-type="float">
            <text:p>10573</text:p>
          </table:table-cell>
          <table:table-cell table:number-columns-repeated="54"/>
        </table:table-row>
        <calcext:conditional-formats>
          <calcext:conditional-format calcext:target-range-address="DS_0.J78:DS_0.Q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S_0.J92:DS_0.Q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DS_Appr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1831 <text:s/>lbm</text:p>
          </table:table-cell>
          <table:table-cell/>
          <table:table-cell office:value-type="string" calcext:value-type="string">
            <text:p><text:s/>153056 <text:s/>lbm</text:p>
          </table:table-cell>
          <table:table-cell table:number-columns-repeated="3"/>
          <table:table-cell office:value-type="string" calcext:value-type="string">
            <text:p><text:s/>280509 <text:s/>lbm</text:p>
          </table:table-cell>
          <table:table-cell office:value-type="string" calcext:value-type="string">
            <text:p><text:s/>344358 <text:s/>lbm</text:p>
          </table:table-cell>
          <table:table-cell office:value-type="string" calcext:value-type="string">
            <text:p><text:s/>460069 <text:s/>lbm</text:p>
          </table:table-cell>
          <table:table-cell office:value-type="string" calcext:value-type="string">
            <text:p><text:s/>368973 <text:s/>lbm</text:p>
          </table:table-cell>
          <table:table-cell office:value-type="string" calcext:value-type="string">
            <text:p><text:s/>477580 <text:s/>lbm</text:p>
          </table:table-cell>
          <table:table-cell office:value-type="string" calcext:value-type="string">
            <text:p><text:s/>59396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office:value-type="string" calcext:value-type="string">
            <text:p><text:s/>0 <text:s/>lbm</text:p>
          </table:table-cell>
          <table:table-cell/>
          <table:table-cell office:value-type="string" calcext:value-type="string">
            <text:p><text:s/>0 <text:s/>lbm</text:p>
          </table:table-cell>
          <table:table-cell table:number-columns-repeated="3"/>
          <table:table-cell table:number-columns-repeated="6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<text:s/>25500 lbm</text:p>
          </table:table-cell>
          <table:table-cell/>
          <table:table-cell office:value-type="string" calcext:value-type="string">
            <text:p><text:s/>25500 lbm</text:p>
          </table:table-cell>
          <table:table-cell table:number-columns-repeated="3"/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6921 lbm</text:p>
          </table:table-cell>
          <table:table-cell/>
          <table:table-cell office:value-type="string" calcext:value-type="string">
            <text:p><text:s/>74516 lbm</text:p>
          </table:table-cell>
          <table:table-cell table:number-columns-repeated="3"/>
          <table:table-cell office:value-type="string" calcext:value-type="string">
            <text:p><text:s/>176981 lbm</text:p>
          </table:table-cell>
          <table:table-cell office:value-type="string" calcext:value-type="string">
            <text:p><text:s/>191512 lbm</text:p>
          </table:table-cell>
          <table:table-cell office:value-type="string" calcext:value-type="string">
            <text:p><text:s/>240088 lbm</text:p>
          </table:table-cell>
          <table:table-cell office:value-type="string" calcext:value-type="string">
            <text:p><text:s/>231893 lbm</text:p>
          </table:table-cell>
          <table:table-cell office:value-type="string" calcext:value-type="string">
            <text:p><text:s/>276881 lbm</text:p>
          </table:table-cell>
          <table:table-cell office:value-type="string" calcext:value-type="string">
            <text:p><text:s/>309299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<text:s/>openrotor</text:p>
          </table:table-cell>
          <table:table-cell/>
          <table:table-cell office:value-type="string" calcext:value-type="string">
            <text:p><text:s/>openrotor</text:p>
          </table:table-cell>
          <table:table-cell table:number-columns-repeated="3"/>
          <table:table-cell table:number-columns-repeated="6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568 <text:s/>lbf</text:p>
          </table:table-cell>
          <table:table-cell/>
          <table:table-cell office:value-type="string" calcext:value-type="string">
            <text:p><text:s/>20657 <text:s/>lbf</text:p>
          </table:table-cell>
          <table:table-cell table:number-columns-repeated="3"/>
          <table:table-cell office:value-type="string" calcext:value-type="string">
            <text:p><text:s/>32168 <text:s/>lbf</text:p>
          </table:table-cell>
          <table:table-cell office:value-type="string" calcext:value-type="string">
            <text:p><text:s/>37055 <text:s/>lbf</text:p>
          </table:table-cell>
          <table:table-cell office:value-type="string" calcext:value-type="string">
            <text:p><text:s/>47885 <text:s/>lbf</text:p>
          </table:table-cell>
          <table:table-cell office:value-type="string" calcext:value-type="string">
            <text:p><text:s/>39727 <text:s/>lbf</text:p>
          </table:table-cell>
          <table:table-cell office:value-type="string" calcext:value-type="string">
            <text:p><text:s/>49376 <text:s/>lbf</text:p>
          </table:table-cell>
          <table:table-cell office:value-type="string" calcext:value-type="string">
            <text:p><text:s/>58822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40.27278840102" calcext:value-type="float">
            <text:p>40.27278840102</text:p>
          </table:table-cell>
          <table:table-cell/>
          <table:table-cell office:value-type="float" office:value="30.1924802341856" calcext:value-type="float">
            <text:p>30.1924802341856</text:p>
          </table:table-cell>
          <table:table-cell table:number-columns-repeated="3"/>
          <table:table-cell office:value-type="float" office:value="33.0200315737185" calcext:value-type="float">
            <text:p>33.0200315737185</text:p>
          </table:table-cell>
          <table:table-cell office:value-type="float" office:value="28.4436889858936" calcext:value-type="float">
            <text:p>28.4436889858936</text:p>
          </table:table-cell>
          <table:table-cell office:value-type="float" office:value="27.9270497160747" calcext:value-type="float">
            <text:p>27.9270497160747</text:p>
          </table:table-cell>
          <table:table-cell office:value-type="float" office:value="37.2669643024473" calcext:value-type="float">
            <text:p>37.2669643024473</text:p>
          </table:table-cell>
          <table:table-cell office:value-type="float" office:value="37.1485474673502" calcext:value-type="float">
            <text:p>37.1485474673502</text:p>
          </table:table-cell>
          <table:table-cell office:value-type="float" office:value="25.5938345015531" calcext:value-type="float">
            <text:p>25.5938345015531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6.7 inches</text:p>
          </table:table-cell>
          <table:table-cell/>
          <table:table-cell office:value-type="string" calcext:value-type="string">
            <text:p><text:s/>80.7 inches</text:p>
          </table:table-cell>
          <table:table-cell table:number-columns-repeated="3"/>
          <table:table-cell office:value-type="string" calcext:value-type="string">
            <text:p><text:s/>95.0 inches</text:p>
          </table:table-cell>
          <table:table-cell office:value-type="string" calcext:value-type="string">
            <text:p><text:s/>105.7 inches</text:p>
          </table:table-cell>
          <table:table-cell office:value-type="string" calcext:value-type="string">
            <text:p><text:s/>122.5 inches</text:p>
          </table:table-cell>
          <table:table-cell office:value-type="string" calcext:value-type="string">
            <text:p><text:s/>108.2 inches</text:p>
          </table:table-cell>
          <table:table-cell office:value-type="string" calcext:value-type="string">
            <text:p><text:s/>141.9 inches</text:p>
          </table:table-cell>
          <table:table-cell office:value-type="string" calcext:value-type="string">
            <text:p><text:s/>136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48.9 Inches</text:p>
          </table:table-cell>
          <table:table-cell/>
          <table:table-cell office:value-type="string" calcext:value-type="string">
            <text:p><text:s/>179.4 Inches</text:p>
          </table:table-cell>
          <table:table-cell table:number-columns-repeated="3"/>
          <table:table-cell office:value-type="string" calcext:value-type="string">
            <text:p><text:s/>227.9 Inches</text:p>
          </table:table-cell>
          <table:table-cell office:value-type="string" calcext:value-type="string">
            <text:p><text:s/>232.1 Inches</text:p>
          </table:table-cell>
          <table:table-cell office:value-type="string" calcext:value-type="string">
            <text:p><text:s/>265.0 Inches</text:p>
          </table:table-cell>
          <table:table-cell office:value-type="string" calcext:value-type="string">
            <text:p><text:s/>265.9 Inches</text:p>
          </table:table-cell>
          <table:table-cell office:value-type="string" calcext:value-type="string">
            <text:p><text:s/>307.3 Inches</text:p>
          </table:table-cell>
          <table:table-cell office:value-type="string" calcext:value-type="string">
            <text:p><text:s/>284.6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7940638026146" calcext:value-type="float">
            <text:p>1.07940638026146</text:p>
          </table:table-cell>
          <table:table-cell/>
          <table:table-cell office:value-type="float" office:value="1.104850640816" calcext:value-type="float">
            <text:p>1.104850640816</text:p>
          </table:table-cell>
          <table:table-cell table:number-columns-repeated="3"/>
          <table:table-cell office:value-type="float" office:value="1.09535017657011" calcext:value-type="float">
            <text:p>1.09535017657011</text:p>
          </table:table-cell>
          <table:table-cell office:value-type="float" office:value="1.11153553314267" calcext:value-type="float">
            <text:p>1.11153553314267</text:p>
          </table:table-cell>
          <table:table-cell office:value-type="float" office:value="1.11246736250953" calcext:value-type="float">
            <text:p>1.11246736250953</text:p>
          </table:table-cell>
          <table:table-cell office:value-type="float" office:value="1.08827767840502" calcext:value-type="float">
            <text:p>1.08827767840502</text:p>
          </table:table-cell>
          <table:table-cell office:value-type="float" office:value="1.09349642848859" calcext:value-type="float">
            <text:p>1.09349642848859</text:p>
          </table:table-cell>
          <table:table-cell office:value-type="float" office:value="1.12276179372058" calcext:value-type="float">
            <text:p>1.12276179372058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52" calcext:value-type="float">
            <text:p>0.452</text:p>
          </table:table-cell>
          <table:table-cell/>
          <table:table-cell office:value-type="float" office:value="0.454" calcext:value-type="float">
            <text:p>0.454</text:p>
          </table:table-cell>
          <table:table-cell table:number-columns-repeated="3"/>
          <table:table-cell office:value-type="float" office:value="0.391" calcext:value-type="float">
            <text:p>0.39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660 <text:s/>sqft</text:p>
          </table:table-cell>
          <table:table-cell/>
          <table:table-cell office:value-type="string" calcext:value-type="string">
            <text:p><text:s/>1356 <text:s/>sqft</text:p>
          </table:table-cell>
          <table:table-cell table:number-columns-repeated="3"/>
          <table:table-cell office:value-type="string" calcext:value-type="string">
            <text:p><text:s/>1937 <text:s/>sqft</text:p>
          </table:table-cell>
          <table:table-cell office:value-type="string" calcext:value-type="string">
            <text:p><text:s/>1935 <text:s/>sqft</text:p>
          </table:table-cell>
          <table:table-cell office:value-type="string" calcext:value-type="string">
            <text:p><text:s/>3002 <text:s/>sqft</text:p>
          </table:table-cell>
          <table:table-cell office:value-type="string" calcext:value-type="string">
            <text:p><text:s/>2595 <text:s/>sqft</text:p>
          </table:table-cell>
          <table:table-cell office:value-type="string" calcext:value-type="string">
            <text:p><text:s/>2707 <text:s/>sqft</text:p>
          </table:table-cell>
          <table:table-cell office:value-type="string" calcext:value-type="string">
            <text:p><text:s/>3396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9.55" calcext:value-type="float">
            <text:p>9.55</text:p>
          </table:table-cell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office:value-type="float" office:value="11.76" calcext:value-type="float">
            <text:p>11.76</text:p>
          </table:table-cell>
          <table:table-cell office:value-type="float" office:value="11.42" calcext:value-type="float">
            <text:p>11.42</text:p>
          </table:table-cell>
          <table:table-cell office:value-type="float" office:value="13.75" calcext:value-type="float">
            <text:p>13.75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0.106" calcext:value-type="float">
            <text:p>0.106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0.6 <text:s/>ft</text:p>
          </table:table-cell>
          <table:table-cell/>
          <table:table-cell office:value-type="string" calcext:value-type="string">
            <text:p><text:s/>113.8 <text:s/>ft</text:p>
          </table:table-cell>
          <table:table-cell table:number-columns-repeated="3"/>
          <table:table-cell office:value-type="string" calcext:value-type="string">
            <text:p><text:s/>164.7 <text:s/>ft</text:p>
          </table:table-cell>
          <table:table-cell office:value-type="string" calcext:value-type="string">
            <text:p><text:s/>164.6 <text:s/>ft</text:p>
          </table:table-cell>
          <table:table-cell office:value-type="string" calcext:value-type="string">
            <text:p><text:s/>187.9 <text:s/>ft</text:p>
          </table:table-cell>
          <table:table-cell office:value-type="string" calcext:value-type="string">
            <text:p><text:s/>172.1 <text:s/>ft</text:p>
          </table:table-cell>
          <table:table-cell office:value-type="string" calcext:value-type="string">
            <text:p><text:s/>192.9 <text:s/>ft</text:p>
          </table:table-cell>
          <table:table-cell office:value-type="string" calcext:value-type="string">
            <text:p><text:s/>205.5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39.1 <text:s/>lbs/sqft</text:p>
          </table:table-cell>
          <table:table-cell/>
          <table:table-cell office:value-type="string" calcext:value-type="string">
            <text:p><text:s/>112.9 <text:s/>lbs/sqft</text:p>
          </table:table-cell>
          <table:table-cell table:number-columns-repeated="3"/>
          <table:table-cell office:value-type="string" calcext:value-type="string">
            <text:p><text:s/>144.8 <text:s/>lbs/sqft</text:p>
          </table:table-cell>
          <table:table-cell office:value-type="string" calcext:value-type="string">
            <text:p><text:s/>177.9 <text:s/>lbs/sqft</text:p>
          </table:table-cell>
          <table:table-cell office:value-type="string" calcext:value-type="string">
            <text:p><text:s/>153.3 <text:s/>lbs/sqft</text:p>
          </table:table-cell>
          <table:table-cell office:value-type="string" calcext:value-type="string">
            <text:p><text:s/>142.2 <text:s/>lbs/sqft</text:p>
          </table:table-cell>
          <table:table-cell office:value-type="string" calcext:value-type="string">
            <text:p><text:s/>176.5 <text:s/>lbs/sqft</text:p>
          </table:table-cell>
          <table:table-cell office:value-type="string" calcext:value-type="string">
            <text:p><text:s/>174.9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6.77 <text:s/>ft</text:p>
          </table:table-cell>
          <table:table-cell/>
          <table:table-cell office:value-type="string" calcext:value-type="string">
            <text:p><text:s/>49.98 <text:s/>ft</text:p>
          </table:table-cell>
          <table:table-cell table:number-columns-repeated="3"/>
          <table:table-cell office:value-type="string" calcext:value-type="string">
            <text:p><text:s/>98.72 <text:s/>ft</text:p>
          </table:table-cell>
          <table:table-cell office:value-type="string" calcext:value-type="string">
            <text:p><text:s/>93.31 <text:s/>ft</text:p>
          </table:table-cell>
          <table:table-cell office:value-type="string" calcext:value-type="string">
            <text:p><text:s/>91.56 <text:s/>ft</text:p>
          </table:table-cell>
          <table:table-cell office:value-type="string" calcext:value-type="string">
            <text:p><text:s/>111.41 <text:s/>ft</text:p>
          </table:table-cell>
          <table:table-cell office:value-type="string" calcext:value-type="string">
            <text:p><text:s/>116.06 <text:s/>ft</text:p>
          </table:table-cell>
          <table:table-cell office:value-type="string" calcext:value-type="string">
            <text:p><text:s/>106.77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2427 <text:s/>USG</text:p>
          </table:table-cell>
          <table:table-cell/>
          <table:table-cell office:value-type="string" calcext:value-type="string">
            <text:p><text:s/>7758 <text:s/>USG</text:p>
          </table:table-cell>
          <table:table-cell table:number-columns-repeated="3"/>
          <table:table-cell office:value-type="string" calcext:value-type="string">
            <text:p><text:s/>10730 <text:s/>USG</text:p>
          </table:table-cell>
          <table:table-cell office:value-type="string" calcext:value-type="string">
            <text:p><text:s/>12070 <text:s/>USG</text:p>
          </table:table-cell>
          <table:table-cell office:value-type="string" calcext:value-type="string">
            <text:p><text:s/>20898 <text:s/>USG</text:p>
          </table:table-cell>
          <table:table-cell office:value-type="string" calcext:value-type="string">
            <text:p><text:s/>16931 <text:s/>USG</text:p>
          </table:table-cell>
          <table:table-cell office:value-type="string" calcext:value-type="string">
            <text:p><text:s/>17308 <text:s/>USG</text:p>
          </table:table-cell>
          <table:table-cell office:value-type="string" calcext:value-type="string">
            <text:p><text:s/>2662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3.8 deg</text:p>
          </table:table-cell>
          <table:table-cell/>
          <table:table-cell office:value-type="string" calcext:value-type="string">
            <text:p><text:s/>40.3 deg</text:p>
          </table:table-cell>
          <table:table-cell table:number-columns-repeated="3"/>
          <table:table-cell office:value-type="string" calcext:value-type="string">
            <text:p><text:s/>27.5 deg</text:p>
          </table:table-cell>
          <table:table-cell office:value-type="string" calcext:value-type="string">
            <text:p><text:s/>36.1 deg</text:p>
          </table:table-cell>
          <table:table-cell office:value-type="string" calcext:value-type="string">
            <text:p><text:s/>36.9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36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12 / 0.700 <text:s/>sqft / nd</text:p>
          </table:table-cell>
          <table:table-cell/>
          <table:table-cell office:value-type="string" calcext:value-type="string">
            <text:p><text:s/>380 / 0.700 <text:s/>sqft / nd</text:p>
          </table:table-cell>
          <table:table-cell table:number-columns-repeated="3"/>
          <table:table-cell office:value-type="string" calcext:value-type="string">
            <text:p><text:s/>350 / 0.700 <text:s/>sqft / nd</text:p>
          </table:table-cell>
          <table:table-cell office:value-type="string" calcext:value-type="string">
            <text:p><text:s/>354 / 0.700 <text:s/>sqft / nd</text:p>
          </table:table-cell>
          <table:table-cell office:value-type="string" calcext:value-type="string">
            <text:p><text:s/>736 / 0.700 <text:s/>sqft / nd</text:p>
          </table:table-cell>
          <table:table-cell office:value-type="string" calcext:value-type="string">
            <text:p><text:s/>518 / 0.700 <text:s/>sqft / nd</text:p>
          </table:table-cell>
          <table:table-cell office:value-type="string" calcext:value-type="string">
            <text:p><text:s/>546 / 0.700 <text:s/>sqft / nd</text:p>
          </table:table-cell>
          <table:table-cell office:value-type="string" calcext:value-type="string">
            <text:p><text:s/>772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45 / 0.090 <text:s/>sqft / nd</text:p>
          </table:table-cell>
          <table:table-cell/>
          <table:table-cell office:value-type="string" calcext:value-type="string">
            <text:p><text:s/>331 / 0.073 <text:s/>sqft / nd</text:p>
          </table:table-cell>
          <table:table-cell table:number-columns-repeated="3"/>
          <table:table-cell office:value-type="string" calcext:value-type="string">
            <text:p><text:s/>482 / 0.084 <text:s/>sqft / nd</text:p>
          </table:table-cell>
          <table:table-cell office:value-type="string" calcext:value-type="string">
            <text:p><text:s/>568 / 0.099 <text:s/>sqft / nd</text:p>
          </table:table-cell>
          <table:table-cell office:value-type="string" calcext:value-type="string">
            <text:p><text:s/>826 / 0.078 <text:s/>sqft / nd</text:p>
          </table:table-cell>
          <table:table-cell office:value-type="string" calcext:value-type="string">
            <text:p><text:s/>601 / 0.085 <text:s/>sqft / nd</text:p>
          </table:table-cell>
          <table:table-cell office:value-type="string" calcext:value-type="string">
            <text:p><text:s/>924 / 0.106 <text:s/>sqft / nd</text:p>
          </table:table-cell>
          <table:table-cell office:value-type="string" calcext:value-type="string">
            <text:p><text:s/>969 / 0.084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3"/>
          <table:table-cell table:number-columns-repeated="6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567 <text:s/>ft</text:p>
          </table:table-cell>
          <table:table-cell/>
          <table:table-cell office:value-type="string" calcext:value-type="string">
            <text:p><text:s/>30420 <text:s/>ft</text:p>
          </table:table-cell>
          <table:table-cell table:number-columns-repeated="3"/>
          <table:table-cell office:value-type="string" calcext:value-type="string">
            <text:p><text:s/>24118 <text:s/>ft</text:p>
          </table:table-cell>
          <table:table-cell office:value-type="string" calcext:value-type="string">
            <text:p><text:s/>22859 <text:s/>ft</text:p>
          </table:table-cell>
          <table:table-cell office:value-type="string" calcext:value-type="string">
            <text:p><text:s/>25579 <text:s/>ft</text:p>
          </table:table-cell>
          <table:table-cell table:number-columns-repeated="2" office:value-type="string" calcext:value-type="string">
            <text:p><text:s/>22005 <text:s/>ft</text:p>
          </table:table-cell>
          <table:table-cell office:value-type="string" calcext:value-type="string">
            <text:p><text:s/>24746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071.00 lbf</text:p>
          </table:table-cell>
          <table:table-cell/>
          <table:table-cell office:value-type="string" calcext:value-type="string">
            <text:p><text:s/>9185.05 lbf</text:p>
          </table:table-cell>
          <table:table-cell table:number-columns-repeated="3"/>
          <table:table-cell office:value-type="string" calcext:value-type="string">
            <text:p><text:s/>16718.68 lbf</text:p>
          </table:table-cell>
          <table:table-cell office:value-type="string" calcext:value-type="string">
            <text:p><text:s/>20656.18 lbf</text:p>
          </table:table-cell>
          <table:table-cell office:value-type="string" calcext:value-type="string">
            <text:p><text:s/>25349.40 lbf</text:p>
          </table:table-cell>
          <table:table-cell office:value-type="string" calcext:value-type="string">
            <text:p><text:s/>22277.22 lbf</text:p>
          </table:table-cell>
          <table:table-cell office:value-type="string" calcext:value-type="string">
            <text:p><text:s/>27725.98 lbf</text:p>
          </table:table-cell>
          <table:table-cell office:value-type="string" calcext:value-type="string">
            <text:p><text:s/>32439.1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11" calcext:value-type="float">
            <text:p>0.01911</text:p>
          </table:table-cell>
          <table:table-cell/>
          <table:table-cell office:value-type="float" office:value="0.01512" calcext:value-type="float">
            <text:p>0.01512</text:p>
          </table:table-cell>
          <table:table-cell table:number-columns-repeated="3"/>
          <table:table-cell office:value-type="float" office:value="0.01863" calcext:value-type="float">
            <text:p>0.01863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84" calcext:value-type="float">
            <text:p>0.00584</text:p>
          </table:table-cell>
          <table:table-cell/>
          <table:table-cell office:value-type="float" office:value="0.00592" calcext:value-type="float">
            <text:p>0.00592</text:p>
          </table:table-cell>
          <table:table-cell table:number-columns-repeated="3"/>
          <table:table-cell office:value-type="float" office:value="0.00603" calcext:value-type="float">
            <text:p>0.00603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0.00709" calcext:value-type="float">
            <text:p>0.00709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float" office:value="0.81639" calcext:value-type="float">
            <text:p>0.81639</text:p>
          </table:table-cell>
          <table:table-cell table:number-columns-repeated="3"/>
          <table:table-cell office:value-type="float" office:value="0.73311" calcext:value-type="float">
            <text:p>0.73311</text:p>
          </table:table-cell>
          <table:table-cell office:value-type="float" office:value="0.73113" calcext:value-type="float">
            <text:p>0.73113</text:p>
          </table:table-cell>
          <table:table-cell office:value-type="float" office:value="0.78776" calcext:value-type="float">
            <text:p>0.78776</text:p>
          </table:table-cell>
          <table:table-cell office:value-type="float" office:value="0.77693" calcext:value-type="float">
            <text:p>0.77693</text:p>
          </table:table-cell>
          <table:table-cell office:value-type="float" office:value="0.74154" calcext:value-type="float">
            <text:p>0.74154</text:p>
          </table:table-cell>
          <table:table-cell office:value-type="float" office:value="0.77508" calcext:value-type="float">
            <text:p>0.77508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15" calcext:value-type="float">
            <text:p>0.00115</text:p>
          </table:table-cell>
          <table:table-cell/>
          <table:table-cell office:value-type="float" office:value="0.00121" calcext:value-type="float">
            <text:p>0.00121</text:p>
          </table:table-cell>
          <table:table-cell table:number-columns-repeated="3"/>
          <table:table-cell office:value-type="float" office:value="0.00082" calcext:value-type="float">
            <text:p>0.0008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4" calcext:value-type="float">
            <text:p>0.00154</text:p>
          </table:table-cell>
          <table:table-cell/>
          <table:table-cell office:value-type="float" office:value="0.00108" calcext:value-type="float">
            <text:p>0.00108</text:p>
          </table:table-cell>
          <table:table-cell table:number-columns-repeated="3"/>
          <table:table-cell office:value-type="float" office:value="0.00108" calcext:value-type="float">
            <text:p>0.001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3"/>
          <table:table-cell office:value-type="float" office:value="0.00053" calcext:value-type="float">
            <text:p>0.000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819" calcext:value-type="float">
            <text:p>0.02819</text:p>
          </table:table-cell>
          <table:table-cell/>
          <table:table-cell office:value-type="float" office:value="0.0238" calcext:value-type="float">
            <text:p>0.0238</text:p>
          </table:table-cell>
          <table:table-cell table:number-columns-repeated="3"/>
          <table:table-cell office:value-type="float" office:value="0.02709" calcext:value-type="float">
            <text:p>0.02709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2462" calcext:value-type="float">
            <text:p>0.02462</text:p>
          </table:table-cell>
          <table:table-cell office:value-type="float" office:value="0.02698" calcext:value-type="float">
            <text:p>0.02698</text:p>
          </table:table-cell>
          <table:table-cell office:value-type="float" office:value="0.02607" calcext:value-type="float">
            <text:p>0.02607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16.8" calcext:value-type="float">
            <text:p>16.8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8 <text:s/>lbm/lbf-hr</text:p>
          </table:table-cell>
          <table:table-cell/>
          <table:table-cell office:value-type="string" calcext:value-type="string">
            <text:p><text:s/>0.550 <text:s/>lbm/lbf-hr</text:p>
          </table:table-cell>
          <table:table-cell table:number-columns-repeated="3"/>
          <table:table-cell office:value-type="string" calcext:value-type="string">
            <text:p><text:s/>0.517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05 <text:s/>lbm/lbf-hr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5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4 percent</text:p>
          </table:table-cell>
          <table:table-cell/>
          <table:table-cell office:value-type="string" calcext:value-type="string">
            <text:p><text:s/>0.364 percent</text:p>
          </table:table-cell>
          <table:table-cell table:number-columns-repeated="3"/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89 percent</text:p>
          </table:table-cell>
          <table:table-cell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709.7" calcext:value-type="float">
            <text:p>6709.7</text:p>
          </table:table-cell>
          <table:table-cell/>
          <table:table-cell office:value-type="float" office:value="7137.8" calcext:value-type="float">
            <text:p>7137.8</text:p>
          </table:table-cell>
          <table:table-cell table:number-columns-repeated="3"/>
          <table:table-cell office:value-type="float" office:value="7303.7" calcext:value-type="float">
            <text:p>7303.7</text:p>
          </table:table-cell>
          <table:table-cell office:value-type="float" office:value="7385" calcext:value-type="float">
            <text:p>7385</text:p>
          </table:table-cell>
          <table:table-cell office:value-type="float" office:value="8002.7" calcext:value-type="float">
            <text:p>8002.7</text:p>
          </table:table-cell>
          <table:table-cell office:value-type="float" office:value="7468.4" calcext:value-type="float">
            <text:p>7468.4</text:p>
          </table:table-cell>
          <table:table-cell office:value-type="float" office:value="7992.3" calcext:value-type="float">
            <text:p>7992.3</text:p>
          </table:table-cell>
          <table:table-cell office:value-type="float" office:value="8075.6" calcext:value-type="float">
            <text:p>8075.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904 <text:s/>lbs</text:p>
          </table:table-cell>
          <table:table-cell/>
          <table:table-cell office:value-type="string" calcext:value-type="string">
            <text:p><text:s/>49385 <text:s/>lbs</text:p>
          </table:table-cell>
          <table:table-cell table:number-columns-repeated="3"/>
          <table:table-cell office:value-type="string" calcext:value-type="string">
            <text:p><text:s/>19592 <text:s/>lbs</text:p>
          </table:table-cell>
          <table:table-cell office:value-type="string" calcext:value-type="string">
            <text:p><text:s/>66959 <text:s/>lbs</text:p>
          </table:table-cell>
          <table:table-cell office:value-type="string" calcext:value-type="string">
            <text:p><text:s/>133212 <text:s/>lbs</text:p>
          </table:table-cell>
          <table:table-cell office:value-type="string" calcext:value-type="string">
            <text:p><text:s/>25236 <text:s/>lbs</text:p>
          </table:table-cell>
          <table:table-cell office:value-type="string" calcext:value-type="string">
            <text:p><text:s/>86348 <text:s/>lbs</text:p>
          </table:table-cell>
          <table:table-cell office:value-type="string" calcext:value-type="string">
            <text:p><text:s/>16975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--------------------------</text:p>
          </table:table-cell>
          <table:table-cell/>
          <table:table-cell office:value-type="string" calcext:value-type="string">
            <text:p>---------------------------</text:p>
          </table:table-cell>
          <table:table-cell table:number-columns-repeated="3"/>
          <table:table-cell table:number-columns-repeated="6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7081 <text:s/>ft</text:p>
          </table:table-cell>
          <table:table-cell/>
          <table:table-cell office:value-type="string" calcext:value-type="string">
            <text:p><text:s/>36782 <text:s/>ft</text:p>
          </table:table-cell>
          <table:table-cell table:number-columns-repeated="3"/>
          <table:table-cell office:value-type="string" calcext:value-type="string">
            <text:p><text:s/>27772 <text:s/>ft</text:p>
          </table:table-cell>
          <table:table-cell office:value-type="string" calcext:value-type="string">
            <text:p><text:s/>27880 <text:s/>ft</text:p>
          </table:table-cell>
          <table:table-cell office:value-type="string" calcext:value-type="string">
            <text:p><text:s/>31541 <text:s/>ft</text:p>
          </table:table-cell>
          <table:table-cell office:value-type="string" calcext:value-type="string">
            <text:p><text:s/>24667 <text:s/>ft</text:p>
          </table:table-cell>
          <table:table-cell office:value-type="string" calcext:value-type="string">
            <text:p><text:s/>25793 <text:s/>ft</text:p>
          </table:table-cell>
          <table:table-cell office:value-type="string" calcext:value-type="string">
            <text:p><text:s/>29020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0.811" calcext:value-type="float">
            <text:p>0.811</text:p>
          </table:table-cell>
          <table:table-cell table:number-columns-repeated="3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549.05 lbf</text:p>
          </table:table-cell>
          <table:table-cell/>
          <table:table-cell office:value-type="string" calcext:value-type="string">
            <text:p><text:s/>7054.66 lbf</text:p>
          </table:table-cell>
          <table:table-cell table:number-columns-repeated="3"/>
          <table:table-cell office:value-type="string" calcext:value-type="string">
            <text:p><text:s/>15306.09 lbf</text:p>
          </table:table-cell>
          <table:table-cell office:value-type="string" calcext:value-type="string">
            <text:p><text:s/>17458.88 lbf</text:p>
          </table:table-cell>
          <table:table-cell office:value-type="string" calcext:value-type="string">
            <text:p><text:s/>20050.00 lbf</text:p>
          </table:table-cell>
          <table:table-cell office:value-type="string" calcext:value-type="string">
            <text:p><text:s/>20755.20 lbf</text:p>
          </table:table-cell>
          <table:table-cell office:value-type="string" calcext:value-type="string">
            <text:p><text:s/>24066.50 lbf</text:p>
          </table:table-cell>
          <table:table-cell office:value-type="string" calcext:value-type="string">
            <text:p><text:s/>26395.4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944" calcext:value-type="float">
            <text:p>0.01944</text:p>
          </table:table-cell>
          <table:table-cell/>
          <table:table-cell office:value-type="float" office:value="0.01564" calcext:value-type="float">
            <text:p>0.01564</text:p>
          </table:table-cell>
          <table:table-cell table:number-columns-repeated="3"/>
          <table:table-cell office:value-type="float" office:value="0.01895" calcext:value-type="float">
            <text:p>0.018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1632" calcext:value-type="float">
            <text:p>0.0163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717" calcext:value-type="float">
            <text:p>0.00717</text:p>
          </table:table-cell>
          <table:table-cell/>
          <table:table-cell office:value-type="float" office:value="0.00618" calcext:value-type="float">
            <text:p>0.00618</text:p>
          </table:table-cell>
          <table:table-cell table:number-columns-repeated="3"/>
          <table:table-cell office:value-type="float" office:value="0.00756" calcext:value-type="float">
            <text:p>0.00756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45" calcext:value-type="float">
            <text:p>0.0064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4562" calcext:value-type="float">
            <text:p>0.74562</text:p>
          </table:table-cell>
          <table:table-cell/>
          <table:table-cell office:value-type="float" office:value="0.81245" calcext:value-type="float">
            <text:p>0.81245</text:p>
          </table:table-cell>
          <table:table-cell table:number-columns-repeated="3"/>
          <table:table-cell office:value-type="float" office:value="0.73025" calcext:value-type="float">
            <text:p>0.73025</text:p>
          </table:table-cell>
          <table:table-cell office:value-type="float" office:value="0.72721" calcext:value-type="float">
            <text:p>0.72721</text:p>
          </table:table-cell>
          <table:table-cell office:value-type="float" office:value="0.78391" calcext:value-type="float">
            <text:p>0.78391</text:p>
          </table:table-cell>
          <table:table-cell office:value-type="float" office:value="0.77523" calcext:value-type="float">
            <text:p>0.77523</text:p>
          </table:table-cell>
          <table:table-cell office:value-type="float" office:value="0.73874" calcext:value-type="float">
            <text:p>0.73874</text:p>
          </table:table-cell>
          <table:table-cell office:value-type="float" office:value="0.77223" calcext:value-type="float">
            <text:p>0.77223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24" calcext:value-type="float">
            <text:p>0.00124</text:p>
          </table:table-cell>
          <table:table-cell table:number-columns-repeated="3"/>
          <table:table-cell office:value-type="float" office:value="0.00095" calcext:value-type="float">
            <text:p>0.00095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176" calcext:value-type="float">
            <text:p>0.0017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54" calcext:value-type="float">
            <text:p>0.00154</text:p>
          </table:table-cell>
          <table:table-cell/>
          <table:table-cell office:value-type="float" office:value="0.00108" calcext:value-type="float">
            <text:p>0.00108</text:p>
          </table:table-cell>
          <table:table-cell table:number-columns-repeated="3"/>
          <table:table-cell office:value-type="float" office:value="0.00108" calcext:value-type="float">
            <text:p>0.001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9" calcext:value-type="float">
            <text:p>0.00059</text:p>
          </table:table-cell>
          <table:table-cell/>
          <table:table-cell office:value-type="float" office:value="0.00048" calcext:value-type="float">
            <text:p>0.00048</text:p>
          </table:table-cell>
          <table:table-cell table:number-columns-repeated="3"/>
          <table:table-cell office:value-type="float" office:value="0.00057" calcext:value-type="float">
            <text:p>0.000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3004" calcext:value-type="float">
            <text:p>0.03004</text:p>
          </table:table-cell>
          <table:table-cell/>
          <table:table-cell office:value-type="float" office:value="0.02462" calcext:value-type="float">
            <text:p>0.02462</text:p>
          </table:table-cell>
          <table:table-cell table:number-columns-repeated="3"/>
          <table:table-cell office:value-type="float" office:value="0.02911" calcext:value-type="float">
            <text:p>0.02911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2563" calcext:value-type="float">
            <text:p>0.02563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5.8" calcext:value-type="float">
            <text:p>15.8</text:p>
          </table:table-cell>
          <table:table-cell table:number-columns-repeated="3"/>
          <table:table-cell office:value-type="float" office:value="16.9" calcext:value-type="float">
            <text:p>16.9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1 <text:s/>lbm/lbf-hr</text:p>
          </table:table-cell>
          <table:table-cell/>
          <table:table-cell office:value-type="string" calcext:value-type="string">
            <text:p><text:s/>0.557 <text:s/>lbm/lbf-hr</text:p>
          </table:table-cell>
          <table:table-cell table:number-columns-repeated="3"/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07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56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6 percent</text:p>
          </table:table-cell>
          <table:table-cell/>
          <table:table-cell office:value-type="string" calcext:value-type="string">
            <text:p><text:s/>0.351 percent</text:p>
          </table:table-cell>
          <table:table-cell table:number-columns-repeated="3"/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63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820.2" calcext:value-type="float">
            <text:p>6820.2</text:p>
          </table:table-cell>
          <table:table-cell/>
          <table:table-cell office:value-type="float" office:value="6772.1" calcext:value-type="float">
            <text:p>6772.1</text:p>
          </table:table-cell>
          <table:table-cell table:number-columns-repeated="3"/>
          <table:table-cell office:value-type="float" office:value="7425.9" calcext:value-type="float">
            <text:p>7425.9</text:p>
          </table:table-cell>
          <table:table-cell office:value-type="float" office:value="7243.1" calcext:value-type="float">
            <text:p>7243.1</text:p>
          </table:table-cell>
          <table:table-cell office:value-type="float" office:value="7649.6" calcext:value-type="float">
            <text:p>7649.6</text:p>
          </table:table-cell>
          <table:table-cell office:value-type="float" office:value="7537.6" calcext:value-type="float">
            <text:p>7537.6</text:p>
          </table:table-cell>
          <table:table-cell office:value-type="float" office:value="7819.9" calcext:value-type="float">
            <text:p>7819.9</text:p>
          </table:table-cell>
          <table:table-cell office:value-type="float" office:value="7644.7" calcext:value-type="float">
            <text:p>7644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262 <text:s/>lbs</text:p>
          </table:table-cell>
          <table:table-cell/>
          <table:table-cell office:value-type="string" calcext:value-type="string">
            <text:p><text:s/>14310 <text:s/>lbs</text:p>
          </table:table-cell>
          <table:table-cell table:number-columns-repeated="3"/>
          <table:table-cell office:value-type="string" calcext:value-type="string">
            <text:p><text:s/>9326 <text:s/>lbs</text:p>
          </table:table-cell>
          <table:table-cell office:value-type="string" calcext:value-type="string">
            <text:p><text:s/>20603 <text:s/>lbs</text:p>
          </table:table-cell>
          <table:table-cell office:value-type="string" calcext:value-type="string">
            <text:p><text:s/>39366 <text:s/>lbs</text:p>
          </table:table-cell>
          <table:table-cell office:value-type="string" calcext:value-type="string">
            <text:p><text:s/>12166 <text:s/>lbs</text:p>
          </table:table-cell>
          <table:table-cell office:value-type="string" calcext:value-type="string">
            <text:p><text:s/>26988 <text:s/>lbs</text:p>
          </table:table-cell>
          <table:table-cell office:value-type="string" calcext:value-type="string">
            <text:p><text:s/>50980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3"/>
          <table:table-cell table:number-columns-repeated="6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 table:number-columns-repeated="3"/>
          <table:table-cell table:number-columns-repeated="6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5674 / 7221 <text:s/>ft/ft</text:p>
          </table:table-cell>
          <table:table-cell/>
          <table:table-cell office:value-type="string" calcext:value-type="string">
            <text:p><text:s/>5163 / 8244 <text:s/>ft/ft</text:p>
          </table:table-cell>
          <table:table-cell table:number-columns-repeated="3"/>
          <table:table-cell office:value-type="string" calcext:value-type="string">
            <text:p><text:s/>9069 / 9073 <text:s/>ft/ft</text:p>
          </table:table-cell>
          <table:table-cell office:value-type="string" calcext:value-type="string">
            <text:p><text:s/>9537 / 9528 <text:s/>ft/ft</text:p>
          </table:table-cell>
          <table:table-cell office:value-type="string" calcext:value-type="string">
            <text:p><text:s/>9653 / 10053 <text:s/>ft/ft</text:p>
          </table:table-cell>
          <table:table-cell office:value-type="string" calcext:value-type="string">
            <text:p><text:s/>7642 / 9656 <text:s/>ft/ft</text:p>
          </table:table-cell>
          <table:table-cell office:value-type="string" calcext:value-type="string">
            <text:p><text:s/>10226 / 10232 <text:s/>ft/ft</text:p>
          </table:table-cell>
          <table:table-cell office:value-type="string" calcext:value-type="string">
            <text:p><text:s/>10961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56.2 / 156.0 <text:s/>KCAS / KCAS</text:p>
          </table:table-cell>
          <table:table-cell/>
          <table:table-cell office:value-type="string" calcext:value-type="string">
            <text:p><text:s/>128.0 / 158.4 <text:s/>KCAS / KCAS</text:p>
          </table:table-cell>
          <table:table-cell table:number-columns-repeated="3"/>
          <table:table-cell office:value-type="string" calcext:value-type="string">
            <text:p><text:s/>161.8 / 162.0 <text:s/>KCAS / KCAS</text:p>
          </table:table-cell>
          <table:table-cell office:value-type="string" calcext:value-type="string">
            <text:p><text:s/>163.9 / 164.4 <text:s/>KCAS / KCAS</text:p>
          </table:table-cell>
          <table:table-cell office:value-type="string" calcext:value-type="string">
            <text:p><text:s/>153.2 / 168.0 <text:s/>KCAS / KCAS</text:p>
          </table:table-cell>
          <table:table-cell office:value-type="string" calcext:value-type="string">
            <text:p><text:s/>165.7 / 165.6 <text:s/>KCAS / KCAS</text:p>
          </table:table-cell>
          <table:table-cell office:value-type="string" calcext:value-type="string">
            <text:p><text:s/>168.8 / 169.2 <text:s/>KCAS / KCAS</text:p>
          </table:table-cell>
          <table:table-cell office:value-type="string" calcext:value-type="string">
            <text:p><text:s/>157.3 / 172.8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576 / 0.05</text:p>
          </table:table-cell>
          <table:table-cell table:number-columns-repeated="5"/>
          <table:table-cell office:value-type="string" calcext:value-type="string">
            <text:p><text:s/>0.728 / 0.05</text:p>
          </table:table-cell>
          <table:table-cell office:value-type="string" calcext:value-type="string">
            <text:p><text:s/>0.17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78 / 0.05</text:p>
          </table:table-cell>
          <table:table-cell office:value-type="string" calcext:value-type="string">
            <text:p><text:s/>0.256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4 / 0.024 deg / deg</text:p>
          </table:table-cell>
          <table:table-cell table:number-columns-repeated="5"/>
          <table:table-cell office:value-type="string" calcext:value-type="string">
            <text:p><text:s/>0.054 / 0.024 deg / deg</text:p>
          </table:table-cell>
          <table:table-cell office:value-type="string" calcext:value-type="string">
            <text:p><text:s/>0.038 / 0.024 deg / deg</text:p>
          </table:table-cell>
          <table:table-cell office:value-type="string" calcext:value-type="string">
            <text:p><text:s/>0.031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33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4" calcext:value-type="float">
            <text:p>0.0004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 Convergence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FlatEFf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111752 <text:s/>lbm</text:p>
          </table:table-cell>
          <table:table-cell office:value-type="string" calcext:value-type="string">
            <text:p><text:s/>151478 <text:s/>lbm</text:p>
          </table:table-cell>
          <table:table-cell office:value-type="string" calcext:value-type="string">
            <text:p><text:s/>181441 <text:s/>lbm</text:p>
          </table:table-cell>
          <table:table-cell office:value-type="string" calcext:value-type="string">
            <text:p><text:s/>221881 <text:s/>lbm</text:p>
          </table:table-cell>
          <table:table-cell office:value-type="string" calcext:value-type="string">
            <text:p><text:s/>276498 <text:s/>lbm</text:p>
          </table:table-cell>
          <table:table-cell office:value-type="string" calcext:value-type="string">
            <text:p><text:s/>324696 <text:s/>lbm</text:p>
          </table:table-cell>
          <table:table-cell office:value-type="string" calcext:value-type="string">
            <text:p><text:s/>340774 <text:s/>lbm</text:p>
          </table:table-cell>
          <table:table-cell office:value-type="string" calcext:value-type="string">
            <text:p><text:s/>441635 <text:s/>lbm</text:p>
          </table:table-cell>
          <table:table-cell office:value-type="string" calcext:value-type="string">
            <text:p><text:s/>516528 <text:s/>lbm</text:p>
          </table:table-cell>
          <table:table-cell office:value-type="string" calcext:value-type="string">
            <text:p><text:s/>478260 <text:s/>lbm</text:p>
          </table:table-cell>
          <table:table-cell office:value-type="string" calcext:value-type="string">
            <text:p><text:s/>579319 <text:s/>lbm</text:p>
          </table:table-cell>
          <table:table-cell office:value-type="string" calcext:value-type="string">
            <text:p><text:s/>677200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61107 lbm</text:p>
          </table:table-cell>
          <table:table-cell office:value-type="string" calcext:value-type="string">
            <text:p><text:s/>77469 lbm</text:p>
          </table:table-cell>
          <table:table-cell office:value-type="string" calcext:value-type="string">
            <text:p><text:s/>80217 lbm</text:p>
          </table:table-cell>
          <table:table-cell office:value-type="string" calcext:value-type="string">
            <text:p><text:s/>123246 lbm</text:p>
          </table:table-cell>
          <table:table-cell office:value-type="string" calcext:value-type="string">
            <text:p><text:s/>135240 lbm</text:p>
          </table:table-cell>
          <table:table-cell office:value-type="string" calcext:value-type="string">
            <text:p><text:s/>155294 lbm</text:p>
          </table:table-cell>
          <table:table-cell office:value-type="string" calcext:value-type="string">
            <text:p><text:s/>181011 lbm</text:p>
          </table:table-cell>
          <table:table-cell office:value-type="string" calcext:value-type="string">
            <text:p><text:s/>217751 lbm</text:p>
          </table:table-cell>
          <table:table-cell office:value-type="string" calcext:value-type="string">
            <text:p><text:s/>245757 lbm</text:p>
          </table:table-cell>
          <table:table-cell office:value-type="string" calcext:value-type="string">
            <text:p><text:s/>275547 lbm</text:p>
          </table:table-cell>
          <table:table-cell office:value-type="string" calcext:value-type="string">
            <text:p><text:s/>290573 lbm</text:p>
          </table:table-cell>
          <table:table-cell office:value-type="string" calcext:value-type="string">
            <text:p><text:s/>332118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5610 <text:s/>lbf</text:p>
          </table:table-cell>
          <table:table-cell office:value-type="string" calcext:value-type="string">
            <text:p><text:s/>21812 <text:s/>lbf</text:p>
          </table:table-cell>
          <table:table-cell office:value-type="string" calcext:value-type="string">
            <text:p><text:s/>24174 <text:s/>lbf</text:p>
          </table:table-cell>
          <table:table-cell office:value-type="string" calcext:value-type="string">
            <text:p><text:s/>28404 <text:s/>lbf</text:p>
          </table:table-cell>
          <table:table-cell office:value-type="string" calcext:value-type="string">
            <text:p><text:s/>31968 <text:s/>lbf</text:p>
          </table:table-cell>
          <table:table-cell office:value-type="string" calcext:value-type="string">
            <text:p><text:s/>38193 <text:s/>lbf</text:p>
          </table:table-cell>
          <table:table-cell office:value-type="string" calcext:value-type="string">
            <text:p><text:s/>39927 <text:s/>lbf</text:p>
          </table:table-cell>
          <table:table-cell office:value-type="string" calcext:value-type="string">
            <text:p><text:s/>46394 <text:s/>lbf</text:p>
          </table:table-cell>
          <table:table-cell office:value-type="string" calcext:value-type="string">
            <text:p><text:s/>53690 <text:s/>lbf</text:p>
          </table:table-cell>
          <table:table-cell office:value-type="string" calcext:value-type="string">
            <text:p><text:s/>53905 <text:s/>lbf</text:p>
          </table:table-cell>
          <table:table-cell office:value-type="string" calcext:value-type="string">
            <text:p><text:s/>58491 <text:s/>lbf</text:p>
          </table:table-cell>
          <table:table-cell office:value-type="string" calcext:value-type="string">
            <text:p><text:s/>68393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0.5348250429751" calcext:value-type="float">
            <text:p>30.5348250429751</text:p>
          </table:table-cell>
          <table:table-cell office:value-type="float" office:value="32.1055148144401" calcext:value-type="float">
            <text:p>32.1055148144401</text:p>
          </table:table-cell>
          <table:table-cell office:value-type="float" office:value="26.3764363738734" calcext:value-type="float">
            <text:p>26.3764363738734</text:p>
          </table:table-cell>
          <table:table-cell office:value-type="float" office:value="30.2782301049077" calcext:value-type="float">
            <text:p>30.2782301049077</text:p>
          </table:table-cell>
          <table:table-cell office:value-type="float" office:value="27.7353195311642" calcext:value-type="float">
            <text:p>27.7353195311642</text:p>
          </table:table-cell>
          <table:table-cell office:value-type="float" office:value="29.524596072778" calcext:value-type="float">
            <text:p>29.524596072778</text:p>
          </table:table-cell>
          <table:table-cell office:value-type="float" office:value="26.1971306607365" calcext:value-type="float">
            <text:p>26.1971306607365</text:p>
          </table:table-cell>
          <table:table-cell office:value-type="float" office:value="21.2420358645609" calcext:value-type="float">
            <text:p>21.2420358645609</text:p>
          </table:table-cell>
          <table:table-cell office:value-type="float" office:value="24.2551974791562" calcext:value-type="float">
            <text:p>24.2551974791562</text:p>
          </table:table-cell>
          <table:table-cell office:value-type="float" office:value="29.5212396118439" calcext:value-type="float">
            <text:p>29.5212396118439</text:p>
          </table:table-cell>
          <table:table-cell office:value-type="float" office:value="24.9065665564326" calcext:value-type="float">
            <text:p>24.9065665564326</text:p>
          </table:table-cell>
          <table:table-cell office:value-type="float" office:value="25.6924524817572" calcext:value-type="float">
            <text:p>25.692452481757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8.7 inches</text:p>
          </table:table-cell>
          <table:table-cell office:value-type="string" calcext:value-type="string">
            <text:p><text:s/>80.7 inches</text:p>
          </table:table-cell>
          <table:table-cell office:value-type="string" calcext:value-type="string">
            <text:p><text:s/>84.9 inches</text:p>
          </table:table-cell>
          <table:table-cell office:value-type="string" calcext:value-type="string">
            <text:p><text:s/>94.2 inches</text:p>
          </table:table-cell>
          <table:table-cell office:value-type="string" calcext:value-type="string">
            <text:p><text:s/>99.8 inches</text:p>
          </table:table-cell>
          <table:table-cell office:value-type="string" calcext:value-type="string">
            <text:p><text:s/>107.6 inches</text:p>
          </table:table-cell>
          <table:table-cell office:value-type="string" calcext:value-type="string">
            <text:p><text:s/>110.3 inches</text:p>
          </table:table-cell>
          <table:table-cell office:value-type="string" calcext:value-type="string">
            <text:p><text:s/>125.2 inches</text:p>
          </table:table-cell>
          <table:table-cell office:value-type="string" calcext:value-type="string">
            <text:p><text:s/>129.6 inches</text:p>
          </table:table-cell>
          <table:table-cell office:value-type="string" calcext:value-type="string">
            <text:p><text:s/>128.6 inches</text:p>
          </table:table-cell>
          <table:table-cell office:value-type="string" calcext:value-type="string">
            <text:p><text:s/>136.1 inches</text:p>
          </table:table-cell>
          <table:table-cell office:value-type="string" calcext:value-type="string">
            <text:p><text:s/>145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53.5 Inches</text:p>
          </table:table-cell>
          <table:table-cell office:value-type="string" calcext:value-type="string">
            <text:p><text:s/>185.1 Inches</text:p>
          </table:table-cell>
          <table:table-cell office:value-type="string" calcext:value-type="string">
            <text:p><text:s/>180.7 Inches</text:p>
          </table:table-cell>
          <table:table-cell office:value-type="string" calcext:value-type="string">
            <text:p><text:s/>206.7 Inches</text:p>
          </table:table-cell>
          <table:table-cell office:value-type="string" calcext:value-type="string">
            <text:p><text:s/>212.0 Inches</text:p>
          </table:table-cell>
          <table:table-cell office:value-type="string" calcext:value-type="string">
            <text:p><text:s/>237.0 Inches</text:p>
          </table:table-cell>
          <table:table-cell office:value-type="string" calcext:value-type="string">
            <text:p><text:s/>231.8 Inches</text:p>
          </table:table-cell>
          <table:table-cell office:value-type="string" calcext:value-type="string">
            <text:p><text:s/>235.3 Inches</text:p>
          </table:table-cell>
          <table:table-cell office:value-type="string" calcext:value-type="string">
            <text:p><text:s/>262.0 Inches</text:p>
          </table:table-cell>
          <table:table-cell office:value-type="string" calcext:value-type="string">
            <text:p><text:s/>281.7 Inches</text:p>
          </table:table-cell>
          <table:table-cell office:value-type="string" calcext:value-type="string">
            <text:p><text:s/>276.3 Inches</text:p>
          </table:table-cell>
          <table:table-cell office:value-type="string" calcext:value-type="string">
            <text:p><text:s/>301.6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763320175996" calcext:value-type="float">
            <text:p>1.10763320175996</text:p>
          </table:table-cell>
          <table:table-cell office:value-type="float" office:value="1.10200478539792" calcext:value-type="float">
            <text:p>1.10200478539792</text:p>
          </table:table-cell>
          <table:table-cell office:value-type="float" office:value="1.12181618697353" calcext:value-type="float">
            <text:p>1.12181618697353</text:p>
          </table:table-cell>
          <table:table-cell office:value-type="float" office:value="1.11005584471647" calcext:value-type="float">
            <text:p>1.11005584471647</text:p>
          </table:table-cell>
          <table:table-cell office:value-type="float" office:value="1.11945836940604" calcext:value-type="float">
            <text:p>1.11945836940604</text:p>
          </table:table-cell>
          <table:table-cell office:value-type="float" office:value="1.11112811720811" calcext:value-type="float">
            <text:p>1.11112811720811</text:p>
          </table:table-cell>
          <table:table-cell office:value-type="float" office:value="1.12440027631987" calcext:value-type="float">
            <text:p>1.12440027631987</text:p>
          </table:table-cell>
          <table:table-cell office:value-type="float" office:value="1.15914709994736" calcext:value-type="float">
            <text:p>1.15914709994736</text:p>
          </table:table-cell>
          <table:table-cell office:value-type="float" office:value="1.13542875455904" calcext:value-type="float">
            <text:p>1.13542875455904</text:p>
          </table:table-cell>
          <table:table-cell office:value-type="float" office:value="1.11184338550363" calcext:value-type="float">
            <text:p>1.11184338550363</text:p>
          </table:table-cell>
          <table:table-cell office:value-type="float" office:value="1.13305463310325" calcext:value-type="float">
            <text:p>1.13305463310325</text:p>
          </table:table-cell>
          <table:table-cell office:value-type="float" office:value="1.12793743004049" calcext:value-type="float">
            <text:p>1.1279374300404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67" calcext:value-type="float">
            <text:p>0.467</text:p>
          </table:table-cell>
          <table:table-cell office:value-type="float" office:value="0.487" calcext:value-type="float">
            <text:p>0.487</text:p>
          </table:table-cell>
          <table:table-cell office:value-type="float" office:value="0.43" calcext:value-type="float">
            <text:p>0.43</text:p>
          </table:table-cell>
          <table:table-cell office:value-type="float" office:value="0.427" calcext:value-type="float">
            <text:p>0.42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" calcext:value-type="float">
            <text:p>0.39</text:p>
          </table:table-cell>
          <table:table-cell office:value-type="float" office:value="0.378" calcext:value-type="float">
            <text:p>0.378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987 <text:s/>sqft</text:p>
          </table:table-cell>
          <table:table-cell office:value-type="string" calcext:value-type="string">
            <text:p><text:s/>1301 <text:s/>sqft</text:p>
          </table:table-cell>
          <table:table-cell office:value-type="string" calcext:value-type="string">
            <text:p><text:s/>1565 <text:s/>sqft</text:p>
          </table:table-cell>
          <table:table-cell office:value-type="string" calcext:value-type="string">
            <text:p><text:s/>1808 <text:s/>sqft</text:p>
          </table:table-cell>
          <table:table-cell office:value-type="string" calcext:value-type="string">
            <text:p><text:s/>2021 <text:s/>sqft</text:p>
          </table:table-cell>
          <table:table-cell office:value-type="string" calcext:value-type="string">
            <text:p><text:s/>2401 <text:s/>sqft</text:p>
          </table:table-cell>
          <table:table-cell office:value-type="string" calcext:value-type="string">
            <text:p><text:s/>2431 <text:s/>sqft</text:p>
          </table:table-cell>
          <table:table-cell office:value-type="string" calcext:value-type="string">
            <text:p><text:s/>3008 <text:s/>sqft</text:p>
          </table:table-cell>
          <table:table-cell office:value-type="string" calcext:value-type="string">
            <text:p><text:s/>3423 <text:s/>sqft</text:p>
          </table:table-cell>
          <table:table-cell office:value-type="string" calcext:value-type="string">
            <text:p><text:s/>3549 <text:s/>sqft</text:p>
          </table:table-cell>
          <table:table-cell office:value-type="string" calcext:value-type="string">
            <text:p><text:s/>3747 <text:s/>sqft</text:p>
          </table:table-cell>
          <table:table-cell office:value-type="string" calcext:value-type="string">
            <text:p><text:s/>4186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95" calcext:value-type="float">
            <text:p>12.95</text:p>
          </table:table-cell>
          <table:table-cell office:value-type="float" office:value="11.41" calcext:value-type="float">
            <text:p>11.41</text:p>
          </table:table-cell>
          <table:table-cell office:value-type="float" office:value="8.27" calcext:value-type="float">
            <text:p>8.27</text:p>
          </table:table-cell>
          <table:table-cell office:value-type="float" office:value="12.91" calcext:value-type="float">
            <text:p>12.9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11" calcext:value-type="float">
            <text:p>10.11</text:p>
          </table:table-cell>
          <table:table-cell office:value-type="float" office:value="10.22" calcext:value-type="float">
            <text:p>10.22</text:p>
          </table:table-cell>
          <table:table-cell office:value-type="float" office:value="10.99" calcext:value-type="float">
            <text:p>10.99</text:p>
          </table:table-cell>
          <table:table-cell office:value-type="float" office:value="10.2" calcext:value-type="float">
            <text:p>10.2</text:p>
          </table:table-cell>
          <table:table-cell office:value-type="float" office:value="11.91" calcext:value-type="float">
            <text:p>11.91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13.1 <text:s/>ft</text:p>
          </table:table-cell>
          <table:table-cell office:value-type="string" calcext:value-type="string">
            <text:p><text:s/>121.8 <text:s/>ft</text:p>
          </table:table-cell>
          <table:table-cell office:value-type="string" calcext:value-type="string">
            <text:p><text:s/>113.8 <text:s/>ft</text:p>
          </table:table-cell>
          <table:table-cell office:value-type="string" calcext:value-type="string">
            <text:p><text:s/>152.8 <text:s/>ft</text:p>
          </table:table-cell>
          <table:table-cell office:value-type="string" calcext:value-type="string">
            <text:p><text:s/>151.0 <text:s/>ft</text:p>
          </table:table-cell>
          <table:table-cell office:value-type="string" calcext:value-type="string">
            <text:p><text:s/>155.8 <text:s/>ft</text:p>
          </table:table-cell>
          <table:table-cell office:value-type="string" calcext:value-type="string">
            <text:p><text:s/>157.6 <text:s/>ft</text:p>
          </table:table-cell>
          <table:table-cell office:value-type="string" calcext:value-type="string">
            <text:p><text:s/>181.9 <text:s/>ft</text:p>
          </table:table-cell>
          <table:table-cell office:value-type="string" calcext:value-type="string">
            <text:p><text:s/>186.8 <text:s/>ft</text:p>
          </table:table-cell>
          <table:table-cell office:value-type="string" calcext:value-type="string">
            <text:p><text:s/>205.6 <text:s/>ft</text:p>
          </table:table-cell>
          <table:table-cell office:value-type="string" calcext:value-type="string">
            <text:p><text:s/>200.7 <text:s/>ft</text:p>
          </table:table-cell>
          <table:table-cell office:value-type="string" calcext:value-type="string">
            <text:p><text:s/>214.5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13.2 <text:s/>lbs/sqft</text:p>
          </table:table-cell>
          <table:table-cell office:value-type="string" calcext:value-type="string">
            <text:p><text:s/>116.5 <text:s/>lbs/sqft</text:p>
          </table:table-cell>
          <table:table-cell office:value-type="string" calcext:value-type="string">
            <text:p><text:s/>115.9 <text:s/>lbs/sqft</text:p>
          </table:table-cell>
          <table:table-cell office:value-type="string" calcext:value-type="string">
            <text:p><text:s/>122.7 <text:s/>lbs/sqft</text:p>
          </table:table-cell>
          <table:table-cell office:value-type="string" calcext:value-type="string">
            <text:p><text:s/>136.8 <text:s/>lbs/sqft</text:p>
          </table:table-cell>
          <table:table-cell office:value-type="string" calcext:value-type="string">
            <text:p><text:s/>135.3 <text:s/>lbs/sqft</text:p>
          </table:table-cell>
          <table:table-cell office:value-type="string" calcext:value-type="string">
            <text:p><text:s/>140.2 <text:s/>lbs/sqft</text:p>
          </table:table-cell>
          <table:table-cell office:value-type="string" calcext:value-type="string">
            <text:p><text:s/>146.8 <text:s/>lbs/sqft</text:p>
          </table:table-cell>
          <table:table-cell office:value-type="string" calcext:value-type="string">
            <text:p><text:s/>150.9 <text:s/>lbs/sqft</text:p>
          </table:table-cell>
          <table:table-cell office:value-type="string" calcext:value-type="string">
            <text:p><text:s/>134.7 <text:s/>lbs/sqft</text:p>
          </table:table-cell>
          <table:table-cell office:value-type="string" calcext:value-type="string">
            <text:p><text:s/>154.6 <text:s/>lbs/sqft</text:p>
          </table:table-cell>
          <table:table-cell office:value-type="string" calcext:value-type="string">
            <text:p><text:s/>161.8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6.35 <text:s/>ft</text:p>
          </table:table-cell>
          <table:table-cell office:value-type="string" calcext:value-type="string">
            <text:p><text:s/>46.37 <text:s/>ft</text:p>
          </table:table-cell>
          <table:table-cell office:value-type="string" calcext:value-type="string">
            <text:p><text:s/>43.00 <text:s/>ft</text:p>
          </table:table-cell>
          <table:table-cell office:value-type="string" calcext:value-type="string">
            <text:p><text:s/>80.51 <text:s/>ft</text:p>
          </table:table-cell>
          <table:table-cell office:value-type="string" calcext:value-type="string">
            <text:p><text:s/>75.13 <text:s/>ft</text:p>
          </table:table-cell>
          <table:table-cell office:value-type="string" calcext:value-type="string">
            <text:p><text:s/>66.74 <text:s/>ft</text:p>
          </table:table-cell>
          <table:table-cell office:value-type="string" calcext:value-type="string">
            <text:p><text:s/>94.82 <text:s/>ft</text:p>
          </table:table-cell>
          <table:table-cell office:value-type="string" calcext:value-type="string">
            <text:p><text:s/>95.56 <text:s/>ft</text:p>
          </table:table-cell>
          <table:table-cell office:value-type="string" calcext:value-type="string">
            <text:p><text:s/>91.22 <text:s/>ft</text:p>
          </table:table-cell>
          <table:table-cell office:value-type="string" calcext:value-type="string">
            <text:p><text:s/>111.15 <text:s/>ft</text:p>
          </table:table-cell>
          <table:table-cell office:value-type="string" calcext:value-type="string">
            <text:p><text:s/>111.16 <text:s/>ft</text:p>
          </table:table-cell>
          <table:table-cell office:value-type="string" calcext:value-type="string">
            <text:p><text:s/>115.03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507 <text:s/>USG</text:p>
          </table:table-cell>
          <table:table-cell office:value-type="string" calcext:value-type="string">
            <text:p><text:s/>7133 <text:s/>USG</text:p>
          </table:table-cell>
          <table:table-cell office:value-type="string" calcext:value-type="string">
            <text:p><text:s/>11224 <text:s/>USG</text:p>
          </table:table-cell>
          <table:table-cell office:value-type="string" calcext:value-type="string">
            <text:p><text:s/>10982 <text:s/>USG</text:p>
          </table:table-cell>
          <table:table-cell office:value-type="string" calcext:value-type="string">
            <text:p><text:s/>13498 <text:s/>USG</text:p>
          </table:table-cell>
          <table:table-cell office:value-type="string" calcext:value-type="string">
            <text:p><text:s/>17532 <text:s/>USG</text:p>
          </table:table-cell>
          <table:table-cell office:value-type="string" calcext:value-type="string">
            <text:p><text:s/>20866 <text:s/>USG</text:p>
          </table:table-cell>
          <table:table-cell office:value-type="string" calcext:value-type="string">
            <text:p><text:s/>23535 <text:s/>USG</text:p>
          </table:table-cell>
          <table:table-cell office:value-type="string" calcext:value-type="string">
            <text:p><text:s/>28588 <text:s/>USG</text:p>
          </table:table-cell>
          <table:table-cell office:value-type="string" calcext:value-type="string">
            <text:p><text:s/>30522 <text:s/>USG</text:p>
          </table:table-cell>
          <table:table-cell office:value-type="string" calcext:value-type="string">
            <text:p><text:s/>32576 <text:s/>USG</text:p>
          </table:table-cell>
          <table:table-cell office:value-type="string" calcext:value-type="string">
            <text:p><text:s/>3592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42.2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7.3 deg</text:p>
          </table:table-cell>
          <table:table-cell office:value-type="string" calcext:value-type="string">
            <text:p><text:s/>35.4 deg</text:p>
          </table:table-cell>
          <table:table-cell office:value-type="string" calcext:value-type="string">
            <text:p><text:s/>41.6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34.2 deg</text:p>
          </table:table-cell>
          <table:table-cell office:value-type="string" calcext:value-type="string">
            <text:p><text:s/>38.0 deg</text:p>
          </table:table-cell>
          <table:table-cell office:value-type="string" calcext:value-type="string">
            <text:p><text:s/>30.6 deg</text:p>
          </table:table-cell>
          <table:table-cell office:value-type="string" calcext:value-type="string">
            <text:p><text:s/>33.3 deg</text:p>
          </table:table-cell>
          <table:table-cell office:value-type="string" calcext:value-type="string">
            <text:p><text:s/>32.3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216 / 0.700 <text:s/>sqft / nd</text:p>
          </table:table-cell>
          <table:table-cell office:value-type="string" calcext:value-type="string">
            <text:p><text:s/>323 / 0.700 <text:s/>sqft / nd</text:p>
          </table:table-cell>
          <table:table-cell office:value-type="string" calcext:value-type="string">
            <text:p><text:s/>465 / 0.700 <text:s/>sqft / nd</text:p>
          </table:table-cell>
          <table:table-cell office:value-type="string" calcext:value-type="string">
            <text:p><text:s/>408 / 0.700 <text:s/>sqft / nd</text:p>
          </table:table-cell>
          <table:table-cell office:value-type="string" calcext:value-type="string">
            <text:p><text:s/>507 / 0.700 <text:s/>sqft / nd</text:p>
          </table:table-cell>
          <table:table-cell office:value-type="string" calcext:value-type="string">
            <text:p><text:s/>653 / 0.700 <text:s/>sqft / nd</text:p>
          </table:table-cell>
          <table:table-cell office:value-type="string" calcext:value-type="string">
            <text:p><text:s/>568 / 0.700 <text:s/>sqft / nd</text:p>
          </table:table-cell>
          <table:table-cell office:value-type="string" calcext:value-type="string">
            <text:p><text:s/>773 / 0.700 <text:s/>sqft / nd</text:p>
          </table:table-cell>
          <table:table-cell office:value-type="string" calcext:value-type="string">
            <text:p><text:s/>956 / 0.700 <text:s/>sqft / nd</text:p>
          </table:table-cell>
          <table:table-cell office:value-type="string" calcext:value-type="string">
            <text:p><text:s/>828 / 0.700 <text:s/>sqft / nd</text:p>
          </table:table-cell>
          <table:table-cell office:value-type="string" calcext:value-type="string">
            <text:p><text:s/>961 / 0.700 <text:s/>sqft / nd</text:p>
          </table:table-cell>
          <table:table-cell office:value-type="string" calcext:value-type="string">
            <text:p><text:s/>1170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39 / 0.071 <text:s/>sqft / nd</text:p>
          </table:table-cell>
          <table:table-cell office:value-type="string" calcext:value-type="string">
            <text:p><text:s/>333 / 0.075 <text:s/>sqft / nd</text:p>
          </table:table-cell>
          <table:table-cell office:value-type="string" calcext:value-type="string">
            <text:p><text:s/>351 / 0.073 <text:s/>sqft / nd</text:p>
          </table:table-cell>
          <table:table-cell office:value-type="string" calcext:value-type="string">
            <text:p><text:s/>450 / 0.070 <text:s/>sqft / nd</text:p>
          </table:table-cell>
          <table:table-cell office:value-type="string" calcext:value-type="string">
            <text:p><text:s/>503 / 0.071 <text:s/>sqft / nd</text:p>
          </table:table-cell>
          <table:table-cell office:value-type="string" calcext:value-type="string">
            <text:p><text:s/>599 / 0.073 <text:s/>sqft / nd</text:p>
          </table:table-cell>
          <table:table-cell office:value-type="string" calcext:value-type="string">
            <text:p><text:s/>621 / 0.089 <text:s/>sqft / nd</text:p>
          </table:table-cell>
          <table:table-cell office:value-type="string" calcext:value-type="string">
            <text:p><text:s/>780 / 0.074 <text:s/>sqft / nd</text:p>
          </table:table-cell>
          <table:table-cell office:value-type="string" calcext:value-type="string">
            <text:p><text:s/>934 / 0.077 <text:s/>sqft / nd</text:p>
          </table:table-cell>
          <table:table-cell office:value-type="string" calcext:value-type="string">
            <text:p><text:s/>879 / 0.073 <text:s/>sqft / nd</text:p>
          </table:table-cell>
          <table:table-cell office:value-type="string" calcext:value-type="string">
            <text:p><text:s/>973 / 0.076 <text:s/>sqft / nd</text:p>
          </table:table-cell>
          <table:table-cell office:value-type="string" calcext:value-type="string">
            <text:p><text:s/>1255 / 0.078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30589 <text:s/>ft</text:p>
          </table:table-cell>
          <table:table-cell office:value-type="string" calcext:value-type="string">
            <text:p><text:s/>33360 <text:s/>ft</text:p>
          </table:table-cell>
          <table:table-cell office:value-type="string" calcext:value-type="string">
            <text:p><text:s/>28813 <text:s/>ft</text:p>
          </table:table-cell>
          <table:table-cell office:value-type="string" calcext:value-type="string">
            <text:p><text:s/>29196 <text:s/>ft</text:p>
          </table:table-cell>
          <table:table-cell office:value-type="string" calcext:value-type="string">
            <text:p><text:s/>26625 <text:s/>ft</text:p>
          </table:table-cell>
          <table:table-cell office:value-type="string" calcext:value-type="string">
            <text:p><text:s/>27967 <text:s/>ft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4744 <text:s/>ft</text:p>
          </table:table-cell>
          <table:table-cell office:value-type="string" calcext:value-type="string">
            <text:p><text:s/>24405 <text:s/>ft</text:p>
          </table:table-cell>
          <table:table-cell office:value-type="string" calcext:value-type="string">
            <text:p><text:s/>25878 <text:s/>ft</text:p>
          </table:table-cell>
          <table:table-cell office:value-type="string" calcext:value-type="string">
            <text:p><text:s/>23286 <text:s/>ft</text:p>
          </table:table-cell>
          <table:table-cell office:value-type="string" calcext:value-type="string">
            <text:p><text:s/>24190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736.43 lbf</text:p>
          </table:table-cell>
          <table:table-cell office:value-type="string" calcext:value-type="string">
            <text:p><text:s/>8505.24 lbf</text:p>
          </table:table-cell>
          <table:table-cell office:value-type="string" calcext:value-type="string">
            <text:p><text:s/>11654.16 lbf</text:p>
          </table:table-cell>
          <table:table-cell office:value-type="string" calcext:value-type="string">
            <text:p><text:s/>12968.68 lbf</text:p>
          </table:table-cell>
          <table:table-cell office:value-type="string" calcext:value-type="string">
            <text:p><text:s/>16397.84 lbf</text:p>
          </table:table-cell>
          <table:table-cell office:value-type="string" calcext:value-type="string">
            <text:p><text:s/>18479.73 lbf</text:p>
          </table:table-cell>
          <table:table-cell office:value-type="string" calcext:value-type="string">
            <text:p><text:s/>23235.22 lbf</text:p>
          </table:table-cell>
          <table:table-cell office:value-type="string" calcext:value-type="string">
            <text:p><text:s/>26608.95 lbf</text:p>
          </table:table-cell>
          <table:table-cell office:value-type="string" calcext:value-type="string">
            <text:p><text:s/>30387.19 lbf</text:p>
          </table:table-cell>
          <table:table-cell office:value-type="string" calcext:value-type="string">
            <text:p><text:s/>27434.41 lbf</text:p>
          </table:table-cell>
          <table:table-cell office:value-type="string" calcext:value-type="string">
            <text:p><text:s/>34177.20 lbf</text:p>
          </table:table-cell>
          <table:table-cell office:value-type="string" calcext:value-type="string">
            <text:p><text:s/>38497.3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1478" calcext:value-type="float">
            <text:p>0.0147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84" calcext:value-type="float">
            <text:p>0.00584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045" calcext:value-type="float">
            <text:p>0.76045</text:p>
          </table:table-cell>
          <table:table-cell office:value-type="float" office:value="0.78885" calcext:value-type="float">
            <text:p>0.78885</text:p>
          </table:table-cell>
          <table:table-cell office:value-type="float" office:value="0.83444" calcext:value-type="float">
            <text:p>0.83444</text:p>
          </table:table-cell>
          <table:table-cell office:value-type="float" office:value="0.76596" calcext:value-type="float">
            <text:p>0.76596</text:p>
          </table:table-cell>
          <table:table-cell office:value-type="float" office:value="0.79534" calcext:value-type="float">
            <text:p>0.79534</text:p>
          </table:table-cell>
          <table:table-cell office:value-type="float" office:value="0.81507" calcext:value-type="float">
            <text:p>0.81507</text:p>
          </table:table-cell>
          <table:table-cell office:value-type="float" office:value="0.79287" calcext:value-type="float">
            <text:p>0.79287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0.81085" calcext:value-type="float">
            <text:p>0.81085</text:p>
          </table:table-cell>
          <table:table-cell office:value-type="float" office:value="0.78201" calcext:value-type="float">
            <text:p>0.78201</text:p>
          </table:table-cell>
          <table:table-cell office:value-type="float" office:value="0.80109" calcext:value-type="float">
            <text:p>0.80109</text:p>
          </table:table-cell>
          <table:table-cell office:value-type="float" office:value="0.80226" calcext:value-type="float">
            <text:p>0.80226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204" calcext:value-type="float">
            <text:p>0.0020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7" calcext:value-type="float">
            <text:p>0.00047</text:p>
          </table:table-cell>
          <table:table-cell table:number-columns-repeated="2" office:value-type="float" office:value="0.00046" calcext:value-type="float">
            <text:p>0.0004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339" calcext:value-type="float">
            <text:p>0.02339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0.02517" calcext:value-type="float">
            <text:p>0.02517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338" calcext:value-type="float">
            <text:p>0.02338</text:p>
          </table:table-cell>
          <table:table-cell office:value-type="float" office:value="0.02355" calcext:value-type="float">
            <text:p>0.02355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14.2" calcext:value-type="float">
            <text:p>14.2</text:p>
          </table:table-cell>
          <table:table-cell office:value-type="float" office:value="16.1" calcext:value-type="float">
            <text:p>16.1</text:p>
          </table:table-cell>
          <table:table-cell office:value-type="float" office:value="16.5" calcext:value-type="float">
            <text:p>16.5</text:p>
          </table:table-cell>
          <table:table-cell office:value-type="float" office:value="16.9" calcext:value-type="float">
            <text:p>16.9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41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45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66 percent</text:p>
          </table:table-cell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81 percent</text:p>
          </table:table-cell>
          <table:table-cell office:value-type="string" calcext:value-type="string">
            <text:p><text:s/>0.377 percent</text:p>
          </table:table-cell>
          <table:table-cell office:value-type="string" calcext:value-type="string">
            <text:p><text:s/>0.378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8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7098.4" calcext:value-type="float">
            <text:p>7098.4</text:p>
          </table:table-cell>
          <table:table-cell office:value-type="float" office:value="7655.2" calcext:value-type="float">
            <text:p>7655.2</text:p>
          </table:table-cell>
          <table:table-cell office:value-type="float" office:value="6847.9" calcext:value-type="float">
            <text:p>6847.9</text:p>
          </table:table-cell>
          <table:table-cell office:value-type="float" office:value="7438.7" calcext:value-type="float">
            <text:p>7438.7</text:p>
          </table:table-cell>
          <table:table-cell office:value-type="float" office:value="7569.2" calcext:value-type="float">
            <text:p>7569.2</text:p>
          </table:table-cell>
          <table:table-cell office:value-type="float" office:value="7913.4" calcext:value-type="float">
            <text:p>7913.4</text:p>
          </table:table-cell>
          <table:table-cell office:value-type="float" office:value="6564.4" calcext:value-type="float">
            <text:p>6564.4</text:p>
          </table:table-cell>
          <table:table-cell office:value-type="float" office:value="7436" calcext:value-type="float">
            <text:p>7436</text:p>
          </table:table-cell>
          <table:table-cell office:value-type="float" office:value="7734" calcext:value-type="float">
            <text:p>7734</text:p>
          </table:table-cell>
          <table:table-cell office:value-type="float" office:value="7729.2" calcext:value-type="float">
            <text:p>7729.2</text:p>
          </table:table-cell>
          <table:table-cell office:value-type="float" office:value="7718.8" calcext:value-type="float">
            <text:p>7718.8</text:p>
          </table:table-cell>
          <table:table-cell office:value-type="float" office:value="8057.3" calcext:value-type="float">
            <text:p>8057.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22610 <text:s/>lbs</text:p>
          </table:table-cell>
          <table:table-cell office:value-type="string" calcext:value-type="string">
            <text:p><text:s/>45469 <text:s/>lbs</text:p>
          </table:table-cell>
          <table:table-cell office:value-type="string" calcext:value-type="string">
            <text:p><text:s/>71500 <text:s/>lbs</text:p>
          </table:table-cell>
          <table:table-cell office:value-type="string" calcext:value-type="string">
            <text:p><text:s/>42808 <text:s/>lbs</text:p>
          </table:table-cell>
          <table:table-cell office:value-type="string" calcext:value-type="string">
            <text:p><text:s/>84245 <text:s/>lbs</text:p>
          </table:table-cell>
          <table:table-cell office:value-type="string" calcext:value-type="string">
            <text:p><text:s/>111735 <text:s/>lbs</text:p>
          </table:table-cell>
          <table:table-cell office:value-type="string" calcext:value-type="string">
            <text:p><text:s/>74043 <text:s/>lbs</text:p>
          </table:table-cell>
          <table:table-cell office:value-type="string" calcext:value-type="string">
            <text:p><text:s/>136972 <text:s/>lbs</text:p>
          </table:table-cell>
          <table:table-cell office:value-type="string" calcext:value-type="string">
            <text:p><text:s/>182262 <text:s/>lbs</text:p>
          </table:table-cell>
          <table:table-cell office:value-type="string" calcext:value-type="string">
            <text:p><text:s/>89223 <text:s/>lbs</text:p>
          </table:table-cell>
          <table:table-cell office:value-type="string" calcext:value-type="string">
            <text:p><text:s/>173400 <text:s/>lbs</text:p>
          </table:table-cell>
          <table:table-cell office:value-type="string" calcext:value-type="string">
            <text:p><text:s/>229023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33531 <text:s/>ft</text:p>
          </table:table-cell>
          <table:table-cell office:value-type="string" calcext:value-type="string">
            <text:p><text:s/>38861 <text:s/>ft</text:p>
          </table:table-cell>
          <table:table-cell office:value-type="string" calcext:value-type="string">
            <text:p><text:s/>37829 <text:s/>ft</text:p>
          </table:table-cell>
          <table:table-cell office:value-type="string" calcext:value-type="string">
            <text:p><text:s/>31738 <text:s/>ft</text:p>
          </table:table-cell>
          <table:table-cell office:value-type="string" calcext:value-type="string">
            <text:p><text:s/>32983 <text:s/>ft</text:p>
          </table:table-cell>
          <table:table-cell office:value-type="string" calcext:value-type="string">
            <text:p><text:s/>35103 <text:s/>ft</text:p>
          </table:table-cell>
          <table:table-cell office:value-type="string" calcext:value-type="string">
            <text:p><text:s/>29873 <text:s/>ft</text:p>
          </table:table-cell>
          <table:table-cell office:value-type="string" calcext:value-type="string">
            <text:p><text:s/>31506 <text:s/>ft</text:p>
          </table:table-cell>
          <table:table-cell office:value-type="string" calcext:value-type="string">
            <text:p><text:s/>32463 <text:s/>ft</text:p>
          </table:table-cell>
          <table:table-cell office:value-type="string" calcext:value-type="string">
            <text:p><text:s/>29318 <text:s/>ft</text:p>
          </table:table-cell>
          <table:table-cell office:value-type="string" calcext:value-type="string">
            <text:p><text:s/>29157 <text:s/>ft</text:p>
          </table:table-cell>
          <table:table-cell office:value-type="string" calcext:value-type="string">
            <text:p><text:s/>30748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866.43 lbf</text:p>
          </table:table-cell>
          <table:table-cell office:value-type="string" calcext:value-type="string">
            <text:p><text:s/>6728.63 lbf</text:p>
          </table:table-cell>
          <table:table-cell office:value-type="string" calcext:value-type="string">
            <text:p><text:s/>8177.54 lbf</text:p>
          </table:table-cell>
          <table:table-cell office:value-type="string" calcext:value-type="string">
            <text:p><text:s/>11415.98 lbf</text:p>
          </table:table-cell>
          <table:table-cell office:value-type="string" calcext:value-type="string">
            <text:p><text:s/>12746.50 lbf</text:p>
          </table:table-cell>
          <table:table-cell office:value-type="string" calcext:value-type="string">
            <text:p><text:s/>13856.07 lbf</text:p>
          </table:table-cell>
          <table:table-cell office:value-type="string" calcext:value-type="string">
            <text:p><text:s/>18372.08 lbf</text:p>
          </table:table-cell>
          <table:table-cell office:value-type="string" calcext:value-type="string">
            <text:p><text:s/>20505.84 lbf</text:p>
          </table:table-cell>
          <table:table-cell office:value-type="string" calcext:value-type="string">
            <text:p><text:s/>22343.75 lbf</text:p>
          </table:table-cell>
          <table:table-cell office:value-type="string" calcext:value-type="string">
            <text:p><text:s/>23857.03 lbf</text:p>
          </table:table-cell>
          <table:table-cell office:value-type="string" calcext:value-type="string">
            <text:p><text:s/>26948.10 lbf</text:p>
          </table:table-cell>
          <table:table-cell office:value-type="string" calcext:value-type="string">
            <text:p><text:s/>29302.4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524" calcext:value-type="float">
            <text:p>0.01524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82" calcext:value-type="float">
            <text:p>0.00582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816" calcext:value-type="float">
            <text:p>0.75816</text:p>
          </table:table-cell>
          <table:table-cell office:value-type="float" office:value="0.78429" calcext:value-type="float">
            <text:p>0.78429</text:p>
          </table:table-cell>
          <table:table-cell office:value-type="float" office:value="0.82937" calcext:value-type="float">
            <text:p>0.82937</text:p>
          </table:table-cell>
          <table:table-cell office:value-type="float" office:value="0.76408" calcext:value-type="float">
            <text:p>0.76408</text:p>
          </table:table-cell>
          <table:table-cell office:value-type="float" office:value="0.79127" calcext:value-type="float">
            <text:p>0.79127</text:p>
          </table:table-cell>
          <table:table-cell office:value-type="float" office:value="0.81091" calcext:value-type="float">
            <text:p>0.81091</text:p>
          </table:table-cell>
          <table:table-cell office:value-type="float" office:value="0.78803" calcext:value-type="float">
            <text:p>0.78803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80624" calcext:value-type="float">
            <text:p>0.80624</text:p>
          </table:table-cell>
          <table:table-cell office:value-type="float" office:value="0.77976" calcext:value-type="float">
            <text:p>0.77976</text:p>
          </table:table-cell>
          <table:table-cell office:value-type="float" office:value="0.79765" calcext:value-type="float">
            <text:p>0.79765</text:p>
          </table:table-cell>
          <table:table-cell office:value-type="float" office:value="0.79839" calcext:value-type="float">
            <text:p>0.7983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3" calcext:value-type="float">
            <text:p>0.00043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" calcext:value-type="float">
            <text:p>0.00048</text:p>
          </table:table-cell>
          <table:table-cell table:number-columns-repeated="2"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705" calcext:value-type="float">
            <text:p>0.02705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517" calcext:value-type="float">
            <text:p>0.02517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2438" calcext:value-type="float">
            <text:p>0.02438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02399" calcext:value-type="float">
            <text:p>0.0239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6.7" calcext:value-type="float">
            <text:p>16.7</text:p>
          </table:table-cell>
          <table:table-cell office:value-type="float" office:value="14.9" calcext:value-type="float">
            <text:p>14.9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6.2" calcext:value-type="float">
            <text:p>16.2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29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28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0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64 percent</text:p>
          </table:table-cell>
          <table:table-cell table:number-columns-repeated="2" office:value-type="string" calcext:value-type="string">
            <text:p><text:s/>0.366 percent</text:p>
          </table:table-cell>
          <table:table-cell table:number-columns-repeated="2"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802.3" calcext:value-type="float">
            <text:p>6802.3</text:p>
          </table:table-cell>
          <table:table-cell office:value-type="float" office:value="7363.7" calcext:value-type="float">
            <text:p>7363.7</text:p>
          </table:table-cell>
          <table:table-cell office:value-type="float" office:value="6467.7" calcext:value-type="float">
            <text:p>6467.7</text:p>
          </table:table-cell>
          <table:table-cell office:value-type="float" office:value="7134" calcext:value-type="float">
            <text:p>7134</text:p>
          </table:table-cell>
          <table:table-cell office:value-type="float" office:value="7208.8" calcext:value-type="float">
            <text:p>7208.8</text:p>
          </table:table-cell>
          <table:table-cell office:value-type="float" office:value="7461.6" calcext:value-type="float">
            <text:p>7461.6</text:p>
          </table:table-cell>
          <table:table-cell office:value-type="float" office:value="6580.8" calcext:value-type="float">
            <text:p>6580.8</text:p>
          </table:table-cell>
          <table:table-cell office:value-type="float" office:value="7103" calcext:value-type="float">
            <text:p>7103</text:p>
          </table:table-cell>
          <table:table-cell office:value-type="float" office:value="7328" calcext:value-type="float">
            <text:p>7328</text:p>
          </table:table-cell>
          <table:table-cell office:value-type="float" office:value="7495.5" calcext:value-type="float">
            <text:p>7495.5</text:p>
          </table:table-cell>
          <table:table-cell office:value-type="float" office:value="7343.9" calcext:value-type="float">
            <text:p>7343.9</text:p>
          </table:table-cell>
          <table:table-cell office:value-type="float" office:value="7594.1" calcext:value-type="float">
            <text:p>7594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7106 <text:s/>lbs</text:p>
          </table:table-cell>
          <table:table-cell office:value-type="string" calcext:value-type="string">
            <text:p><text:s/>13376 <text:s/>lbs</text:p>
          </table:table-cell>
          <table:table-cell office:value-type="string" calcext:value-type="string">
            <text:p><text:s/>19412 <text:s/>lbs</text:p>
          </table:table-cell>
          <table:table-cell office:value-type="string" calcext:value-type="string">
            <text:p><text:s/>13466 <text:s/>lbs</text:p>
          </table:table-cell>
          <table:table-cell office:value-type="string" calcext:value-type="string">
            <text:p><text:s/>24466 <text:s/>lbs</text:p>
          </table:table-cell>
          <table:table-cell office:value-type="string" calcext:value-type="string">
            <text:p><text:s/>31907 <text:s/>lbs</text:p>
          </table:table-cell>
          <table:table-cell office:value-type="string" calcext:value-type="string">
            <text:p><text:s/>21729 <text:s/>lbs</text:p>
          </table:table-cell>
          <table:table-cell office:value-type="string" calcext:value-type="string">
            <text:p><text:s/>39659 <text:s/>lbs</text:p>
          </table:table-cell>
          <table:table-cell office:value-type="string" calcext:value-type="string">
            <text:p><text:s/>51084 <text:s/>lbs</text:p>
          </table:table-cell>
          <table:table-cell office:value-type="string" calcext:value-type="string">
            <text:p><text:s/>27912 <text:s/>lbs</text:p>
          </table:table-cell>
          <table:table-cell office:value-type="string" calcext:value-type="string">
            <text:p><text:s/>50777 <text:s/>lbs</text:p>
          </table:table-cell>
          <table:table-cell office:value-type="string" calcext:value-type="string">
            <text:p><text:s/>65519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4 / 0.95</text:p>
          </table:table-cell>
          <table:table-cell table:number-columns-repeated="11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713 / 8201 <text:s/>ft/ft</text:p>
          </table:table-cell>
          <table:table-cell office:value-type="string" calcext:value-type="string">
            <text:p><text:s/>5393 / 8244 <text:s/>ft/ft</text:p>
          </table:table-cell>
          <table:table-cell office:value-type="string" calcext:value-type="string">
            <text:p><text:s/>5441 / 8367 <text:s/>ft/ft</text:p>
          </table:table-cell>
          <table:table-cell office:value-type="string" calcext:value-type="string">
            <text:p><text:s/>7286 / 8724 <text:s/>ft/ft</text:p>
          </table:table-cell>
          <table:table-cell office:value-type="string" calcext:value-type="string">
            <text:p><text:s/>9026 / 9022 <text:s/>ft/ft</text:p>
          </table:table-cell>
          <table:table-cell office:value-type="string" calcext:value-type="string">
            <text:p><text:s/>7223 / 9305 <text:s/>ft/ft</text:p>
          </table:table-cell>
          <table:table-cell office:value-type="string" calcext:value-type="string">
            <text:p><text:s/>9525 / 9528 <text:s/>ft/ft</text:p>
          </table:table-cell>
          <table:table-cell office:value-type="string" calcext:value-type="string">
            <text:p><text:s/>10052 / 10053 <text:s/>ft/ft</text:p>
          </table:table-cell>
          <table:table-cell office:value-type="string" calcext:value-type="string">
            <text:p><text:s/>10332 / 10337 <text:s/>ft/ft</text:p>
          </table:table-cell>
          <table:table-cell office:value-type="string" calcext:value-type="string">
            <text:p><text:s/>10214 / 10232 <text:s/>ft/ft</text:p>
          </table:table-cell>
          <table:table-cell office:value-type="string" calcext:value-type="string">
            <text:p><text:s/>10960 / 10963 <text:s/>ft/ft</text:p>
          </table:table-cell>
          <table:table-cell office:value-type="string" calcext:value-type="string">
            <text:p><text:s/>11370 / 113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3 / 132.2 <text:s/>KCAS / KCAS</text:p>
          </table:table-cell>
          <table:table-cell office:value-type="string" calcext:value-type="string">
            <text:p><text:s/>120.6 / 132.8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7.0 / 137.0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41.4 / 141.6 <text:s/>KCAS / KCAS</text:p>
          </table:table-cell>
          <table:table-cell office:value-type="string" calcext:value-type="string">
            <text:p><text:s/>140.9 / 141.1 <text:s/>KCAS / KCAS</text:p>
          </table:table-cell>
          <table:table-cell office:value-type="string" calcext:value-type="string">
            <text:p><text:s/>144.3 / 144.4 <text:s/>KCAS / KCAS</text:p>
          </table:table-cell>
          <table:table-cell office:value-type="string" calcext:value-type="string">
            <text:p><text:s/>146.2 / 146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/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051 / 0.05</text:p>
          </table:table-cell>
          <table:table-cell office:value-type="string" calcext:value-type="string">
            <text:p><text:s/>0.419 / 0.05</text:p>
          </table:table-cell>
          <table:table-cell office:value-type="string" calcext:value-type="string">
            <text:p><text:s/>0.07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471 / 0.05</text:p>
          </table:table-cell>
          <table:table-cell office:value-type="string" calcext:value-type="string">
            <text:p><text:s/>0.13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564 / 0.05</text:p>
          </table:table-cell>
          <table:table-cell office:value-type="string" calcext:value-type="string">
            <text:p><text:s/>0.207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/>
          <table:table-cell office:value-type="string" calcext:value-type="string">
            <text:p><text:s/>0.079 / 0.024 deg / deg</text:p>
          </table:table-cell>
          <table:table-cell office:value-type="string" calcext:value-type="string">
            <text:p><text:s/>0.038 / 0.024 deg / deg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37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31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7 / 0.024 deg / deg</text:p>
          </table:table-cell>
          <table:table-cell table:number-columns-repeated="2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7174 <text:s/>lbm</text:p>
          </table:table-cell>
          <table:table-cell office:value-type="string" calcext:value-type="string">
            <text:p><text:s/>111645 <text:s/>lbm</text:p>
          </table:table-cell>
          <table:table-cell office:value-type="string" calcext:value-type="string">
            <text:p><text:s/>153384 <text:s/>lbm</text:p>
          </table:table-cell>
          <table:table-cell office:value-type="string" calcext:value-type="string">
            <text:p><text:s/>175148 <text:s/>lbm</text:p>
          </table:table-cell>
          <table:table-cell office:value-type="string" calcext:value-type="string">
            <text:p><text:s/>223617 <text:s/>lbm</text:p>
          </table:table-cell>
          <table:table-cell office:value-type="string" calcext:value-type="string">
            <text:p><text:s/>281881 <text:s/>lbm</text:p>
          </table:table-cell>
          <table:table-cell office:value-type="string" calcext:value-type="string">
            <text:p><text:s/>288910 <text:s/>lbm</text:p>
          </table:table-cell>
          <table:table-cell office:value-type="string" calcext:value-type="string">
            <text:p><text:s/>368506 <text:s/>lbm</text:p>
          </table:table-cell>
          <table:table-cell office:value-type="string" calcext:value-type="string">
            <text:p><text:s/>441959 <text:s/>lbm</text:p>
          </table:table-cell>
          <table:table-cell office:value-type="string" calcext:value-type="string">
            <text:p><text:s/>374620 <text:s/>lbm</text:p>
          </table:table-cell>
          <table:table-cell office:value-type="string" calcext:value-type="string">
            <text:p><text:s/>468304 <text:s/>lbm</text:p>
          </table:table-cell>
          <table:table-cell office:value-type="string" calcext:value-type="string">
            <text:p><text:s/>58299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60363 lbm</text:p>
          </table:table-cell>
          <table:table-cell office:value-type="string" calcext:value-type="string">
            <text:p><text:s/>60324 lbm</text:p>
          </table:table-cell>
          <table:table-cell office:value-type="string" calcext:value-type="string">
            <text:p><text:s/>74813 lbm</text:p>
          </table:table-cell>
          <table:table-cell office:value-type="string" calcext:value-type="string">
            <text:p><text:s/>106031 lbm</text:p>
          </table:table-cell>
          <table:table-cell office:value-type="string" calcext:value-type="string">
            <text:p><text:s/>124122 lbm</text:p>
          </table:table-cell>
          <table:table-cell office:value-type="string" calcext:value-type="string">
            <text:p><text:s/>137037 lbm</text:p>
          </table:table-cell>
          <table:table-cell office:value-type="string" calcext:value-type="string">
            <text:p><text:s/>183634 lbm</text:p>
          </table:table-cell>
          <table:table-cell office:value-type="string" calcext:value-type="string">
            <text:p><text:s/>212227 lbm</text:p>
          </table:table-cell>
          <table:table-cell office:value-type="string" calcext:value-type="string">
            <text:p><text:s/>210507 lbm</text:p>
          </table:table-cell>
          <table:table-cell office:value-type="string" calcext:value-type="string">
            <text:p><text:s/>234664 lbm</text:p>
          </table:table-cell>
          <table:table-cell office:value-type="string" calcext:value-type="string">
            <text:p><text:s/>263872 lbm</text:p>
          </table:table-cell>
          <table:table-cell office:value-type="string" calcext:value-type="string">
            <text:p><text:s/>288883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2845 <text:s/>lbf</text:p>
          </table:table-cell>
          <table:table-cell office:value-type="string" calcext:value-type="string">
            <text:p><text:s/>15359 <text:s/>lbf</text:p>
          </table:table-cell>
          <table:table-cell office:value-type="string" calcext:value-type="string">
            <text:p><text:s/>20759 <text:s/>lbf</text:p>
          </table:table-cell>
          <table:table-cell office:value-type="string" calcext:value-type="string">
            <text:p><text:s/>22479 <text:s/>lbf</text:p>
          </table:table-cell>
          <table:table-cell office:value-type="string" calcext:value-type="string">
            <text:p><text:s/>28461 <text:s/>lbf</text:p>
          </table:table-cell>
          <table:table-cell office:value-type="string" calcext:value-type="string">
            <text:p><text:s/>32294 <text:s/>lbf</text:p>
          </table:table-cell>
          <table:table-cell office:value-type="string" calcext:value-type="string">
            <text:p><text:s/>36138 <text:s/>lbf</text:p>
          </table:table-cell>
          <table:table-cell office:value-type="string" calcext:value-type="string">
            <text:p><text:s/>44103 <text:s/>lbf</text:p>
          </table:table-cell>
          <table:table-cell office:value-type="string" calcext:value-type="string">
            <text:p><text:s/>44845 <text:s/>lbf</text:p>
          </table:table-cell>
          <table:table-cell office:value-type="string" calcext:value-type="string">
            <text:p><text:s/>43823 <text:s/>lbf</text:p>
          </table:table-cell>
          <table:table-cell office:value-type="string" calcext:value-type="string">
            <text:p><text:s/>51523 <text:s/>lbf</text:p>
          </table:table-cell>
          <table:table-cell office:value-type="string" calcext:value-type="string">
            <text:p><text:s/>58236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29.9230577184329" calcext:value-type="float">
            <text:p>29.9230577184329</text:p>
          </table:table-cell>
          <table:table-cell office:value-type="float" office:value="30.4499263642855" calcext:value-type="float">
            <text:p>30.4499263642855</text:p>
          </table:table-cell>
          <table:table-cell office:value-type="float" office:value="30.3410669308708" calcext:value-type="float">
            <text:p>30.3410669308708</text:p>
          </table:table-cell>
          <table:table-cell office:value-type="float" office:value="35.4300612481806" calcext:value-type="float">
            <text:p>35.4300612481806</text:p>
          </table:table-cell>
          <table:table-cell office:value-type="float" office:value="30.9291056719237" calcext:value-type="float">
            <text:p>30.9291056719237</text:p>
          </table:table-cell>
          <table:table-cell office:value-type="float" office:value="27.0516675502464" calcext:value-type="float">
            <text:p>27.0516675502464</text:p>
          </table:table-cell>
          <table:table-cell office:value-type="float" office:value="34.7623197002447" calcext:value-type="float">
            <text:p>34.7623197002447</text:p>
          </table:table-cell>
          <table:table-cell office:value-type="float" office:value="25.4283132003863" calcext:value-type="float">
            <text:p>25.4283132003863</text:p>
          </table:table-cell>
          <table:table-cell office:value-type="float" office:value="19.9726542118385" calcext:value-type="float">
            <text:p>19.9726542118385</text:p>
          </table:table-cell>
          <table:table-cell office:value-type="float" office:value="34.0998878257022" calcext:value-type="float">
            <text:p>34.0998878257022</text:p>
          </table:table-cell>
          <table:table-cell office:value-type="float" office:value="25.9584815847468" calcext:value-type="float">
            <text:p>25.9584815847468</text:p>
          </table:table-cell>
          <table:table-cell office:value-type="float" office:value="22.4091346483843" calcext:value-type="float">
            <text:p>22.4091346483843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1.4 inches</text:p>
          </table:table-cell>
          <table:table-cell office:value-type="string" calcext:value-type="string">
            <text:p><text:s/>69.0 inches</text:p>
          </table:table-cell>
          <table:table-cell office:value-type="string" calcext:value-type="string">
            <text:p><text:s/>81.1 inches</text:p>
          </table:table-cell>
          <table:table-cell office:value-type="string" calcext:value-type="string">
            <text:p><text:s/>81.5 inches</text:p>
          </table:table-cell>
          <table:table-cell office:value-type="string" calcext:value-type="string">
            <text:p><text:s/>93.9 inches</text:p>
          </table:table-cell>
          <table:table-cell office:value-type="string" calcext:value-type="string">
            <text:p><text:s/>101.9 inches</text:p>
          </table:table-cell>
          <table:table-cell office:value-type="string" calcext:value-type="string">
            <text:p><text:s/>104.2 inches</text:p>
          </table:table-cell>
          <table:table-cell office:value-type="string" calcext:value-type="string">
            <text:p><text:s/>118.1 inches</text:p>
          </table:table-cell>
          <table:table-cell office:value-type="string" calcext:value-type="string">
            <text:p><text:s/>119.1 inches</text:p>
          </table:table-cell>
          <table:table-cell office:value-type="string" calcext:value-type="string">
            <text:p><text:s/>114.8 inches</text:p>
          </table:table-cell>
          <table:table-cell office:value-type="string" calcext:value-type="string">
            <text:p><text:s/>128.1 inches</text:p>
          </table:table-cell>
          <table:table-cell office:value-type="string" calcext:value-type="string">
            <text:p><text:s/>137.8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8.1 Inches</text:p>
          </table:table-cell>
          <table:table-cell office:value-type="string" calcext:value-type="string">
            <text:p><text:s/>153.6 Inches</text:p>
          </table:table-cell>
          <table:table-cell office:value-type="string" calcext:value-type="string">
            <text:p><text:s/>180.3 Inches</text:p>
          </table:table-cell>
          <table:table-cell office:value-type="string" calcext:value-type="string">
            <text:p><text:s/>195.7 Inches</text:p>
          </table:table-cell>
          <table:table-cell office:value-type="string" calcext:value-type="string">
            <text:p><text:s/>210.3 Inches</text:p>
          </table:table-cell>
          <table:table-cell office:value-type="string" calcext:value-type="string">
            <text:p><text:s/>215.3 Inches</text:p>
          </table:table-cell>
          <table:table-cell office:value-type="string" calcext:value-type="string">
            <text:p><text:s/>246.2 Inches</text:p>
          </table:table-cell>
          <table:table-cell office:value-type="string" calcext:value-type="string">
            <text:p><text:s/>243.5 Inches</text:p>
          </table:table-cell>
          <table:table-cell office:value-type="string" calcext:value-type="string">
            <text:p><text:s/>228.9 Inches</text:p>
          </table:table-cell>
          <table:table-cell office:value-type="string" calcext:value-type="string">
            <text:p><text:s/>268.9 Inches</text:p>
          </table:table-cell>
          <table:table-cell office:value-type="string" calcext:value-type="string">
            <text:p><text:s/>265.2 Inches</text:p>
          </table:table-cell>
          <table:table-cell office:value-type="string" calcext:value-type="string">
            <text:p><text:s/>271.0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762161837976" calcext:value-type="float">
            <text:p>1.10762161837976</text:p>
          </table:table-cell>
          <table:table-cell office:value-type="float" office:value="1.10634993557293" calcext:value-type="float">
            <text:p>1.10634993557293</text:p>
          </table:table-cell>
          <table:table-cell office:value-type="float" office:value="1.1046766997561" calcext:value-type="float">
            <text:p>1.1046766997561</text:p>
          </table:table-cell>
          <table:table-cell office:value-type="float" office:value="1.09267294681725" calcext:value-type="float">
            <text:p>1.09267294681725</text:p>
          </table:table-cell>
          <table:table-cell office:value-type="float" office:value="1.10479122187466" calcext:value-type="float">
            <text:p>1.10479122187466</text:p>
          </table:table-cell>
          <table:table-cell office:value-type="float" office:value="1.1173061168938" calcext:value-type="float">
            <text:p>1.1173061168938</text:p>
          </table:table-cell>
          <table:table-cell office:value-type="float" office:value="1.0950082281769" calcext:value-type="float">
            <text:p>1.0950082281769</text:p>
          </table:table-cell>
          <table:table-cell office:value-type="float" office:value="1.12704996972511" calcext:value-type="float">
            <text:p>1.12704996972511</text:p>
          </table:table-cell>
          <table:table-cell office:value-type="float" office:value="1.15197435215211" calcext:value-type="float">
            <text:p>1.15197435215211</text:p>
          </table:table-cell>
          <table:table-cell office:value-type="float" office:value="1.09680826269107" calcext:value-type="float">
            <text:p>1.09680826269107</text:p>
          </table:table-cell>
          <table:table-cell office:value-type="float" office:value="1.12503274611229" calcext:value-type="float">
            <text:p>1.12503274611229</text:p>
          </table:table-cell>
          <table:table-cell office:value-type="float" office:value="1.14059603173787" calcext:value-type="float">
            <text:p>1.14059603173787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4" calcext:value-type="float">
            <text:p>0.4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8" calcext:value-type="float">
            <text:p>0.428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2" calcext:value-type="float">
            <text:p>0.4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2" calcext:value-type="float">
            <text:p>0.40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88 <text:s/>sqft</text:p>
          </table:table-cell>
          <table:table-cell office:value-type="string" calcext:value-type="string">
            <text:p><text:s/>968 <text:s/>sqft</text:p>
          </table:table-cell>
          <table:table-cell office:value-type="string" calcext:value-type="string">
            <text:p><text:s/>1361 <text:s/>sqft</text:p>
          </table:table-cell>
          <table:table-cell office:value-type="string" calcext:value-type="string">
            <text:p><text:s/>1531 <text:s/>sqft</text:p>
          </table:table-cell>
          <table:table-cell office:value-type="string" calcext:value-type="string">
            <text:p><text:s/>1830 <text:s/>sqft</text:p>
          </table:table-cell>
          <table:table-cell office:value-type="string" calcext:value-type="string">
            <text:p><text:s/>2056 <text:s/>sqft</text:p>
          </table:table-cell>
          <table:table-cell office:value-type="string" calcext:value-type="string">
            <text:p><text:s/>2430 <text:s/>sqft</text:p>
          </table:table-cell>
          <table:table-cell office:value-type="string" calcext:value-type="string">
            <text:p><text:s/>2863 <text:s/>sqft</text:p>
          </table:table-cell>
          <table:table-cell office:value-type="string" calcext:value-type="string">
            <text:p><text:s/>2882 <text:s/>sqft</text:p>
          </table:table-cell>
          <table:table-cell office:value-type="string" calcext:value-type="string">
            <text:p><text:s/>3035 <text:s/>sqft</text:p>
          </table:table-cell>
          <table:table-cell office:value-type="string" calcext:value-type="string">
            <text:p><text:s/>3382 <text:s/>sqft</text:p>
          </table:table-cell>
          <table:table-cell office:value-type="string" calcext:value-type="string">
            <text:p><text:s/>3750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01" calcext:value-type="float">
            <text:p>12.01</text:p>
          </table:table-cell>
          <table:table-cell office:value-type="float" office:value="13.09" calcext:value-type="float">
            <text:p>13.09</text:p>
          </table:table-cell>
          <table:table-cell office:value-type="float" office:value="9.5" calcext:value-type="float">
            <text:p>9.5</text:p>
          </table:table-cell>
          <table:table-cell office:value-type="float" office:value="13.03" calcext:value-type="float">
            <text:p>13.03</text:p>
          </table:table-cell>
          <table:table-cell office:value-type="float" office:value="12.84" calcext:value-type="float">
            <text:p>12.84</text:p>
          </table:table-cell>
          <table:table-cell office:value-type="float" office:value="11.32" calcext:value-type="float">
            <text:p>11.32</text:p>
          </table:table-cell>
          <table:table-cell office:value-type="float" office:value="13.77" calcext:value-type="float">
            <text:p>13.77</text:p>
          </table:table-cell>
          <table:table-cell office:value-type="float" office:value="12.45" calcext:value-type="float">
            <text:p>12.45</text:p>
          </table:table-cell>
          <table:table-cell office:value-type="float" office:value="10.83" calcext:value-type="float">
            <text:p>10.83</text:p>
          </table:table-cell>
          <table:table-cell office:value-type="float" office:value="12.07" calcext:value-type="float">
            <text:p>12.07</text:p>
          </table:table-cell>
          <table:table-cell office:value-type="float" office:value="11.46" calcext:value-type="float">
            <text:p>11.4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3.3 <text:s/>ft</text:p>
          </table:table-cell>
          <table:table-cell office:value-type="string" calcext:value-type="string">
            <text:p><text:s/>112.6 <text:s/>ft</text:p>
          </table:table-cell>
          <table:table-cell office:value-type="string" calcext:value-type="string">
            <text:p><text:s/>113.7 <text:s/>ft</text:p>
          </table:table-cell>
          <table:table-cell office:value-type="string" calcext:value-type="string">
            <text:p><text:s/>141.3 <text:s/>ft</text:p>
          </table:table-cell>
          <table:table-cell office:value-type="string" calcext:value-type="string">
            <text:p><text:s/>153.3 <text:s/>ft</text:p>
          </table:table-cell>
          <table:table-cell office:value-type="string" calcext:value-type="string">
            <text:p><text:s/>152.5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88.8 <text:s/>ft</text:p>
          </table:table-cell>
          <table:table-cell office:value-type="string" calcext:value-type="string">
            <text:p><text:s/>176.7 <text:s/>ft</text:p>
          </table:table-cell>
          <table:table-cell office:value-type="string" calcext:value-type="string">
            <text:p><text:s/>191.4 <text:s/>ft</text:p>
          </table:table-cell>
          <table:table-cell office:value-type="string" calcext:value-type="string">
            <text:p><text:s/>196.8 <text:s/>ft</text:p>
          </table:table-cell>
          <table:table-cell office:value-type="string" calcext:value-type="string">
            <text:p><text:s/>198.4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9.4 <text:s/>lbs/sqft</text:p>
          </table:table-cell>
          <table:table-cell office:value-type="string" calcext:value-type="string">
            <text:p><text:s/>115.4 <text:s/>lbs/sqft</text:p>
          </table:table-cell>
          <table:table-cell office:value-type="string" calcext:value-type="string">
            <text:p><text:s/>112.7 <text:s/>lbs/sqft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22.2 <text:s/>lbs/sqft</text:p>
          </table:table-cell>
          <table:table-cell office:value-type="string" calcext:value-type="string">
            <text:p><text:s/>137.1 <text:s/>lbs/sqft</text:p>
          </table:table-cell>
          <table:table-cell office:value-type="string" calcext:value-type="string">
            <text:p><text:s/>118.9 <text:s/>lbs/sqft</text:p>
          </table:table-cell>
          <table:table-cell office:value-type="string" calcext:value-type="string">
            <text:p><text:s/>128.7 <text:s/>lbs/sqft</text:p>
          </table:table-cell>
          <table:table-cell office:value-type="string" calcext:value-type="string">
            <text:p><text:s/>153.3 <text:s/>lbs/sqft</text:p>
          </table:table-cell>
          <table:table-cell office:value-type="string" calcext:value-type="string">
            <text:p><text:s/>123.4 <text:s/>lbs/sqft</text:p>
          </table:table-cell>
          <table:table-cell office:value-type="string" calcext:value-type="string">
            <text:p><text:s/>138.5 <text:s/>lbs/sqft</text:p>
          </table:table-cell>
          <table:table-cell office:value-type="string" calcext:value-type="string">
            <text:p><text:s/>155.5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97 <text:s/>ft</text:p>
          </table:table-cell>
          <table:table-cell office:value-type="string" calcext:value-type="string">
            <text:p><text:s/>58.78 <text:s/>ft</text:p>
          </table:table-cell>
          <table:table-cell office:value-type="string" calcext:value-type="string">
            <text:p><text:s/>49.83 <text:s/>ft</text:p>
          </table:table-cell>
          <table:table-cell office:value-type="string" calcext:value-type="string">
            <text:p><text:s/>80.56 <text:s/>ft</text:p>
          </table:table-cell>
          <table:table-cell office:value-type="string" calcext:value-type="string">
            <text:p><text:s/>80.47 <text:s/>ft</text:p>
          </table:table-cell>
          <table:table-cell office:value-type="string" calcext:value-type="string">
            <text:p><text:s/>75.83 <text:s/>ft</text:p>
          </table:table-cell>
          <table:table-cell office:value-type="string" calcext:value-type="string">
            <text:p><text:s/>103.09 <text:s/>ft</text:p>
          </table:table-cell>
          <table:table-cell office:value-type="string" calcext:value-type="string">
            <text:p><text:s/>92.43 <text:s/>ft</text:p>
          </table:table-cell>
          <table:table-cell office:value-type="string" calcext:value-type="string">
            <text:p><text:s/>96.20 <text:s/>ft</text:p>
          </table:table-cell>
          <table:table-cell office:value-type="string" calcext:value-type="string">
            <text:p><text:s/>111.82 <text:s/>ft</text:p>
          </table:table-cell>
          <table:table-cell office:value-type="string" calcext:value-type="string">
            <text:p><text:s/>108.32 <text:s/>ft</text:p>
          </table:table-cell>
          <table:table-cell office:value-type="string" calcext:value-type="string">
            <text:p><text:s/>111.09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262 <text:s/>USG</text:p>
          </table:table-cell>
          <table:table-cell office:value-type="string" calcext:value-type="string">
            <text:p><text:s/>4260 <text:s/>USG</text:p>
          </table:table-cell>
          <table:table-cell office:value-type="string" calcext:value-type="string">
            <text:p><text:s/>7765 <text:s/>USG</text:p>
          </table:table-cell>
          <table:table-cell office:value-type="string" calcext:value-type="string">
            <text:p><text:s/>9463 <text:s/>USG</text:p>
          </table:table-cell>
          <table:table-cell office:value-type="string" calcext:value-type="string">
            <text:p><text:s/>11115 <text:s/>USG</text:p>
          </table:table-cell>
          <table:table-cell office:value-type="string" calcext:value-type="string">
            <text:p><text:s/>13701 <text:s/>USG</text:p>
          </table:table-cell>
          <table:table-cell office:value-type="string" calcext:value-type="string">
            <text:p><text:s/>17116 <text:s/>USG</text:p>
          </table:table-cell>
          <table:table-cell office:value-type="string" calcext:value-type="string">
            <text:p><text:s/>22901 <text:s/>USG</text:p>
          </table:table-cell>
          <table:table-cell office:value-type="string" calcext:value-type="string">
            <text:p><text:s/>22717 <text:s/>USG</text:p>
          </table:table-cell>
          <table:table-cell office:value-type="string" calcext:value-type="string">
            <text:p><text:s/>26312 <text:s/>USG</text:p>
          </table:table-cell>
          <table:table-cell office:value-type="string" calcext:value-type="string">
            <text:p><text:s/>30406 <text:s/>USG</text:p>
          </table:table-cell>
          <table:table-cell office:value-type="string" calcext:value-type="string">
            <text:p><text:s/>32839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1.9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40.6 deg</text:p>
          </table:table-cell>
          <table:table-cell office:value-type="string" calcext:value-type="string">
            <text:p><text:s/>25.0 deg</text:p>
          </table:table-cell>
          <table:table-cell office:value-type="string" calcext:value-type="string">
            <text:p><text:s/>27.3 deg</text:p>
          </table:table-cell>
          <table:table-cell office:value-type="string" calcext:value-type="string">
            <text:p><text:s/>34.9 deg</text:p>
          </table:table-cell>
          <table:table-cell office:value-type="string" calcext:value-type="string">
            <text:p><text:s/>20.2 deg</text:p>
          </table:table-cell>
          <table:table-cell office:value-type="string" calcext:value-type="string">
            <text:p><text:s/>34.7 deg</text:p>
          </table:table-cell>
          <table:table-cell office:value-type="string" calcext:value-type="string">
            <text:p><text:s/>33.8 deg</text:p>
          </table:table-cell>
          <table:table-cell office:value-type="string" calcext:value-type="string">
            <text:p><text:s/>28.2 deg</text:p>
          </table:table-cell>
          <table:table-cell office:value-type="string" calcext:value-type="string">
            <text:p><text:s/>33.3 deg</text:p>
          </table:table-cell>
          <table:table-cell office:value-type="string" calcext:value-type="string">
            <text:p><text:s/>33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73 / 0.700 <text:s/>sqft / nd</text:p>
          </table:table-cell>
          <table:table-cell office:value-type="string" calcext:value-type="string">
            <text:p><text:s/>211 / 0.700 <text:s/>sqft / nd</text:p>
          </table:table-cell>
          <table:table-cell office:value-type="string" calcext:value-type="string">
            <text:p><text:s/>383 / 0.700 <text:s/>sqft / nd</text:p>
          </table:table-cell>
          <table:table-cell office:value-type="string" calcext:value-type="string">
            <text:p><text:s/>310 / 0.700 <text:s/>sqft / nd</text:p>
          </table:table-cell>
          <table:table-cell office:value-type="string" calcext:value-type="string">
            <text:p><text:s/>417 / 0.700 <text:s/>sqft / nd</text:p>
          </table:table-cell>
          <table:table-cell office:value-type="string" calcext:value-type="string">
            <text:p><text:s/>524 / 0.700 <text:s/>sqft / nd</text:p>
          </table:table-cell>
          <table:table-cell office:value-type="string" calcext:value-type="string">
            <text:p><text:s/>494 / 0.700 <text:s/>sqft / nd</text:p>
          </table:table-cell>
          <table:table-cell office:value-type="string" calcext:value-type="string">
            <text:p><text:s/>661 / 0.700 <text:s/>sqft / nd</text:p>
          </table:table-cell>
          <table:table-cell office:value-type="string" calcext:value-type="string">
            <text:p><text:s/>731 / 0.700 <text:s/>sqft / nd</text:p>
          </table:table-cell>
          <table:table-cell office:value-type="string" calcext:value-type="string">
            <text:p><text:s/>639 / 0.700 <text:s/>sqft / nd</text:p>
          </table:table-cell>
          <table:table-cell office:value-type="string" calcext:value-type="string">
            <text:p><text:s/>772 / 0.700 <text:s/>sqft / nd</text:p>
          </table:table-cell>
          <table:table-cell office:value-type="string" calcext:value-type="string">
            <text:p><text:s/>969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4 / 0.071 <text:s/>sqft / nd</text:p>
          </table:table-cell>
          <table:table-cell office:value-type="string" calcext:value-type="string">
            <text:p><text:s/>238 / 0.072 <text:s/>sqft / nd</text:p>
          </table:table-cell>
          <table:table-cell office:value-type="string" calcext:value-type="string">
            <text:p><text:s/>333 / 0.073 <text:s/>sqft / nd</text:p>
          </table:table-cell>
          <table:table-cell office:value-type="string" calcext:value-type="string">
            <text:p><text:s/>339 / 0.070 <text:s/>sqft / nd</text:p>
          </table:table-cell>
          <table:table-cell office:value-type="string" calcext:value-type="string">
            <text:p><text:s/>457 / 0.070 <text:s/>sqft / nd</text:p>
          </table:table-cell>
          <table:table-cell office:value-type="string" calcext:value-type="string">
            <text:p><text:s/>521 / 0.071 <text:s/>sqft / nd</text:p>
          </table:table-cell>
          <table:table-cell office:value-type="string" calcext:value-type="string">
            <text:p><text:s/>586 / 0.072 <text:s/>sqft / nd</text:p>
          </table:table-cell>
          <table:table-cell office:value-type="string" calcext:value-type="string">
            <text:p><text:s/>722 / 0.072 <text:s/>sqft / nd</text:p>
          </table:table-cell>
          <table:table-cell office:value-type="string" calcext:value-type="string">
            <text:p><text:s/>725 / 0.074 <text:s/>sqft / nd</text:p>
          </table:table-cell>
          <table:table-cell office:value-type="string" calcext:value-type="string">
            <text:p><text:s/>675 / 0.073 <text:s/>sqft / nd</text:p>
          </table:table-cell>
          <table:table-cell office:value-type="string" calcext:value-type="string">
            <text:p><text:s/>800 / 0.074 <text:s/>sqft / nd</text:p>
          </table:table-cell>
          <table:table-cell office:value-type="string" calcext:value-type="string">
            <text:p><text:s/>960 / 0.076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2552 <text:s/>ft</text:p>
          </table:table-cell>
          <table:table-cell office:value-type="string" calcext:value-type="string">
            <text:p><text:s/>29972 <text:s/>ft</text:p>
          </table:table-cell>
          <table:table-cell office:value-type="string" calcext:value-type="string">
            <text:p><text:s/>30508 <text:s/>ft</text:p>
          </table:table-cell>
          <table:table-cell office:value-type="string" calcext:value-type="string">
            <text:p><text:s/>24126 <text:s/>ft</text:p>
          </table:table-cell>
          <table:table-cell office:value-type="string" calcext:value-type="string">
            <text:p><text:s/>29126 <text:s/>ft</text:p>
          </table:table-cell>
          <table:table-cell office:value-type="string" calcext:value-type="string">
            <text:p><text:s/>26813 <text:s/>ft</text:p>
          </table:table-cell>
          <table:table-cell office:value-type="string" calcext:value-type="string">
            <text:p><text:s/>24831 <text:s/>ft</text:p>
          </table:table-cell>
          <table:table-cell office:value-type="string" calcext:value-type="string">
            <text:p><text:s/>28501 <text:s/>ft</text:p>
          </table:table-cell>
          <table:table-cell office:value-type="string" calcext:value-type="string">
            <text:p><text:s/>23464 <text:s/>ft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4951 <text:s/>ft</text:p>
          </table:table-cell>
          <table:table-cell office:value-type="string" calcext:value-type="string">
            <text:p><text:s/>2377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7237.71 lbf</text:p>
          </table:table-cell>
          <table:table-cell office:value-type="string" calcext:value-type="string">
            <text:p><text:s/>6887.20 lbf</text:p>
          </table:table-cell>
          <table:table-cell office:value-type="string" calcext:value-type="string">
            <text:p><text:s/>9190.01 lbf</text:p>
          </table:table-cell>
          <table:table-cell office:value-type="string" calcext:value-type="string">
            <text:p><text:s/>11774.57 lbf</text:p>
          </table:table-cell>
          <table:table-cell office:value-type="string" calcext:value-type="string">
            <text:p><text:s/>13007.28 lbf</text:p>
          </table:table-cell>
          <table:table-cell office:value-type="string" calcext:value-type="string">
            <text:p><text:s/>16585.92 lbf</text:p>
          </table:table-cell>
          <table:table-cell office:value-type="string" calcext:value-type="string">
            <text:p><text:s/>18598.76 lbf</text:p>
          </table:table-cell>
          <table:table-cell office:value-type="string" calcext:value-type="string">
            <text:p><text:s/>20927.25 lbf</text:p>
          </table:table-cell>
          <table:table-cell office:value-type="string" calcext:value-type="string">
            <text:p><text:s/>27152.80 lbf</text:p>
          </table:table-cell>
          <table:table-cell office:value-type="string" calcext:value-type="string">
            <text:p><text:s/>24367.67 lbf</text:p>
          </table:table-cell>
          <table:table-cell office:value-type="string" calcext:value-type="string">
            <text:p><text:s/>27695.47 lbf</text:p>
          </table:table-cell>
          <table:table-cell office:value-type="string" calcext:value-type="string">
            <text:p><text:s/>34139.15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00587" calcext:value-type="float">
            <text:p>0.0058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81678" calcext:value-type="float">
            <text:p>0.81678</text:p>
          </table:table-cell>
          <table:table-cell office:value-type="float" office:value="0.75798" calcext:value-type="float">
            <text:p>0.75798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79519" calcext:value-type="float">
            <text:p>0.79519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7123" calcext:value-type="float">
            <text:p>0.77123</text:p>
          </table:table-cell>
          <table:table-cell office:value-type="float" office:value="0.79553" calcext:value-type="float">
            <text:p>0.79553</text:p>
          </table:table-cell>
          <table:table-cell office:value-type="float" office:value="0.77274" calcext:value-type="float">
            <text:p>0.77274</text:p>
          </table:table-cell>
          <table:table-cell office:value-type="float" office:value="0.78512" calcext:value-type="float">
            <text:p>0.78512</text:p>
          </table:table-cell>
          <table:table-cell office:value-type="float" office:value="0.80365" calcext:value-type="float">
            <text:p>0.80365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66" calcext:value-type="float">
            <text:p>0.0016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556" calcext:value-type="float">
            <text:p>0.02556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383" calcext:value-type="float">
            <text:p>0.02383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office:value-type="float" office:value="16" calcext:value-type="float">
            <text:p>16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14.9" calcext:value-type="float">
            <text:p>14.9</text:p>
          </table:table-cell>
          <table:table-cell office:value-type="float" office:value="16.4" calcext:value-type="float">
            <text:p>16.4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07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5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77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70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83.5" calcext:value-type="float">
            <text:p>5883.5</text:p>
          </table:table-cell>
          <table:table-cell office:value-type="float" office:value="6901.4" calcext:value-type="float">
            <text:p>6901.4</text:p>
          </table:table-cell>
          <table:table-cell office:value-type="float" office:value="7154.2" calcext:value-type="float">
            <text:p>7154.2</text:p>
          </table:table-cell>
          <table:table-cell office:value-type="float" office:value="6575.8" calcext:value-type="float">
            <text:p>6575.8</text:p>
          </table:table-cell>
          <table:table-cell office:value-type="float" office:value="7389.4" calcext:value-type="float">
            <text:p>7389.4</text:p>
          </table:table-cell>
          <table:table-cell office:value-type="float" office:value="7430.5" calcext:value-type="float">
            <text:p>7430.5</text:p>
          </table:table-cell>
          <table:table-cell office:value-type="float" office:value="6844.6" calcext:value-type="float">
            <text:p>6844.6</text:p>
          </table:table-cell>
          <table:table-cell office:value-type="float" office:value="7498.3" calcext:value-type="float">
            <text:p>7498.3</text:p>
          </table:table-cell>
          <table:table-cell office:value-type="float" office:value="7032.7" calcext:value-type="float">
            <text:p>7032.7</text:p>
          </table:table-cell>
          <table:table-cell office:value-type="float" office:value="6891.9" calcext:value-type="float">
            <text:p>6891.9</text:p>
          </table:table-cell>
          <table:table-cell office:value-type="float" office:value="7395.1" calcext:value-type="float">
            <text:p>7395.1</text:p>
          </table:table-cell>
          <table:table-cell office:value-type="float" office:value="7502.1" calcext:value-type="float">
            <text:p>7502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8250 <text:s/>lbs</text:p>
          </table:table-cell>
          <table:table-cell office:value-type="string" calcext:value-type="string">
            <text:p><text:s/>23161 <text:s/>lbs</text:p>
          </table:table-cell>
          <table:table-cell office:value-type="string" calcext:value-type="string">
            <text:p><text:s/>49388 <text:s/>lbs</text:p>
          </table:table-cell>
          <table:table-cell office:value-type="string" calcext:value-type="string">
            <text:p><text:s/>13335 <text:s/>lbs</text:p>
          </table:table-cell>
          <table:table-cell office:value-type="string" calcext:value-type="string">
            <text:p><text:s/>43428 <text:s/>lbs</text:p>
          </table:table-cell>
          <table:table-cell office:value-type="string" calcext:value-type="string">
            <text:p><text:s/>87354 <text:s/>lbs</text:p>
          </table:table-cell>
          <table:table-cell office:value-type="string" calcext:value-type="string">
            <text:p><text:s/>21162 <text:s/>lbs</text:p>
          </table:table-cell>
          <table:table-cell office:value-type="string" calcext:value-type="string">
            <text:p><text:s/>70785 <text:s/>lbs</text:p>
          </table:table-cell>
          <table:table-cell office:value-type="string" calcext:value-type="string">
            <text:p><text:s/>143928 <text:s/>lbs</text:p>
          </table:table-cell>
          <table:table-cell office:value-type="string" calcext:value-type="string">
            <text:p><text:s/>27438 <text:s/>lbs</text:p>
          </table:table-cell>
          <table:table-cell office:value-type="string" calcext:value-type="string">
            <text:p><text:s/>91117 <text:s/>lbs</text:p>
          </table:table-cell>
          <table:table-cell office:value-type="string" calcext:value-type="string">
            <text:p><text:s/>17879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661 <text:s/>ft</text:p>
          </table:table-cell>
          <table:table-cell office:value-type="string" calcext:value-type="string">
            <text:p><text:s/>36846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687 <text:s/>ft</text:p>
          </table:table-cell>
          <table:table-cell office:value-type="string" calcext:value-type="string">
            <text:p><text:s/>3321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66 <text:s/>ft</text:p>
          </table:table-cell>
          <table:table-cell office:value-type="string" calcext:value-type="string">
            <text:p><text:s/>31104 <text:s/>ft</text:p>
          </table:table-cell>
          <table:table-cell office:value-type="string" calcext:value-type="string">
            <text:p><text:s/>26693 <text:s/>ft</text:p>
          </table:table-cell>
          <table:table-cell office:value-type="string" calcext:value-type="string">
            <text:p><text:s/>29211 <text:s/>ft</text:p>
          </table:table-cell>
          <table:table-cell office:value-type="string" calcext:value-type="string">
            <text:p><text:s/>2986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229.32 lbf</text:p>
          </table:table-cell>
          <table:table-cell office:value-type="string" calcext:value-type="string">
            <text:p><text:s/>6018.06 lbf</text:p>
          </table:table-cell>
          <table:table-cell office:value-type="string" calcext:value-type="string">
            <text:p><text:s/>7064.32 lbf</text:p>
          </table:table-cell>
          <table:table-cell office:value-type="string" calcext:value-type="string">
            <text:p><text:s/>10586.02 lbf</text:p>
          </table:table-cell>
          <table:table-cell office:value-type="string" calcext:value-type="string">
            <text:p><text:s/>11440.61 lbf</text:p>
          </table:table-cell>
          <table:table-cell office:value-type="string" calcext:value-type="string">
            <text:p><text:s/>12842.74 lbf</text:p>
          </table:table-cell>
          <table:table-cell office:value-type="string" calcext:value-type="string">
            <text:p><text:s/>17020.08 lbf</text:p>
          </table:table-cell>
          <table:table-cell office:value-type="string" calcext:value-type="string">
            <text:p><text:s/>18071.19 lbf</text:p>
          </table:table-cell>
          <table:table-cell office:value-type="string" calcext:value-type="string">
            <text:p><text:s/>20434.51 lbf</text:p>
          </table:table-cell>
          <table:table-cell office:value-type="string" calcext:value-type="string">
            <text:p><text:s/>21635.99 lbf</text:p>
          </table:table-cell>
          <table:table-cell office:value-type="string" calcext:value-type="string">
            <text:p><text:s/>23657.77 lbf</text:p>
          </table:table-cell>
          <table:table-cell office:value-type="string" calcext:value-type="string">
            <text:p><text:s/>26693.74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3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565" calcext:value-type="float">
            <text:p>0.0156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649" calcext:value-type="float">
            <text:p>0.01649</text:p>
          </table:table-cell>
          <table:table-cell office:value-type="float" office:value="0.01574" calcext:value-type="float">
            <text:p>0.01574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598" calcext:value-type="float">
            <text:p>0.00598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347" calcext:value-type="float">
            <text:p>0.76347</text:p>
          </table:table-cell>
          <table:table-cell office:value-type="float" office:value="0.75409" calcext:value-type="float">
            <text:p>0.75409</text:p>
          </table:table-cell>
          <table:table-cell office:value-type="float" office:value="0.81285" calcext:value-type="float">
            <text:p>0.81285</text:p>
          </table:table-cell>
          <table:table-cell office:value-type="float" office:value="0.75515" calcext:value-type="float">
            <text:p>0.75515</text:p>
          </table:table-cell>
          <table:table-cell office:value-type="float" office:value="0.76603" calcext:value-type="float">
            <text:p>0.76603</text:p>
          </table:table-cell>
          <table:table-cell office:value-type="float" office:value="0.79107" calcext:value-type="float">
            <text:p>0.79107</text:p>
          </table:table-cell>
          <table:table-cell office:value-type="float" office:value="0.74209" calcext:value-type="float">
            <text:p>0.74209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79084" calcext:value-type="float">
            <text:p>0.79084</text:p>
          </table:table-cell>
          <table:table-cell office:value-type="float" office:value="0.76964" calcext:value-type="float">
            <text:p>0.76964</text:p>
          </table:table-cell>
          <table:table-cell office:value-type="float" office:value="0.78239" calcext:value-type="float">
            <text:p>0.78239</text:p>
          </table:table-cell>
          <table:table-cell office:value-type="float" office:value="0.80011" calcext:value-type="float">
            <text:p>0.80011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68" calcext:value-type="float">
            <text:p>0.0016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8" calcext:value-type="float">
            <text:p>0.00048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table:number-columns-repeated="2"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525" calcext:value-type="float">
            <text:p>0.02525</text:p>
          </table:table-cell>
          <table:table-cell office:value-type="float" office:value="0.02439" calcext:value-type="float">
            <text:p>0.0243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2" calcext:value-type="float">
            <text:p>14.2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5.6" calcext:value-type="float">
            <text:p>15.6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61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58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12" calcext:value-type="float">
            <text:p>6212</text:p>
          </table:table-cell>
          <table:table-cell office:value-type="float" office:value="6577.7" calcext:value-type="float">
            <text:p>6577.7</text:p>
          </table:table-cell>
          <table:table-cell office:value-type="float" office:value="6790.6" calcext:value-type="float">
            <text:p>6790.6</text:p>
          </table:table-cell>
          <table:table-cell office:value-type="float" office:value="6769.5" calcext:value-type="float">
            <text:p>6769.5</text:p>
          </table:table-cell>
          <table:table-cell office:value-type="float" office:value="7083.9" calcext:value-type="float">
            <text:p>7083.9</text:p>
          </table:table-cell>
          <table:table-cell office:value-type="float" office:value="7072.1" calcext:value-type="float">
            <text:p>7072.1</text:p>
          </table:table-cell>
          <table:table-cell office:value-type="float" office:value="6973.3" calcext:value-type="float">
            <text:p>6973.3</text:p>
          </table:table-cell>
          <table:table-cell office:value-type="float" office:value="7274.2" calcext:value-type="float">
            <text:p>7274.2</text:p>
          </table:table-cell>
          <table:table-cell office:value-type="float" office:value="6719.2" calcext:value-type="float">
            <text:p>6719.2</text:p>
          </table:table-cell>
          <table:table-cell office:value-type="float" office:value="7162.2" calcext:value-type="float">
            <text:p>7162.2</text:p>
          </table:table-cell>
          <table:table-cell office:value-type="float" office:value="7210" calcext:value-type="float">
            <text:p>7210</text:p>
          </table:table-cell>
          <table:table-cell office:value-type="float" office:value="7137.7" calcext:value-type="float">
            <text:p>7137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722 <text:s/>lbs</text:p>
          </table:table-cell>
          <table:table-cell office:value-type="string" calcext:value-type="string">
            <text:p><text:s/>7263 <text:s/>lbs</text:p>
          </table:table-cell>
          <table:table-cell office:value-type="string" calcext:value-type="string">
            <text:p><text:s/>14324 <text:s/>lbs</text:p>
          </table:table-cell>
          <table:table-cell office:value-type="string" calcext:value-type="string">
            <text:p><text:s/>6183 <text:s/>lbs</text:p>
          </table:table-cell>
          <table:table-cell office:value-type="string" calcext:value-type="string">
            <text:p><text:s/>13658 <text:s/>lbs</text:p>
          </table:table-cell>
          <table:table-cell office:value-type="string" calcext:value-type="string">
            <text:p><text:s/>25298 <text:s/>lbs</text:p>
          </table:table-cell>
          <table:table-cell office:value-type="string" calcext:value-type="string">
            <text:p><text:s/>9957 <text:s/>lbs</text:p>
          </table:table-cell>
          <table:table-cell office:value-type="string" calcext:value-type="string">
            <text:p><text:s/>22191 <text:s/>lbs</text:p>
          </table:table-cell>
          <table:table-cell office:value-type="string" calcext:value-type="string">
            <text:p><text:s/>41003 <text:s/>lbs</text:p>
          </table:table-cell>
          <table:table-cell office:value-type="string" calcext:value-type="string">
            <text:p><text:s/>12693 <text:s/>lbs</text:p>
          </table:table-cell>
          <table:table-cell office:value-type="string" calcext:value-type="string">
            <text:p><text:s/>28193 <text:s/>lbs</text:p>
          </table:table-cell>
          <table:table-cell office:value-type="string" calcext:value-type="string">
            <text:p><text:s/>5224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3 / 0.95</text:p>
          </table:table-cell>
          <table:table-cell table:number-columns-repeated="8" office:value-type="string" calcext:value-type="string">
            <text:p><text:s/>0.95 / 0.95</text:p>
          </table:table-cell>
          <table:table-cell office:value-type="string" calcext:value-type="string">
            <text:p><text:s/>0.93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014 / 8664 <text:s/>ft/ft</text:p>
          </table:table-cell>
          <table:table-cell office:value-type="string" calcext:value-type="string">
            <text:p><text:s/>4799 / 9841 <text:s/>ft/ft</text:p>
          </table:table-cell>
          <table:table-cell office:value-type="string" calcext:value-type="string">
            <text:p><text:s/>5177 / 9893 <text:s/>ft/ft</text:p>
          </table:table-cell>
          <table:table-cell office:value-type="string" calcext:value-type="string">
            <text:p><text:s/>4827 / 10142 <text:s/>ft/ft</text:p>
          </table:table-cell>
          <table:table-cell office:value-type="string" calcext:value-type="string">
            <text:p><text:s/>7524 / 10469 <text:s/>ft/ft</text:p>
          </table:table-cell>
          <table:table-cell office:value-type="string" calcext:value-type="string">
            <text:p><text:s/>10816 / 10827 <text:s/>ft/ft</text:p>
          </table:table-cell>
          <table:table-cell office:value-type="string" calcext:value-type="string">
            <text:p><text:s/>4467 / 10887 <text:s/>ft/ft</text:p>
          </table:table-cell>
          <table:table-cell office:value-type="string" calcext:value-type="string">
            <text:p><text:s/>11436 / 11433 <text:s/>ft/ft</text:p>
          </table:table-cell>
          <table:table-cell office:value-type="string" calcext:value-type="string">
            <text:p><text:s/>12059 / 12064 <text:s/>ft/ft</text:p>
          </table:table-cell>
          <table:table-cell office:value-type="string" calcext:value-type="string">
            <text:p><text:s/>5380 / 11588 <text:s/>ft/ft</text:p>
          </table:table-cell>
          <table:table-cell office:value-type="string" calcext:value-type="string">
            <text:p><text:s/>12275 / 12278 <text:s/>ft/ft</text:p>
          </table:table-cell>
          <table:table-cell office:value-type="string" calcext:value-type="string">
            <text:p><text:s/>13097 / 13155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7 / 130.8 <text:s/>KCAS / KCAS</text:p>
          </table:table-cell>
          <table:table-cell office:value-type="string" calcext:value-type="string">
            <text:p><text:s/>131.3 / 131.4 <text:s/>KCAS / KCAS</text:p>
          </table:table-cell>
          <table:table-cell office:value-type="string" calcext:value-type="string">
            <text:p><text:s/>128.5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4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8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2 / 0.05</text:p>
          </table:table-cell>
          <table:table-cell office:value-type="string" calcext:value-type="string">
            <text:p><text:s/>0.190 / 0.05</text:p>
          </table:table-cell>
          <table:table-cell office:value-type="string" calcext:value-type="string">
            <text:p><text:s/>0.052 / 0.05</text:p>
          </table:table-cell>
          <table:table-cell office:value-type="string" calcext:value-type="string">
            <text:p><text:s/>0.790 / 0.05</text:p>
          </table:table-cell>
          <table:table-cell office:value-type="string" calcext:value-type="string">
            <text:p><text:s/>0.418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6 / 0.05</text:p>
          </table:table-cell>
          <table:table-cell office:value-type="string" calcext:value-type="string">
            <text:p><text:s/>0.539 / 0.05</text:p>
          </table:table-cell>
          <table:table-cell office:value-type="string" calcext:value-type="string">
            <text:p><text:s/>0.056 / 0.05</text:p>
          </table:table-cell>
          <table:table-cell office:value-type="string" calcext:value-type="string">
            <text:p><text:s/>0.845 / 0.05</text:p>
          </table:table-cell>
          <table:table-cell office:value-type="string" calcext:value-type="string">
            <text:p><text:s/>0.553 / 0.05</text:p>
          </table:table-cell>
          <table:table-cell office:value-type="string" calcext:value-type="string">
            <text:p><text:s/>0.189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28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5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7174 <text:s/>lbm</text:p>
          </table:table-cell>
          <table:table-cell office:value-type="string" calcext:value-type="string">
            <text:p><text:s/>111645 <text:s/>lbm</text:p>
          </table:table-cell>
          <table:table-cell office:value-type="string" calcext:value-type="string">
            <text:p><text:s/>152867 <text:s/>lbm</text:p>
          </table:table-cell>
          <table:table-cell office:value-type="string" calcext:value-type="string">
            <text:p><text:s/>175148 <text:s/>lbm</text:p>
          </table:table-cell>
          <table:table-cell office:value-type="string" calcext:value-type="string">
            <text:p><text:s/>224069 <text:s/>lbm</text:p>
          </table:table-cell>
          <table:table-cell office:value-type="string" calcext:value-type="string">
            <text:p><text:s/>279609 <text:s/>lbm</text:p>
          </table:table-cell>
          <table:table-cell office:value-type="string" calcext:value-type="string">
            <text:p><text:s/>288910 <text:s/>lbm</text:p>
          </table:table-cell>
          <table:table-cell office:value-type="string" calcext:value-type="string">
            <text:p><text:s/>363284 <text:s/>lbm</text:p>
          </table:table-cell>
          <table:table-cell office:value-type="string" calcext:value-type="string">
            <text:p><text:s/>452467 <text:s/>lbm</text:p>
          </table:table-cell>
          <table:table-cell office:value-type="string" calcext:value-type="string">
            <text:p><text:s/>368939 <text:s/>lbm</text:p>
          </table:table-cell>
          <table:table-cell office:value-type="string" calcext:value-type="string">
            <text:p><text:s/>498461 <text:s/>lbm</text:p>
          </table:table-cell>
          <table:table-cell office:value-type="string" calcext:value-type="string">
            <text:p><text:s/>60744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60363 lbm</text:p>
          </table:table-cell>
          <table:table-cell office:value-type="string" calcext:value-type="string">
            <text:p><text:s/>60324 lbm</text:p>
          </table:table-cell>
          <table:table-cell office:value-type="string" calcext:value-type="string">
            <text:p><text:s/>76503 lbm</text:p>
          </table:table-cell>
          <table:table-cell office:value-type="string" calcext:value-type="string">
            <text:p><text:s/>106031 lbm</text:p>
          </table:table-cell>
          <table:table-cell office:value-type="string" calcext:value-type="string">
            <text:p><text:s/>124774 lbm</text:p>
          </table:table-cell>
          <table:table-cell office:value-type="string" calcext:value-type="string">
            <text:p><text:s/>134758 lbm</text:p>
          </table:table-cell>
          <table:table-cell office:value-type="string" calcext:value-type="string">
            <text:p><text:s/>183634 lbm</text:p>
          </table:table-cell>
          <table:table-cell office:value-type="string" calcext:value-type="string">
            <text:p><text:s/>207245 lbm</text:p>
          </table:table-cell>
          <table:table-cell office:value-type="string" calcext:value-type="string">
            <text:p><text:s/>221133 lbm</text:p>
          </table:table-cell>
          <table:table-cell office:value-type="string" calcext:value-type="string">
            <text:p><text:s/>229177 lbm</text:p>
          </table:table-cell>
          <table:table-cell office:value-type="string" calcext:value-type="string">
            <text:p><text:s/>291173 lbm</text:p>
          </table:table-cell>
          <table:table-cell office:value-type="string" calcext:value-type="string">
            <text:p><text:s/>313161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2845 <text:s/>lbf</text:p>
          </table:table-cell>
          <table:table-cell office:value-type="string" calcext:value-type="string">
            <text:p><text:s/>15359 <text:s/>lbf</text:p>
          </table:table-cell>
          <table:table-cell office:value-type="string" calcext:value-type="string">
            <text:p><text:s/>21516 <text:s/>lbf</text:p>
          </table:table-cell>
          <table:table-cell office:value-type="string" calcext:value-type="string">
            <text:p><text:s/>22479 <text:s/>lbf</text:p>
          </table:table-cell>
          <table:table-cell office:value-type="string" calcext:value-type="string">
            <text:p><text:s/>28950 <text:s/>lbf</text:p>
          </table:table-cell>
          <table:table-cell office:value-type="string" calcext:value-type="string">
            <text:p><text:s/>31620 <text:s/>lbf</text:p>
          </table:table-cell>
          <table:table-cell office:value-type="string" calcext:value-type="string">
            <text:p><text:s/>36138 <text:s/>lbf</text:p>
          </table:table-cell>
          <table:table-cell office:value-type="string" calcext:value-type="string">
            <text:p><text:s/>42000 <text:s/>lbf</text:p>
          </table:table-cell>
          <table:table-cell office:value-type="string" calcext:value-type="string">
            <text:p><text:s/>48094 <text:s/>lbf</text:p>
          </table:table-cell>
          <table:table-cell office:value-type="string" calcext:value-type="string">
            <text:p><text:s/>42817 <text:s/>lbf</text:p>
          </table:table-cell>
          <table:table-cell office:value-type="string" calcext:value-type="string">
            <text:p><text:s/>55113 <text:s/>lbf</text:p>
          </table:table-cell>
          <table:table-cell office:value-type="string" calcext:value-type="string">
            <text:p><text:s/>61961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29.9230577184329" calcext:value-type="float">
            <text:p>29.9230577184329</text:p>
          </table:table-cell>
          <table:table-cell office:value-type="float" office:value="30.4499263642855" calcext:value-type="float">
            <text:p>30.4499263642855</text:p>
          </table:table-cell>
          <table:table-cell office:value-type="float" office:value="29.6963005950033" calcext:value-type="float">
            <text:p>29.6963005950033</text:p>
          </table:table-cell>
          <table:table-cell office:value-type="float" office:value="35.4300612481806" calcext:value-type="float">
            <text:p>35.4300612481806</text:p>
          </table:table-cell>
          <table:table-cell office:value-type="float" office:value="31.3343762123868" calcext:value-type="float">
            <text:p>31.3343762123868</text:p>
          </table:table-cell>
          <table:table-cell office:value-type="float" office:value="26.6577613376617" calcext:value-type="float">
            <text:p>26.6577613376617</text:p>
          </table:table-cell>
          <table:table-cell office:value-type="float" office:value="34.7623197002447" calcext:value-type="float">
            <text:p>34.7623197002447</text:p>
          </table:table-cell>
          <table:table-cell office:value-type="float" office:value="26.1354547268317" calcext:value-type="float">
            <text:p>26.1354547268317</text:p>
          </table:table-cell>
          <table:table-cell office:value-type="float" office:value="22.4291711482319" calcext:value-type="float">
            <text:p>22.4291711482319</text:p>
          </table:table-cell>
          <table:table-cell office:value-type="float" office:value="33.3852374130733" calcext:value-type="float">
            <text:p>33.3852374130733</text:p>
          </table:table-cell>
          <table:table-cell office:value-type="float" office:value="33.9182939067494" calcext:value-type="float">
            <text:p>33.9182939067494</text:p>
          </table:table-cell>
          <table:table-cell office:value-type="float" office:value="25.3484015873099" calcext:value-type="float">
            <text:p>25.3484015873099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1.4 inches</text:p>
          </table:table-cell>
          <table:table-cell office:value-type="string" calcext:value-type="string">
            <text:p><text:s/>69.0 inches</text:p>
          </table:table-cell>
          <table:table-cell table:number-columns-repeated="2" office:value-type="string" calcext:value-type="string">
            <text:p><text:s/>81.5 inches</text:p>
          </table:table-cell>
          <table:table-cell office:value-type="string" calcext:value-type="string">
            <text:p><text:s/>93.3 inches</text:p>
          </table:table-cell>
          <table:table-cell office:value-type="string" calcext:value-type="string">
            <text:p><text:s/>100.4 inches</text:p>
          </table:table-cell>
          <table:table-cell office:value-type="string" calcext:value-type="string">
            <text:p><text:s/>104.2 inches</text:p>
          </table:table-cell>
          <table:table-cell office:value-type="string" calcext:value-type="string">
            <text:p><text:s/>114.9 inches</text:p>
          </table:table-cell>
          <table:table-cell office:value-type="string" calcext:value-type="string">
            <text:p><text:s/>124.6 inches</text:p>
          </table:table-cell>
          <table:table-cell office:value-type="string" calcext:value-type="string">
            <text:p><text:s/>112.2 inches</text:p>
          </table:table-cell>
          <table:table-cell office:value-type="string" calcext:value-type="string">
            <text:p><text:s/>153.1 inches</text:p>
          </table:table-cell>
          <table:table-cell office:value-type="string" calcext:value-type="string">
            <text:p><text:s/>141.1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8.1 Inches</text:p>
          </table:table-cell>
          <table:table-cell office:value-type="string" calcext:value-type="string">
            <text:p><text:s/>153.6 Inches</text:p>
          </table:table-cell>
          <table:table-cell office:value-type="string" calcext:value-type="string">
            <text:p><text:s/>181.8 Inches</text:p>
          </table:table-cell>
          <table:table-cell office:value-type="string" calcext:value-type="string">
            <text:p><text:s/>195.7 Inches</text:p>
          </table:table-cell>
          <table:table-cell office:value-type="string" calcext:value-type="string">
            <text:p><text:s/>213.1 Inches</text:p>
          </table:table-cell>
          <table:table-cell office:value-type="string" calcext:value-type="string">
            <text:p><text:s/>211.8 Inches</text:p>
          </table:table-cell>
          <table:table-cell office:value-type="string" calcext:value-type="string">
            <text:p><text:s/>246.2 Inches</text:p>
          </table:table-cell>
          <table:table-cell office:value-type="string" calcext:value-type="string">
            <text:p><text:s/>239.9 Inches</text:p>
          </table:table-cell>
          <table:table-cell office:value-type="string" calcext:value-type="string">
            <text:p><text:s/>246.1 Inches</text:p>
          </table:table-cell>
          <table:table-cell office:value-type="string" calcext:value-type="string">
            <text:p><text:s/>263.4 Inches</text:p>
          </table:table-cell>
          <table:table-cell office:value-type="string" calcext:value-type="string">
            <text:p><text:s/>315.1 Inches</text:p>
          </table:table-cell>
          <table:table-cell office:value-type="string" calcext:value-type="string">
            <text:p><text:s/>291.3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762161837976" calcext:value-type="float">
            <text:p>1.10762161837976</text:p>
          </table:table-cell>
          <table:table-cell office:value-type="float" office:value="1.10634993557293" calcext:value-type="float">
            <text:p>1.10634993557293</text:p>
          </table:table-cell>
          <table:table-cell office:value-type="float" office:value="1.10537141124593" calcext:value-type="float">
            <text:p>1.10537141124593</text:p>
          </table:table-cell>
          <table:table-cell office:value-type="float" office:value="1.09267294681725" calcext:value-type="float">
            <text:p>1.09267294681725</text:p>
          </table:table-cell>
          <table:table-cell office:value-type="float" office:value="1.10202786805474" calcext:value-type="float">
            <text:p>1.10202786805474</text:p>
          </table:table-cell>
          <table:table-cell office:value-type="float" office:value="1.11843416621933" calcext:value-type="float">
            <text:p>1.11843416621933</text:p>
          </table:table-cell>
          <table:table-cell office:value-type="float" office:value="1.0950082281769" calcext:value-type="float">
            <text:p>1.0950082281769</text:p>
          </table:table-cell>
          <table:table-cell office:value-type="float" office:value="1.12346351358018" calcext:value-type="float">
            <text:p>1.12346351358018</text:p>
          </table:table-cell>
          <table:table-cell office:value-type="float" office:value="1.13965079196089" calcext:value-type="float">
            <text:p>1.13965079196089</text:p>
          </table:table-cell>
          <table:table-cell office:value-type="float" office:value="1.09756828136325" calcext:value-type="float">
            <text:p>1.09756828136325</text:p>
          </table:table-cell>
          <table:table-cell office:value-type="float" office:value="1.10295794113735" calcext:value-type="float">
            <text:p>1.10295794113735</text:p>
          </table:table-cell>
          <table:table-cell office:value-type="float" office:value="1.12461714997882" calcext:value-type="float">
            <text:p>1.12461714997882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4" calcext:value-type="float">
            <text:p>0.4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1" calcext:value-type="float">
            <text:p>0.47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6" calcext:value-type="float">
            <text:p>0.436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2" calcext:value-type="float">
            <text:p>0.43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2" calcext:value-type="float">
            <text:p>0.382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88 <text:s/>sqft</text:p>
          </table:table-cell>
          <table:table-cell office:value-type="string" calcext:value-type="string">
            <text:p><text:s/>968 <text:s/>sqft</text:p>
          </table:table-cell>
          <table:table-cell office:value-type="string" calcext:value-type="string">
            <text:p><text:s/>1305 <text:s/>sqft</text:p>
          </table:table-cell>
          <table:table-cell office:value-type="string" calcext:value-type="string">
            <text:p><text:s/>1531 <text:s/>sqft</text:p>
          </table:table-cell>
          <table:table-cell office:value-type="string" calcext:value-type="string">
            <text:p><text:s/>1826 <text:s/>sqft</text:p>
          </table:table-cell>
          <table:table-cell office:value-type="string" calcext:value-type="string">
            <text:p><text:s/>2026 <text:s/>sqft</text:p>
          </table:table-cell>
          <table:table-cell office:value-type="string" calcext:value-type="string">
            <text:p><text:s/>2430 <text:s/>sqft</text:p>
          </table:table-cell>
          <table:table-cell office:value-type="string" calcext:value-type="string">
            <text:p><text:s/>2834 <text:s/>sqft</text:p>
          </table:table-cell>
          <table:table-cell office:value-type="string" calcext:value-type="string">
            <text:p><text:s/>2969 <text:s/>sqft</text:p>
          </table:table-cell>
          <table:table-cell office:value-type="string" calcext:value-type="string">
            <text:p><text:s/>3014 <text:s/>sqft</text:p>
          </table:table-cell>
          <table:table-cell office:value-type="string" calcext:value-type="string">
            <text:p><text:s/>3670 <text:s/>sqft</text:p>
          </table:table-cell>
          <table:table-cell office:value-type="string" calcext:value-type="string">
            <text:p><text:s/>4021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01" calcext:value-type="float">
            <text:p>12.01</text:p>
          </table:table-cell>
          <table:table-cell office:value-type="float" office:value="13.09" calcext:value-type="float">
            <text:p>13.09</text:p>
          </table:table-cell>
          <table:table-cell office:value-type="float" office:value="11.03" calcext:value-type="float">
            <text:p>11.03</text:p>
          </table:table-cell>
          <table:table-cell office:value-type="float" office:value="13.03" calcext:value-type="float">
            <text:p>13.03</text:p>
          </table:table-cell>
          <table:table-cell office:value-type="float" office:value="12.9" calcext:value-type="float">
            <text:p>12.9</text:p>
          </table:table-cell>
          <table:table-cell office:value-type="float" office:value="11.08" calcext:value-type="float">
            <text:p>11.08</text:p>
          </table:table-cell>
          <table:table-cell office:value-type="float" office:value="13.77" calcext:value-type="float">
            <text:p>13.77</text:p>
          </table:table-cell>
          <table:table-cell office:value-type="float" office:value="11.74" calcext:value-type="float">
            <text:p>11.74</text:p>
          </table:table-cell>
          <table:table-cell office:value-type="float" office:value="11.36" calcext:value-type="float">
            <text:p>11.36</text:p>
          </table:table-cell>
          <table:table-cell office:value-type="float" office:value="11.43" calcext:value-type="float">
            <text:p>11.43</text:p>
          </table:table-cell>
          <table:table-cell office:value-type="float" office:value="12.27" calcext:value-type="float">
            <text:p>12.27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" calcext:value-type="float">
            <text:p>0.1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3.3 <text:s/>ft</text:p>
          </table:table-cell>
          <table:table-cell office:value-type="string" calcext:value-type="string">
            <text:p><text:s/>112.6 <text:s/>ft</text:p>
          </table:table-cell>
          <table:table-cell office:value-type="string" calcext:value-type="string">
            <text:p><text:s/>120.0 <text:s/>ft</text:p>
          </table:table-cell>
          <table:table-cell office:value-type="string" calcext:value-type="string">
            <text:p><text:s/>141.3 <text:s/>ft</text:p>
          </table:table-cell>
          <table:table-cell office:value-type="string" calcext:value-type="string">
            <text:p><text:s/>153.5 <text:s/>ft</text:p>
          </table:table-cell>
          <table:table-cell office:value-type="string" calcext:value-type="string">
            <text:p><text:s/>149.8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82.4 <text:s/>ft</text:p>
          </table:table-cell>
          <table:table-cell office:value-type="string" calcext:value-type="string">
            <text:p><text:s/>183.7 <text:s/>ft</text:p>
          </table:table-cell>
          <table:table-cell office:value-type="string" calcext:value-type="string">
            <text:p><text:s/>185.7 <text:s/>ft</text:p>
          </table:table-cell>
          <table:table-cell office:value-type="string" calcext:value-type="string">
            <text:p><text:s/>212.2 <text:s/>ft</text:p>
          </table:table-cell>
          <table:table-cell office:value-type="string" calcext:value-type="string">
            <text:p><text:s/>214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9.4 <text:s/>lbs/sqft</text:p>
          </table:table-cell>
          <table:table-cell office:value-type="string" calcext:value-type="string">
            <text:p><text:s/>115.4 <text:s/>lbs/sqft</text:p>
          </table:table-cell>
          <table:table-cell office:value-type="string" calcext:value-type="string">
            <text:p><text:s/>117.1 <text:s/>lbs/sqft</text:p>
          </table:table-cell>
          <table:table-cell office:value-type="string" calcext:value-type="string">
            <text:p><text:s/>114.4 <text:s/>lbs/sqft</text:p>
          </table:table-cell>
          <table:table-cell office:value-type="string" calcext:value-type="string">
            <text:p><text:s/>122.7 <text:s/>lbs/sqft</text:p>
          </table:table-cell>
          <table:table-cell office:value-type="string" calcext:value-type="string">
            <text:p><text:s/>138.0 <text:s/>lbs/sqft</text:p>
          </table:table-cell>
          <table:table-cell office:value-type="string" calcext:value-type="string">
            <text:p><text:s/>118.9 <text:s/>lbs/sqft</text:p>
          </table:table-cell>
          <table:table-cell office:value-type="string" calcext:value-type="string">
            <text:p><text:s/>128.2 <text:s/>lbs/sqft</text:p>
          </table:table-cell>
          <table:table-cell office:value-type="string" calcext:value-type="string">
            <text:p><text:s/>152.4 <text:s/>lbs/sqft</text:p>
          </table:table-cell>
          <table:table-cell office:value-type="string" calcext:value-type="string">
            <text:p><text:s/>122.4 <text:s/>lbs/sqft</text:p>
          </table:table-cell>
          <table:table-cell office:value-type="string" calcext:value-type="string">
            <text:p><text:s/>135.8 <text:s/>lbs/sqft</text:p>
          </table:table-cell>
          <table:table-cell office:value-type="string" calcext:value-type="string">
            <text:p><text:s/>151.1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5.97 <text:s/>ft</text:p>
          </table:table-cell>
          <table:table-cell office:value-type="string" calcext:value-type="string">
            <text:p><text:s/>58.78 <text:s/>ft</text:p>
          </table:table-cell>
          <table:table-cell office:value-type="string" calcext:value-type="string">
            <text:p><text:s/>45.24 <text:s/>ft</text:p>
          </table:table-cell>
          <table:table-cell office:value-type="string" calcext:value-type="string">
            <text:p><text:s/>80.56 <text:s/>ft</text:p>
          </table:table-cell>
          <table:table-cell office:value-type="string" calcext:value-type="string">
            <text:p><text:s/>80.53 <text:s/>ft</text:p>
          </table:table-cell>
          <table:table-cell office:value-type="string" calcext:value-type="string">
            <text:p><text:s/>74.88 <text:s/>ft</text:p>
          </table:table-cell>
          <table:table-cell office:value-type="string" calcext:value-type="string">
            <text:p><text:s/>103.09 <text:s/>ft</text:p>
          </table:table-cell>
          <table:table-cell office:value-type="string" calcext:value-type="string">
            <text:p><text:s/>86.97 <text:s/>ft</text:p>
          </table:table-cell>
          <table:table-cell office:value-type="string" calcext:value-type="string">
            <text:p><text:s/>100.52 <text:s/>ft</text:p>
          </table:table-cell>
          <table:table-cell office:value-type="string" calcext:value-type="string">
            <text:p><text:s/>112.41 <text:s/>ft</text:p>
          </table:table-cell>
          <table:table-cell office:value-type="string" calcext:value-type="string">
            <text:p><text:s/>114.01 <text:s/>ft</text:p>
          </table:table-cell>
          <table:table-cell office:value-type="string" calcext:value-type="string">
            <text:p><text:s/>113.94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262 <text:s/>USG</text:p>
          </table:table-cell>
          <table:table-cell office:value-type="string" calcext:value-type="string">
            <text:p><text:s/>4260 <text:s/>USG</text:p>
          </table:table-cell>
          <table:table-cell office:value-type="string" calcext:value-type="string">
            <text:p><text:s/>7473 <text:s/>USG</text:p>
          </table:table-cell>
          <table:table-cell office:value-type="string" calcext:value-type="string">
            <text:p><text:s/>9463 <text:s/>USG</text:p>
          </table:table-cell>
          <table:table-cell office:value-type="string" calcext:value-type="string">
            <text:p><text:s/>11158 <text:s/>USG</text:p>
          </table:table-cell>
          <table:table-cell office:value-type="string" calcext:value-type="string">
            <text:p><text:s/>13699 <text:s/>USG</text:p>
          </table:table-cell>
          <table:table-cell office:value-type="string" calcext:value-type="string">
            <text:p><text:s/>17116 <text:s/>USG</text:p>
          </table:table-cell>
          <table:table-cell office:value-type="string" calcext:value-type="string">
            <text:p><text:s/>24028 <text:s/>USG</text:p>
          </table:table-cell>
          <table:table-cell office:value-type="string" calcext:value-type="string">
            <text:p><text:s/>22612 <text:s/>USG</text:p>
          </table:table-cell>
          <table:table-cell office:value-type="string" calcext:value-type="string">
            <text:p><text:s/>26148 <text:s/>USG</text:p>
          </table:table-cell>
          <table:table-cell office:value-type="string" calcext:value-type="string">
            <text:p><text:s/>31690 <text:s/>USG</text:p>
          </table:table-cell>
          <table:table-cell office:value-type="string" calcext:value-type="string">
            <text:p><text:s/>3382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1.9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43.2 deg</text:p>
          </table:table-cell>
          <table:table-cell office:value-type="string" calcext:value-type="string">
            <text:p><text:s/>25.0 deg</text:p>
          </table:table-cell>
          <table:table-cell office:value-type="string" calcext:value-type="string">
            <text:p><text:s/>27.3 deg</text:p>
          </table:table-cell>
          <table:table-cell office:value-type="string" calcext:value-type="string">
            <text:p><text:s/>35.7 deg</text:p>
          </table:table-cell>
          <table:table-cell office:value-type="string" calcext:value-type="string">
            <text:p><text:s/>20.2 deg</text:p>
          </table:table-cell>
          <table:table-cell office:value-type="string" calcext:value-type="string">
            <text:p><text:s/>38.5 deg</text:p>
          </table:table-cell>
          <table:table-cell office:value-type="string" calcext:value-type="string">
            <text:p><text:s/>30.1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30.4 deg</text:p>
          </table:table-cell>
          <table:table-cell office:value-type="string" calcext:value-type="string">
            <text:p><text:s/>31.0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73 / 0.700 <text:s/>sqft / nd</text:p>
          </table:table-cell>
          <table:table-cell office:value-type="string" calcext:value-type="string">
            <text:p><text:s/>211 / 0.700 <text:s/>sqft / nd</text:p>
          </table:table-cell>
          <table:table-cell office:value-type="string" calcext:value-type="string">
            <text:p><text:s/>326 / 0.700 <text:s/>sqft / nd</text:p>
          </table:table-cell>
          <table:table-cell office:value-type="string" calcext:value-type="string">
            <text:p><text:s/>310 / 0.700 <text:s/>sqft / nd</text:p>
          </table:table-cell>
          <table:table-cell office:value-type="string" calcext:value-type="string">
            <text:p><text:s/>415 / 0.700 <text:s/>sqft / nd</text:p>
          </table:table-cell>
          <table:table-cell office:value-type="string" calcext:value-type="string">
            <text:p><text:s/>513 / 0.700 <text:s/>sqft / nd</text:p>
          </table:table-cell>
          <table:table-cell office:value-type="string" calcext:value-type="string">
            <text:p><text:s/>494 / 0.700 <text:s/>sqft / nd</text:p>
          </table:table-cell>
          <table:table-cell office:value-type="string" calcext:value-type="string">
            <text:p><text:s/>647 / 0.700 <text:s/>sqft / nd</text:p>
          </table:table-cell>
          <table:table-cell office:value-type="string" calcext:value-type="string">
            <text:p><text:s/>765 / 0.700 <text:s/>sqft / nd</text:p>
          </table:table-cell>
          <table:table-cell office:value-type="string" calcext:value-type="string">
            <text:p><text:s/>646 / 0.700 <text:s/>sqft / nd</text:p>
          </table:table-cell>
          <table:table-cell office:value-type="string" calcext:value-type="string">
            <text:p><text:s/>886 / 0.700 <text:s/>sqft / nd</text:p>
          </table:table-cell>
          <table:table-cell office:value-type="string" calcext:value-type="string">
            <text:p><text:s/>1051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4 / 0.071 <text:s/>sqft / nd</text:p>
          </table:table-cell>
          <table:table-cell office:value-type="string" calcext:value-type="string">
            <text:p><text:s/>238 / 0.072 <text:s/>sqft / nd</text:p>
          </table:table-cell>
          <table:table-cell office:value-type="string" calcext:value-type="string">
            <text:p><text:s/>322 / 0.074 <text:s/>sqft / nd</text:p>
          </table:table-cell>
          <table:table-cell office:value-type="string" calcext:value-type="string">
            <text:p><text:s/>339 / 0.070 <text:s/>sqft / nd</text:p>
          </table:table-cell>
          <table:table-cell office:value-type="string" calcext:value-type="string">
            <text:p><text:s/>458 / 0.071 <text:s/>sqft / nd</text:p>
          </table:table-cell>
          <table:table-cell office:value-type="string" calcext:value-type="string">
            <text:p><text:s/>499 / 0.071 <text:s/>sqft / nd</text:p>
          </table:table-cell>
          <table:table-cell office:value-type="string" calcext:value-type="string">
            <text:p><text:s/>586 / 0.072 <text:s/>sqft / nd</text:p>
          </table:table-cell>
          <table:table-cell office:value-type="string" calcext:value-type="string">
            <text:p><text:s/>656 / 0.071 <text:s/>sqft / nd</text:p>
          </table:table-cell>
          <table:table-cell office:value-type="string" calcext:value-type="string">
            <text:p><text:s/>838 / 0.078 <text:s/>sqft / nd</text:p>
          </table:table-cell>
          <table:table-cell office:value-type="string" calcext:value-type="string">
            <text:p><text:s/>648 / 0.073 <text:s/>sqft / nd</text:p>
          </table:table-cell>
          <table:table-cell office:value-type="string" calcext:value-type="string">
            <text:p><text:s/>1067 / 0.081 <text:s/>sqft / nd</text:p>
          </table:table-cell>
          <table:table-cell office:value-type="string" calcext:value-type="string">
            <text:p><text:s/>1092 / 0.073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2552 <text:s/>ft</text:p>
          </table:table-cell>
          <table:table-cell office:value-type="string" calcext:value-type="string">
            <text:p><text:s/>29972 <text:s/>ft</text:p>
          </table:table-cell>
          <table:table-cell office:value-type="string" calcext:value-type="string">
            <text:p><text:s/>32860 <text:s/>ft</text:p>
          </table:table-cell>
          <table:table-cell office:value-type="string" calcext:value-type="string">
            <text:p><text:s/>24126 <text:s/>ft</text:p>
          </table:table-cell>
          <table:table-cell office:value-type="string" calcext:value-type="string">
            <text:p><text:s/>29612 <text:s/>ft</text:p>
          </table:table-cell>
          <table:table-cell office:value-type="string" calcext:value-type="string">
            <text:p><text:s/>26136 <text:s/>ft</text:p>
          </table:table-cell>
          <table:table-cell office:value-type="string" calcext:value-type="string">
            <text:p><text:s/>24831 <text:s/>ft</text:p>
          </table:table-cell>
          <table:table-cell office:value-type="string" calcext:value-type="string">
            <text:p><text:s/>27182 <text:s/>ft</text:p>
          </table:table-cell>
          <table:table-cell office:value-type="string" calcext:value-type="string">
            <text:p><text:s/>24699 <text:s/>ft</text:p>
          </table:table-cell>
          <table:table-cell office:value-type="string" calcext:value-type="string">
            <text:p><text:s/>22005 <text:s/>ft</text:p>
          </table:table-cell>
          <table:table-cell office:value-type="string" calcext:value-type="string">
            <text:p><text:s/>24610 <text:s/>ft</text:p>
          </table:table-cell>
          <table:table-cell office:value-type="string" calcext:value-type="string">
            <text:p><text:s/>2488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7237.71 lbf</text:p>
          </table:table-cell>
          <table:table-cell office:value-type="string" calcext:value-type="string">
            <text:p><text:s/>6887.20 lbf</text:p>
          </table:table-cell>
          <table:table-cell office:value-type="string" calcext:value-type="string">
            <text:p><text:s/>8716.57 lbf</text:p>
          </table:table-cell>
          <table:table-cell office:value-type="string" calcext:value-type="string">
            <text:p><text:s/>11774.57 lbf</text:p>
          </table:table-cell>
          <table:table-cell office:value-type="string" calcext:value-type="string">
            <text:p><text:s/>12944.31 lbf</text:p>
          </table:table-cell>
          <table:table-cell office:value-type="string" calcext:value-type="string">
            <text:p><text:s/>16673.45 lbf</text:p>
          </table:table-cell>
          <table:table-cell office:value-type="string" calcext:value-type="string">
            <text:p><text:s/>18598.76 lbf</text:p>
          </table:table-cell>
          <table:table-cell office:value-type="string" calcext:value-type="string">
            <text:p><text:s/>21148.03 lbf</text:p>
          </table:table-cell>
          <table:table-cell office:value-type="string" calcext:value-type="string">
            <text:p><text:s/>27390.91 lbf</text:p>
          </table:table-cell>
          <table:table-cell office:value-type="string" calcext:value-type="string">
            <text:p><text:s/>24141.81 lbf</text:p>
          </table:table-cell>
          <table:table-cell office:value-type="string" calcext:value-type="string">
            <text:p><text:s/>29404.15 lbf</text:p>
          </table:table-cell>
          <table:table-cell office:value-type="string" calcext:value-type="string">
            <text:p><text:s/>34171.2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501" calcext:value-type="float">
            <text:p>0.01501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00565" calcext:value-type="float">
            <text:p>0.0056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9345" calcext:value-type="float">
            <text:p>0.79345</text:p>
          </table:table-cell>
          <table:table-cell office:value-type="float" office:value="0.75798" calcext:value-type="float">
            <text:p>0.75798</text:p>
          </table:table-cell>
          <table:table-cell office:value-type="float" office:value="0.76669" calcext:value-type="float">
            <text:p>0.76669</text:p>
          </table:table-cell>
          <table:table-cell office:value-type="float" office:value="0.79811" calcext:value-type="float">
            <text:p>0.79811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8153" calcext:value-type="float">
            <text:p>0.78153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78101" calcext:value-type="float">
            <text:p>0.78101</text:p>
          </table:table-cell>
          <table:table-cell office:value-type="float" office:value="0.77558" calcext:value-type="float">
            <text:p>0.77558</text:p>
          </table:table-cell>
          <table:table-cell office:value-type="float" office:value="0.79476" calcext:value-type="float">
            <text:p>0.79476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76" calcext:value-type="float">
            <text:p>0.0017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5" calcext:value-type="float">
            <text:p>0.00045</text:p>
          </table:table-cell>
          <table:table-cell table:number-columns-repeated="2" office:value-type="float" office:value="0.00046" calcext:value-type="float">
            <text:p>0.0004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2388" calcext:value-type="float">
            <text:p>0.02388</text:p>
          </table:table-cell>
          <table:table-cell office:value-type="float" office:value="0.02479" calcext:value-type="float">
            <text:p>0.02479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334" calcext:value-type="float">
            <text:p>0.0233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6" calcext:value-type="float">
            <text:p>16</text:p>
          </table:table-cell>
          <table:table-cell office:value-type="float" office:value="14.8" calcext:value-type="float">
            <text:p>14.8</text:p>
          </table:table-cell>
          <table:table-cell office:value-type="float" office:value="16.4" calcext:value-type="float">
            <text:p>16.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53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83 percent</text:p>
          </table:table-cell>
          <table:table-cell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83.5" calcext:value-type="float">
            <text:p>5883.5</text:p>
          </table:table-cell>
          <table:table-cell office:value-type="float" office:value="6901.4" calcext:value-type="float">
            <text:p>6901.4</text:p>
          </table:table-cell>
          <table:table-cell office:value-type="float" office:value="7352.3" calcext:value-type="float">
            <text:p>7352.3</text:p>
          </table:table-cell>
          <table:table-cell office:value-type="float" office:value="6575.8" calcext:value-type="float">
            <text:p>6575.8</text:p>
          </table:table-cell>
          <table:table-cell office:value-type="float" office:value="7388.8" calcext:value-type="float">
            <text:p>7388.8</text:p>
          </table:table-cell>
          <table:table-cell office:value-type="float" office:value="7344.5" calcext:value-type="float">
            <text:p>7344.5</text:p>
          </table:table-cell>
          <table:table-cell office:value-type="float" office:value="6844.6" calcext:value-type="float">
            <text:p>6844.6</text:p>
          </table:table-cell>
          <table:table-cell office:value-type="float" office:value="7390.3" calcext:value-type="float">
            <text:p>7390.3</text:p>
          </table:table-cell>
          <table:table-cell office:value-type="float" office:value="7200.9" calcext:value-type="float">
            <text:p>7200.9</text:p>
          </table:table-cell>
          <table:table-cell office:value-type="float" office:value="6813.5" calcext:value-type="float">
            <text:p>6813.5</text:p>
          </table:table-cell>
          <table:table-cell office:value-type="float" office:value="7718.5" calcext:value-type="float">
            <text:p>7718.5</text:p>
          </table:table-cell>
          <table:table-cell office:value-type="float" office:value="7835.5" calcext:value-type="float">
            <text:p>7835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8250 <text:s/>lbs</text:p>
          </table:table-cell>
          <table:table-cell office:value-type="string" calcext:value-type="string">
            <text:p><text:s/>23161 <text:s/>lbs</text:p>
          </table:table-cell>
          <table:table-cell office:value-type="string" calcext:value-type="string">
            <text:p><text:s/>47647 <text:s/>lbs</text:p>
          </table:table-cell>
          <table:table-cell office:value-type="string" calcext:value-type="string">
            <text:p><text:s/>13335 <text:s/>lbs</text:p>
          </table:table-cell>
          <table:table-cell office:value-type="string" calcext:value-type="string">
            <text:p><text:s/>43446 <text:s/>lbs</text:p>
          </table:table-cell>
          <table:table-cell office:value-type="string" calcext:value-type="string">
            <text:p><text:s/>87317 <text:s/>lbs</text:p>
          </table:table-cell>
          <table:table-cell office:value-type="string" calcext:value-type="string">
            <text:p><text:s/>21162 <text:s/>lbs</text:p>
          </table:table-cell>
          <table:table-cell office:value-type="string" calcext:value-type="string">
            <text:p><text:s/>70914 <text:s/>lbs</text:p>
          </table:table-cell>
          <table:table-cell office:value-type="string" calcext:value-type="string">
            <text:p><text:s/>144155 <text:s/>lbs</text:p>
          </table:table-cell>
          <table:table-cell office:value-type="string" calcext:value-type="string">
            <text:p><text:s/>27335 <text:s/>lbs</text:p>
          </table:table-cell>
          <table:table-cell office:value-type="string" calcext:value-type="string">
            <text:p><text:s/>93361 <text:s/>lbs</text:p>
          </table:table-cell>
          <table:table-cell office:value-type="string" calcext:value-type="string">
            <text:p><text:s/>17896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661 <text:s/>ft</text:p>
          </table:table-cell>
          <table:table-cell office:value-type="string" calcext:value-type="string">
            <text:p><text:s/>3848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14 <text:s/>ft</text:p>
          </table:table-cell>
          <table:table-cell office:value-type="string" calcext:value-type="string">
            <text:p><text:s/>33984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263 <text:s/>ft</text:p>
          </table:table-cell>
          <table:table-cell office:value-type="string" calcext:value-type="string">
            <text:p><text:s/>30635 <text:s/>ft</text:p>
          </table:table-cell>
          <table:table-cell office:value-type="string" calcext:value-type="string">
            <text:p><text:s/>26058 <text:s/>ft</text:p>
          </table:table-cell>
          <table:table-cell office:value-type="string" calcext:value-type="string">
            <text:p><text:s/>28302 <text:s/>ft</text:p>
          </table:table-cell>
          <table:table-cell office:value-type="string" calcext:value-type="string">
            <text:p><text:s/>3067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229.32 lbf</text:p>
          </table:table-cell>
          <table:table-cell office:value-type="string" calcext:value-type="string">
            <text:p><text:s/>6018.06 lbf</text:p>
          </table:table-cell>
          <table:table-cell office:value-type="string" calcext:value-type="string">
            <text:p><text:s/>6831.62 lbf</text:p>
          </table:table-cell>
          <table:table-cell office:value-type="string" calcext:value-type="string">
            <text:p><text:s/>10586.02 lbf</text:p>
          </table:table-cell>
          <table:table-cell office:value-type="string" calcext:value-type="string">
            <text:p><text:s/>11392.69 lbf</text:p>
          </table:table-cell>
          <table:table-cell office:value-type="string" calcext:value-type="string">
            <text:p><text:s/>12584.40 lbf</text:p>
          </table:table-cell>
          <table:table-cell office:value-type="string" calcext:value-type="string">
            <text:p><text:s/>17020.08 lbf</text:p>
          </table:table-cell>
          <table:table-cell office:value-type="string" calcext:value-type="string">
            <text:p><text:s/>18436.58 lbf</text:p>
          </table:table-cell>
          <table:table-cell office:value-type="string" calcext:value-type="string">
            <text:p><text:s/>21310.16 lbf</text:p>
          </table:table-cell>
          <table:table-cell office:value-type="string" calcext:value-type="string">
            <text:p><text:s/>21715.05 lbf</text:p>
          </table:table-cell>
          <table:table-cell office:value-type="string" calcext:value-type="string">
            <text:p><text:s/>25448.82 lbf</text:p>
          </table:table-cell>
          <table:table-cell office:value-type="string" calcext:value-type="string">
            <text:p><text:s/>27021.59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542" calcext:value-type="float">
            <text:p>0.0154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0575" calcext:value-type="float">
            <text:p>0.0057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347" calcext:value-type="float">
            <text:p>0.76347</text:p>
          </table:table-cell>
          <table:table-cell office:value-type="float" office:value="0.75409" calcext:value-type="float">
            <text:p>0.75409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515" calcext:value-type="float">
            <text:p>0.75515</text:p>
          </table:table-cell>
          <table:table-cell office:value-type="float" office:value="0.76485" calcext:value-type="float">
            <text:p>0.76485</text:p>
          </table:table-cell>
          <table:table-cell office:value-type="float" office:value="0.79313" calcext:value-type="float">
            <text:p>0.79313</text:p>
          </table:table-cell>
          <table:table-cell office:value-type="float" office:value="0.74209" calcext:value-type="float">
            <text:p>0.74209</text:p>
          </table:table-cell>
          <table:table-cell office:value-type="float" office:value="0.77948" calcext:value-type="float">
            <text:p>0.77948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77844" calcext:value-type="float">
            <text:p>0.77844</text:p>
          </table:table-cell>
          <table:table-cell office:value-type="float" office:value="0.77312" calcext:value-type="float">
            <text:p>0.77312</text:p>
          </table:table-cell>
          <table:table-cell office:value-type="float" office:value="0.7912" calcext:value-type="float">
            <text:p>0.791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77" calcext:value-type="float">
            <text:p>0.00177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3" calcext:value-type="float">
            <text:p>0.00053</text:p>
          </table:table-cell>
          <table:table-cell table:number-columns-repeated="3"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table:number-columns-repeated="2"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2629" calcext:value-type="float">
            <text:p>0.02629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2403" calcext:value-type="float">
            <text:p>0.02403</text:p>
          </table:table-cell>
          <table:table-cell office:value-type="float" office:value="0.02389" calcext:value-type="float">
            <text:p>0.0238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2" calcext:value-type="float">
            <text:p>14.2</text:p>
          </table:table-cell>
          <table:table-cell office:value-type="float" office:value="15.1" calcext:value-type="float">
            <text:p>15.1</text:p>
          </table:table-cell>
          <table:table-cell office:value-type="float" office:value="16.5" calcext:value-type="float">
            <text:p>16.5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15.6" calcext:value-type="float">
            <text:p>15.6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40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60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12" calcext:value-type="float">
            <text:p>6212</text:p>
          </table:table-cell>
          <table:table-cell office:value-type="float" office:value="6577.7" calcext:value-type="float">
            <text:p>6577.7</text:p>
          </table:table-cell>
          <table:table-cell office:value-type="float" office:value="7037.2" calcext:value-type="float">
            <text:p>7037.2</text:p>
          </table:table-cell>
          <table:table-cell office:value-type="float" office:value="6769.5" calcext:value-type="float">
            <text:p>6769.5</text:p>
          </table:table-cell>
          <table:table-cell office:value-type="float" office:value="7087.1" calcext:value-type="float">
            <text:p>7087.1</text:p>
          </table:table-cell>
          <table:table-cell office:value-type="float" office:value="7066.9" calcext:value-type="float">
            <text:p>7066.9</text:p>
          </table:table-cell>
          <table:table-cell office:value-type="float" office:value="6973.3" calcext:value-type="float">
            <text:p>6973.3</text:p>
          </table:table-cell>
          <table:table-cell office:value-type="float" office:value="7119.7" calcext:value-type="float">
            <text:p>7119.7</text:p>
          </table:table-cell>
          <table:table-cell office:value-type="float" office:value="6800.4" calcext:value-type="float">
            <text:p>6800.4</text:p>
          </table:table-cell>
          <table:table-cell office:value-type="float" office:value="7018.5" calcext:value-type="float">
            <text:p>7018.5</text:p>
          </table:table-cell>
          <table:table-cell office:value-type="float" office:value="7520.8" calcext:value-type="float">
            <text:p>7520.8</text:p>
          </table:table-cell>
          <table:table-cell office:value-type="float" office:value="7467.5" calcext:value-type="float">
            <text:p>7467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722 <text:s/>lbs</text:p>
          </table:table-cell>
          <table:table-cell office:value-type="string" calcext:value-type="string">
            <text:p><text:s/>7263 <text:s/>lbs</text:p>
          </table:table-cell>
          <table:table-cell office:value-type="string" calcext:value-type="string">
            <text:p><text:s/>13951 <text:s/>lbs</text:p>
          </table:table-cell>
          <table:table-cell office:value-type="string" calcext:value-type="string">
            <text:p><text:s/>6183 <text:s/>lbs</text:p>
          </table:table-cell>
          <table:table-cell office:value-type="string" calcext:value-type="string">
            <text:p><text:s/>13665 <text:s/>lbs</text:p>
          </table:table-cell>
          <table:table-cell office:value-type="string" calcext:value-type="string">
            <text:p><text:s/>24946 <text:s/>lbs</text:p>
          </table:table-cell>
          <table:table-cell office:value-type="string" calcext:value-type="string">
            <text:p><text:s/>9957 <text:s/>lbs</text:p>
          </table:table-cell>
          <table:table-cell office:value-type="string" calcext:value-type="string">
            <text:p><text:s/>22344 <text:s/>lbs</text:p>
          </table:table-cell>
          <table:table-cell office:value-type="string" calcext:value-type="string">
            <text:p><text:s/>41809 <text:s/>lbs</text:p>
          </table:table-cell>
          <table:table-cell office:value-type="string" calcext:value-type="string">
            <text:p><text:s/>12786 <text:s/>lbs</text:p>
          </table:table-cell>
          <table:table-cell office:value-type="string" calcext:value-type="string">
            <text:p><text:s/>29005 <text:s/>lbs</text:p>
          </table:table-cell>
          <table:table-cell office:value-type="string" calcext:value-type="string">
            <text:p><text:s/>5256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3 / 0.95</text:p>
          </table:table-cell>
          <table:table-cell table:number-columns-repeated="8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014 / 5776 <text:s/>ft/ft</text:p>
          </table:table-cell>
          <table:table-cell office:value-type="string" calcext:value-type="string">
            <text:p><text:s/>4799 / 6561 <text:s/>ft/ft</text:p>
          </table:table-cell>
          <table:table-cell office:value-type="string" calcext:value-type="string">
            <text:p><text:s/>5304 / 6595 <text:s/>ft/ft</text:p>
          </table:table-cell>
          <table:table-cell office:value-type="string" calcext:value-type="string">
            <text:p><text:s/>4827 / 6762 <text:s/>ft/ft</text:p>
          </table:table-cell>
          <table:table-cell office:value-type="string" calcext:value-type="string">
            <text:p><text:s/>6499 / 6979 <text:s/>ft/ft</text:p>
          </table:table-cell>
          <table:table-cell office:value-type="string" calcext:value-type="string">
            <text:p><text:s/>7211 / 7218 <text:s/>ft/ft</text:p>
          </table:table-cell>
          <table:table-cell office:value-type="string" calcext:value-type="string">
            <text:p><text:s/>4467 / 7258 <text:s/>ft/ft</text:p>
          </table:table-cell>
          <table:table-cell office:value-type="string" calcext:value-type="string">
            <text:p><text:s/>7233 / 7622 <text:s/>ft/ft</text:p>
          </table:table-cell>
          <table:table-cell office:value-type="string" calcext:value-type="string">
            <text:p><text:s/>8042 / 8043 <text:s/>ft/ft</text:p>
          </table:table-cell>
          <table:table-cell office:value-type="string" calcext:value-type="string">
            <text:p><text:s/>5101 / 7725 <text:s/>ft/ft</text:p>
          </table:table-cell>
          <table:table-cell office:value-type="string" calcext:value-type="string">
            <text:p><text:s/>8188 / 8185 <text:s/>ft/ft</text:p>
          </table:table-cell>
          <table:table-cell office:value-type="string" calcext:value-type="string">
            <text:p><text:s/>8770 / 8770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7 / 130.8 <text:s/>KCAS / KCAS</text:p>
          </table:table-cell>
          <table:table-cell office:value-type="string" calcext:value-type="string">
            <text:p><text:s/>131.3 / 131.4 <text:s/>KCAS / KCAS</text:p>
          </table:table-cell>
          <table:table-cell office:value-type="string" calcext:value-type="string">
            <text:p><text:s/>130.0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2 / 134.4 <text:s/>KCAS / KCAS</text:p>
          </table:table-cell>
          <table:table-cell office:value-type="string" calcext:value-type="string">
            <text:p><text:s/>135.5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38.4 / 138.5 <text:s/>KCAS / KCAS</text:p>
          </table:table-cell>
          <table:table-cell office:value-type="string" calcext:value-type="string">
            <text:p><text:s/>141.0 / 141.1 <text:s/>KCAS / KCAS</text:p>
          </table:table-cell>
          <table:table-cell office:value-type="string" calcext:value-type="string">
            <text:p><text:s/>144.3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2 / 0.05</text:p>
          </table:table-cell>
          <table:table-cell office:value-type="string" calcext:value-type="string">
            <text:p><text:s/>0.19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90 / 0.05</text:p>
          </table:table-cell>
          <table:table-cell office:value-type="string" calcext:value-type="string">
            <text:p><text:s/>0.42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6 / 0.05</text:p>
          </table:table-cell>
          <table:table-cell office:value-type="string" calcext:value-type="string">
            <text:p><text:s/>0.56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44 / 0.05</text:p>
          </table:table-cell>
          <table:table-cell office:value-type="string" calcext:value-type="string">
            <text:p><text:s/>0.561 / 0.05</text:p>
          </table:table-cell>
          <table:table-cell office:value-type="string" calcext:value-type="string">
            <text:p><text:s/>0.211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72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9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44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7973 <text:s/>lbm</text:p>
          </table:table-cell>
          <table:table-cell office:value-type="string" calcext:value-type="string">
            <text:p><text:s/>112415 <text:s/>lbm</text:p>
          </table:table-cell>
          <table:table-cell office:value-type="string" calcext:value-type="string">
            <text:p><text:s/>153901 <text:s/>lbm</text:p>
          </table:table-cell>
          <table:table-cell office:value-type="string" calcext:value-type="string">
            <text:p><text:s/>176787 <text:s/>lbm</text:p>
          </table:table-cell>
          <table:table-cell office:value-type="string" calcext:value-type="string">
            <text:p><text:s/>222163 <text:s/>lbm</text:p>
          </table:table-cell>
          <table:table-cell office:value-type="string" calcext:value-type="string">
            <text:p><text:s/>282527 <text:s/>lbm</text:p>
          </table:table-cell>
          <table:table-cell office:value-type="string" calcext:value-type="string">
            <text:p><text:s/>284237 <text:s/>lbm</text:p>
          </table:table-cell>
          <table:table-cell office:value-type="string" calcext:value-type="string">
            <text:p><text:s/>360109 <text:s/>lbm</text:p>
          </table:table-cell>
          <table:table-cell office:value-type="string" calcext:value-type="string">
            <text:p><text:s/>496373 <text:s/>lbm</text:p>
          </table:table-cell>
          <table:table-cell office:value-type="string" calcext:value-type="string">
            <text:p><text:s/>374132 <text:s/>lbm</text:p>
          </table:table-cell>
          <table:table-cell office:value-type="string" calcext:value-type="string">
            <text:p><text:s/>469189 <text:s/>lbm</text:p>
          </table:table-cell>
          <table:table-cell office:value-type="string" calcext:value-type="string">
            <text:p><text:s/>60247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2488 lbm</text:p>
          </table:table-cell>
          <table:table-cell office:value-type="string" calcext:value-type="string">
            <text:p><text:s/>60486 lbm</text:p>
          </table:table-cell>
          <table:table-cell office:value-type="string" calcext:value-type="string">
            <text:p><text:s/>72689 lbm</text:p>
          </table:table-cell>
          <table:table-cell office:value-type="string" calcext:value-type="string">
            <text:p><text:s/>107405 lbm</text:p>
          </table:table-cell>
          <table:table-cell office:value-type="string" calcext:value-type="string">
            <text:p><text:s/>121636 lbm</text:p>
          </table:table-cell>
          <table:table-cell office:value-type="string" calcext:value-type="string">
            <text:p><text:s/>135183 lbm</text:p>
          </table:table-cell>
          <table:table-cell office:value-type="string" calcext:value-type="string">
            <text:p><text:s/>177446 lbm</text:p>
          </table:table-cell>
          <table:table-cell office:value-type="string" calcext:value-type="string">
            <text:p><text:s/>203076 lbm</text:p>
          </table:table-cell>
          <table:table-cell office:value-type="string" calcext:value-type="string">
            <text:p><text:s/>257636 lbm</text:p>
          </table:table-cell>
          <table:table-cell office:value-type="string" calcext:value-type="string">
            <text:p><text:s/>234369 lbm</text:p>
          </table:table-cell>
          <table:table-cell office:value-type="string" calcext:value-type="string">
            <text:p><text:s/>262289 lbm</text:p>
          </table:table-cell>
          <table:table-cell office:value-type="string" calcext:value-type="string">
            <text:p><text:s/>300018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2099 <text:s/>lbf</text:p>
          </table:table-cell>
          <table:table-cell office:value-type="string" calcext:value-type="string">
            <text:p><text:s/>14969 <text:s/>lbf</text:p>
          </table:table-cell>
          <table:table-cell office:value-type="string" calcext:value-type="string">
            <text:p><text:s/>19682 <text:s/>lbf</text:p>
          </table:table-cell>
          <table:table-cell office:value-type="string" calcext:value-type="string">
            <text:p><text:s/>22406 <text:s/>lbf</text:p>
          </table:table-cell>
          <table:table-cell office:value-type="string" calcext:value-type="string">
            <text:p><text:s/>27194 <text:s/>lbf</text:p>
          </table:table-cell>
          <table:table-cell office:value-type="string" calcext:value-type="string">
            <text:p><text:s/>31059 <text:s/>lbf</text:p>
          </table:table-cell>
          <table:table-cell office:value-type="string" calcext:value-type="string">
            <text:p><text:s/>35333 <text:s/>lbf</text:p>
          </table:table-cell>
          <table:table-cell office:value-type="string" calcext:value-type="string">
            <text:p><text:s/>41053 <text:s/>lbf</text:p>
          </table:table-cell>
          <table:table-cell office:value-type="string" calcext:value-type="string">
            <text:p><text:s/>52203 <text:s/>lbf</text:p>
          </table:table-cell>
          <table:table-cell office:value-type="string" calcext:value-type="string">
            <text:p><text:s/>43688 <text:s/>lbf</text:p>
          </table:table-cell>
          <table:table-cell office:value-type="string" calcext:value-type="string">
            <text:p><text:s/>52660 <text:s/>lbf</text:p>
          </table:table-cell>
          <table:table-cell office:value-type="string" calcext:value-type="string">
            <text:p><text:s/>59674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6.9162934682814" calcext:value-type="float">
            <text:p>36.9162934682814</text:p>
          </table:table-cell>
          <table:table-cell office:value-type="float" office:value="30.7844703279508" calcext:value-type="float">
            <text:p>30.7844703279508</text:p>
          </table:table-cell>
          <table:table-cell office:value-type="float" office:value="30.0276154713352" calcext:value-type="float">
            <text:p>30.0276154713352</text:p>
          </table:table-cell>
          <table:table-cell office:value-type="float" office:value="34.5965838531957" calcext:value-type="float">
            <text:p>34.5965838531957</text:p>
          </table:table-cell>
          <table:table-cell office:value-type="float" office:value="29.6979993887525" calcext:value-type="float">
            <text:p>29.6979993887525</text:p>
          </table:table-cell>
          <table:table-cell office:value-type="float" office:value="26.3617298158024" calcext:value-type="float">
            <text:p>26.3617298158024</text:p>
          </table:table-cell>
          <table:table-cell office:value-type="float" office:value="31.821812580869" calcext:value-type="float">
            <text:p>31.821812580869</text:p>
          </table:table-cell>
          <table:table-cell office:value-type="float" office:value="26.735369526121" calcext:value-type="float">
            <text:p>26.735369526121</text:p>
          </table:table-cell>
          <table:table-cell office:value-type="float" office:value="26.7603791944008" calcext:value-type="float">
            <text:p>26.7603791944008</text:p>
          </table:table-cell>
          <table:table-cell office:value-type="float" office:value="32.0251510987404" calcext:value-type="float">
            <text:p>32.0251510987404</text:p>
          </table:table-cell>
          <table:table-cell office:value-type="float" office:value="27.7832168162624" calcext:value-type="float">
            <text:p>27.7832168162624</text:p>
          </table:table-cell>
          <table:table-cell office:value-type="float" office:value="22.7502207089843" calcext:value-type="float">
            <text:p>22.7502207089843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5 inches</text:p>
          </table:table-cell>
          <table:table-cell office:value-type="string" calcext:value-type="string">
            <text:p><text:s/>67.8 inches</text:p>
          </table:table-cell>
          <table:table-cell office:value-type="string" calcext:value-type="string">
            <text:p><text:s/>76.9 inches</text:p>
          </table:table-cell>
          <table:table-cell office:value-type="string" calcext:value-type="string">
            <text:p><text:s/>81.9 inches</text:p>
          </table:table-cell>
          <table:table-cell office:value-type="string" calcext:value-type="string">
            <text:p><text:s/>92.2 inches</text:p>
          </table:table-cell>
          <table:table-cell office:value-type="string" calcext:value-type="string">
            <text:p><text:s/>99.3 inches</text:p>
          </table:table-cell>
          <table:table-cell office:value-type="string" calcext:value-type="string">
            <text:p><text:s/>103.5 inches</text:p>
          </table:table-cell>
          <table:table-cell office:value-type="string" calcext:value-type="string">
            <text:p><text:s/>113.8 inches</text:p>
          </table:table-cell>
          <table:table-cell office:value-type="string" calcext:value-type="string">
            <text:p><text:s/>132.9 inches</text:p>
          </table:table-cell>
          <table:table-cell office:value-type="string" calcext:value-type="string">
            <text:p><text:s/>114.7 inches</text:p>
          </table:table-cell>
          <table:table-cell office:value-type="string" calcext:value-type="string">
            <text:p><text:s/>129.6 inches</text:p>
          </table:table-cell>
          <table:table-cell office:value-type="string" calcext:value-type="string">
            <text:p><text:s/>138.0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46.1 Inches</text:p>
          </table:table-cell>
          <table:table-cell office:value-type="string" calcext:value-type="string">
            <text:p><text:s/>152.2 Inches</text:p>
          </table:table-cell>
          <table:table-cell office:value-type="string" calcext:value-type="string">
            <text:p><text:s/>174.6 Inches</text:p>
          </table:table-cell>
          <table:table-cell office:value-type="string" calcext:value-type="string">
            <text:p><text:s/>193.4 Inches</text:p>
          </table:table-cell>
          <table:table-cell office:value-type="string" calcext:value-type="string">
            <text:p><text:s/>202.4 Inches</text:p>
          </table:table-cell>
          <table:table-cell office:value-type="string" calcext:value-type="string">
            <text:p><text:s/>209.0 Inches</text:p>
          </table:table-cell>
          <table:table-cell office:value-type="string" calcext:value-type="string">
            <text:p><text:s/>234.8 Inches</text:p>
          </table:table-cell>
          <table:table-cell office:value-type="string" calcext:value-type="string">
            <text:p><text:s/>239.2 Inches</text:p>
          </table:table-cell>
          <table:table-cell office:value-type="string" calcext:value-type="string">
            <text:p><text:s/>273.9 Inches</text:p>
          </table:table-cell>
          <table:table-cell office:value-type="string" calcext:value-type="string">
            <text:p><text:s/>261.7 Inches</text:p>
          </table:table-cell>
          <table:table-cell office:value-type="string" calcext:value-type="string">
            <text:p><text:s/>275.0 Inches</text:p>
          </table:table-cell>
          <table:table-cell office:value-type="string" calcext:value-type="string">
            <text:p><text:s/>275.2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886539622496" calcext:value-type="float">
            <text:p>1.0886539622496</text:p>
          </table:table-cell>
          <table:table-cell office:value-type="float" office:value="1.10482085659706" calcext:value-type="float">
            <text:p>1.10482085659706</text:p>
          </table:table-cell>
          <table:table-cell office:value-type="float" office:value="1.10265234540151" calcext:value-type="float">
            <text:p>1.10265234540151</text:p>
          </table:table-cell>
          <table:table-cell office:value-type="float" office:value="1.09528425212715" calcext:value-type="float">
            <text:p>1.09528425212715</text:p>
          </table:table-cell>
          <table:table-cell office:value-type="float" office:value="1.10929042794061" calcext:value-type="float">
            <text:p>1.10929042794061</text:p>
          </table:table-cell>
          <table:table-cell office:value-type="float" office:value="1.11939278842595" calcext:value-type="float">
            <text:p>1.11939278842595</text:p>
          </table:table-cell>
          <table:table-cell office:value-type="float" office:value="1.10367261466208" calcext:value-type="float">
            <text:p>1.10367261466208</text:p>
          </table:table-cell>
          <table:table-cell office:value-type="float" office:value="1.12111340051155" calcext:value-type="float">
            <text:p>1.12111340051155</text:p>
          </table:table-cell>
          <table:table-cell office:value-type="float" office:value="1.12103494883233" calcext:value-type="float">
            <text:p>1.12103494883233</text:p>
          </table:table-cell>
          <table:table-cell office:value-type="float" office:value="1.10269484635685" calcext:value-type="float">
            <text:p>1.10269484635685</text:p>
          </table:table-cell>
          <table:table-cell office:value-type="float" office:value="1.11742363392884" calcext:value-type="float">
            <text:p>1.11742363392884</text:p>
          </table:table-cell>
          <table:table-cell office:value-type="float" office:value="1.13683476405844" calcext:value-type="float">
            <text:p>1.13683476405844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8" calcext:value-type="float">
            <text:p>0.448</text:p>
          </table:table-cell>
          <table:table-cell office:value-type="float" office:value="0.43" calcext:value-type="float">
            <text:p>0.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08" calcext:value-type="float">
            <text:p>0.408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" calcext:value-type="float">
            <text:p>0.4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4" calcext:value-type="float">
            <text:p>0.34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28 <text:s/>sqft</text:p>
          </table:table-cell>
          <table:table-cell office:value-type="string" calcext:value-type="string">
            <text:p><text:s/>970 <text:s/>sqft</text:p>
          </table:table-cell>
          <table:table-cell office:value-type="string" calcext:value-type="string">
            <text:p><text:s/>1287 <text:s/>sqft</text:p>
          </table:table-cell>
          <table:table-cell office:value-type="string" calcext:value-type="string">
            <text:p><text:s/>1556 <text:s/>sqft</text:p>
          </table:table-cell>
          <table:table-cell office:value-type="string" calcext:value-type="string">
            <text:p><text:s/>1789 <text:s/>sqft</text:p>
          </table:table-cell>
          <table:table-cell office:value-type="string" calcext:value-type="string">
            <text:p><text:s/>2031 <text:s/>sqft</text:p>
          </table:table-cell>
          <table:table-cell office:value-type="string" calcext:value-type="string">
            <text:p><text:s/>2403 <text:s/>sqft</text:p>
          </table:table-cell>
          <table:table-cell office:value-type="string" calcext:value-type="string">
            <text:p><text:s/>2745 <text:s/>sqft</text:p>
          </table:table-cell>
          <table:table-cell office:value-type="string" calcext:value-type="string">
            <text:p><text:s/>3726 <text:s/>sqft</text:p>
          </table:table-cell>
          <table:table-cell office:value-type="string" calcext:value-type="string">
            <text:p><text:s/>3016 <text:s/>sqft</text:p>
          </table:table-cell>
          <table:table-cell office:value-type="string" calcext:value-type="string">
            <text:p><text:s/>3216 <text:s/>sqft</text:p>
          </table:table-cell>
          <table:table-cell office:value-type="string" calcext:value-type="string">
            <text:p><text:s/>3645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19" calcext:value-type="float">
            <text:p>12.19</text:p>
          </table:table-cell>
          <table:table-cell office:value-type="float" office:value="12.76" calcext:value-type="float">
            <text:p>12.76</text:p>
          </table:table-cell>
          <table:table-cell office:value-type="float" office:value="8.91" calcext:value-type="float">
            <text:p>8.91</text:p>
          </table:table-cell>
          <table:table-cell office:value-type="float" office:value="13.1" calcext:value-type="float">
            <text:p>13.1</text:p>
          </table:table-cell>
          <table:table-cell office:value-type="float" office:value="12.37" calcext:value-type="float">
            <text:p>12.37</text:p>
          </table:table-cell>
          <table:table-cell office:value-type="float" office:value="10.61" calcext:value-type="float">
            <text:p>10.61</text:p>
          </table:table-cell>
          <table:table-cell office:value-type="float" office:value="12.46" calcext:value-type="float">
            <text:p>12.46</text:p>
          </table:table-cell>
          <table:table-cell office:value-type="float" office:value="12.15" calcext:value-type="float">
            <text:p>12.15</text:p>
          </table:table-cell>
          <table:table-cell office:value-type="float" office:value="10.46" calcext:value-type="float">
            <text:p>10.46</text:p>
          </table:table-cell>
          <table:table-cell office:value-type="float" office:value="12.23" calcext:value-type="float">
            <text:p>12.23</text:p>
          </table:table-cell>
          <table:table-cell office:value-type="float" office:value="11.71" calcext:value-type="float">
            <text:p>11.71</text:p>
          </table:table-cell>
          <table:table-cell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0.5 <text:s/>ft</text:p>
          </table:table-cell>
          <table:table-cell office:value-type="string" calcext:value-type="string">
            <text:p><text:s/>111.2 <text:s/>ft</text:p>
          </table:table-cell>
          <table:table-cell office:value-type="string" calcext:value-type="string">
            <text:p><text:s/>107.1 <text:s/>ft</text:p>
          </table:table-cell>
          <table:table-cell office:value-type="string" calcext:value-type="string">
            <text:p><text:s/>142.7 <text:s/>ft</text:p>
          </table:table-cell>
          <table:table-cell office:value-type="string" calcext:value-type="string">
            <text:p><text:s/>148.8 <text:s/>ft</text:p>
          </table:table-cell>
          <table:table-cell office:value-type="string" calcext:value-type="string">
            <text:p><text:s/>146.8 <text:s/>ft</text:p>
          </table:table-cell>
          <table:table-cell office:value-type="string" calcext:value-type="string">
            <text:p><text:s/>173.1 <text:s/>ft</text:p>
          </table:table-cell>
          <table:table-cell office:value-type="string" calcext:value-type="string">
            <text:p><text:s/>182.6 <text:s/>ft</text:p>
          </table:table-cell>
          <table:table-cell office:value-type="string" calcext:value-type="string">
            <text:p><text:s/>197.5 <text:s/>ft</text:p>
          </table:table-cell>
          <table:table-cell office:value-type="string" calcext:value-type="string">
            <text:p><text:s/>192.1 <text:s/>ft</text:p>
          </table:table-cell>
          <table:table-cell office:value-type="string" calcext:value-type="string">
            <text:p><text:s/>194.1 <text:s/>ft</text:p>
          </table:table-cell>
          <table:table-cell office:value-type="string" calcext:value-type="string">
            <text:p><text:s/>207.8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6.2 <text:s/>lbs/sqft</text:p>
          </table:table-cell>
          <table:table-cell office:value-type="string" calcext:value-type="string">
            <text:p><text:s/>115.9 <text:s/>lbs/sqft</text:p>
          </table:table-cell>
          <table:table-cell office:value-type="string" calcext:value-type="string">
            <text:p><text:s/>119.6 <text:s/>lbs/sqft</text:p>
          </table:table-cell>
          <table:table-cell office:value-type="string" calcext:value-type="string">
            <text:p><text:s/>113.7 <text:s/>lbs/sqft</text:p>
          </table:table-cell>
          <table:table-cell office:value-type="string" calcext:value-type="string">
            <text:p><text:s/>124.2 <text:s/>lbs/sqft</text:p>
          </table:table-cell>
          <table:table-cell office:value-type="string" calcext:value-type="string">
            <text:p><text:s/>139.1 <text:s/>lbs/sqft</text:p>
          </table:table-cell>
          <table:table-cell office:value-type="string" calcext:value-type="string">
            <text:p><text:s/>118.3 <text:s/>lbs/sqft</text:p>
          </table:table-cell>
          <table:table-cell office:value-type="string" calcext:value-type="string">
            <text:p><text:s/>131.2 <text:s/>lbs/sqft</text:p>
          </table:table-cell>
          <table:table-cell office:value-type="string" calcext:value-type="string">
            <text:p><text:s/>133.2 <text:s/>lbs/sqft</text:p>
          </table:table-cell>
          <table:table-cell office:value-type="string" calcext:value-type="string">
            <text:p><text:s/>124.0 <text:s/>lbs/sqft</text:p>
          </table:table-cell>
          <table:table-cell office:value-type="string" calcext:value-type="string">
            <text:p><text:s/>145.9 <text:s/>lbs/sqft</text:p>
          </table:table-cell>
          <table:table-cell office:value-type="string" calcext:value-type="string">
            <text:p><text:s/>165.3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2.95 <text:s/>ft</text:p>
          </table:table-cell>
          <table:table-cell office:value-type="string" calcext:value-type="string">
            <text:p><text:s/>64.54 <text:s/>ft</text:p>
          </table:table-cell>
          <table:table-cell office:value-type="string" calcext:value-type="string">
            <text:p><text:s/>51.28 <text:s/>ft</text:p>
          </table:table-cell>
          <table:table-cell office:value-type="string" calcext:value-type="string">
            <text:p><text:s/>85.89 <text:s/>ft</text:p>
          </table:table-cell>
          <table:table-cell office:value-type="string" calcext:value-type="string">
            <text:p><text:s/>88.00 <text:s/>ft</text:p>
          </table:table-cell>
          <table:table-cell office:value-type="string" calcext:value-type="string">
            <text:p><text:s/>81.74 <text:s/>ft</text:p>
          </table:table-cell>
          <table:table-cell office:value-type="string" calcext:value-type="string">
            <text:p><text:s/>108.54 <text:s/>ft</text:p>
          </table:table-cell>
          <table:table-cell office:value-type="string" calcext:value-type="string">
            <text:p><text:s/>106.57 <text:s/>ft</text:p>
          </table:table-cell>
          <table:table-cell office:value-type="string" calcext:value-type="string">
            <text:p><text:s/>110.00 <text:s/>ft</text:p>
          </table:table-cell>
          <table:table-cell office:value-type="string" calcext:value-type="string">
            <text:p><text:s/>123.08 <text:s/>ft</text:p>
          </table:table-cell>
          <table:table-cell office:value-type="string" calcext:value-type="string">
            <text:p><text:s/>124.58 <text:s/>ft</text:p>
          </table:table-cell>
          <table:table-cell office:value-type="string" calcext:value-type="string">
            <text:p><text:s/>126.17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800 <text:s/>USG</text:p>
          </table:table-cell>
          <table:table-cell office:value-type="string" calcext:value-type="string">
            <text:p><text:s/>4296 <text:s/>USG</text:p>
          </table:table-cell>
          <table:table-cell office:value-type="string" calcext:value-type="string">
            <text:p><text:s/>8096 <text:s/>USG</text:p>
          </table:table-cell>
          <table:table-cell office:value-type="string" calcext:value-type="string">
            <text:p><text:s/>9647 <text:s/>USG</text:p>
          </table:table-cell>
          <table:table-cell office:value-type="string" calcext:value-type="string">
            <text:p><text:s/>10955 <text:s/>USG</text:p>
          </table:table-cell>
          <table:table-cell office:value-type="string" calcext:value-type="string">
            <text:p><text:s/>14073 <text:s/>USG</text:p>
          </table:table-cell>
          <table:table-cell office:value-type="string" calcext:value-type="string">
            <text:p><text:s/>17655 <text:s/>USG</text:p>
          </table:table-cell>
          <table:table-cell office:value-type="string" calcext:value-type="string">
            <text:p><text:s/>20650 <text:s/>USG</text:p>
          </table:table-cell>
          <table:table-cell office:value-type="string" calcext:value-type="string">
            <text:p><text:s/>29266 <text:s/>USG</text:p>
          </table:table-cell>
          <table:table-cell office:value-type="string" calcext:value-type="string">
            <text:p><text:s/>25189 <text:s/>USG</text:p>
          </table:table-cell>
          <table:table-cell office:value-type="string" calcext:value-type="string">
            <text:p><text:s/>28142 <text:s/>USG</text:p>
          </table:table-cell>
          <table:table-cell office:value-type="string" calcext:value-type="string">
            <text:p><text:s/>31045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5.8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36.8 deg</text:p>
          </table:table-cell>
          <table:table-cell office:value-type="string" calcext:value-type="string">
            <text:p><text:s/>23.1 deg</text:p>
          </table:table-cell>
          <table:table-cell office:value-type="string" calcext:value-type="string">
            <text:p><text:s/>28.7 deg</text:p>
          </table:table-cell>
          <table:table-cell office:value-type="string" calcext:value-type="string">
            <text:p><text:s/>32.6 deg</text:p>
          </table:table-cell>
          <table:table-cell office:value-type="string" calcext:value-type="string">
            <text:p><text:s/>24.2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30.3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87 / 0.700 <text:s/>sqft / nd</text:p>
          </table:table-cell>
          <table:table-cell office:value-type="string" calcext:value-type="string">
            <text:p><text:s/>245 / 0.700 <text:s/>sqft / nd</text:p>
          </table:table-cell>
          <table:table-cell office:value-type="string" calcext:value-type="string">
            <text:p><text:s/>393 / 0.700 <text:s/>sqft / nd</text:p>
          </table:table-cell>
          <table:table-cell office:value-type="string" calcext:value-type="string">
            <text:p><text:s/>351 / 0.700 <text:s/>sqft / nd</text:p>
          </table:table-cell>
          <table:table-cell office:value-type="string" calcext:value-type="string">
            <text:p><text:s/>463 / 0.700 <text:s/>sqft / nd</text:p>
          </table:table-cell>
          <table:table-cell office:value-type="string" calcext:value-type="string">
            <text:p><text:s/>595 / 0.700 <text:s/>sqft / nd</text:p>
          </table:table-cell>
          <table:table-cell office:value-type="string" calcext:value-type="string">
            <text:p><text:s/>563 / 0.700 <text:s/>sqft / nd</text:p>
          </table:table-cell>
          <table:table-cell office:value-type="string" calcext:value-type="string">
            <text:p><text:s/>713 / 0.700 <text:s/>sqft / nd</text:p>
          </table:table-cell>
          <table:table-cell office:value-type="string" calcext:value-type="string">
            <text:p><text:s/>1315 / 0.700 <text:s/>sqft / nd</text:p>
          </table:table-cell>
          <table:table-cell office:value-type="string" calcext:value-type="string">
            <text:p><text:s/>695 / 0.700 <text:s/>sqft / nd</text:p>
          </table:table-cell>
          <table:table-cell office:value-type="string" calcext:value-type="string">
            <text:p><text:s/>821 / 0.700 <text:s/>sqft / nd</text:p>
          </table:table-cell>
          <table:table-cell office:value-type="string" calcext:value-type="string">
            <text:p><text:s/>1039 / 0.700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00 / 0.072 <text:s/>sqft / nd</text:p>
          </table:table-cell>
          <table:table-cell office:value-type="string" calcext:value-type="string">
            <text:p><text:s/>276 / 0.071 <text:s/>sqft / nd</text:p>
          </table:table-cell>
          <table:table-cell office:value-type="string" calcext:value-type="string">
            <text:p><text:s/>334 / 0.075 <text:s/>sqft / nd</text:p>
          </table:table-cell>
          <table:table-cell office:value-type="string" calcext:value-type="string">
            <text:p><text:s/>396 / 0.070 <text:s/>sqft / nd</text:p>
          </table:table-cell>
          <table:table-cell office:value-type="string" calcext:value-type="string">
            <text:p><text:s/>506 / 0.070 <text:s/>sqft / nd</text:p>
          </table:table-cell>
          <table:table-cell office:value-type="string" calcext:value-type="string">
            <text:p><text:s/>575 / 0.071 <text:s/>sqft / nd</text:p>
          </table:table-cell>
          <table:table-cell office:value-type="string" calcext:value-type="string">
            <text:p><text:s/>634 / 0.073 <text:s/>sqft / nd</text:p>
          </table:table-cell>
          <table:table-cell office:value-type="string" calcext:value-type="string">
            <text:p><text:s/>779 / 0.072 <text:s/>sqft / nd</text:p>
          </table:table-cell>
          <table:table-cell office:value-type="string" calcext:value-type="string">
            <text:p><text:s/>1306 / 0.070 <text:s/>sqft / nd</text:p>
          </table:table-cell>
          <table:table-cell office:value-type="string" calcext:value-type="string">
            <text:p><text:s/>752 / 0.072 <text:s/>sqft / nd</text:p>
          </table:table-cell>
          <table:table-cell office:value-type="string" calcext:value-type="string">
            <text:p><text:s/>993 / 0.083 <text:s/>sqft / nd</text:p>
          </table:table-cell>
          <table:table-cell office:value-type="string" calcext:value-type="string">
            <text:p><text:s/>1213 / 0.077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520 <text:s/>ft</text:p>
          </table:table-cell>
          <table:table-cell office:value-type="string" calcext:value-type="string">
            <text:p><text:s/>28484 <text:s/>ft</text:p>
          </table:table-cell>
          <table:table-cell office:value-type="string" calcext:value-type="string">
            <text:p><text:s/>27712 <text:s/>ft</text:p>
          </table:table-cell>
          <table:table-cell office:value-type="string" calcext:value-type="string">
            <text:p><text:s/>24090 <text:s/>ft</text:p>
          </table:table-cell>
          <table:table-cell office:value-type="string" calcext:value-type="string">
            <text:p><text:s/>27454 <text:s/>ft</text:p>
          </table:table-cell>
          <table:table-cell office:value-type="string" calcext:value-type="string">
            <text:p><text:s/>24903 <text:s/>ft</text:p>
          </table:table-cell>
          <table:table-cell office:value-type="string" calcext:value-type="string">
            <text:p><text:s/>23319 <text:s/>ft</text:p>
          </table:table-cell>
          <table:table-cell office:value-type="string" calcext:value-type="string">
            <text:p><text:s/>25872 <text:s/>ft</text:p>
          </table:table-cell>
          <table:table-cell office:value-type="string" calcext:value-type="string">
            <text:p><text:s/>24913 <text:s/>ft</text:p>
          </table:table-cell>
          <table:table-cell office:value-type="string" calcext:value-type="string">
            <text:p><text:s/>22784 <text:s/>ft</text:p>
          </table:table-cell>
          <table:table-cell office:value-type="string" calcext:value-type="string">
            <text:p><text:s/>24518 <text:s/>ft</text:p>
          </table:table-cell>
          <table:table-cell office:value-type="string" calcext:value-type="string">
            <text:p><text:s/>23000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84.75 lbf</text:p>
          </table:table-cell>
          <table:table-cell office:value-type="string" calcext:value-type="string">
            <text:p><text:s/>7095.77 lbf</text:p>
          </table:table-cell>
          <table:table-cell office:value-type="string" calcext:value-type="string">
            <text:p><text:s/>9670.60 lbf</text:p>
          </table:table-cell>
          <table:table-cell office:value-type="string" calcext:value-type="string">
            <text:p><text:s/>11817.42 lbf</text:p>
          </table:table-cell>
          <table:table-cell office:value-type="string" calcext:value-type="string">
            <text:p><text:s/>13388.57 lbf</text:p>
          </table:table-cell>
          <table:table-cell office:value-type="string" calcext:value-type="string">
            <text:p><text:s/>17123.77 lbf</text:p>
          </table:table-cell>
          <table:table-cell office:value-type="string" calcext:value-type="string">
            <text:p><text:s/>19067.49 lbf</text:p>
          </table:table-cell>
          <table:table-cell office:value-type="string" calcext:value-type="string">
            <text:p><text:s/>21705.88 lbf</text:p>
          </table:table-cell>
          <table:table-cell office:value-type="string" calcext:value-type="string">
            <text:p><text:s/>28648.03 lbf</text:p>
          </table:table-cell>
          <table:table-cell office:value-type="string" calcext:value-type="string">
            <text:p><text:s/>24103.43 lbf</text:p>
          </table:table-cell>
          <table:table-cell office:value-type="string" calcext:value-type="string">
            <text:p><text:s/>28827.00 lbf</text:p>
          </table:table-cell>
          <table:table-cell office:value-type="string" calcext:value-type="string">
            <text:p><text:s/>35797.4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1701" calcext:value-type="float">
            <text:p>0.01701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572" calcext:value-type="float">
            <text:p>0.0157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566" calcext:value-type="float">
            <text:p>0.00566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414" calcext:value-type="float">
            <text:p>0.76414</text:p>
          </table:table-cell>
          <table:table-cell office:value-type="float" office:value="0.76241" calcext:value-type="float">
            <text:p>0.76241</text:p>
          </table:table-cell>
          <table:table-cell office:value-type="float" office:value="0.82433" calcext:value-type="float">
            <text:p>0.82433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77361" calcext:value-type="float">
            <text:p>0.77361</text:p>
          </table:table-cell>
          <table:table-cell office:value-type="float" office:value="0.80524" calcext:value-type="float">
            <text:p>0.80524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7425" calcext:value-type="float">
            <text:p>0.77425</text:p>
          </table:table-cell>
          <table:table-cell office:value-type="float" office:value="0.81154" calcext:value-type="float">
            <text:p>0.81154</text:p>
          </table:table-cell>
          <table:table-cell office:value-type="float" office:value="0.76856" calcext:value-type="float">
            <text:p>0.76856</text:p>
          </table:table-cell>
          <table:table-cell office:value-type="float" office:value="0.77571" calcext:value-type="float">
            <text:p>0.77571</text:p>
          </table:table-cell>
          <table:table-cell office:value-type="float" office:value="0.7844" calcext:value-type="float">
            <text:p>0.784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46" calcext:value-type="float">
            <text:p>0.0024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4" calcext:value-type="float">
            <text:p>0.00124</text:p>
          </table:table-cell>
          <table:table-cell table:number-columns-repeated="2"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6" calcext:value-type="float">
            <text:p>0.02396</text:p>
          </table:table-cell>
          <table:table-cell office:value-type="float" office:value="0.02557" calcext:value-type="float">
            <text:p>0.02557</text:p>
          </table:table-cell>
          <table:table-cell office:value-type="float" office:value="0.02338" calcext:value-type="float">
            <text:p>0.02338</text:p>
          </table:table-cell>
          <table:table-cell office:value-type="float" office:value="0.02383" calcext:value-type="float">
            <text:p>0.02383</text:p>
          </table:table-cell>
          <table:table-cell office:value-type="float" office:value="0.02497" calcext:value-type="float">
            <text:p>0.02497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2115" calcext:value-type="float">
            <text:p>0.02115</text:p>
          </table:table-cell>
          <table:table-cell office:value-type="float" office:value="0.02369" calcext:value-type="float">
            <text:p>0.02369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487" calcext:value-type="float">
            <text:p>0.02487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15.3" calcext:value-type="float">
            <text:p>15.3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7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58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75 percent</text:p>
          </table:table-cell>
          <table:table-cell office:value-type="string" calcext:value-type="string">
            <text:p><text:s/>0.373 percent</text:p>
          </table:table-cell>
          <table:table-cell office:value-type="string" calcext:value-type="string">
            <text:p><text:s/>0.372 percent</text:p>
          </table:table-cell>
          <table:table-cell office:value-type="string" calcext:value-type="string">
            <text:p><text:s/>0.371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016.2" calcext:value-type="float">
            <text:p>6016.2</text:p>
          </table:table-cell>
          <table:table-cell office:value-type="float" office:value="6813" calcext:value-type="float">
            <text:p>6813</text:p>
          </table:table-cell>
          <table:table-cell office:value-type="float" office:value="6884" calcext:value-type="float">
            <text:p>6884</text:p>
          </table:table-cell>
          <table:table-cell office:value-type="float" office:value="6613.6" calcext:value-type="float">
            <text:p>6613.6</text:p>
          </table:table-cell>
          <table:table-cell office:value-type="float" office:value="7196.6" calcext:value-type="float">
            <text:p>7196.6</text:p>
          </table:table-cell>
          <table:table-cell office:value-type="float" office:value="7268.5" calcext:value-type="float">
            <text:p>7268.5</text:p>
          </table:table-cell>
          <table:table-cell office:value-type="float" office:value="6588.7" calcext:value-type="float">
            <text:p>6588.7</text:p>
          </table:table-cell>
          <table:table-cell office:value-type="float" office:value="7217.4" calcext:value-type="float">
            <text:p>7217.4</text:p>
          </table:table-cell>
          <table:table-cell office:value-type="float" office:value="7705" calcext:value-type="float">
            <text:p>7705</text:p>
          </table:table-cell>
          <table:table-cell office:value-type="float" office:value="6888.9" calcext:value-type="float">
            <text:p>6888.9</text:p>
          </table:table-cell>
          <table:table-cell office:value-type="float" office:value="7178.2" calcext:value-type="float">
            <text:p>7178.2</text:p>
          </table:table-cell>
          <table:table-cell office:value-type="float" office:value="7414.7" calcext:value-type="float">
            <text:p>7414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336 <text:s/>lbs</text:p>
          </table:table-cell>
          <table:table-cell office:value-type="string" calcext:value-type="string">
            <text:p><text:s/>23662 <text:s/>lbs</text:p>
          </table:table-cell>
          <table:table-cell office:value-type="string" calcext:value-type="string">
            <text:p><text:s/>51606 <text:s/>lbs</text:p>
          </table:table-cell>
          <table:table-cell office:value-type="string" calcext:value-type="string">
            <text:p><text:s/>13408 <text:s/>lbs</text:p>
          </table:table-cell>
          <table:table-cell office:value-type="string" calcext:value-type="string">
            <text:p><text:s/>44313 <text:s/>lbs</text:p>
          </table:table-cell>
          <table:table-cell office:value-type="string" calcext:value-type="string">
            <text:p><text:s/>89707 <text:s/>lbs</text:p>
          </table:table-cell>
          <table:table-cell office:value-type="string" calcext:value-type="string">
            <text:p><text:s/>21730 <text:s/>lbs</text:p>
          </table:table-cell>
          <table:table-cell office:value-type="string" calcext:value-type="string">
            <text:p><text:s/>71820 <text:s/>lbs</text:p>
          </table:table-cell>
          <table:table-cell office:value-type="string" calcext:value-type="string">
            <text:p><text:s/>150689 <text:s/>lbs</text:p>
          </table:table-cell>
          <table:table-cell office:value-type="string" calcext:value-type="string">
            <text:p><text:s/>27376 <text:s/>lbs</text:p>
          </table:table-cell>
          <table:table-cell office:value-type="string" calcext:value-type="string">
            <text:p><text:s/>93527 <text:s/>lbs</text:p>
          </table:table-cell>
          <table:table-cell office:value-type="string" calcext:value-type="string">
            <text:p><text:s/>186474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390 <text:s/>ft</text:p>
          </table:table-cell>
          <table:table-cell office:value-type="string" calcext:value-type="string">
            <text:p><text:s/>35871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31 <text:s/>ft</text:p>
          </table:table-cell>
          <table:table-cell office:value-type="string" calcext:value-type="string">
            <text:p><text:s/>3305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697 <text:s/>ft</text:p>
          </table:table-cell>
          <table:table-cell office:value-type="string" calcext:value-type="string">
            <text:p><text:s/>32798 <text:s/>ft</text:p>
          </table:table-cell>
          <table:table-cell office:value-type="string" calcext:value-type="string">
            <text:p><text:s/>26734 <text:s/>ft</text:p>
          </table:table-cell>
          <table:table-cell office:value-type="string" calcext:value-type="string">
            <text:p><text:s/>29752 <text:s/>ft</text:p>
          </table:table-cell>
          <table:table-cell office:value-type="string" calcext:value-type="string">
            <text:p><text:s/>31035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700.37 lbf</text:p>
          </table:table-cell>
          <table:table-cell office:value-type="string" calcext:value-type="string">
            <text:p><text:s/>5917.31 lbf</text:p>
          </table:table-cell>
          <table:table-cell office:value-type="string" calcext:value-type="string">
            <text:p><text:s/>7139.13 lbf</text:p>
          </table:table-cell>
          <table:table-cell office:value-type="string" calcext:value-type="string">
            <text:p><text:s/>10611.21 lbf</text:p>
          </table:table-cell>
          <table:table-cell office:value-type="string" calcext:value-type="string">
            <text:p><text:s/>11297.25 lbf</text:p>
          </table:table-cell>
          <table:table-cell office:value-type="string" calcext:value-type="string">
            <text:p><text:s/>12798.99 lbf</text:p>
          </table:table-cell>
          <table:table-cell office:value-type="string" calcext:value-type="string">
            <text:p><text:s/>16869.68 lbf</text:p>
          </table:table-cell>
          <table:table-cell office:value-type="string" calcext:value-type="string">
            <text:p><text:s/>18275.61 lbf</text:p>
          </table:table-cell>
          <table:table-cell office:value-type="string" calcext:value-type="string">
            <text:p><text:s/>21656.65 lbf</text:p>
          </table:table-cell>
          <table:table-cell office:value-type="string" calcext:value-type="string">
            <text:p><text:s/>21754.28 lbf</text:p>
          </table:table-cell>
          <table:table-cell office:value-type="string" calcext:value-type="string">
            <text:p><text:s/>24185.25 lbf</text:p>
          </table:table-cell>
          <table:table-cell office:value-type="string" calcext:value-type="string">
            <text:p><text:s/>27090.22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493" calcext:value-type="float">
            <text:p>0.01493</text:p>
          </table:table-cell>
          <table:table-cell table:number-columns-repeated="2" office:value-type="float" office:value="0.01733" calcext:value-type="float">
            <text:p>0.01733</text:p>
          </table:table-cell>
          <table:table-cell office:value-type="float" office:value="0.01632" calcext:value-type="float">
            <text:p>0.01632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73" calcext:value-type="float">
            <text:p>0.00673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089" calcext:value-type="float">
            <text:p>0.76089</text:p>
          </table:table-cell>
          <table:table-cell office:value-type="float" office:value="0.75864" calcext:value-type="float">
            <text:p>0.75864</text:p>
          </table:table-cell>
          <table:table-cell office:value-type="float" office:value="0.81975" calcext:value-type="float">
            <text:p>0.81975</text:p>
          </table:table-cell>
          <table:table-cell office:value-type="float" office:value="0.75565" calcext:value-type="float">
            <text:p>0.75565</text:p>
          </table:table-cell>
          <table:table-cell office:value-type="float" office:value="0.77029" calcext:value-type="float">
            <text:p>0.77029</text:p>
          </table:table-cell>
          <table:table-cell office:value-type="float" office:value="0.80031" calcext:value-type="float">
            <text:p>0.80031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77094" calcext:value-type="float">
            <text:p>0.77094</text:p>
          </table:table-cell>
          <table:table-cell office:value-type="float" office:value="0.80703" calcext:value-type="float">
            <text:p>0.80703</text:p>
          </table:table-cell>
          <table:table-cell office:value-type="float" office:value="0.76589" calcext:value-type="float">
            <text:p>0.76589</text:p>
          </table:table-cell>
          <table:table-cell office:value-type="float" office:value="0.77221" calcext:value-type="float">
            <text:p>0.77221</text:p>
          </table:table-cell>
          <table:table-cell office:value-type="float" office:value="0.77922" calcext:value-type="float">
            <text:p>0.7792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4" calcext:value-type="float">
            <text:p>0.00124</text:p>
          </table:table-cell>
          <table:table-cell table:number-columns-repeated="2" office:value-type="float" office:value="0.00111" calcext:value-type="float">
            <text:p>0.001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2604" calcext:value-type="float">
            <text:p>0.02604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0.02614" calcext:value-type="float">
            <text:p>0.02614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279" calcext:value-type="float">
            <text:p>0.02279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686" calcext:value-type="float">
            <text:p>0.02686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15.4" calcext:value-type="float">
            <text:p>15.4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14 <text:s/>lbm/lbf-hr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64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5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74.4" calcext:value-type="float">
            <text:p>6274.4</text:p>
          </table:table-cell>
          <table:table-cell office:value-type="float" office:value="6649.4" calcext:value-type="float">
            <text:p>6649.4</text:p>
          </table:table-cell>
          <table:table-cell office:value-type="float" office:value="6572.2" calcext:value-type="float">
            <text:p>6572.2</text:p>
          </table:table-cell>
          <table:table-cell office:value-type="float" office:value="6816.9" calcext:value-type="float">
            <text:p>6816.9</text:p>
          </table:table-cell>
          <table:table-cell office:value-type="float" office:value="7029.7" calcext:value-type="float">
            <text:p>7029.7</text:p>
          </table:table-cell>
          <table:table-cell office:value-type="float" office:value="7005.2" calcext:value-type="float">
            <text:p>7005.2</text:p>
          </table:table-cell>
          <table:table-cell office:value-type="float" office:value="6850.5" calcext:value-type="float">
            <text:p>6850.5</text:p>
          </table:table-cell>
          <table:table-cell office:value-type="float" office:value="7064.3" calcext:value-type="float">
            <text:p>7064.3</text:p>
          </table:table-cell>
          <table:table-cell office:value-type="float" office:value="7469.3" calcext:value-type="float">
            <text:p>7469.3</text:p>
          </table:table-cell>
          <table:table-cell office:value-type="float" office:value="7079.1" calcext:value-type="float">
            <text:p>7079.1</text:p>
          </table:table-cell>
          <table:table-cell office:value-type="float" office:value="7036.4" calcext:value-type="float">
            <text:p>7036.4</text:p>
          </table:table-cell>
          <table:table-cell office:value-type="float" office:value="7141.3" calcext:value-type="float">
            <text:p>7141.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69 <text:s/>lbs</text:p>
          </table:table-cell>
          <table:table-cell office:value-type="string" calcext:value-type="string">
            <text:p><text:s/>7143 <text:s/>lbs</text:p>
          </table:table-cell>
          <table:table-cell office:value-type="string" calcext:value-type="string">
            <text:p><text:s/>14543 <text:s/>lbs</text:p>
          </table:table-cell>
          <table:table-cell office:value-type="string" calcext:value-type="string">
            <text:p><text:s/>6220 <text:s/>lbs</text:p>
          </table:table-cell>
          <table:table-cell office:value-type="string" calcext:value-type="string">
            <text:p><text:s/>13455 <text:s/>lbs</text:p>
          </table:table-cell>
          <table:table-cell office:value-type="string" calcext:value-type="string">
            <text:p><text:s/>25275 <text:s/>lbs</text:p>
          </table:table-cell>
          <table:table-cell office:value-type="string" calcext:value-type="string">
            <text:p><text:s/>10039 <text:s/>lbs</text:p>
          </table:table-cell>
          <table:table-cell office:value-type="string" calcext:value-type="string">
            <text:p><text:s/>21842 <text:s/>lbs</text:p>
          </table:table-cell>
          <table:table-cell office:value-type="string" calcext:value-type="string">
            <text:p><text:s/>42636 <text:s/>lbs</text:p>
          </table:table-cell>
          <table:table-cell office:value-type="string" calcext:value-type="string">
            <text:p><text:s/>12787 <text:s/>lbs</text:p>
          </table:table-cell>
          <table:table-cell office:value-type="string" calcext:value-type="string">
            <text:p><text:s/>28197 <text:s/>lbs</text:p>
          </table:table-cell>
          <table:table-cell office:value-type="string" calcext:value-type="string">
            <text:p><text:s/>52748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6" office:value-type="string" calcext:value-type="string">
            <text:p><text:s/>0.95 / 0.95</text:p>
          </table:table-cell>
          <table:table-cell office:value-type="string" calcext:value-type="string">
            <text:p><text:s/>0.93 / 0.95</text:p>
          </table:table-cell>
          <table:table-cell table:number-columns-repeated="2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075 / 7221 <text:s/>ft/ft</text:p>
          </table:table-cell>
          <table:table-cell office:value-type="string" calcext:value-type="string">
            <text:p><text:s/>4765 / 8201 <text:s/>ft/ft</text:p>
          </table:table-cell>
          <table:table-cell office:value-type="string" calcext:value-type="string">
            <text:p><text:s/>5817 / 8244 <text:s/>ft/ft</text:p>
          </table:table-cell>
          <table:table-cell office:value-type="string" calcext:value-type="string">
            <text:p><text:s/>5064 / 8453 <text:s/>ft/ft</text:p>
          </table:table-cell>
          <table:table-cell office:value-type="string" calcext:value-type="string">
            <text:p><text:s/>7099 / 8724 <text:s/>ft/ft</text:p>
          </table:table-cell>
          <table:table-cell office:value-type="string" calcext:value-type="string">
            <text:p><text:s/>7245 / 9022 <text:s/>ft/ft</text:p>
          </table:table-cell>
          <table:table-cell office:value-type="string" calcext:value-type="string">
            <text:p><text:s/>4571 / 9073 <text:s/>ft/ft</text:p>
          </table:table-cell>
          <table:table-cell office:value-type="string" calcext:value-type="string">
            <text:p><text:s/>8830 / 9528 <text:s/>ft/ft</text:p>
          </table:table-cell>
          <table:table-cell office:value-type="string" calcext:value-type="string">
            <text:p><text:s/>7641 / 10053 <text:s/>ft/ft</text:p>
          </table:table-cell>
          <table:table-cell office:value-type="string" calcext:value-type="string">
            <text:p><text:s/>5594 / 9656 <text:s/>ft/ft</text:p>
          </table:table-cell>
          <table:table-cell office:value-type="string" calcext:value-type="string">
            <text:p><text:s/>10233 / 10232 <text:s/>ft/ft</text:p>
          </table:table-cell>
          <table:table-cell office:value-type="string" calcext:value-type="string">
            <text:p><text:s/>10960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28.9 / 132.2 <text:s/>KCAS / KCAS</text:p>
          </table:table-cell>
          <table:table-cell office:value-type="string" calcext:value-type="string">
            <text:p><text:s/>133.0 / 133.1 <text:s/>KCAS / KCAS</text:p>
          </table:table-cell>
          <table:table-cell office:value-type="string" calcext:value-type="string">
            <text:p><text:s/>134.3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7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4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3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2 / 0.05</text:p>
          </table:table-cell>
          <table:table-cell office:value-type="string" calcext:value-type="string">
            <text:p><text:s/>0.179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93 / 0.05</text:p>
          </table:table-cell>
          <table:table-cell office:value-type="string" calcext:value-type="string">
            <text:p><text:s/>0.397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7 / 0.05</text:p>
          </table:table-cell>
          <table:table-cell/>
          <table:table-cell office:value-type="string" calcext:value-type="string">
            <text:p><text:s/>0.233 / 0.05</text:p>
          </table:table-cell>
          <table:table-cell office:value-type="string" calcext:value-type="string">
            <text:p><text:s/>0.838 / 0.05</text:p>
          </table:table-cell>
          <table:table-cell office:value-type="string" calcext:value-type="string">
            <text:p><text:s/>0.505 / 0.05</text:p>
          </table:table-cell>
          <table:table-cell office:value-type="string" calcext:value-type="string">
            <text:p><text:s/>0.105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4 / 0.024 deg / deg</text:p>
          </table:table-cell>
          <table:table-cell office:value-type="string" calcext:value-type="string">
            <text:p><text:s/>0.070 / 0.024 deg / deg</text:p>
          </table:table-cell>
          <table:table-cell office:value-type="string" calcext:value-type="string">
            <text:p><text:s/>0.040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27 / 0.024 deg / deg</text:p>
          </table:table-cell>
          <table:table-cell office:value-type="string" calcext:value-type="string">
            <text:p><text:s/>0.051 / 0.024 deg / deg</text:p>
          </table:table-cell>
          <table:table-cell/>
          <table:table-cell office:value-type="string" calcext:value-type="string">
            <text:p><text:s/>0.025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95453 <text:s/>lbm</text:p>
          </table:table-cell>
          <table:table-cell office:value-type="string" calcext:value-type="string">
            <text:p><text:s/>122267 <text:s/>lbm</text:p>
          </table:table-cell>
          <table:table-cell/>
          <table:table-cell office:value-type="string" calcext:value-type="string">
            <text:p><text:s/>188756 <text:s/>lbm</text:p>
          </table:table-cell>
          <table:table-cell table:number-columns-repeated="5"/>
          <table:table-cell office:value-type="string" calcext:value-type="string">
            <text:p><text:s/>376737 <text:s/>lbm</text:p>
          </table:table-cell>
          <table:table-cell office:value-type="string" calcext:value-type="string">
            <text:p><text:s/>476563 <text:s/>lbm</text:p>
          </table:table-cell>
          <table:table-cell/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2" office:value-type="string" calcext:value-type="string">
            <text:p><text:s/>0 <text:s/>lbm</text:p>
          </table:table-cell>
          <table:table-cell/>
          <table:table-cell office:value-type="string" calcext:value-type="string">
            <text:p><text:s/>0 <text:s/>lbm</text:p>
          </table:table-cell>
          <table:table-cell table:number-columns-repeated="5"/>
          <table:table-cell table:number-columns-repeated="2" office:value-type="string" calcext:value-type="string">
            <text:p><text:s/>0 <text:s/>lbm</text:p>
          </table:table-cell>
          <table:table-cell/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2" office:value-type="string" calcext:value-type="string">
            <text:p><text:s/>25500 lbm</text:p>
          </table:table-cell>
          <table:table-cell/>
          <table:table-cell office:value-type="string" calcext:value-type="string">
            <text:p><text:s/>51000 lbm</text:p>
          </table:table-cell>
          <table:table-cell table:number-columns-repeated="5"/>
          <table:table-cell table:number-columns-repeated="2" office:value-type="string" calcext:value-type="string">
            <text:p><text:s/>102000 lbm</text:p>
          </table:table-cell>
          <table:table-cell/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9652 lbm</text:p>
          </table:table-cell>
          <table:table-cell office:value-type="string" calcext:value-type="string">
            <text:p><text:s/>67792 lbm</text:p>
          </table:table-cell>
          <table:table-cell/>
          <table:table-cell office:value-type="string" calcext:value-type="string">
            <text:p><text:s/>117952 lbm</text:p>
          </table:table-cell>
          <table:table-cell table:number-columns-repeated="5"/>
          <table:table-cell office:value-type="string" calcext:value-type="string">
            <text:p><text:s/>237567 lbm</text:p>
          </table:table-cell>
          <table:table-cell office:value-type="string" calcext:value-type="string">
            <text:p><text:s/>274946 lb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2" office:value-type="string" calcext:value-type="string">
            <text:p><text:s/>openrotor</text:p>
          </table:table-cell>
          <table:table-cell/>
          <table:table-cell office:value-type="string" calcext:value-type="string">
            <text:p><text:s/>openrotor</text:p>
          </table:table-cell>
          <table:table-cell table:number-columns-repeated="5"/>
          <table:table-cell table:number-columns-repeated="2" office:value-type="string" calcext:value-type="string">
            <text:p><text:s/>openrotor</text:p>
          </table:table-cell>
          <table:table-cell/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3047 <text:s/>lbf</text:p>
          </table:table-cell>
          <table:table-cell office:value-type="string" calcext:value-type="string">
            <text:p><text:s/>15671 <text:s/>lbf</text:p>
          </table:table-cell>
          <table:table-cell/>
          <table:table-cell office:value-type="string" calcext:value-type="string">
            <text:p><text:s/>23197 <text:s/>lbf</text:p>
          </table:table-cell>
          <table:table-cell table:number-columns-repeated="5"/>
          <table:table-cell office:value-type="string" calcext:value-type="string">
            <text:p><text:s/>44301 <text:s/>lbf</text:p>
          </table:table-cell>
          <table:table-cell office:value-type="string" calcext:value-type="string">
            <text:p><text:s/>53096 <text:s/>lbf</text:p>
          </table:table-cell>
          <table:table-cell/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40.701570268047" calcext:value-type="float">
            <text:p>40.701570268047</text:p>
          </table:table-cell>
          <table:table-cell office:value-type="float" office:value="29.0419987551742" calcext:value-type="float">
            <text:p>29.0419987551742</text:p>
          </table:table-cell>
          <table:table-cell/>
          <table:table-cell office:value-type="float" office:value="30.8819402055351" calcext:value-type="float">
            <text:p>30.8819402055351</text:p>
          </table:table-cell>
          <table:table-cell table:number-columns-repeated="5"/>
          <table:table-cell office:value-type="float" office:value="34.7008065043286" calcext:value-type="float">
            <text:p>34.7008065043286</text:p>
          </table:table-cell>
          <table:table-cell office:value-type="float" office:value="28.654132186053" calcext:value-type="float">
            <text:p>28.654132186053</text:p>
          </table:table-cell>
          <table:table-cell/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61.3 inches</text:p>
          </table:table-cell>
          <table:table-cell office:value-type="string" calcext:value-type="string">
            <text:p><text:s/>69.9 inches</text:p>
          </table:table-cell>
          <table:table-cell/>
          <table:table-cell office:value-type="string" calcext:value-type="string">
            <text:p><text:s/>84.5 inches</text:p>
          </table:table-cell>
          <table:table-cell table:number-columns-repeated="5"/>
          <table:table-cell office:value-type="string" calcext:value-type="string">
            <text:p><text:s/>114.5 inches</text:p>
          </table:table-cell>
          <table:table-cell office:value-type="string" calcext:value-type="string">
            <text:p><text:s/>130.7 inches</text:p>
          </table:table-cell>
          <table:table-cell/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58.5 Inches</text:p>
          </table:table-cell>
          <table:table-cell office:value-type="string" calcext:value-type="string">
            <text:p><text:s/>152.3 Inches</text:p>
          </table:table-cell>
          <table:table-cell/>
          <table:table-cell office:value-type="string" calcext:value-type="string">
            <text:p><text:s/>188.1 Inches</text:p>
          </table:table-cell>
          <table:table-cell table:number-columns-repeated="5"/>
          <table:table-cell office:value-type="string" calcext:value-type="string">
            <text:p><text:s/>272.3 Inches</text:p>
          </table:table-cell>
          <table:table-cell office:value-type="string" calcext:value-type="string">
            <text:p><text:s/>279.5 Inches</text:p>
          </table:table-cell>
          <table:table-cell/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803868745927" calcext:value-type="float">
            <text:p>1.0803868745927</text:p>
          </table:table-cell>
          <table:table-cell office:value-type="float" office:value="1.11146909153929" calcext:value-type="float">
            <text:p>1.11146909153929</text:p>
          </table:table-cell>
          <table:table-cell/>
          <table:table-cell office:value-type="float" office:value="1.10733968090921" calcext:value-type="float">
            <text:p>1.10733968090921</text:p>
          </table:table-cell>
          <table:table-cell table:number-columns-repeated="5"/>
          <table:table-cell office:value-type="float" office:value="1.09452092009006" calcext:value-type="float">
            <text:p>1.09452092009006</text:p>
          </table:table-cell>
          <table:table-cell office:value-type="float" office:value="1.11449832466718" calcext:value-type="float">
            <text:p>1.11449832466718</text:p>
          </table:table-cell>
          <table:table-cell/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92" calcext:value-type="float">
            <text:p>0.492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float" office:value="0.412" calcext:value-type="float">
            <text:p>0.412</text:p>
          </table:table-cell>
          <table:table-cell table:number-columns-repeated="5"/>
          <table:table-cell office:value-type="float" office:value="0.406" calcext:value-type="float">
            <text:p>0.406</text:p>
          </table:table-cell>
          <table:table-cell office:value-type="float" office:value="0.368" calcext:value-type="float">
            <text:p>0.36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92 <text:s/>sqft</text:p>
          </table:table-cell>
          <table:table-cell office:value-type="string" calcext:value-type="string">
            <text:p><text:s/>1022 <text:s/>sqft</text:p>
          </table:table-cell>
          <table:table-cell/>
          <table:table-cell office:value-type="string" calcext:value-type="string">
            <text:p><text:s/>1638 <text:s/>sqft</text:p>
          </table:table-cell>
          <table:table-cell table:number-columns-repeated="5"/>
          <table:table-cell office:value-type="string" calcext:value-type="string">
            <text:p><text:s/>3052 <text:s/>sqft</text:p>
          </table:table-cell>
          <table:table-cell office:value-type="string" calcext:value-type="string">
            <text:p><text:s/>3558 <text:s/>sqft</text:p>
          </table:table-cell>
          <table:table-cell/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88" calcext:value-type="float">
            <text:p>12.88</text:p>
          </table:table-cell>
          <table:table-cell office:value-type="float" office:value="13.08" calcext:value-type="float">
            <text:p>13.08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5"/>
          <table:table-cell office:value-type="float" office:value="12.74" calcext:value-type="float">
            <text:p>12.74</text:p>
          </table:table-cell>
          <table:table-cell office:value-type="float" office:value="12.26" calcext:value-type="float">
            <text:p>12.26</text:p>
          </table:table-cell>
          <table:table-cell/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0.125" calcext:value-type="float">
            <text:p>0.125</text:p>
          </table:table-cell>
          <table:table-cell table:number-columns-repeated="5"/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/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7.2 <text:s/>ft</text:p>
          </table:table-cell>
          <table:table-cell office:value-type="string" calcext:value-type="string">
            <text:p><text:s/>115.6 <text:s/>ft</text:p>
          </table:table-cell>
          <table:table-cell/>
          <table:table-cell office:value-type="string" calcext:value-type="string">
            <text:p><text:s/>144.8 <text:s/>ft</text:p>
          </table:table-cell>
          <table:table-cell table:number-columns-repeated="5"/>
          <table:table-cell office:value-type="string" calcext:value-type="string">
            <text:p><text:s/>197.2 <text:s/>ft</text:p>
          </table:table-cell>
          <table:table-cell office:value-type="string" calcext:value-type="string">
            <text:p><text:s/>208.8 <text:s/>ft</text:p>
          </table:table-cell>
          <table:table-cell/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7.1 <text:s/>lbs/sqft</text:p>
          </table:table-cell>
          <table:table-cell office:value-type="string" calcext:value-type="string">
            <text:p><text:s/>119.6 <text:s/>lbs/sqft</text:p>
          </table:table-cell>
          <table:table-cell/>
          <table:table-cell office:value-type="string" calcext:value-type="string">
            <text:p><text:s/>115.3 <text:s/>lbs/sqft</text:p>
          </table:table-cell>
          <table:table-cell table:number-columns-repeated="5"/>
          <table:table-cell office:value-type="string" calcext:value-type="string">
            <text:p><text:s/>123.4 <text:s/>lbs/sqft</text:p>
          </table:table-cell>
          <table:table-cell office:value-type="string" calcext:value-type="string">
            <text:p><text:s/>133.9 <text:s/>lbs/sqft</text:p>
          </table:table-cell>
          <table:table-cell/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2.09 <text:s/>ft</text:p>
          </table:table-cell>
          <table:table-cell office:value-type="string" calcext:value-type="string">
            <text:p><text:s/>50.50 <text:s/>ft</text:p>
          </table:table-cell>
          <table:table-cell/>
          <table:table-cell office:value-type="string" calcext:value-type="string">
            <text:p><text:s/>72.07 <text:s/>ft</text:p>
          </table:table-cell>
          <table:table-cell table:number-columns-repeated="5"/>
          <table:table-cell office:value-type="string" calcext:value-type="string">
            <text:p><text:s/>105.46 <text:s/>ft</text:p>
          </table:table-cell>
          <table:table-cell office:value-type="string" calcext:value-type="string">
            <text:p><text:s/>104.90 <text:s/>ft</text:p>
          </table:table-cell>
          <table:table-cell/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171 <text:s/>USG</text:p>
          </table:table-cell>
          <table:table-cell office:value-type="string" calcext:value-type="string">
            <text:p><text:s/>4811 <text:s/>USG</text:p>
          </table:table-cell>
          <table:table-cell/>
          <table:table-cell office:value-type="string" calcext:value-type="string">
            <text:p><text:s/>10516 <text:s/>USG</text:p>
          </table:table-cell>
          <table:table-cell table:number-columns-repeated="5"/>
          <table:table-cell office:value-type="string" calcext:value-type="string">
            <text:p><text:s/>25601 <text:s/>USG</text:p>
          </table:table-cell>
          <table:table-cell office:value-type="string" calcext:value-type="string">
            <text:p><text:s/>29471 <text:s/>USG</text:p>
          </table:table-cell>
          <table:table-cell/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4.5 deg</text:p>
          </table:table-cell>
          <table:table-cell office:value-type="string" calcext:value-type="string">
            <text:p><text:s/>27.1 deg</text:p>
          </table:table-cell>
          <table:table-cell/>
          <table:table-cell office:value-type="string" calcext:value-type="string">
            <text:p><text:s/>24.8 deg</text:p>
          </table:table-cell>
          <table:table-cell table:number-columns-repeated="5"/>
          <table:table-cell office:value-type="string" calcext:value-type="string">
            <text:p><text:s/>27.0 deg</text:p>
          </table:table-cell>
          <table:table-cell office:value-type="string" calcext:value-type="string">
            <text:p><text:s/>28.4 deg</text:p>
          </table:table-cell>
          <table:table-cell/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60 / 0.700 <text:s/>sqft / nd</text:p>
          </table:table-cell>
          <table:table-cell office:value-type="string" calcext:value-type="string">
            <text:p><text:s/>195 / 0.700 <text:s/>sqft / nd</text:p>
          </table:table-cell>
          <table:table-cell/>
          <table:table-cell office:value-type="string" calcext:value-type="string">
            <text:p><text:s/>301 / 0.700 <text:s/>sqft / nd</text:p>
          </table:table-cell>
          <table:table-cell table:number-columns-repeated="5"/>
          <table:table-cell office:value-type="string" calcext:value-type="string">
            <text:p><text:s/>582 / 0.700 <text:s/>sqft / nd</text:p>
          </table:table-cell>
          <table:table-cell office:value-type="string" calcext:value-type="string">
            <text:p><text:s/>747 / 0.700 <text:s/>sqft / nd</text:p>
          </table:table-cell>
          <table:table-cell/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1 / 0.072 <text:s/>sqft / nd</text:p>
          </table:table-cell>
          <table:table-cell office:value-type="string" calcext:value-type="string">
            <text:p><text:s/>209 / 0.071 <text:s/>sqft / nd</text:p>
          </table:table-cell>
          <table:table-cell/>
          <table:table-cell office:value-type="string" calcext:value-type="string">
            <text:p><text:s/>315 / 0.070 <text:s/>sqft / nd</text:p>
          </table:table-cell>
          <table:table-cell table:number-columns-repeated="5"/>
          <table:table-cell office:value-type="string" calcext:value-type="string">
            <text:p><text:s/>624 / 0.072 <text:s/>sqft / nd</text:p>
          </table:table-cell>
          <table:table-cell office:value-type="string" calcext:value-type="string">
            <text:p><text:s/>777 / 0.071 <text:s/>sqft / nd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2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5"/>
          <table:table-cell table:number-columns-repeated="2" office:value-type="string" calcext:value-type="string">
            <text:p>-----------------------------</text:p>
          </table:table-cell>
          <table:table-cell/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4032 <text:s/>ft</text:p>
          </table:table-cell>
          <table:table-cell office:value-type="string" calcext:value-type="string">
            <text:p><text:s/>27341 <text:s/>ft</text:p>
          </table:table-cell>
          <table:table-cell/>
          <table:table-cell office:value-type="string" calcext:value-type="string">
            <text:p><text:s/>22649 <text:s/>ft</text:p>
          </table:table-cell>
          <table:table-cell table:number-columns-repeated="5"/>
          <table:table-cell office:value-type="string" calcext:value-type="string">
            <text:p><text:s/>23254 <text:s/>ft</text:p>
          </table:table-cell>
          <table:table-cell office:value-type="string" calcext:value-type="string">
            <text:p><text:s/>26535 <text:s/>ft</text:p>
          </table:table-cell>
          <table:table-cell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46" calcext:value-type="float">
            <text:p>0.746</text:p>
          </table:table-cell>
          <table:table-cell table:number-columns-repeated="5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789.18 lbf</text:p>
          </table:table-cell>
          <table:table-cell office:value-type="string" calcext:value-type="string">
            <text:p><text:s/>7809.63 lbf</text:p>
          </table:table-cell>
          <table:table-cell/>
          <table:table-cell office:value-type="string" calcext:value-type="string">
            <text:p><text:s/>12900.83 lbf</text:p>
          </table:table-cell>
          <table:table-cell table:number-columns-repeated="5"/>
          <table:table-cell office:value-type="string" calcext:value-type="string">
            <text:p><text:s/>23678.79 lbf</text:p>
          </table:table-cell>
          <table:table-cell office:value-type="string" calcext:value-type="string">
            <text:p><text:s/>27026.11 lbf</text:p>
          </table:table-cell>
          <table:table-cell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5"/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85" calcext:value-type="float">
            <text:p>0.01685</text:p>
          </table:table-cell>
          <table:table-cell/>
          <table:table-cell office:value-type="float" office:value="0.01675" calcext:value-type="float">
            <text:p>0.01675</text:p>
          </table:table-cell>
          <table:table-cell table:number-columns-repeated="5"/>
          <table:table-cell office:value-type="float" office:value="0.01685" calcext:value-type="float">
            <text:p>0.01685</text:p>
          </table:table-cell>
          <table:table-cell office:value-type="float" office:value="0.01599" calcext:value-type="float">
            <text:p>0.01599</text:p>
          </table:table-cell>
          <table:table-cell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9" calcext:value-type="float">
            <text:p>0.00469</text:p>
          </table:table-cell>
          <table:table-cell/>
          <table:table-cell office:value-type="float" office:value="0.00353" calcext:value-type="float">
            <text:p>0.00353</text:p>
          </table:table-cell>
          <table:table-cell table:number-columns-repeated="5"/>
          <table:table-cell office:value-type="float" office:value="0.0043" calcext:value-type="float">
            <text:p>0.0043</text:p>
          </table:table-cell>
          <table:table-cell office:value-type="float" office:value="0.00577" calcext:value-type="float">
            <text:p>0.00577</text:p>
          </table:table-cell>
          <table:table-cell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826" calcext:value-type="float">
            <text:p>0.75826</text:p>
          </table:table-cell>
          <table:table-cell office:value-type="float" office:value="0.76005" calcext:value-type="float">
            <text:p>0.76005</text:p>
          </table:table-cell>
          <table:table-cell/>
          <table:table-cell office:value-type="float" office:value="0.76428" calcext:value-type="float">
            <text:p>0.76428</text:p>
          </table:table-cell>
          <table:table-cell table:number-columns-repeated="5"/>
          <table:table-cell office:value-type="float" office:value="0.76399" calcext:value-type="float">
            <text:p>0.76399</text:p>
          </table:table-cell>
          <table:table-cell office:value-type="float" office:value="0.77725" calcext:value-type="float">
            <text:p>0.77725</text:p>
          </table:table-cell>
          <table:table-cell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213" calcext:value-type="float">
            <text:p>0.00213</text:p>
          </table:table-cell>
          <table:table-cell/>
          <table:table-cell office:value-type="float" office:value="0.00142" calcext:value-type="float">
            <text:p>0.00142</text:p>
          </table:table-cell>
          <table:table-cell table:number-columns-repeated="5"/>
          <table:table-cell office:value-type="float" office:value="0.00116" calcext:value-type="float">
            <text:p>0.00116</text:p>
          </table:table-cell>
          <table:table-cell office:value-type="float" office:value="0.00153" calcext:value-type="float">
            <text:p>0.00153</text:p>
          </table:table-cell>
          <table:table-cell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1" calcext:value-type="float">
            <text:p>0.00121</text:p>
          </table:table-cell>
          <table:table-cell/>
          <table:table-cell office:value-type="float" office:value="0.00107" calcext:value-type="float">
            <text:p>0.00107</text:p>
          </table:table-cell>
          <table:table-cell table:number-columns-repeated="5"/>
          <table:table-cell office:value-type="float" office:value="0.0007" calcext:value-type="float">
            <text:p>0.0007</text:p>
          </table:table-cell>
          <table:table-cell office:value-type="float" office:value="0.00057" calcext:value-type="float">
            <text:p>0.00057</text:p>
          </table:table-cell>
          <table:table-cell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00046" calcext:value-type="float">
            <text:p>0.00046</text:p>
          </table:table-cell>
          <table:table-cell table:number-columns-repeated="5"/>
          <table:table-cell office:value-type="float" office:value="0.00046" calcext:value-type="float">
            <text:p>0.00046</text:p>
          </table:table-cell>
          <table:table-cell office:value-type="float" office:value="0.00048" calcext:value-type="float">
            <text:p>0.00048</text:p>
          </table:table-cell>
          <table:table-cell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537" calcext:value-type="float">
            <text:p>0.02537</text:p>
          </table:table-cell>
          <table:table-cell/>
          <table:table-cell office:value-type="float" office:value="0.02322" calcext:value-type="float">
            <text:p>0.02322</text:p>
          </table:table-cell>
          <table:table-cell table:number-columns-repeated="5"/>
          <table:table-cell office:value-type="float" office:value="0.02347" calcext:value-type="float">
            <text:p>0.02347</text:p>
          </table:table-cell>
          <table:table-cell office:value-type="float" office:value="0.02433" calcext:value-type="float">
            <text:p>0.02433</text:p>
          </table:table-cell>
          <table:table-cell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14.2" calcext:value-type="float">
            <text:p>14.2</text:p>
          </table:table-cell>
          <table:table-cell table:number-columns-repeated="5"/>
          <table:table-cell office:value-type="float" office:value="15.4" calcext:value-type="float">
            <text:p>15.4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4 <text:s/>lbm/lbf-hr</text:p>
          </table:table-cell>
          <table:table-cell office:value-type="string" calcext:value-type="string">
            <text:p><text:s/>0.533 <text:s/>lbm/lbf-hr</text:p>
          </table:table-cell>
          <table:table-cell/>
          <table:table-cell office:value-type="string" calcext:value-type="string">
            <text:p><text:s/>0.510 <text:s/>lbm/lbf-hr</text:p>
          </table:table-cell>
          <table:table-cell table:number-columns-repeated="5"/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0 <text:s/>lbm/lbf-hr</text:p>
          </table:table-cell>
          <table:table-cell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6 percent</text:p>
          </table:table-cell>
          <table:table-cell office:value-type="string" calcext:value-type="string">
            <text:p><text:s/>0.366 percent</text:p>
          </table:table-cell>
          <table:table-cell/>
          <table:table-cell office:value-type="string" calcext:value-type="string">
            <text:p><text:s/>0.374 percent</text:p>
          </table:table-cell>
          <table:table-cell table:number-columns-repeated="5"/>
          <table:table-cell office:value-type="string" calcext:value-type="string">
            <text:p><text:s/>0.374 percent</text:p>
          </table:table-cell>
          <table:table-cell office:value-type="string" calcext:value-type="string">
            <text:p><text:s/>0.369 percent</text:p>
          </table:table-cell>
          <table:table-cell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256.8" calcext:value-type="float">
            <text:p>6256.8</text:p>
          </table:table-cell>
          <table:table-cell office:value-type="float" office:value="6769.3" calcext:value-type="float">
            <text:p>6769.3</text:p>
          </table:table-cell>
          <table:table-cell/>
          <table:table-cell office:value-type="float" office:value="6490.5" calcext:value-type="float">
            <text:p>6490.5</text:p>
          </table:table-cell>
          <table:table-cell table:number-columns-repeated="5"/>
          <table:table-cell office:value-type="float" office:value="7074.1" calcext:value-type="float">
            <text:p>7074.1</text:p>
          </table:table-cell>
          <table:table-cell office:value-type="float" office:value="7714.6" calcext:value-type="float">
            <text:p>7714.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628 <text:s/>lbs</text:p>
          </table:table-cell>
          <table:table-cell office:value-type="string" calcext:value-type="string">
            <text:p><text:s/>25864 <text:s/>lbs</text:p>
          </table:table-cell>
          <table:table-cell/>
          <table:table-cell office:value-type="string" calcext:value-type="string">
            <text:p><text:s/>14576 <text:s/>lbs</text:p>
          </table:table-cell>
          <table:table-cell table:number-columns-repeated="5"/>
          <table:table-cell office:value-type="string" calcext:value-type="string">
            <text:p><text:s/>26908 <text:s/>lbs</text:p>
          </table:table-cell>
          <table:table-cell office:value-type="string" calcext:value-type="string">
            <text:p><text:s/>89117 <text:s/>lb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2" office:value-type="string" calcext:value-type="string">
            <text:p>---------------------------</text:p>
          </table:table-cell>
          <table:table-cell/>
          <table:table-cell office:value-type="string" calcext:value-type="string">
            <text:p>---------------------------</text:p>
          </table:table-cell>
          <table:table-cell table:number-columns-repeated="5"/>
          <table:table-cell table:number-columns-repeated="2" office:value-type="string" calcext:value-type="string">
            <text:p>---------------------------</text:p>
          </table:table-cell>
          <table:table-cell/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460 <text:s/>ft</text:p>
          </table:table-cell>
          <table:table-cell/>
          <table:table-cell office:value-type="string" calcext:value-type="string">
            <text:p><text:s/>27791 <text:s/>ft</text:p>
          </table:table-cell>
          <table:table-cell table:number-columns-repeated="5"/>
          <table:table-cell office:value-type="string" calcext:value-type="string">
            <text:p><text:s/>27323 <text:s/>ft</text:p>
          </table:table-cell>
          <table:table-cell office:value-type="string" calcext:value-type="string">
            <text:p><text:s/>30939 <text:s/>ft</text:p>
          </table:table-cell>
          <table:table-cell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0.746" calcext:value-type="float">
            <text:p>0.746</text:p>
          </table:table-cell>
          <table:table-cell table:number-columns-repeated="5"/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053.59 lbf</text:p>
          </table:table-cell>
          <table:table-cell office:value-type="string" calcext:value-type="string">
            <text:p><text:s/>6483.67 lbf</text:p>
          </table:table-cell>
          <table:table-cell/>
          <table:table-cell office:value-type="string" calcext:value-type="string">
            <text:p><text:s/>11267.70 lbf</text:p>
          </table:table-cell>
          <table:table-cell table:number-columns-repeated="5"/>
          <table:table-cell office:value-type="string" calcext:value-type="string">
            <text:p><text:s/>21336.68 lbf</text:p>
          </table:table-cell>
          <table:table-cell office:value-type="string" calcext:value-type="string">
            <text:p><text:s/>23107.96 lbf</text:p>
          </table:table-cell>
          <table:table-cell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5"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28" calcext:value-type="float">
            <text:p>0.01728</text:p>
          </table:table-cell>
          <table:table-cell/>
          <table:table-cell office:value-type="float" office:value="0.01716" calcext:value-type="float">
            <text:p>0.01716</text:p>
          </table:table-cell>
          <table:table-cell table:number-columns-repeated="5"/>
          <table:table-cell office:value-type="float" office:value="0.01717" calcext:value-type="float">
            <text:p>0.01717</text:p>
          </table:table-cell>
          <table:table-cell office:value-type="float" office:value="0.01633" calcext:value-type="float">
            <text:p>0.01633</text:p>
          </table:table-cell>
          <table:table-cell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0528" calcext:value-type="float">
            <text:p>0.00528</text:p>
          </table:table-cell>
          <table:table-cell/>
          <table:table-cell office:value-type="float" office:value="0.00495" calcext:value-type="float">
            <text:p>0.00495</text:p>
          </table:table-cell>
          <table:table-cell table:number-columns-repeated="5"/>
          <table:table-cell office:value-type="float" office:value="0.00555" calcext:value-type="float">
            <text:p>0.00555</text:p>
          </table:table-cell>
          <table:table-cell office:value-type="float" office:value="0.00634" calcext:value-type="float">
            <text:p>0.00634</text:p>
          </table:table-cell>
          <table:table-cell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531" calcext:value-type="float">
            <text:p>0.75531</text:p>
          </table:table-cell>
          <table:table-cell office:value-type="float" office:value="0.75613" calcext:value-type="float">
            <text:p>0.75613</text:p>
          </table:table-cell>
          <table:table-cell/>
          <table:table-cell office:value-type="float" office:value="0.76064" calcext:value-type="float">
            <text:p>0.76064</text:p>
          </table:table-cell>
          <table:table-cell table:number-columns-repeated="5"/>
          <table:table-cell office:value-type="float" office:value="0.76118" calcext:value-type="float">
            <text:p>0.76118</text:p>
          </table:table-cell>
          <table:table-cell office:value-type="float" office:value="0.77427" calcext:value-type="float">
            <text:p>0.77427</text:p>
          </table:table-cell>
          <table:table-cell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227" calcext:value-type="float">
            <text:p>0.00227</text:p>
          </table:table-cell>
          <table:table-cell/>
          <table:table-cell office:value-type="float" office:value="0.00171" calcext:value-type="float">
            <text:p>0.00171</text:p>
          </table:table-cell>
          <table:table-cell table:number-columns-repeated="5"/>
          <table:table-cell office:value-type="float" office:value="0.00134" calcext:value-type="float">
            <text:p>0.00134</text:p>
          </table:table-cell>
          <table:table-cell office:value-type="float" office:value="0.00162" calcext:value-type="float">
            <text:p>0.00162</text:p>
          </table:table-cell>
          <table:table-cell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21" calcext:value-type="float">
            <text:p>0.00121</text:p>
          </table:table-cell>
          <table:table-cell/>
          <table:table-cell office:value-type="float" office:value="0.00107" calcext:value-type="float">
            <text:p>0.00107</text:p>
          </table:table-cell>
          <table:table-cell table:number-columns-repeated="5"/>
          <table:table-cell office:value-type="float" office:value="0.0007" calcext:value-type="float">
            <text:p>0.0007</text:p>
          </table:table-cell>
          <table:table-cell office:value-type="float" office:value="0.00057" calcext:value-type="float">
            <text:p>0.00057</text:p>
          </table:table-cell>
          <table:table-cell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/>
          <table:table-cell office:value-type="float" office:value="0.0005" calcext:value-type="float">
            <text:p>0.0005</text:p>
          </table:table-cell>
          <table:table-cell table:number-columns-repeated="5"/>
          <table:table-cell table:number-columns-repeated="2"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2656" calcext:value-type="float">
            <text:p>0.02656</text:p>
          </table:table-cell>
          <table:table-cell/>
          <table:table-cell office:value-type="float" office:value="0.02538" calcext:value-type="float">
            <text:p>0.02538</text:p>
          </table:table-cell>
          <table:table-cell table:number-columns-repeated="5"/>
          <table:table-cell office:value-type="float" office:value="0.02525" calcext:value-type="float">
            <text:p>0.02525</text:p>
          </table:table-cell>
          <table:table-cell office:value-type="float" office:value="0.02536" calcext:value-type="float">
            <text:p>0.02536</text:p>
          </table:table-cell>
          <table:table-cell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.4" calcext:value-type="float">
            <text:p>14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5.3" calcext:value-type="float">
            <text:p>15.3</text:p>
          </table:table-cell>
          <table:table-cell table:number-columns-repeated="5"/>
          <table:table-cell office:value-type="float" office:value="16.3" calcext:value-type="float">
            <text:p>16.3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38 <text:s/>lbm/lbf-hr</text:p>
          </table:table-cell>
          <table:table-cell/>
          <table:table-cell office:value-type="string" calcext:value-type="string">
            <text:p><text:s/>0.514 <text:s/>lbm/lbf-hr</text:p>
          </table:table-cell>
          <table:table-cell table:number-columns-repeated="5"/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34 <text:s/>lbm/lbf-hr</text:p>
          </table:table-cell>
          <table:table-cell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55 percent</text:p>
          </table:table-cell>
          <table:table-cell/>
          <table:table-cell office:value-type="string" calcext:value-type="string">
            <text:p><text:s/>0.363 percent</text:p>
          </table:table-cell>
          <table:table-cell table:number-columns-repeated="5"/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60 percent</text:p>
          </table:table-cell>
          <table:table-cell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474.1" calcext:value-type="float">
            <text:p>6474.1</text:p>
          </table:table-cell>
          <table:table-cell office:value-type="float" office:value="6623.4" calcext:value-type="float">
            <text:p>6623.4</text:p>
          </table:table-cell>
          <table:table-cell/>
          <table:table-cell office:value-type="float" office:value="6813.2" calcext:value-type="float">
            <text:p>6813.2</text:p>
          </table:table-cell>
          <table:table-cell table:number-columns-repeated="5"/>
          <table:table-cell office:value-type="float" office:value="7281.3" calcext:value-type="float">
            <text:p>7281.3</text:p>
          </table:table-cell>
          <table:table-cell office:value-type="float" office:value="7545.7" calcext:value-type="float">
            <text:p>7545.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522 <text:s/>lbs</text:p>
          </table:table-cell>
          <table:table-cell office:value-type="string" calcext:value-type="string">
            <text:p><text:s/>7745 <text:s/>lbs</text:p>
          </table:table-cell>
          <table:table-cell/>
          <table:table-cell office:value-type="string" calcext:value-type="string">
            <text:p><text:s/>6628 <text:s/>lbs</text:p>
          </table:table-cell>
          <table:table-cell table:number-columns-repeated="5"/>
          <table:table-cell office:value-type="string" calcext:value-type="string">
            <text:p><text:s/>12551 <text:s/>lbs</text:p>
          </table:table-cell>
          <table:table-cell office:value-type="string" calcext:value-type="string">
            <text:p><text:s/>27393 <text:s/>lb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2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 table:number-columns-repeated="5"/>
          <table:table-cell table:number-columns-repeated="2" office:value-type="string" calcext:value-type="string">
            <text:p>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2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4 / 0.95</text:p>
          </table:table-cell>
          <table:table-cell table:number-columns-repeated="5"/>
          <table:table-cell table:number-columns-repeated="2" office:value-type="string" calcext:value-type="string">
            <text:p><text:s/>0.95 / 0.95</text:p>
          </table:table-cell>
          <table:table-cell/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3776 / 7221 <text:s/>ft/ft</text:p>
          </table:table-cell>
          <table:table-cell office:value-type="string" calcext:value-type="string">
            <text:p><text:s/>5265 / 8201 <text:s/>ft/ft</text:p>
          </table:table-cell>
          <table:table-cell/>
          <table:table-cell office:value-type="string" calcext:value-type="string">
            <text:p><text:s/>4741 / 8453 <text:s/>ft/ft</text:p>
          </table:table-cell>
          <table:table-cell table:number-columns-repeated="5"/>
          <table:table-cell office:value-type="string" calcext:value-type="string">
            <text:p><text:s/>7509 / 9656 <text:s/>ft/ft</text:p>
          </table:table-cell>
          <table:table-cell office:value-type="string" calcext:value-type="string">
            <text:p><text:s/>8896 / 10232 <text:s/>ft/ft</text:p>
          </table:table-cell>
          <table:table-cell/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0 / 131.4 <text:s/>KCAS / KCAS</text:p>
          </table:table-cell>
          <table:table-cell/>
          <table:table-cell office:value-type="string" calcext:value-type="string">
            <text:p><text:s/>133.1 / 133.1 <text:s/>KCAS / KCAS</text:p>
          </table:table-cell>
          <table:table-cell table:number-columns-repeated="5"/>
          <table:table-cell office:value-type="string" calcext:value-type="string">
            <text:p><text:s/>138.6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/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27 / 0.05</text:p>
          </table:table-cell>
          <table:table-cell office:value-type="string" calcext:value-type="string">
            <text:p><text:s/>0.199 / 0.05</text:p>
          </table:table-cell>
          <table:table-cell/>
          <table:table-cell office:value-type="string" calcext:value-type="string">
            <text:p><text:s/>0.793 / 0.05</text:p>
          </table:table-cell>
          <table:table-cell table:number-columns-repeated="5"/>
          <table:table-cell office:value-type="string" calcext:value-type="string">
            <text:p><text:s/>0.843 / 0.05</text:p>
          </table:table-cell>
          <table:table-cell office:value-type="string" calcext:value-type="string">
            <text:p><text:s/>0.549 / 0.05</text:p>
          </table:table-cell>
          <table:table-cell/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4 / 0.024 deg / deg</text:p>
          </table:table-cell>
          <table:table-cell office:value-type="string" calcext:value-type="string">
            <text:p><text:s/>0.066 / 0.024 deg / deg</text:p>
          </table:table-cell>
          <table:table-cell/>
          <table:table-cell office:value-type="string" calcext:value-type="string">
            <text:p><text:s/>0.056 / 0.024 deg / deg</text:p>
          </table:table-cell>
          <table:table-cell table:number-columns-repeated="5"/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47 / 0.024 deg / deg</text:p>
          </table:table-cell>
          <table:table-cell/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0016" calcext:value-type="float">
            <text:p>0.0016</text:p>
          </table:table-cell>
          <table:table-cell office:value-type="float" office:value="-0.0001" calcext:value-type="float">
            <text:p>-0.0001</text:p>
          </table:table-cell>
          <table:table-cell/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2:17:09.532313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6:22:43.130476056</meta:creation-date>
    <dc:date>2020-06-23T12:19:55.378575894</dc:date>
    <meta:editing-duration>PT7H7M28S</meta:editing-duration>
    <meta:editing-cycles>391</meta:editing-cycles>
    <meta:generator>LibreOffice/6.0.7.3$Linux_X86_64 LibreOffice_project/00m0$Build-3</meta:generator>
    <meta:document-statistic meta:table-count="7" meta:cell-count="84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21cm" svg:height="14.318cm" xlink:href=".." xlink:type="simple" chart:class="chart:scatter" chart:style-name="ch1">
        <chart:legend svg:x="19.207cm" svg:y="6.611cm" style:legend-expansion="custom" chartooo:width="4.759cm" chartooo:height="1.096cm" style:legend-expansion-aspect-ratio="4.34215328467153" chart:style-name="ch2"/>
        <chart:plot-area chart:style-name="ch3" table:cell-range-address="DS_0.N78:DS_0.N81 DS_0.I78:DS_0.I84 DS_0.Q78:DS_0.Q84" chart:data-source-has-labels="column" svg:x="0.482cm" svg:y="0.286cm" svg:width="23.157cm" svg:height="13.746cm">
          <chartooo:coordinate-region svg:x="1.844cm" svg:y="0.485cm" svg:width="21.423cm" svg:height="12.9cm"/>
          <chart:axis chart:dimension="x" chart:name="primary-x" chart:style-name="ch4" chartooo:axis-type="auto">
            <chart:categories table:cell-range-address="DS_0.N78:DS_0.N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_0.Q78:DS_0.Q84" chart:class="chart:scatter">
            <chart:domain table:cell-range-address="DS_0.I78:DS_0.I84"/>
            <chart:regression-curve chart:style-name="ch7">
              <chart:equation chart:display-equation="true" chart:display-r-square="true"/>
            </chart:regression-curve>
            <chart:data-point/>
            <chart:data-point chart:style-name="ch8" chart:repeated="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 279541  lbm</text:p>
                <draw:g>
                  <svg:desc>DS_0.N78:DS_0.N81</svg:desc>
                </draw:g>
              </table:table-cell>
              <table:table-cell office:value-type="float" office:value="1000">
                <text:p>1000</text:p>
                <draw:g>
                  <svg:desc>DS_0.I78:DS_0.I84</svg:desc>
                </draw:g>
              </table:table-cell>
              <table:table-cell office:value-type="float" office:value="NaN">
                <text:p>NaN</text:p>
                <draw:g>
                  <svg:desc>DS_0.Q78:DS_0.Q84</svg:desc>
                </draw:g>
              </table:table-cell>
            </table:table-row>
            <table:table-row>
              <table:table-cell office:value-type="string">
                <text:p> 253951  lbm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175631  lbm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281639  lbm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531366">
                <text:p>531366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590999">
                <text:p>590999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657176">
                <text:p>657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